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izQuadrataTÙrk" svg:font-family="FrizQuadrataTÙrk, Arial"/>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NovareseBold" svg:font-family="NovareseBold, Arial"/>
    <style:font-face style:name="PalatinoTÙrk" svg:font-family="PalatinoTÙrk, Arial"/>
    <style:font-face style:name="TiffanyTÙrk" svg:font-family="TiffanyTÙrk, Arial"/>
    <style:font-face style:name="GaramondTÙrk" svg:font-family="GaramondTÙrk, Arial" style:font-family-generic="roman"/>
    <style:font-face style:name="HelveticaTÙrk" svg:font-family="HelveticaTÙrk, Arial" style:font-family-generic="swiss"/>
    <style:font-face style:name="Cheltenham" svg:font-family="Cheltenham, 'Courier New'" style:font-pitch="variable"/>
    <style:font-face style:name="CopperplateGothicThirBC" svg:font-family="CopperplateGothicThirBC, 'Courier New'" style:font-pitch="variable"/>
    <style:font-face style:name="FoxTrotMedium" svg:font-family="FoxTrotMedium, 'Courier New'" style:font-pitch="variable"/>
    <style:font-face style:name="Frutiger55Roman" svg:font-family="Frutiger55Roman" style:font-pitch="variable"/>
    <style:font-face style:name="FuturaTurk" svg:font-family="FuturaTurk, 'Courier New'" style:font-pitch="variable"/>
    <style:font-face style:name="Geneva" svg:font-family="Geneva" style:font-pitch="variable"/>
    <style:font-face style:name="Insignia" svg:font-family="Insignia"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27cm" fo:margin-right="0.3cm" fo:margin-top="0cm" fo:margin-bottom="0cm" loext:contextual-spacing="false" fo:line-height="0.564cm" fo:text-indent="1cm" style:auto-text-indent="false"/>
      <style:text-properties fo:color="#000000" style:font-name="DejaVu Sans" fo:font-size="11pt" fo:language="en" fo:country="US" style:font-size-asian="11pt" style:language-asian="none" style:country-asian="none" style:font-name-complex="Times New Roman" style:font-size-complex="11pt"/>
    </style:style>
    <style:style style:name="P2" style:family="paragraph" style:parent-style-name="ALINTI">
      <style:paragraph-properties fo:margin-left="0.27cm" fo:margin-right="0.3cm" fo:margin-top="0cm" fo:margin-bottom="0cm" loext:contextual-spacing="false" fo:line-height="0.564cm" fo:text-indent="1cm" style:auto-text-indent="false"/>
      <style:text-properties fo:color="#000000" style:font-name="DejaVu Sans" fo:font-size="11pt" fo:language="en" fo:country="US" fo:font-weight="bold" style:font-size-asian="11pt" style:language-asian="none" style:country-asian="none" style:font-weight-asian="bold" style:font-name-complex="Times New Roman" style:font-size-complex="11pt"/>
    </style:style>
    <style:style style:name="P3" style:family="paragraph" style:parent-style-name="ALINTI">
      <style:paragraph-properties fo:margin-left="0.27cm" fo:margin-right="0.3cm" fo:margin-top="0cm" fo:margin-bottom="0cm" loext:contextual-spacing="false" fo:line-height="0.564cm" fo:text-indent="1cm" style:auto-text-indent="false"/>
      <style:text-properties style:font-name="DejaVu Sans"/>
    </style:style>
    <style:style style:name="P4" style:family="paragraph" style:parent-style-name="ANA_20_METIN">
      <style:paragraph-properties fo:margin-left="0.27cm" fo:margin-right="0.3cm" fo:text-indent="1cm" style:auto-text-indent="false"/>
    </style:style>
    <style:style style:name="P5" style:family="paragraph" style:parent-style-name="ANA_20_METIN">
      <style:paragraph-properties fo:margin-left="0.27cm" fo:margin-right="0.3cm" fo:text-indent="1cm" style:auto-text-indent="false"/>
      <style:text-properties style:font-name="Times New Roman" fo:font-size="11pt" fo:language="none" fo:country="none" style:font-size-asian="11pt" style:language-asian="none" style:country-asian="none" style:font-name-complex="Times New Roman" style:font-size-complex="11pt"/>
    </style:style>
    <style:style style:name="P6" style:family="paragraph" style:parent-style-name="ANA_20_METIN">
      <style:paragraph-properties fo:margin-left="0.27cm" fo:margin-right="0.3cm" fo:text-indent="1cm" style:auto-text-indent="false"/>
      <style:text-properties fo:color="#000000" style:font-name="Times New Roman" fo:font-size="11pt" fo:language="none" fo:country="none" style:font-size-asian="11pt" style:font-name-complex="Times New Roman" style:font-size-complex="11pt"/>
    </style:style>
    <style:style style:name="P7" style:family="paragraph" style:parent-style-name="ANA_20_METIN">
      <style:paragraph-properties fo:margin-left="0.27cm" fo:margin-right="0.3cm" fo:text-indent="1cm" style:auto-text-indent="false"/>
      <style:text-properties fo:color="#000000" style:font-name="DejaVu Sans" fo:font-size="11pt" fo:language="en" fo:country="US" style:font-size-asian="11pt" style:language-asian="none" style:country-asian="none" style:font-name-complex="Times New Roman" style:font-size-complex="11pt"/>
    </style:style>
    <style:style style:name="P8" style:family="paragraph" style:parent-style-name="ANA_20_METIN">
      <style:paragraph-properties fo:margin-left="0.27cm" fo:margin-right="0.3cm" fo:text-indent="1cm" style:auto-text-indent="false"/>
      <style:text-properties fo:color="#000000" style:font-name="DejaVu Sans" fo:font-size="11pt" fo:language="en" fo:country="US" fo:font-weight="bold" style:font-size-asian="11pt" style:language-asian="none" style:country-asian="none" style:font-weight-asian="bold" style:font-name-complex="Times New Roman" style:font-size-complex="11pt"/>
    </style:style>
    <style:style style:name="P9" style:family="paragraph" style:parent-style-name="ANA_20_METIN">
      <style:paragraph-properties fo:margin-left="0.27cm" fo:margin-right="0.3cm" fo:text-indent="1cm" style:auto-text-indent="false"/>
      <style:text-properties fo:color="#000000" style:font-name="DejaVu Sans" fo:font-size="11pt" fo:language="en" fo:country="US" fo:font-style="italic" style:font-size-asian="11pt" style:language-asian="none" style:country-asian="none" style:font-style-asian="italic" style:font-name-complex="Times New Roman" style:font-size-complex="11pt"/>
    </style:style>
    <style:style style:name="P10" style:family="paragraph" style:parent-style-name="ANA_20_METIN">
      <style:paragraph-properties fo:margin-left="0.27cm" fo:margin-right="0.3cm" fo:text-indent="1cm" style:auto-text-indent="false"/>
      <style:text-properties fo:color="#000000" style:font-name="DejaVu Sans" fo:font-size="11pt" fo:language="en" fo:country="US" fo:font-style="italic" fo:font-weight="bold" style:font-size-asian="11pt" style:language-asian="none" style:country-asian="none" style:font-style-asian="italic" style:font-weight-asian="bold" style:font-name-complex="Times New Roman" style:font-size-complex="11pt"/>
    </style:style>
    <style:style style:name="P11" style:family="paragraph" style:parent-style-name="ANA_20_METIN">
      <style:paragraph-properties fo:margin-left="0.27cm" fo:margin-right="0.3cm" fo:text-indent="1cm" style:auto-text-indent="false"/>
      <style:text-properties fo:color="#000000" style:font-name="DejaVu Sans" fo:font-size="11pt" fo:language="en" fo:country="US" style:text-underline-style="solid" style:text-underline-width="auto" style:text-underline-color="font-color" fo:font-weight="bold" style:font-size-asian="11pt" style:language-asian="none" style:country-asian="none" style:font-weight-asian="bold" style:font-name-complex="Times New Roman" style:font-size-complex="11pt"/>
    </style:style>
    <style:style style:name="P12" style:family="paragraph" style:parent-style-name="ANA_20_METIN">
      <style:paragraph-properties fo:margin-left="0.27cm" fo:margin-right="0.3cm" fo:text-indent="1cm" style:auto-text-indent="false"/>
      <style:text-properties fo:color="#000000" style:font-name="DejaVu Sans" fo:font-size="11pt" fo:language="fr" fo:country="FR" style:font-size-asian="11pt" style:language-asian="none" style:country-asian="none" style:font-name-complex="Times New Roman" style:font-size-complex="11pt"/>
    </style:style>
    <style:style style:name="P13" style:family="paragraph" style:parent-style-name="ANA_20_METIN">
      <style:paragraph-properties fo:margin-left="0.27cm" fo:margin-right="0.3cm" fo:text-indent="1cm" style:auto-text-indent="false"/>
      <style:text-properties style:font-name="DejaVu Sans"/>
    </style:style>
    <style:style style:name="P14" style:family="paragraph" style:parent-style-name="ANA_20_METIN">
      <style:paragraph-properties fo:margin-left="0.27cm" fo:margin-right="0.3cm" fo:text-indent="1cm" style:auto-text-indent="false"/>
      <style:text-properties style:font-name="DejaVu Sans" fo:font-size="11pt" fo:language="en" fo:country="US" style:font-size-asian="11pt" style:language-asian="none" style:country-asian="none" style:font-name-complex="Times New Roman" style:font-size-complex="11pt"/>
    </style:style>
    <style:style style:name="P15" style:family="paragraph" style:parent-style-name="B._20_Baslik">
      <style:paragraph-properties fo:margin-left="0.27cm" fo:margin-right="0.3cm" fo:margin-top="0cm" fo:margin-bottom="0cm" loext:contextual-spacing="false" fo:line-height="100%" fo:text-align="center" style:justify-single-word="false" fo:text-indent="1cm" style:auto-text-indent="false" fo:break-before="page"/>
    </style:style>
    <style:style style:name="P16" style:family="paragraph" style:parent-style-name="B._20_Baslik">
      <style:paragraph-properties fo:margin-left="0.27cm" fo:margin-right="0.3cm" fo:margin-top="0cm" fo:margin-bottom="0cm" loext:contextual-spacing="false" fo:line-height="0.564cm" fo:text-align="justify" style:justify-single-word="false" fo:text-indent="1cm" style:auto-text-indent="false"/>
      <style:text-properties fo:color="#000000" style:font-name="DejaVu Sans" fo:font-size="11pt" fo:language="en" fo:country="US" fo:font-weight="bold" style:font-size-asian="11pt" style:language-asian="none" style:country-asian="none" style:font-weight-asian="bold" style:font-name-complex="Times New Roman" style:font-size-complex="11pt"/>
    </style:style>
    <style:style style:name="P17" style:family="paragraph" style:parent-style-name="B._20_Baslik">
      <style:paragraph-properties fo:margin-left="0.27cm" fo:margin-right="0.3cm" fo:margin-top="0cm" fo:margin-bottom="0cm" loext:contextual-spacing="false" fo:line-height="0.564cm" fo:text-align="justify" style:justify-single-word="false" fo:text-indent="1cm" style:auto-text-indent="false"/>
      <style:text-properties fo:color="#000000" style:font-name="DejaVu Sans" fo:font-size="11pt" fo:language="en" fo:country="US" style:font-size-asian="11pt" style:language-asian="none" style:country-asian="none" style:font-name-complex="Times New Roman" style:font-size-complex="11pt"/>
    </style:style>
    <style:style style:name="P18" style:family="paragraph" style:parent-style-name="BASLIK">
      <style:paragraph-properties fo:margin-left="0.27cm" fo:margin-right="0.3cm" fo:margin-top="0cm" fo:margin-bottom="0cm" loext:contextual-spacing="false" fo:line-height="0.564cm" fo:text-align="justify" style:justify-single-word="false" fo:text-indent="1cm" style:auto-text-indent="false"/>
    </style:style>
    <style:style style:name="P19" style:family="paragraph" style:parent-style-name="BASLIK">
      <style:paragraph-properties fo:margin-left="0.27cm" fo:margin-right="0.3cm" fo:margin-top="0cm" fo:margin-bottom="0cm" loext:contextual-spacing="false" fo:line-height="0.564cm" fo:text-align="justify" style:justify-single-word="false" fo:keep-together="auto" fo:text-indent="1cm" style:auto-text-indent="false"/>
    </style:style>
    <style:style style:name="P20" style:family="paragraph" style:parent-style-name="BASLIK">
      <style:paragraph-properties fo:margin-left="0.27cm" fo:margin-right="0.3cm" fo:margin-top="0cm" fo:margin-bottom="0cm" loext:contextual-spacing="false" fo:line-height="0.564cm" fo:text-align="justify" style:justify-single-word="false" fo:text-indent="1cm" style:auto-text-indent="false"/>
      <style:text-properties fo:color="#000000" style:font-name="DejaVu Sans" fo:font-size="11pt" fo:language="en" fo:country="US" style:font-size-asian="11pt" style:language-asian="none" style:country-asian="none" style:font-name-complex="Times New Roman" style:font-size-complex="11pt"/>
    </style:style>
    <style:style style:name="P21" style:family="paragraph" style:parent-style-name="BASLIK">
      <style:paragraph-properties fo:margin-left="0.27cm" fo:margin-right="0.3cm" fo:margin-top="0cm" fo:margin-bottom="0cm" loext:contextual-spacing="false" fo:line-height="0.564cm" fo:text-align="justify" style:justify-single-word="false" fo:text-indent="1cm" style:auto-text-indent="false"/>
      <style:text-properties fo:color="#000000" style:font-name="DejaVu Sans" fo:font-size="11pt" fo:language="en" fo:country="US" style:font-size-asian="11pt" style:language-asian="none" style:country-asian="none" style:font-name-complex="Times New Roman" style:font-size-complex="11pt"/>
    </style:style>
    <style:style style:name="P22" style:family="paragraph" style:parent-style-name="BASLIK">
      <style:paragraph-properties fo:margin-left="0.27cm" fo:margin-right="0.3cm" fo:margin-top="0cm" fo:margin-bottom="0cm" loext:contextual-spacing="false" fo:line-height="0.564cm" fo:text-align="justify" style:justify-single-word="false" fo:text-indent="1cm" style:auto-text-indent="false"/>
      <style:text-properties fo:font-variant="normal" fo:text-transform="none" fo:color="#000000" style:font-name="DejaVu Sans" fo:font-size="11pt" fo:language="en" fo:country="US" style:text-underline-style="none" style:font-size-asian="11pt" style:language-asian="none" style:country-asian="none" style:font-name-complex="Times New Roman" style:font-size-complex="11pt"/>
    </style:style>
    <style:style style:name="P23" style:family="paragraph" style:parent-style-name="BASLIK">
      <style:paragraph-properties fo:margin-left="0.27cm" fo:margin-right="0.3cm" fo:margin-top="0cm" fo:margin-bottom="0cm" loext:contextual-spacing="false" fo:line-height="0.564cm" fo:text-align="justify" style:justify-single-word="false" fo:text-indent="1cm" style:auto-text-indent="false"/>
      <style:text-properties fo:font-variant="normal" fo:text-transform="none" fo:color="#000000" style:font-name="DejaVu Sans" fo:font-size="11pt" fo:language="en" fo:country="US" style:font-size-asian="11pt" style:language-asian="none" style:country-asian="none" style:font-name-complex="Times New Roman" style:font-size-complex="11pt"/>
    </style:style>
    <style:style style:name="P24" style:family="paragraph" style:parent-style-name="BASLIK">
      <style:paragraph-properties fo:margin-left="0.27cm" fo:margin-right="0.3cm" fo:margin-top="0cm" fo:margin-bottom="0cm" loext:contextual-spacing="false" fo:line-height="0.564cm" fo:text-align="justify" style:justify-single-word="false" fo:text-indent="1cm" style:auto-text-indent="false"/>
      <style:text-properties style:font-name="DejaVu Sans"/>
    </style:style>
    <style:style style:name="P25" style:family="paragraph" style:parent-style-name="RESIM_20_ALTI">
      <style:paragraph-properties fo:margin-left="0.27cm" fo:margin-right="0.3cm" fo:line-height="0.564cm" fo:text-align="justify" style:justify-single-word="false" fo:text-indent="1cm" style:auto-text-indent="false"/>
    </style:style>
    <style:style style:name="P26" style:family="paragraph" style:parent-style-name="RESIM_20_ALTI">
      <style:paragraph-properties fo:margin-left="0.27cm" fo:margin-right="0.3cm" fo:line-height="0.564cm" fo:text-align="justify" style:justify-single-word="false" fo:text-indent="1cm" style:auto-text-indent="false"/>
      <style:text-properties fo:color="#000000" style:font-name="Times New Roman" fo:font-size="11pt" fo:language="none" fo:country="none" style:font-size-asian="11pt" style:font-name-complex="Times New Roman" style:font-size-complex="11pt"/>
    </style:style>
    <style:style style:name="P27" style:family="paragraph" style:parent-style-name="RESIM_20_ALTI">
      <style:paragraph-properties fo:margin-left="0.27cm" fo:margin-right="0.3cm" fo:line-height="0.564cm" fo:text-align="justify" style:justify-single-word="false" fo:text-indent="1cm" style:auto-text-indent="false"/>
      <style:text-properties fo:color="#000000" style:font-name="Times New Roman" fo:font-size="11pt" fo:language="none" fo:country="none" style:font-size-asian="11pt" style:language-asian="none" style:country-asian="none" style:font-name-complex="Times New Roman" style:font-size-complex="11pt"/>
    </style:style>
    <style:style style:name="P28" style:family="paragraph" style:parent-style-name="RESIM_20_ALTI">
      <style:paragraph-properties fo:margin-left="0.27cm" fo:margin-right="0.3cm" fo:line-height="0.564cm" fo:text-align="justify" style:justify-single-word="false" fo:text-indent="1cm" style:auto-text-indent="false"/>
      <style:text-properties fo:color="#000000" style:font-name="DejaVu Sans" fo:font-size="11pt" fo:language="en" fo:country="US" fo:font-weight="normal" style:font-size-asian="11pt" style:language-asian="none" style:country-asian="none" style:font-weight-asian="normal" style:font-name-complex="Times New Roman" style:font-size-complex="11pt"/>
    </style:style>
    <style:style style:name="P29" style:family="paragraph" style:parent-style-name="RESIM_20_ALTI">
      <style:paragraph-properties fo:margin-left="0.27cm" fo:margin-right="0.3cm" fo:line-height="0.564cm" fo:text-align="justify" style:justify-single-word="false" fo:text-indent="1cm" style:auto-text-indent="false"/>
      <style:text-properties fo:color="#000000" style:font-name="DejaVu Sans" fo:font-size="11pt" fo:language="en" fo:country="US" fo:font-weight="normal" style:font-size-asian="11pt" style:language-asian="en" style:country-asian="US" style:font-weight-asian="normal" style:font-name-complex="Times New Roman" style:font-size-complex="11pt"/>
    </style:style>
    <style:style style:name="P30" style:family="paragraph" style:parent-style-name="RESIM_20_ALTI">
      <style:paragraph-properties fo:margin-left="0.27cm" fo:margin-right="0.3cm" fo:line-height="0.564cm" fo:text-align="justify" style:justify-single-word="false" fo:text-indent="1cm" style:auto-text-indent="false"/>
      <style:text-properties fo:color="#000000" style:font-name="DejaVu Sans" fo:font-size="11pt" fo:language="en" fo:country="US" style:font-size-asian="11pt" style:language-asian="none" style:country-asian="none" style:font-name-complex="Times New Roman" style:font-size-complex="11pt"/>
    </style:style>
    <style:style style:name="P31" style:family="paragraph" style:parent-style-name="RESIM_20_ALTI">
      <style:paragraph-properties fo:margin-left="0.27cm" fo:margin-right="0.3cm" fo:line-height="0.564cm" fo:text-align="justify" style:justify-single-word="false" fo:text-indent="1cm" style:auto-text-indent="false"/>
      <style:text-properties fo:color="#000000" style:font-name="DejaVu Sans" fo:font-size="11pt" fo:language="en" fo:country="US" style:font-size-asian="11pt" style:language-asian="en" style:country-asian="US" style:font-name-complex="Times New Roman" style:font-size-complex="11pt"/>
    </style:style>
    <style:style style:name="P32" style:family="paragraph" style:parent-style-name="RESIM_20_ALTI">
      <style:paragraph-properties fo:margin-left="0.27cm" fo:margin-right="0.3cm" fo:line-height="0.564cm" fo:text-align="justify" style:justify-single-word="false" fo:text-indent="1cm" style:auto-text-indent="false"/>
      <style:text-properties fo:color="#000000" style:font-name="DejaVu Sans" fo:font-size="11pt" fo:language="en" fo:country="US" fo:font-style="italic" fo:font-weight="normal" style:font-size-asian="11pt" style:language-asian="en" style:country-asian="US" style:font-style-asian="italic" style:font-weight-asian="normal" style:font-name-complex="Times New Roman" style:font-size-complex="11pt"/>
    </style:style>
    <style:style style:name="P33" style:family="paragraph" style:parent-style-name="RESIM_20_ALTI">
      <style:paragraph-properties fo:margin-left="0.27cm" fo:margin-right="0.3cm" fo:line-height="0.564cm" fo:text-align="justify" style:justify-single-word="false" fo:text-indent="1cm" style:auto-text-indent="false"/>
      <style:text-properties fo:color="#000000" style:font-name="DejaVu Sans" fo:font-size="11pt" fo:language="en" fo:country="US" fo:font-style="italic" fo:font-weight="normal" style:font-size-asian="11pt" style:language-asian="none" style:country-asian="none" style:font-style-asian="italic" style:font-weight-asian="normal" style:font-name-complex="Times New Roman" style:font-size-complex="11pt"/>
    </style:style>
    <style:style style:name="P34" style:family="paragraph" style:parent-style-name="RESIM_20_ALTI">
      <style:paragraph-properties fo:margin-left="0.27cm" fo:margin-right="0.3cm" fo:line-height="0.564cm" fo:text-align="justify" style:justify-single-word="false" fo:text-indent="1cm" style:auto-text-indent="false"/>
      <style:text-properties fo:text-transform="uppercase" fo:color="#000000" style:font-name="DejaVu Sans" fo:font-size="11pt" fo:language="en" fo:country="US" style:text-underline-style="none" fo:font-weight="normal" style:font-size-asian="11pt" style:language-asian="none" style:country-asian="none" style:font-weight-asian="normal" style:font-name-complex="Times New Roman" style:font-size-complex="11pt"/>
    </style:style>
    <style:style style:name="P35" style:family="paragraph" style:parent-style-name="RESIM_20_ALTI">
      <style:paragraph-properties fo:margin-left="0.27cm" fo:margin-right="0.3cm" fo:line-height="0.564cm" fo:text-align="justify" style:justify-single-word="false" fo:text-indent="1cm" style:auto-text-indent="false"/>
      <style:text-properties style:font-name="DejaVu Sans"/>
    </style:style>
    <style:style style:name="P36" style:family="paragraph" style:parent-style-name="RESIM_20_ALTI">
      <style:paragraph-properties fo:margin-left="0.27cm" fo:margin-right="0.3cm" fo:line-height="0.564cm" fo:text-align="justify" style:justify-single-word="false" fo:keep-together="always" fo:text-indent="1cm" style:auto-text-indent="false"/>
      <style:text-properties style:font-name="DejaVu Sans"/>
    </style:style>
    <style:style style:name="P37" style:family="paragraph" style:parent-style-name="RESIM_20_ALTI">
      <style:paragraph-properties fo:margin-left="0.27cm" fo:margin-right="0.3cm" fo:line-height="0.564cm" fo:text-align="justify" style:justify-single-word="false" fo:keep-together="auto" fo:text-indent="1cm" style:auto-text-indent="false"/>
      <style:text-properties style:font-name="DejaVu Sans"/>
    </style:style>
    <style:style style:name="P38" style:family="paragraph" style:parent-style-name="RESIM_20_ALTI">
      <style:paragraph-properties fo:margin-left="0.27cm" fo:margin-right="0.3cm" fo:line-height="0.564cm" fo:text-align="justify" style:justify-single-word="false" fo:text-indent="1cm" style:auto-text-indent="false"/>
      <style:text-properties style:font-name="DejaVu Sans" fo:font-size="11pt" fo:language="en" fo:country="US" style:font-size-asian="11pt" style:language-asian="none" style:country-asian="none" style:font-name-complex="Times New Roman" style:font-size-complex="11pt"/>
    </style:style>
    <style:style style:name="P39" style:family="paragraph" style:parent-style-name="RESIM_20_ALTI">
      <style:paragraph-properties fo:margin-left="0.27cm" fo:margin-right="0.3cm" fo:line-height="0.564cm" fo:text-align="justify" style:justify-single-word="false" fo:text-indent="1cm" style:auto-text-indent="false"/>
      <style:text-properties style:font-name="DejaVu Sans" fo:font-size="11pt" fo:language="en" fo:country="US" style:text-underline-style="solid" style:text-underline-width="auto" style:text-underline-color="font-color" style:font-size-asian="11pt" style:language-asian="none" style:country-asian="none" style:font-name-complex="Times New Roman" style:font-size-complex="11pt"/>
    </style:style>
    <style:style style:name="P40" style:family="paragraph" style:parent-style-name="RESIM_20_ALTI">
      <style:paragraph-properties fo:margin-left="0.27cm" fo:margin-right="0.3cm" fo:line-height="0.564cm" fo:text-align="justify" style:justify-single-word="false" fo:text-indent="1cm" style:auto-text-indent="false"/>
      <style:text-properties style:font-name="DejaVu Sans" fo:font-size="11pt" fo:language="en" fo:country="US" fo:font-weight="normal" style:font-size-asian="11pt" style:language-asian="none" style:country-asian="none" style:font-weight-asian="normal" style:font-name-complex="Times New Roman" style:font-size-complex="11pt"/>
    </style:style>
    <style:style style:name="P41" style:family="paragraph" style:parent-style-name="RESIM_20_ALTI">
      <style:paragraph-properties fo:margin-left="1.27cm" fo:margin-right="0.3cm" fo:line-height="0.564cm" fo:text-align="justify" style:justify-single-word="false" fo:text-indent="0cm" style:auto-text-indent="false"/>
      <style:text-properties fo:color="#000000" style:font-name="DejaVu Sans" fo:font-size="11pt" fo:language="en" fo:country="US" style:font-size-asian="11pt" style:language-asian="none" style:country-asian="none" style:font-name-complex="Times New Roman" style:font-size-complex="11pt"/>
    </style:style>
    <style:style style:name="P42" style:family="paragraph" style:parent-style-name="RESIM_20_ALTI">
      <style:paragraph-properties fo:margin-left="1.27cm" fo:margin-right="0.3cm" fo:line-height="0.564cm" fo:text-align="justify" style:justify-single-word="false" fo:text-indent="0cm" style:auto-text-indent="false"/>
      <style:text-properties style:font-name="DejaVu Sans" fo:font-size="11pt" fo:language="en" fo:country="US" style:font-size-asian="11pt" style:language-asian="none" style:country-asian="none" style:font-name-complex="Times New Roman" style:font-size-complex="11pt"/>
    </style:style>
    <style:style style:name="P43" style:family="paragraph" style:parent-style-name="Standard">
      <style:text-properties fo:color="#000000" style:font-name="DejaVu Sans" fo:font-size="11pt" style:font-size-asian="11pt" style:font-name-complex="Times New Roman" style:font-size-complex="11pt"/>
    </style:style>
    <style:style style:name="P44" style:family="paragraph" style:parent-style-name="Standard">
      <style:paragraph-properties fo:line-height="0.564cm" fo:text-align="justify" style:justify-single-word="false">
        <style:drop-cap/>
      </style:paragraph-properties>
      <style:text-properties fo:color="#000000" style:font-name="DejaVu Sans" fo:font-size="11pt" style:font-size-asian="11pt" style:font-name-complex="Times New Roman" style:font-size-complex="11pt"/>
    </style:style>
    <style:style style:name="P45" style:family="paragraph" style:parent-style-name="Standard">
      <style:paragraph-properties fo:line-height="0.564cm" fo:text-align="justify" style:justify-single-word="false">
        <style:drop-cap style:lines="2" style:length="92" style:style-name="WW8Dropcap8"/>
      </style:paragraph-properties>
      <style:text-properties fo:color="#000000" style:font-name="DejaVu Sans" fo:font-size="11pt" style:font-size-asian="11pt" style:font-name-complex="Times New Roman" style:font-size-complex="11pt"/>
    </style:style>
    <style:style style:name="P46" style:family="paragraph" style:parent-style-name="Standard">
      <style:paragraph-properties fo:line-height="0.564cm" fo:text-align="justify" style:justify-single-word="false">
        <style:drop-cap/>
      </style:paragraph-properties>
      <style:text-properties fo:color="#000000" style:font-name="DejaVu Sans" fo:font-size="11pt" fo:language="en" fo:country="US" style:font-size-asian="11pt" style:language-asian="none" style:country-asian="none" style:font-name-complex="Times New Roman" style:font-size-complex="11pt"/>
    </style:style>
    <style:style style:name="P47" style:family="paragraph" style:parent-style-name="Standard">
      <style:paragraph-properties fo:line-height="0.564cm" fo:text-align="justify" style:justify-single-word="false">
        <style:drop-cap/>
      </style:paragraph-properties>
      <style:text-properties fo:text-transform="uppercase" fo:color="#000000" style:font-name="DejaVu Sans" fo:font-size="11pt" fo:language="en" fo:country="US" style:font-size-asian="11pt" style:language-asian="none" style:country-asian="none" style:font-name-complex="Times New Roman" style:font-size-complex="11pt"/>
    </style:style>
    <style:style style:name="P48" style:family="paragraph" style:parent-style-name="Standard">
      <style:paragraph-properties fo:line-height="0.564cm" fo:text-align="justify" style:justify-single-word="false">
        <style:drop-cap/>
      </style:paragraph-properties>
      <style:text-properties fo:text-transform="uppercase" fo:color="#000000" style:font-name="DejaVu Sans" fo:font-size="11pt" fo:language="en" fo:country="US" style:font-size-asian="11pt" style:language-asian="none" style:country-asian="none" style:font-name-complex="Times New Roman" style:font-size-complex="11pt"/>
    </style:style>
    <style:style style:name="P49" style:family="paragraph" style:parent-style-name="Standard">
      <style:paragraph-properties fo:line-height="0.564cm" fo:text-align="justify" style:justify-single-word="false">
        <style:drop-cap/>
      </style:paragraph-properties>
      <style:text-properties style:font-name="DejaVu Sans"/>
    </style:style>
    <style:style style:name="P50" style:family="paragraph" style:parent-style-name="Standard">
      <style:paragraph-properties fo:margin-left="1.27cm" fo:margin-right="0.3cm" fo:text-align="center" style:justify-single-word="false" fo:text-indent="0cm" style:auto-text-indent="false"/>
    </style:style>
    <style:style style:name="P51" style:family="paragraph" style:parent-style-name="Standard">
      <style:paragraph-properties fo:margin-left="1.27cm" fo:margin-right="0.3cm" fo:text-align="center" style:justify-single-word="false" fo:text-indent="0cm" style:auto-text-indent="false" fo:break-before="page"/>
    </style:style>
    <style:style style:name="P52" style:family="paragraph" style:parent-style-name="Standard" style:master-page-name="Standard">
      <style:paragraph-properties fo:margin-left="1.27cm" fo:margin-right="0.3cm" fo:text-align="center" style:justify-single-word="false" fo:text-indent="0cm" style:auto-text-indent="false" style:page-number="auto"/>
    </style:style>
    <style:style style:name="P53" style:family="paragraph" style:parent-style-name="Standard">
      <style:paragraph-properties fo:margin-left="0.27cm" fo:margin-right="0.3cm" fo:text-align="center" style:justify-single-word="false" fo:text-indent="1cm" style:auto-text-indent="false"/>
    </style:style>
    <style:style style:name="P54" style:family="paragraph" style:parent-style-name="Standard">
      <style:paragraph-properties fo:margin-left="0.27cm" fo:margin-right="0.3cm" fo:text-align="justify" style:justify-single-word="false" fo:text-indent="1cm" style:auto-text-indent="false"/>
    </style:style>
    <style:style style:name="P55" style:family="paragraph" style:parent-style-name="Standard">
      <style:paragraph-properties fo:margin-left="0.27cm" fo:margin-right="0.3cm" fo:line-height="0.564cm" fo:text-align="justify" style:justify-single-word="false" fo:text-indent="1cm" style:auto-text-indent="false"/>
    </style:style>
    <style:style style:name="P56" style:family="paragraph" style:parent-style-name="Standard">
      <style:paragraph-properties fo:margin-left="0.27cm" fo:margin-right="0.3cm" fo:line-height="0.564cm" fo:text-align="justify" style:justify-single-word="false" fo:text-indent="1cm" style:auto-text-indent="false">
        <style:tab-stops>
          <style:tab-stop style:position="0.499cm"/>
        </style:tab-stops>
      </style:paragraph-properties>
    </style:style>
    <style:style style:name="P57" style:family="paragraph" style:parent-style-name="Standard">
      <style:paragraph-properties fo:margin-left="0.27cm" fo:margin-right="0.3cm" fo:line-height="0.564cm" fo:text-align="justify" style:justify-single-word="false" fo:keep-together="auto" fo:text-indent="1cm" style:auto-text-indent="false"/>
    </style:style>
    <style:style style:name="P58" style:family="paragraph" style:parent-style-name="Standard">
      <style:paragraph-properties fo:margin-left="0.27cm" fo:margin-right="0.3cm" fo:line-height="0.564cm" fo:text-align="center" style:justify-single-word="false" fo:text-indent="1cm" style:auto-text-indent="false"/>
    </style:style>
    <style:style style:name="P59" style:family="paragraph" style:parent-style-name="Standard">
      <style:paragraph-properties fo:margin-left="0.27cm" fo:margin-right="0.3cm" fo:line-height="0.564cm" fo:text-align="center" style:justify-single-word="false" fo:text-indent="1cm" style:auto-text-indent="false"/>
      <style:text-properties style:font-name="Times New Roman" fo:font-size="11pt" fo:font-weight="bold" style:font-size-asian="11pt" style:font-weight-asian="bold" style:font-name-complex="Times New Roman" style:font-size-complex="11pt"/>
    </style:style>
    <style:style style:name="P60" style:family="paragraph" style:parent-style-name="Standard">
      <style:paragraph-properties fo:margin-left="0.27cm" fo:margin-right="0.3cm" fo:line-height="0.564cm" fo:text-align="justify" style:justify-single-word="false" fo:text-indent="1cm" style:auto-text-indent="false"/>
      <style:text-properties style:font-name="Times New Roman" fo:font-size="11pt" fo:font-weight="bold" style:font-size-asian="11pt" style:font-weight-asian="bold" style:font-name-complex="Times New Roman" style:font-size-complex="11pt"/>
    </style:style>
    <style:style style:name="P61" style:family="paragraph" style:parent-style-name="Standard">
      <style:paragraph-properties fo:margin-left="0.27cm" fo:margin-right="0.3cm" fo:line-height="0.564cm" fo:text-align="justify" style:justify-single-word="false" fo:text-indent="1cm" style:auto-text-indent="false"/>
      <style:text-properties style:font-name="Times New Roman" fo:font-size="11pt" style:font-size-asian="11pt" style:font-name-complex="Times New Roman" style:font-size-complex="11pt"/>
    </style:style>
    <style:style style:name="P62" style:family="paragraph" style:parent-style-name="Standard">
      <style:paragraph-properties fo:margin-left="0.27cm" fo:margin-right="0.3cm" fo:line-height="0.564cm" fo:text-align="justify" style:justify-single-word="false" fo:text-indent="1cm" style:auto-text-indent="false"/>
      <style:text-properties style:font-name="Times New Roman" fo:font-size="11pt" fo:language="en" fo:country="US" style:font-size-asian="11pt" style:language-asian="none" style:country-asian="none" style:font-name-complex="Times New Roman" style:font-size-complex="11pt"/>
    </style:style>
    <style:style style:name="P63" style:family="paragraph" style:parent-style-name="Standard">
      <style:paragraph-properties fo:margin-left="0.27cm" fo:margin-right="0.3cm" fo:line-height="0.564cm" fo:text-align="justify" style:justify-single-word="false" fo:text-indent="1cm" style:auto-text-indent="false"/>
      <style:text-properties style:font-name="Times New Roman" fo:font-size="18pt" fo:font-weight="bold" style:font-size-asian="18pt" style:font-weight-asian="bold" style:font-name-complex="Times New Roman" style:font-size-complex="18pt"/>
    </style:style>
    <style:style style:name="P64" style:family="paragraph" style:parent-style-name="Standard">
      <style:paragraph-properties fo:margin-left="0.27cm" fo:margin-right="0.3cm" fo:line-height="0.564cm" fo:text-align="justify" style:justify-single-word="false" fo:text-indent="1cm" style:auto-text-indent="false"/>
      <style:text-properties fo:color="#000000" style:font-name="Times New Roman" fo:font-size="11pt" fo:font-weight="bold" style:font-size-asian="11pt" style:font-weight-asian="bold" style:font-name-complex="Times New Roman" style:font-size-complex="11pt"/>
    </style:style>
    <style:style style:name="P65" style:family="paragraph" style:parent-style-name="Standard">
      <style:paragraph-properties fo:margin-left="0.27cm" fo:margin-right="0.3cm" fo:line-height="0.564cm" fo:text-align="justify" style:justify-single-word="false" fo:text-indent="1cm" style:auto-text-indent="false"/>
      <style:text-properties fo:color="#000000" style:font-name="Times New Roman" fo:font-size="11pt" fo:language="fr" fo:country="FR" fo:font-weight="bold" style:font-size-asian="11pt" style:font-weight-asian="bold" style:font-name-complex="Times New Roman" style:font-size-complex="11pt"/>
    </style:style>
    <style:style style:name="P66" style:family="paragraph" style:parent-style-name="Standard">
      <style:paragraph-properties fo:margin-left="0.27cm" fo:margin-right="0.3cm" fo:line-height="0.564cm" fo:text-align="justify" style:justify-single-word="false" fo:text-indent="1cm" style:auto-text-indent="false"/>
      <style:text-properties fo:color="#000000" style:font-name="Times New Roman" fo:font-size="11pt" style:font-size-asian="11pt" style:font-name-complex="Times New Roman" style:font-size-complex="11pt"/>
    </style:style>
    <style:style style:name="P67" style:family="paragraph" style:parent-style-name="Standard">
      <style:paragraph-properties fo:margin-left="0.27cm" fo:margin-right="0.3cm" fo:line-height="0.564cm" fo:text-align="justify" style:justify-single-word="false" fo:text-indent="1cm" style:auto-text-indent="false">
        <style:tab-stops/>
      </style:paragraph-properties>
      <style:text-properties fo:color="#000000" style:font-name="Times New Roman" fo:font-size="11pt" style:font-size-asian="11pt" style:font-name-complex="Times New Roman" style:font-size-complex="11pt"/>
    </style:style>
    <style:style style:name="P68" style:family="paragraph" style:parent-style-name="Standard">
      <style:paragraph-properties fo:margin-left="0.27cm" fo:margin-right="0.3cm" fo:line-height="0.564cm" fo:text-align="justify" style:justify-single-word="false" fo:text-indent="1cm" style:auto-text-indent="false"/>
      <style:text-properties fo:color="#000000" style:font-name="Times New Roman" fo:font-size="11pt" fo:language="en" fo:country="US" style:font-size-asian="11pt" style:language-asian="none" style:country-asian="none" style:font-name-complex="Times New Roman" style:font-size-complex="11pt"/>
    </style:style>
    <style:style style:name="P69" style:family="paragraph" style:parent-style-name="Standard">
      <style:paragraph-properties fo:margin-left="0.27cm" fo:margin-right="0.3cm" fo:line-height="0.564cm" fo:text-align="justify" style:justify-single-word="false" fo:text-indent="1cm" style:auto-text-indent="false"/>
      <style:text-properties fo:color="#000000" style:font-name="Times New Roman" fo:font-size="11pt" fo:language="en" fo:country="US" fo:font-weight="bold" style:font-size-asian="11pt" style:language-asian="none" style:country-asian="none" style:font-weight-asian="bold" style:font-name-complex="Times New Roman" style:font-size-complex="11pt"/>
    </style:style>
    <style:style style:name="P70" style:family="paragraph" style:parent-style-name="Standard">
      <style:paragraph-properties fo:margin-left="0.27cm" fo:margin-right="0.3cm" fo:line-height="0.564cm" fo:text-align="justify" style:justify-single-word="false" fo:text-indent="1cm" style:auto-text-indent="false"/>
      <style:text-properties fo:color="#000000" style:font-name="Times New Roman" fo:font-size="11pt" fo:language="en" fo:country="US" fo:font-style="italic" style:font-size-asian="11pt" style:language-asian="none" style:country-asian="none" style:font-style-asian="italic" style:font-name-complex="Times New Roman" style:font-size-complex="11pt"/>
    </style:style>
    <style:style style:name="P71" style:family="paragraph" style:parent-style-name="Standard">
      <style:paragraph-properties fo:margin-left="0.27cm" fo:margin-right="0.3cm" fo:line-height="0.564cm" fo:text-align="justify" style:justify-single-word="false" fo:text-indent="1cm" style:auto-text-indent="false"/>
      <style:text-properties fo:color="#000000" style:font-name="Times New Roman" fo:font-size="11pt" fo:font-style="italic" fo:font-weight="bold" style:font-size-asian="11pt" style:font-style-asian="italic" style:font-weight-asian="bold" style:font-name-complex="Times New Roman" style:font-size-complex="11pt"/>
    </style:style>
    <style:style style:name="P72" style:family="paragraph" style:parent-style-name="Standard">
      <style:paragraph-properties fo:margin-left="0.27cm" fo:margin-right="0.3cm" fo:line-height="0.564cm" fo:text-align="justify" style:justify-single-word="false" fo:text-indent="1cm" style:auto-text-indent="false"/>
      <style:text-properties fo:color="#000000" style:font-name="Times New Roman" fo:font-size="11pt" fo:font-style="italic" style:font-size-asian="11pt" style:font-style-asian="italic" style:font-name-complex="Times New Roman" style:font-size-complex="11pt"/>
    </style:style>
    <style:style style:name="P73" style:family="paragraph" style:parent-style-name="Standard">
      <style:paragraph-properties fo:margin-left="0.27cm" fo:margin-right="0.3cm" fo:line-height="0.564cm" fo:text-align="justify" style:justify-single-word="false" fo:text-indent="1cm" style:auto-text-indent="false"/>
      <style:text-properties fo:color="#000000" style:font-name="Times New Roman" fo:font-size="11pt" fo:letter-spacing="normal" fo:language="en" fo:country="US" fo:font-style="italic" style:font-size-asian="11pt" style:language-asian="none" style:country-asian="none" style:font-style-asian="italic" style:font-name-complex="Times New Roman" style:font-size-complex="11pt"/>
    </style:style>
    <style:style style:name="P74" style:family="paragraph" style:parent-style-name="Standard">
      <style:paragraph-properties fo:margin-left="0.27cm" fo:margin-right="0.3cm" fo:line-height="0.564cm" fo:text-align="center" style:justify-single-word="false" fo:text-indent="1cm" style:auto-text-indent="false"/>
      <style:text-properties fo:color="#000000" style:font-name="DejaVu Sans" fo:font-size="11pt" fo:language="fr" fo:country="FR" fo:font-weight="bold" style:font-size-asian="11pt" style:font-weight-asian="bold" style:font-name-complex="Times New Roman" style:font-size-complex="11pt"/>
    </style:style>
    <style:style style:name="P75" style:family="paragraph" style:parent-style-name="Standard">
      <style:paragraph-properties fo:margin-left="0.27cm" fo:margin-right="0.3cm" fo:line-height="0.564cm" fo:text-align="justify" style:justify-single-word="false" fo:text-indent="1cm" style:auto-text-indent="false"/>
      <style:text-properties fo:color="#000000" style:font-name="DejaVu Sans" fo:font-size="11pt" fo:language="fr" fo:country="FR" style:font-size-asian="11pt" style:font-name-complex="Times New Roman" style:font-size-complex="11pt"/>
    </style:style>
    <style:style style:name="P76" style:family="paragraph" style:parent-style-name="Standard">
      <style:paragraph-properties fo:margin-left="0.27cm" fo:margin-right="0.3cm"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77" style:family="paragraph" style:parent-style-name="Standard">
      <style:paragraph-properties fo:margin-left="0.27cm" fo:margin-right="0.3cm" fo:line-height="0.564cm" fo:text-align="justify" style:justify-single-word="false" fo:text-indent="1cm" style:auto-text-indent="false"/>
      <style:text-properties fo:color="#000000" style:font-name="DejaVu Sans" fo:font-size="11pt" fo:language="en" fo:country="US" style:font-size-asian="11pt" style:language-asian="none" style:country-asian="none" style:font-name-complex="Times New Roman" style:font-size-complex="11pt"/>
    </style:style>
    <style:style style:name="P78" style:family="paragraph" style:parent-style-name="Standard">
      <style:paragraph-properties fo:margin-left="0.27cm" fo:margin-right="0.3cm" fo:line-height="0.564cm" fo:text-align="justify" style:justify-single-word="false" fo:text-indent="1cm" style:auto-text-indent="false"/>
      <style:text-properties fo:color="#000000" style:font-name="DejaVu Sans" fo:font-size="11pt" fo:language="en" fo:country="US" fo:font-weight="bold" style:font-size-asian="11pt" style:language-asian="none" style:country-asian="none" style:font-weight-asian="bold" style:font-name-complex="Times New Roman" style:font-size-complex="11pt"/>
    </style:style>
    <style:style style:name="P79" style:family="paragraph" style:parent-style-name="Standard">
      <style:paragraph-properties fo:margin-left="0.27cm" fo:margin-right="0.3cm" fo:line-height="0.564cm" fo:text-align="justify" style:justify-single-word="false" fo:text-indent="1cm" style:auto-text-indent="false"/>
      <style:text-properties fo:color="#000000" style:font-name="DejaVu Sans" fo:font-size="11pt" fo:language="en" fo:country="US" fo:font-style="italic" style:font-size-asian="11pt" style:language-asian="none" style:country-asian="none" style:font-style-asian="italic" style:font-name-complex="Times New Roman" style:font-size-complex="11pt"/>
    </style:style>
    <style:style style:name="P80" style:family="paragraph" style:parent-style-name="Standard">
      <style:paragraph-properties fo:margin-left="0.27cm" fo:margin-right="0.3cm" fo:line-height="0.564cm" fo:text-align="justify"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81" style:family="paragraph" style:parent-style-name="Standard">
      <style:paragraph-properties fo:margin-left="0.27cm" fo:margin-right="0.3cm" fo:line-height="0.564cm" fo:text-align="justify" style:justify-single-word="false" fo:text-indent="1cm" style:auto-text-indent="false"/>
      <style:text-properties fo:color="#000000" style:font-name="DejaVu Sans" fo:font-size="11pt" fo:letter-spacing="-0.106cm" style:font-size-asian="11pt" style:font-name-complex="Times New Roman" style:font-size-complex="11pt"/>
    </style:style>
    <style:style style:name="P82" style:family="paragraph" style:parent-style-name="Standard">
      <style:paragraph-properties fo:margin-left="0.27cm" fo:margin-right="0.3cm" fo:line-height="0.564cm" fo:text-align="justify" style:justify-single-word="false" fo:text-indent="1cm" style:auto-text-indent="false"/>
      <style:text-properties fo:color="#000000" style:font-name="DejaVu Sans" fo:font-size="11pt" fo:letter-spacing="-0.106cm" fo:font-style="italic" style:font-size-asian="11pt" style:font-style-asian="italic" style:font-name-complex="Times New Roman" style:font-size-complex="11pt"/>
    </style:style>
    <style:style style:name="P83" style:family="paragraph" style:parent-style-name="Standard">
      <style:paragraph-properties fo:margin-left="0.27cm" fo:margin-right="0.3cm" fo:line-height="0.564cm" fo:text-align="justify" style:justify-single-word="false" fo:text-indent="1cm" style:auto-text-indent="false"/>
      <style:text-properties fo:color="#000000" style:font-name="DejaVu Sans" fo:font-size="11pt" fo:font-style="italic" style:font-size-asian="11pt" style:font-style-asian="italic" style:font-name-complex="Times New Roman" style:font-size-complex="11pt"/>
    </style:style>
    <style:style style:name="P84" style:family="paragraph" style:parent-style-name="Standard">
      <style:paragraph-properties fo:margin-left="0.27cm" fo:margin-right="0.3cm" fo:line-height="0.564cm" fo:text-align="justify" style:justify-single-word="false" fo:text-indent="1cm" style:auto-text-indent="false"/>
      <style:text-properties fo:color="#000000" style:font-name="DejaVu Sans" fo:font-size="11pt" fo:language="none" fo:country="none" style:font-size-asian="11pt" style:language-asian="none" style:country-asian="none" style:font-name-complex="Times New Roman" style:font-size-complex="11pt"/>
    </style:style>
    <style:style style:name="P85" style:family="paragraph" style:parent-style-name="Standard">
      <style:paragraph-properties fo:margin-left="0.27cm" fo:margin-right="0.3cm" fo:line-height="0.564cm" fo:text-align="justify" style:justify-single-word="false" fo:text-indent="1cm" style:auto-text-indent="false"/>
      <style:text-properties fo:color="#000000" style:font-name="DejaVu Sans" fo:font-size="11pt" style:text-underline-style="solid" style:text-underline-width="auto" style:text-underline-color="font-color" fo:font-weight="bold" style:font-size-asian="11pt" style:font-weight-asian="bold" style:font-name-complex="Times New Roman" style:font-size-complex="11pt"/>
    </style:style>
    <style:style style:name="P86" style:family="paragraph" style:parent-style-name="Standard">
      <style:paragraph-properties fo:margin-left="0.27cm" fo:margin-right="0.3cm" fo:line-height="0.564cm" fo:text-align="justify" style:justify-single-word="false" fo:text-indent="1cm" style:auto-text-indent="false"/>
      <style:text-properties fo:color="#000000" style:font-name="DejaVu Sans" fo:font-size="11pt" style:text-underline-style="solid" style:text-underline-width="auto" style:text-underline-color="font-color" style:font-size-asian="11pt" style:font-name-complex="Times New Roman" style:font-size-complex="11pt"/>
    </style:style>
    <style:style style:name="P87" style:family="paragraph" style:parent-style-name="Standard">
      <style:paragraph-properties fo:margin-left="0.27cm" fo:margin-right="0.3cm" fo:line-height="0.564cm" fo:text-align="justify" style:justify-single-word="false" fo:text-indent="1cm" style:auto-text-indent="false"/>
      <style:text-properties fo:text-transform="uppercase" fo:color="#000000" style:font-name="Times New Roman" fo:font-size="11pt" style:font-size-asian="11pt" style:font-name-complex="Times New Roman" style:font-size-complex="11pt"/>
    </style:style>
    <style:style style:name="P88" style:family="paragraph" style:parent-style-name="Standard">
      <style:paragraph-properties fo:margin-left="0.27cm" fo:margin-right="0.3cm" fo:line-height="0.564cm" fo:text-align="justify" style:justify-single-word="false" fo:text-indent="1cm" style:auto-text-indent="false"/>
      <style:text-properties fo:text-transform="uppercase" fo:color="#000000" style:font-name="Times New Roman" fo:font-size="11pt" fo:language="en" fo:country="US" style:text-underline-style="none" style:font-size-asian="11pt" style:language-asian="none" style:country-asian="none" style:font-name-complex="Times New Roman" style:font-size-complex="11pt"/>
    </style:style>
    <style:style style:name="P89" style:family="paragraph" style:parent-style-name="Standard">
      <style:paragraph-properties fo:margin-left="0.27cm" fo:margin-right="0.3cm" fo:line-height="0.564cm" fo:text-align="justify" style:justify-single-word="false" fo:text-indent="1cm" style:auto-text-indent="false"/>
      <style:text-properties fo:text-transform="uppercase" fo:color="#000000" style:font-name="Times New Roman" fo:language="en" fo:country="US" style:language-asian="none" style:country-asian="none" style:font-name-complex="Times New Roman" style:font-size-complex="11pt"/>
    </style:style>
    <style:style style:name="P90" style:family="paragraph" style:parent-style-name="Standard">
      <style:paragraph-properties fo:margin-left="0.27cm" fo:margin-right="0.3cm" fo:line-height="0.564cm" fo:text-align="justify" style:justify-single-word="false" fo:text-indent="1cm" style:auto-text-indent="false"/>
      <style:text-properties fo:text-transform="uppercase" fo:color="#000000" style:font-name="Times New Roman" fo:letter-spacing="normal" fo:language="en" fo:country="US" style:language-asian="en" style:country-asian="US" style:font-name-complex="Times New Roman" style:font-size-complex="11pt"/>
    </style:style>
    <style:style style:name="P91" style:family="paragraph" style:parent-style-name="Standard">
      <style:paragraph-properties fo:margin-left="0.27cm" fo:margin-right="0.3cm" fo:line-height="0.564cm" fo:text-align="justify" style:justify-single-word="false" fo:text-indent="1cm" style:auto-text-indent="false"/>
      <style:text-properties fo:text-transform="uppercase" fo:color="#000000" style:font-name="DejaVu Sans" fo:font-size="11pt" style:font-size-asian="11pt" style:font-name-complex="Times New Roman" style:font-size-complex="11pt"/>
    </style:style>
    <style:style style:name="P92" style:family="paragraph" style:parent-style-name="Standard">
      <style:paragraph-properties fo:margin-left="0.27cm" fo:margin-right="0.3cm" fo:line-height="0.564cm" fo:text-align="justify" style:justify-single-word="false" fo:text-indent="1cm" style:auto-text-indent="false"/>
      <style:text-properties fo:text-transform="uppercase" fo:color="#000000" style:font-name="DejaVu Sans" fo:font-size="11pt" fo:language="none" fo:country="none" style:font-size-asian="11pt" style:language-asian="none" style:country-asian="none" style:font-name-complex="Times New Roman" style:font-size-complex="11pt"/>
    </style:style>
    <style:style style:name="P93" style:family="paragraph" style:parent-style-name="Standard">
      <style:paragraph-properties fo:margin-left="0.27cm" fo:margin-right="0.3cm" fo:line-height="0.564cm" fo:text-align="justify" style:justify-single-word="false" fo:text-indent="1cm" style:auto-text-indent="false"/>
      <style:text-properties fo:text-transform="uppercase" fo:color="#000000" style:font-name="DejaVu Sans" fo:font-size="11pt" style:text-underline-style="solid" style:text-underline-width="auto" style:text-underline-color="font-color" style:font-size-asian="11pt" style:font-name-complex="Times New Roman" style:font-size-complex="11pt"/>
    </style:style>
    <style:style style:name="P94" style:family="paragraph" style:parent-style-name="Standard">
      <style:paragraph-properties fo:margin-left="0.27cm" fo:margin-right="0.3cm" fo:line-height="0.564cm" fo:text-align="justify" style:justify-single-word="false" fo:text-indent="1cm" style:auto-text-indent="false"/>
      <style:text-properties fo:text-transform="uppercase" fo:color="#000000" style:font-name="DejaVu Sans" fo:font-size="11pt" fo:language="en" fo:country="US" style:text-underline-style="none" style:font-size-asian="11pt" style:language-asian="none" style:country-asian="none" style:font-name-complex="Times New Roman" style:font-size-complex="11pt"/>
    </style:style>
    <style:style style:name="P95" style:family="paragraph" style:parent-style-name="Standard">
      <style:paragraph-properties fo:margin-left="0.27cm" fo:margin-right="0.3cm" fo:line-height="0.564cm" fo:text-align="justify" style:justify-single-word="false" fo:text-indent="1cm" style:auto-text-indent="false"/>
      <style:text-properties fo:text-transform="uppercase" style:font-name="DejaVu Sans" fo:font-size="11pt" style:text-underline-style="solid" style:text-underline-width="auto" style:text-underline-color="font-color" style:font-size-asian="11pt" style:font-name-complex="Times New Roman" style:font-size-complex="11pt"/>
    </style:style>
    <style:style style:name="P96" style:family="paragraph" style:parent-style-name="Standard">
      <style:paragraph-properties fo:margin-left="0.27cm" fo:margin-right="0.3cm" fo:line-height="0.564cm" fo:text-align="justify" style:justify-single-word="false" fo:text-indent="1cm" style:auto-text-indent="false"/>
      <style:text-properties fo:color="#000000" style:font-name="DejaVu Sans" fo:font-size="11pt" fo:language="en" fo:country="US" style:font-size-asian="11pt" style:language-asian="none" style:country-asian="none" style:font-name-complex="Times New Roman" style:font-size-complex="11pt"/>
    </style:style>
    <style:style style:name="P97" style:family="paragraph" style:parent-style-name="Standard">
      <style:paragraph-properties fo:margin-left="0.27cm" fo:margin-right="0.3cm" fo:line-height="0.564cm" fo:text-align="justify" style:justify-single-word="false" fo:text-indent="1cm" style:auto-text-indent="false"/>
      <style:text-properties style:font-name="DejaVu Sans"/>
    </style:style>
    <style:style style:name="P98" style:family="paragraph" style:parent-style-name="Standard">
      <style:paragraph-properties fo:margin-left="0.27cm" fo:margin-right="0.3cm" fo:line-height="0.564cm" fo:text-align="justify" style:justify-single-word="false" fo:text-indent="1cm" style:auto-text-indent="false">
        <style:drop-cap/>
      </style:paragraph-properties>
      <style:text-properties style:font-name="DejaVu Sans"/>
    </style:style>
    <style:style style:name="P99" style:family="paragraph" style:parent-style-name="Standard">
      <style:paragraph-properties fo:margin-left="0.27cm" fo:margin-right="0.3cm" fo:line-height="0.564cm" fo:text-align="justify" style:justify-single-word="false" fo:keep-together="auto" fo:text-indent="1cm" style:auto-text-indent="false"/>
      <style:text-properties style:font-name="DejaVu Sans"/>
    </style:style>
    <style:style style:name="P100" style:family="paragraph" style:parent-style-name="Standard">
      <style:paragraph-properties fo:margin-left="0.27cm" fo:margin-right="0.3cm" fo:line-height="0.564cm" fo:text-align="justify" style:justify-single-word="false" fo:text-indent="1cm" style:auto-text-indent="false"/>
      <style:text-properties style:font-name="DejaVu Sans" fo:font-size="11pt" fo:language="none" fo:country="none" style:font-size-asian="11pt" style:language-asian="none" style:country-asian="none" style:font-name-complex="Times New Roman" style:font-size-complex="11pt"/>
    </style:style>
    <style:style style:name="P101" style:family="paragraph" style:parent-style-name="Standard">
      <style:paragraph-properties fo:margin-left="0.27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102" style:family="paragraph" style:parent-style-name="Standard">
      <style:paragraph-properties fo:margin-left="0.27cm" fo:margin-right="0.3cm" fo:line-height="0.564cm" fo:text-align="justify" style:justify-single-word="false" fo:keep-together="auto" fo:text-indent="1cm" style:auto-text-indent="false"/>
      <style:text-properties style:font-name="DejaVu Sans" fo:font-size="11pt" style:font-size-asian="11pt" style:font-name-complex="Times New Roman" style:font-size-complex="11pt"/>
    </style:style>
    <style:style style:name="P103" style:family="paragraph" style:parent-style-name="Standard">
      <style:paragraph-properties fo:margin-left="0.27cm" fo:margin-right="0.3cm" fo:line-height="0.564cm" fo:text-align="justify" style:justify-single-word="false" fo:text-indent="1cm" style:auto-text-indent="false"/>
      <style:text-properties style:font-name="DejaVu Sans" fo:font-size="11pt" fo:language="en" fo:country="US" fo:font-style="italic" fo:font-weight="bold" style:font-size-asian="11pt" style:language-asian="none" style:country-asian="none" style:font-style-asian="italic" style:font-weight-asian="bold" style:font-name-complex="Times New Roman" style:font-size-complex="11pt"/>
    </style:style>
    <style:style style:name="P104" style:family="paragraph" style:parent-style-name="Standard">
      <style:paragraph-properties fo:margin-left="0.27cm" fo:margin-right="0.3cm" fo:line-height="0.564cm" fo:text-align="justify" style:justify-single-word="false" fo:text-indent="1cm" style:auto-text-indent="false"/>
      <style:text-properties style:font-name="DejaVu Sans" fo:font-size="11pt" fo:language="en" fo:country="US" fo:font-weight="bold" style:font-size-asian="11pt" style:language-asian="none" style:country-asian="none" style:font-weight-asian="bold" style:font-name-complex="Times New Roman" style:font-size-complex="11pt"/>
    </style:style>
    <style:style style:name="P105" style:family="paragraph" style:parent-style-name="Standard">
      <style:paragraph-properties fo:margin-left="0.27cm" fo:margin-right="0.3cm" fo:line-height="0.564cm" fo:text-align="justify" style:justify-single-word="false" fo:text-indent="1cm" style:auto-text-indent="false"/>
      <style:text-properties style:font-name="DejaVu Sans" fo:font-size="11pt" fo:language="en" fo:country="US" style:font-size-asian="11pt" style:language-asian="none" style:country-asian="none" style:font-name-complex="Times New Roman" style:font-size-complex="11pt"/>
    </style:style>
    <style:style style:name="P106" style:family="paragraph" style:parent-style-name="Standard">
      <style:paragraph-properties fo:margin-left="0.27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107" style:family="paragraph" style:parent-style-name="Standard">
      <style:paragraph-properties fo:margin-left="0.27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108" style:family="paragraph" style:parent-style-name="Standard">
      <style:paragraph-properties fo:margin-left="0.27cm" fo:margin-right="0.3cm" fo:line-height="0.564cm" fo:text-align="justify" style:justify-single-word="false" fo:text-indent="1cm" style:auto-text-indent="false"/>
      <style:text-properties style:font-name="DejaVu Sans" fo:font-size="11pt" fo:language="fr" fo:country="FR" style:font-size-asian="11pt" style:font-name-complex="Times New Roman" style:font-size-complex="11pt"/>
    </style:style>
    <style:style style:name="P109" style:family="paragraph" style:parent-style-name="Standard">
      <style:paragraph-properties fo:margin-left="0.27cm" fo:margin-right="0.3cm" fo:line-height="0.564cm" fo:text-align="justify" style:justify-single-word="false" fo:text-indent="1cm" style:auto-text-indent="false"/>
      <style:text-properties style:font-name="DejaVu Sans" fo:font-size="11pt" fo:font-style="italic" style:font-size-asian="11pt" style:font-style-asian="italic" style:font-name-complex="Times New Roman" style:font-size-complex="11pt"/>
    </style:style>
    <style:style style:name="P110" style:family="paragraph" style:parent-style-name="Standard">
      <style:paragraph-properties fo:margin-left="0.27cm" fo:margin-right="0.3cm" fo:line-height="0.564cm" fo:text-align="center" style:justify-single-word="false" fo:text-indent="1cm" style:auto-text-indent="false" fo:break-before="page"/>
    </style:style>
    <style:style style:name="P111" style:family="paragraph" style:parent-style-name="Standard">
      <style:paragraph-properties fo:margin-left="0.27cm" fo:margin-right="0.3cm" fo:line-height="0.564cm" fo:text-align="justify" style:justify-single-word="false" fo:text-indent="1cm" style:auto-text-indent="false" fo:break-before="page"/>
    </style:style>
    <style:style style:name="P112" style:family="paragraph" style:parent-style-name="Standard">
      <style:paragraph-properties fo:margin-left="0.27cm" fo:margin-right="0.3cm" fo:text-align="justify" style:justify-single-word="false" fo:text-indent="1cm" style:auto-text-indent="false" fo:break-before="page"/>
    </style:style>
    <style:style style:name="P113" style:family="paragraph" style:parent-style-name="Standard">
      <style:paragraph-properties fo:margin-left="0.27cm" fo:margin-right="0.3cm" fo:text-align="center" style:justify-single-word="false" fo:text-indent="1cm" style:auto-text-indent="false" fo:break-before="page"/>
    </style:style>
    <style:style style:name="P114" style:family="paragraph" style:parent-style-name="Standard">
      <style:paragraph-properties fo:margin-left="0.27cm" fo:margin-right="0.3cm" fo:line-height="0.564cm" fo:text-align="justify" style:justify-single-word="false" fo:text-indent="1cm" style:auto-text-indent="false" fo:break-before="page"/>
      <style:text-properties fo:text-transform="uppercase" fo:color="#000000" style:font-name="DejaVu Sans" fo:font-size="11pt" style:font-size-asian="11pt" style:font-name-complex="Times New Roman" style:font-size-complex="11pt"/>
    </style:style>
    <style:style style:name="P115" style:family="paragraph" style:parent-style-name="Standard">
      <style:paragraph-properties fo:margin-left="0.27cm" fo:margin-right="0.3cm" fo:line-height="0.564cm" fo:text-align="justify" style:justify-single-word="false" fo:text-indent="1cm" style:auto-text-indent="false" fo:break-before="page"/>
      <style:text-properties fo:text-transform="uppercase" style:font-name="DejaVu Sans" fo:font-size="11pt" style:text-underline-style="solid" style:text-underline-width="auto" style:text-underline-color="font-color" style:font-size-asian="11pt" style:font-name-complex="Times New Roman" style:font-size-complex="11pt"/>
    </style:style>
    <style:style style:name="P116" style:family="paragraph" style:parent-style-name="Standard">
      <style:paragraph-properties fo:margin-left="0.27cm" fo:margin-right="0.3cm" fo:line-height="0.564cm" fo:text-align="justify" style:justify-single-word="false" fo:text-indent="1cm" style:auto-text-indent="false" fo:break-before="page"/>
      <style:text-properties fo:color="#000000" style:font-name="DejaVu Sans" fo:font-size="11pt" style:font-size-asian="11pt" style:font-name-complex="Times New Roman" style:font-size-complex="11pt"/>
    </style:style>
    <style:style style:name="P117" style:family="paragraph" style:parent-style-name="Standard">
      <style:paragraph-properties fo:margin-left="0.27cm" fo:margin-right="0.3cm" fo:line-height="0.564cm" fo:text-align="justify" style:justify-single-word="false" fo:text-indent="1cm" style:auto-text-indent="false" fo:break-before="page"/>
      <style:text-properties style:font-name="DejaVu Sans"/>
    </style:style>
    <style:style style:name="P118" style:family="paragraph" style:parent-style-name="Standard">
      <style:paragraph-properties fo:margin-left="0.27cm" fo:margin-right="0.3cm" fo:line-height="0.564cm" fo:text-align="justify" style:justify-single-word="false" fo:text-indent="1cm" style:auto-text-indent="false" fo:break-before="page"/>
      <style:text-properties style:font-name="DejaVu Sans" fo:font-size="11pt" fo:font-weight="bold" style:font-size-asian="11pt" style:font-weight-asian="bold" style:font-name-complex="Times New Roman" style:font-size-complex="11pt"/>
    </style:style>
    <style:style style:name="P119" style:family="paragraph" style:parent-style-name="Standard">
      <style:paragraph-properties fo:margin-left="0.27cm" fo:margin-right="0.3cm"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120" style:family="paragraph" style:parent-style-name="Standard">
      <style:paragraph-properties fo:margin-left="0.25cm" fo:margin-right="0.3cm"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121" style:family="paragraph" style:parent-style-name="YAZIOZET">
      <style:paragraph-properties fo:margin-left="0.27cm" fo:margin-right="0.3cm" fo:text-indent="1cm" style:auto-text-indent="false"/>
    </style:style>
    <style:style style:name="P122" style:family="paragraph" style:parent-style-name="alinti">
      <style:paragraph-properties fo:margin-left="0.27cm" fo:margin-right="0.3cm" fo:margin-top="0cm" fo:margin-bottom="0cm" loext:contextual-spacing="false" fo:text-indent="1cm" style:auto-text-indent="false"/>
      <style:text-properties fo:color="#000000" style:font-name="DejaVu Sans" fo:font-size="11pt" fo:language="en" fo:country="US" fo:font-weight="bold" style:font-size-asian="11pt" style:language-asian="none" style:country-asian="none" style:font-weight-asian="bold" style:font-name-complex="Times New Roman" style:font-size-complex="11pt"/>
    </style:style>
    <style:style style:name="P123" style:family="paragraph" style:parent-style-name="alinti">
      <style:paragraph-properties fo:margin-left="0.27cm" fo:margin-right="0.3cm" fo:margin-top="0cm" fo:margin-bottom="0cm" loext:contextual-spacing="false" fo:text-indent="1cm" style:auto-text-indent="false"/>
      <style:text-properties fo:color="#000000" style:font-name="DejaVu Sans" fo:font-size="11pt" fo:language="en" fo:country="US" style:font-size-asian="11pt" style:language-asian="none" style:country-asian="none" style:font-name-complex="Times New Roman" style:font-size-complex="11pt"/>
    </style:style>
    <style:style style:name="P124" style:family="paragraph" style:parent-style-name="altyazˇ">
      <style:paragraph-properties fo:margin-left="0.27cm" fo:margin-right="0.3cm" fo:line-height="0.564cm" fo:text-align="justify" style:justify-single-word="false" fo:text-indent="1cm" style:auto-text-indent="false"/>
      <style:text-properties fo:color="#000000" style:font-name="DejaVu Sans" fo:font-size="11pt" fo:letter-spacing="normal" fo:language="en" fo:country="US" fo:font-style="italic" style:font-size-asian="11pt" style:language-asian="none" style:country-asian="none" style:font-style-asian="italic" style:font-name-complex="Times New Roman" style:font-size-complex="11pt"/>
    </style:style>
    <style:style style:name="P125" style:family="paragraph" style:parent-style-name="ara_20_baslik">
      <style:paragraph-properties fo:margin-left="0.27cm" fo:margin-right="0.3cm" fo:text-align="justify" style:justify-single-word="false" fo:text-indent="1cm" style:auto-text-indent="false"/>
    </style:style>
    <style:style style:name="P126" style:family="paragraph" style:parent-style-name="ara_20_baslik">
      <style:paragraph-properties fo:margin-left="0.27cm" fo:margin-right="0.3cm" fo:text-align="justify" style:justify-single-word="false" fo:text-indent="1cm" style:auto-text-indent="false"/>
      <style:text-properties fo:color="#000000" style:font-name="DejaVu Sans" fo:font-size="11pt" fo:language="en" fo:country="US" style:font-size-asian="11pt" style:language-asian="none" style:country-asian="none" style:font-name-complex="Times New Roman" style:font-size-complex="11pt"/>
    </style:style>
    <style:style style:name="P127" style:family="paragraph" style:parent-style-name="ara_20_baslik">
      <style:paragraph-properties fo:margin-left="0.27cm" fo:margin-right="0.3cm" fo:text-align="justify" style:justify-single-word="false" fo:text-indent="1cm" style:auto-text-indent="false"/>
      <style:text-properties fo:color="#000000" style:font-name="DejaVu Sans" fo:font-size="11pt" fo:language="en" fo:country="US" fo:font-style="italic" style:font-size-asian="11pt" style:language-asian="none" style:country-asian="none" style:font-style-asian="italic" style:font-name-complex="Times New Roman" style:font-size-complex="11pt"/>
    </style:style>
    <style:style style:name="P128" style:family="paragraph" style:parent-style-name="ara_20_baslik">
      <style:paragraph-properties fo:margin-left="0.27cm" fo:margin-right="0.3cm" fo:text-align="justify" style:justify-single-word="false" fo:text-indent="1cm" style:auto-text-indent="false"/>
      <style:text-properties fo:color="#000000" style:font-name="DejaVu Sans" fo:font-size="11pt" fo:language="en" fo:country="US" style:text-underline-style="solid" style:text-underline-width="auto" style:text-underline-color="font-color" fo:font-weight="bold" style:font-size-asian="11pt" style:language-asian="none" style:country-asian="none" style:font-weight-asian="bold" style:font-name-complex="Times New Roman" style:font-size-complex="11pt"/>
    </style:style>
    <style:style style:name="P129" style:family="paragraph" style:parent-style-name="ara_20_baslik">
      <style:paragraph-properties fo:margin-left="0.27cm" fo:margin-right="0.3cm" fo:text-align="justify" style:justify-single-word="false" fo:text-indent="1cm" style:auto-text-indent="false"/>
      <style:text-properties fo:color="#000000" style:font-name="DejaVu Sans" fo:font-size="11pt" fo:language="en" fo:country="US" fo:font-weight="bold" style:font-size-asian="11pt" style:language-asian="none" style:country-asian="none" style:font-weight-asian="bold" style:font-name-complex="Times New Roman" style:font-size-complex="11pt"/>
    </style:style>
    <style:style style:name="P130" style:family="paragraph" style:parent-style-name="ara_20_baslik">
      <style:paragraph-properties fo:margin-left="0.27cm" fo:margin-right="0.3cm" fo:text-align="justify" style:justify-single-word="false" fo:text-indent="1cm" style:auto-text-indent="false" fo:break-before="page"/>
      <style:text-properties fo:color="#000000" style:font-name="DejaVu Sans" fo:font-size="11pt" fo:language="en" fo:country="US" style:font-size-asian="11pt" style:language-asian="none" style:country-asian="none" style:font-name-complex="Times New Roman" style:font-size-complex="11pt"/>
    </style:style>
    <style:style style:name="P131" style:family="paragraph" style:parent-style-name="belgesel_20_mesaj">
      <style:paragraph-properties fo:margin-left="0.27cm" fo:margin-right="0.3cm" fo:text-align="justify" style:justify-single-word="false" fo:text-indent="1cm" style:auto-text-indent="false"/>
      <style:text-properties fo:color="#000000" style:font-name="DejaVu Sans" fo:font-size="11pt" fo:language="en" fo:country="US" fo:font-weight="bold" style:font-size-asian="11pt" style:language-asian="none" style:country-asian="none" style:font-weight-asian="bold" style:font-name-complex="Times New Roman" style:font-size-complex="11pt"/>
    </style:style>
    <style:style style:name="P132" style:family="paragraph" style:parent-style-name="birch_20_karakteri">
      <style:paragraph-properties>
        <style:drop-cap/>
      </style:paragraph-properties>
      <style:text-properties style:font-name="DejaVu Sans"/>
    </style:style>
    <style:style style:name="P133" style:family="paragraph" style:parent-style-name="birch_20_karakteri">
      <style:paragraph-properties fo:margin-left="0.27cm" fo:margin-right="0.3cm" fo:line-height="0.564cm" fo:text-indent="1cm" style:auto-text-indent="false"/>
    </style:style>
    <style:style style:name="P134" style:family="paragraph" style:parent-style-name="birch_20_karakteri">
      <style:paragraph-properties fo:margin-left="0.27cm" fo:margin-right="0.3cm" fo:line-height="0.564cm" fo:text-indent="1cm" style:auto-text-indent="false"/>
      <style:text-properties fo:color="#000000" style:font-name="DejaVu Sans" fo:font-size="11pt" fo:language="en" fo:country="US" style:font-size-asian="11pt" style:language-asian="none" style:country-asian="none" style:font-name-complex="Times New Roman" style:font-size-complex="11pt"/>
    </style:style>
    <style:style style:name="P135" style:family="paragraph" style:parent-style-name="birch_20_karakteri">
      <style:paragraph-properties fo:margin-left="0.27cm" fo:margin-right="0.3cm" fo:line-height="0.564cm" fo:text-indent="1cm" style:auto-text-indent="false"/>
      <style:text-properties fo:color="#000000" style:font-name="DejaVu Sans" fo:font-size="11pt" fo:language="en" fo:country="US" fo:font-weight="bold" style:font-size-asian="11pt" style:language-asian="none" style:country-asian="none" style:font-weight-asian="bold" style:font-name-complex="Times New Roman" style:font-size-complex="11pt"/>
    </style:style>
    <style:style style:name="P136" style:family="paragraph" style:parent-style-name="buyuk_20_baslik">
      <style:paragraph-properties fo:margin-left="0.27cm" fo:margin-right="0.3cm" fo:margin-top="0cm" fo:margin-bottom="0cm" loext:contextual-spacing="false" fo:line-height="0.564cm" fo:text-align="justify" style:justify-single-word="false" fo:text-indent="1cm" style:auto-text-indent="false"/>
    </style:style>
    <style:style style:name="P137" style:family="paragraph" style:parent-style-name="buyuk_20_baslik">
      <style:paragraph-properties fo:margin-left="0.27cm" fo:margin-right="0.3cm" fo:margin-top="0cm" fo:margin-bottom="0cm" loext:contextual-spacing="false" fo:line-height="0.564cm" fo:text-align="justify" style:justify-single-word="false" fo:text-indent="1cm" style:auto-text-indent="false"/>
      <style:text-properties fo:font-variant="normal" fo:text-transform="none" fo:color="#000000" style:font-name="DejaVu Sans" fo:font-size="11pt" fo:language="en" fo:country="US" style:font-size-asian="11pt" style:language-asian="none" style:country-asian="none" style:font-name-complex="Times New Roman" style:font-size-complex="11pt"/>
    </style:style>
    <style:style style:name="P138" style:family="paragraph" style:parent-style-name="buyuk_20_baslik">
      <style:paragraph-properties fo:margin-left="0.27cm" fo:margin-right="0.3cm" fo:margin-top="0cm" fo:margin-bottom="0cm" loext:contextual-spacing="false" fo:text-indent="1cm" style:auto-text-indent="false" fo:break-before="page"/>
    </style:style>
    <style:style style:name="P139" style:family="paragraph" style:parent-style-name="kutu_20_mesaj">
      <style:paragraph-properties fo:margin-left="0.27cm" fo:margin-right="0.3cm" fo:text-indent="1cm" style:auto-text-indent="false"/>
      <style:text-properties fo:color="#000000" style:font-name="DejaVu Sans" fo:font-size="11pt" fo:language="en" fo:country="US" style:font-size-asian="11pt" style:language-asian="none" style:country-asian="none" style:font-name-complex="Times New Roman" style:font-size-complex="11pt"/>
    </style:style>
    <style:style style:name="P140" style:family="paragraph" style:parent-style-name="kutu_20_yazilari">
      <style:paragraph-properties fo:margin-left="0.27cm" fo:margin-right="0.3cm" fo:line-height="0.564cm" fo:text-indent="1cm" style:auto-text-indent="false"/>
      <style:text-properties style:font-name="DejaVu Sans"/>
    </style:style>
    <style:style style:name="P141" style:family="paragraph" style:parent-style-name="mektubu_20_yazan">
      <style:paragraph-properties fo:margin-left="0.27cm" fo:margin-right="0.3cm" fo:line-height="0.564cm" fo:text-align="justify" style:justify-single-word="false" fo:text-indent="1cm" style:auto-text-indent="false"/>
    </style:style>
    <style:style style:name="P142" style:family="paragraph" style:parent-style-name="mektubu_20_yazan">
      <style:paragraph-properties fo:margin-left="0.27cm" fo:margin-right="0.3cm" fo:line-height="0.564cm" fo:text-align="justify" style:justify-single-word="false" fo:text-indent="1cm" style:auto-text-indent="false"/>
      <style:text-properties fo:text-transform="uppercase" fo:color="#000000" style:font-name="DejaVu Sans" fo:letter-spacing="normal" fo:language="en" fo:country="US" style:language-asian="en" style:country-asian="US" style:font-name-complex="Times New Roman" style:font-size-complex="11pt"/>
    </style:style>
    <style:style style:name="P143" style:family="paragraph" style:parent-style-name="mektubu_20_yazan">
      <style:paragraph-properties fo:margin-left="0.27cm" fo:margin-right="0.3cm" fo:line-height="0.564cm" fo:text-align="justify" style:justify-single-word="false" fo:text-indent="1cm" style:auto-text-indent="false"/>
      <style:text-properties fo:color="#000000" style:font-name="DejaVu Sans" fo:letter-spacing="normal" fo:language="en" fo:country="US" style:language-asian="none" style:country-asian="none" style:font-name-complex="Times New Roman" style:font-size-complex="11pt"/>
    </style:style>
    <style:style style:name="P144" style:family="paragraph" style:parent-style-name="mektubu_20_yazan">
      <style:paragraph-properties fo:margin-left="0.27cm" fo:margin-right="0.3cm" fo:line-height="0.564cm" fo:text-align="justify" style:justify-single-word="false" fo:text-indent="1cm" style:auto-text-indent="false"/>
      <style:text-properties fo:color="#000000" style:font-name="DejaVu Sans" fo:letter-spacing="normal" fo:language="en" fo:country="US" style:language-asian="en" style:country-asian="US" style:font-name-complex="Times New Roman" style:font-size-complex="11pt"/>
    </style:style>
    <style:style style:name="P145" style:family="paragraph" style:parent-style-name="mektubu_20_yazan">
      <style:paragraph-properties fo:margin-left="0.27cm" fo:margin-right="0.3cm" fo:line-height="0.564cm" fo:text-align="justify" style:justify-single-word="false" fo:text-indent="1cm" style:auto-text-indent="false"/>
      <style:text-properties fo:color="#000000" style:font-name="DejaVu Sans" fo:letter-spacing="normal" fo:language="en" fo:country="US" fo:font-weight="bold" style:language-asian="none" style:country-asian="none" style:font-weight-asian="bold" style:font-name-complex="Times New Roman" style:font-size-complex="11pt"/>
    </style:style>
    <style:style style:name="P146" style:family="paragraph" style:parent-style-name="mektubu_20_yazan">
      <style:paragraph-properties fo:margin-left="0.27cm" fo:margin-right="0.3cm" fo:line-height="0.564cm" fo:text-align="justify" style:justify-single-word="false" fo:text-indent="1cm" style:auto-text-indent="false"/>
      <style:text-properties fo:color="#000000" style:font-name="DejaVu Sans" fo:font-size="11pt" fo:language="en" fo:country="US" style:font-size-asian="11pt" style:language-asian="none" style:country-asian="none" style:font-name-complex="Times New Roman" style:font-size-complex="11pt"/>
    </style:style>
    <style:style style:name="P147" style:family="paragraph" style:parent-style-name="mektubu_20_yazan">
      <style:paragraph-properties fo:margin-left="0.27cm" fo:margin-right="0.3cm" fo:line-height="0.564cm" fo:text-align="justify" style:justify-single-word="false" fo:text-indent="1cm" style:auto-text-indent="false" fo:break-before="page"/>
    </style:style>
    <style:style style:name="P148" style:family="paragraph" style:parent-style-name="mektubu_20_yazan">
      <style:paragraph-properties fo:margin-left="0.27cm" fo:margin-right="0.3cm" fo:line-height="0.564cm" fo:text-align="justify" style:justify-single-word="false" fo:text-indent="1cm" style:auto-text-indent="false" fo:break-before="page"/>
      <style:text-properties fo:color="#000000" style:font-name="DejaVu Sans" fo:letter-spacing="normal" fo:language="en" fo:country="US" fo:font-weight="bold" style:language-asian="none" style:country-asian="none" style:font-weight-asian="bold" style:font-name-complex="Times New Roman" style:font-size-complex="11pt"/>
    </style:style>
    <style:style style:name="P149" style:family="paragraph" style:parent-style-name="mesaj_20_kutusu">
      <style:paragraph-properties fo:margin-left="0.27cm" fo:margin-right="0.3cm" fo:text-align="justify" style:justify-single-word="false" fo:text-indent="1cm" style:auto-text-indent="false"/>
      <style:text-properties fo:color="#000000" style:font-name="DejaVu Sans" fo:font-size="11pt" fo:language="en" fo:country="US" style:font-size-asian="11pt" style:language-asian="none" style:country-asian="none" style:font-name-complex="Times New Roman" style:font-size-complex="11pt"/>
    </style:style>
    <style:style style:name="P150" style:family="paragraph" style:parent-style-name="mesaj_20_kutusu">
      <style:paragraph-properties fo:margin-left="0.27cm" fo:margin-right="0.3cm" fo:text-align="justify" style:justify-single-word="false" fo:text-indent="1cm" style:auto-text-indent="false"/>
    </style:style>
    <style:style style:name="P151" style:family="paragraph" style:parent-style-name="metin">
      <style:paragraph-properties fo:margin-left="0.27cm" fo:margin-right="0.3cm" fo:margin-top="0cm" fo:margin-bottom="0cm" loext:contextual-spacing="false" fo:line-height="0.564cm" fo:text-indent="1cm" style:auto-text-indent="false"/>
      <style:text-properties fo:color="#000000" style:font-name="DejaVu Sans" fo:font-size="11pt" fo:language="en" fo:country="US" style:font-size-asian="11pt" style:language-asian="none" style:country-asian="none" style:font-name-complex="Times New Roman" style:font-size-complex="11pt"/>
    </style:style>
    <style:style style:name="P152" style:family="paragraph" style:parent-style-name="metin">
      <style:paragraph-properties fo:margin-left="0.27cm" fo:margin-right="0.3cm" fo:margin-top="0cm" fo:margin-bottom="0cm" loext:contextual-spacing="false" fo:line-height="0.564cm" fo:text-indent="1cm" style:auto-text-indent="false"/>
      <style:text-properties fo:text-transform="uppercase" fo:color="#000000" style:font-name="DejaVu Sans" fo:font-size="11pt" fo:language="en" fo:country="US" style:font-size-asian="11pt" style:language-asian="none" style:country-asian="none" style:font-name-complex="Times New Roman" style:font-size-complex="11pt"/>
    </style:style>
    <style:style style:name="P153" style:family="paragraph" style:parent-style-name="metin_20_2">
      <style:paragraph-properties fo:margin-left="0.27cm" fo:margin-right="0.3cm" fo:margin-top="0cm" fo:margin-bottom="0cm" loext:contextual-spacing="false" fo:text-indent="1cm" style:auto-text-indent="false"/>
    </style:style>
    <style:style style:name="P154" style:family="paragraph" style:parent-style-name="metin_20_2">
      <style:paragraph-properties fo:margin-left="0.27cm" fo:margin-right="0.3cm" fo:margin-top="0cm" fo:margin-bottom="0cm" loext:contextual-spacing="false" fo:text-indent="1cm" style:auto-text-indent="false"/>
      <style:text-properties fo:color="#000000" style:font-name="DejaVu Sans" fo:font-size="11pt" fo:language="en" fo:country="US" style:font-size-asian="11pt" style:language-asian="none" style:country-asian="none" style:font-name-complex="Times New Roman" style:font-size-complex="11pt"/>
    </style:style>
    <style:style style:name="P155" style:family="paragraph" style:parent-style-name="metin_20_2">
      <style:paragraph-properties fo:margin-left="0.27cm" fo:margin-right="0.3cm" fo:margin-top="0cm" fo:margin-bottom="0cm" loext:contextual-spacing="false" fo:text-indent="1cm" style:auto-text-indent="false"/>
      <style:text-properties fo:color="#000000" style:font-name="DejaVu Sans" fo:font-size="11pt" fo:language="en" fo:country="US" fo:font-weight="bold" style:font-size-asian="11pt" style:language-asian="none" style:country-asian="none" style:font-weight-asian="bold" style:font-name-complex="Times New Roman" style:font-size-complex="11pt"/>
    </style:style>
    <style:style style:name="P156" style:family="paragraph" style:parent-style-name="metin_20_2">
      <style:paragraph-properties fo:margin-left="0.27cm" fo:margin-right="0.3cm" fo:margin-top="0cm" fo:margin-bottom="0cm" loext:contextual-spacing="false" fo:text-indent="1cm" style:auto-text-indent="false"/>
      <style:text-properties fo:text-transform="uppercase" fo:color="#000000" style:font-name="DejaVu Sans" fo:font-size="11pt" fo:language="en" fo:country="US" style:font-size-asian="11pt" style:language-asian="none" style:country-asian="none" style:font-name-complex="Times New Roman" style:font-size-complex="11pt"/>
    </style:style>
    <style:style style:name="P157" style:family="paragraph" style:parent-style-name="metin_20_2">
      <style:paragraph-properties fo:margin-left="0.27cm" fo:margin-right="0.3cm" fo:margin-top="0cm" fo:margin-bottom="0cm" loext:contextual-spacing="false" fo:text-indent="1cm" style:auto-text-indent="false"/>
      <style:text-properties fo:text-transform="uppercase" fo:color="#000000" style:font-name="DejaVu Sans" fo:font-size="11pt" fo:language="en" fo:country="US" style:text-underline-style="solid" style:text-underline-width="auto" style:text-underline-color="font-color" style:font-size-asian="11pt" style:language-asian="none" style:country-asian="none" style:font-name-complex="Times New Roman" style:font-size-complex="11pt"/>
    </style:style>
    <style:style style:name="P158" style:family="paragraph" style:parent-style-name="metin_20_2">
      <style:paragraph-properties fo:margin-left="0.27cm" fo:margin-right="0.3cm" fo:margin-top="0cm" fo:margin-bottom="0cm" loext:contextual-spacing="false" fo:text-indent="1cm" style:auto-text-indent="false"/>
      <style:text-properties style:font-name="DejaVu Sans"/>
    </style:style>
    <style:style style:name="P159" style:family="paragraph" style:parent-style-name="metin_20_2">
      <style:paragraph-properties fo:margin-left="0.27cm" fo:margin-right="0.3cm" fo:margin-top="0cm" fo:margin-bottom="0cm" loext:contextual-spacing="false" fo:text-indent="1cm" style:auto-text-indent="false"/>
      <style:text-properties style:font-name="DejaVu Sans" fo:font-size="11pt" fo:language="en" fo:country="US" fo:font-weight="bold" style:font-size-asian="11pt" style:language-asian="none" style:country-asian="none" style:font-weight-asian="bold" style:font-name-complex="Times New Roman" style:font-size-complex="11pt"/>
    </style:style>
    <style:style style:name="P160" style:family="paragraph" style:parent-style-name="metin_20_2">
      <style:paragraph-properties fo:margin-left="0.27cm" fo:margin-right="0.3cm" fo:margin-top="0cm" fo:margin-bottom="0cm" loext:contextual-spacing="false" fo:text-indent="1cm" style:auto-text-indent="false"/>
      <style:text-properties style:font-name="DejaVu Sans" fo:font-size="11pt" fo:language="en" fo:country="US" style:font-size-asian="11pt" style:language-asian="none" style:country-asian="none" style:font-name-complex="Times New Roman" style:font-size-complex="11pt"/>
    </style:style>
    <style:style style:name="P161" style:family="paragraph" style:parent-style-name="metin_20_2">
      <style:paragraph-properties fo:margin-left="1.27cm" fo:margin-right="0.3cm" fo:margin-top="0cm" fo:margin-bottom="0cm" loext:contextual-spacing="false" fo:text-indent="0cm" style:auto-text-indent="false"/>
      <style:text-properties fo:text-transform="uppercase" fo:color="#000000" style:font-name="DejaVu Sans" fo:font-size="11pt" fo:language="en" fo:country="US" style:text-underline-style="none" style:font-size-asian="11pt" style:language-asian="none" style:country-asian="none" style:font-name-complex="Times New Roman" style:font-size-complex="11pt"/>
    </style:style>
    <style:style style:name="P162" style:family="paragraph" style:parent-style-name="metin_20_2">
      <style:paragraph-properties fo:margin-left="1.27cm" fo:margin-right="0.3cm" fo:margin-top="0cm" fo:margin-bottom="0cm" loext:contextual-spacing="false" fo:text-indent="0cm" style:auto-text-indent="false"/>
      <style:text-properties style:font-name="DejaVu Sans" fo:font-size="11pt" style:font-size-asian="11pt" style:font-name-complex="Times New Roman" style:font-size-complex="11pt"/>
    </style:style>
    <style:style style:name="P163" style:family="paragraph" style:parent-style-name="ovgumetin">
      <style:paragraph-properties fo:margin-left="0.27cm" fo:margin-right="0.3cm" fo:text-indent="1cm" style:auto-text-indent="false"/>
    </style:style>
    <style:style style:name="P164" style:family="paragraph" style:parent-style-name="ovgumetin">
      <style:paragraph-properties fo:margin-left="0.27cm" fo:margin-right="0.3cm" fo:text-indent="1cm" style:auto-text-indent="false"/>
      <style:text-properties fo:color="#000000" style:font-name="DejaVu Sans" fo:font-size="11pt" fo:language="en" fo:country="US" fo:font-weight="bold" style:font-size-asian="11pt" style:language-asian="none" style:country-asian="none" style:font-weight-asian="bold" style:font-name-complex="Times New Roman" style:font-size-complex="11pt"/>
    </style:style>
    <style:style style:name="P165" style:family="paragraph" style:parent-style-name="ovgumetin">
      <style:paragraph-properties fo:margin-left="0.27cm" fo:margin-right="0.3cm" fo:text-indent="1cm" style:auto-text-indent="false"/>
      <style:text-properties fo:color="#000000" style:font-name="DejaVu Sans" fo:font-size="11pt" fo:language="en" fo:country="US" style:font-size-asian="11pt" style:language-asian="none" style:country-asian="none" style:font-name-complex="Times New Roman" style:font-size-complex="11pt"/>
    </style:style>
    <style:style style:name="P166" style:family="paragraph" style:parent-style-name="ovgumetin">
      <style:paragraph-properties fo:margin-left="0.27cm" fo:margin-right="0.3cm" fo:text-indent="1cm" style:auto-text-indent="false"/>
      <style:text-properties fo:color="#000000" style:font-name="DejaVu Sans" fo:font-size="11pt" fo:letter-spacing="normal" fo:language="en" fo:country="US" style:font-size-asian="11pt" style:language-asian="none" style:country-asian="none" style:font-name-complex="Times New Roman" style:font-size-complex="11pt"/>
    </style:style>
    <style:style style:name="P167" style:family="paragraph" style:parent-style-name="ovgumetin">
      <style:paragraph-properties fo:margin-left="0.27cm" fo:margin-right="0.3cm" fo:text-indent="1cm" style:auto-text-indent="false"/>
      <style:text-properties fo:font-variant="small-caps" fo:color="#000000" style:font-name="DejaVu Sans" fo:font-size="11pt" fo:letter-spacing="0.176cm" fo:language="en" fo:country="US" fo:font-weight="bold" style:font-size-asian="11pt" style:language-asian="none" style:country-asian="none" style:font-weight-asian="bold" style:font-name-complex="Times New Roman" style:font-size-complex="11pt"/>
    </style:style>
    <style:style style:name="P168" style:family="paragraph" style:parent-style-name="ovgumetin">
      <style:paragraph-properties fo:margin-left="0.27cm" fo:margin-right="0.3cm" fo:text-indent="1cm" style:auto-text-indent="false"/>
      <style:text-properties fo:font-variant="small-caps" fo:color="#000000" style:font-name="DejaVu Sans" fo:font-size="11pt" fo:language="en" fo:country="US" fo:font-weight="bold" style:font-size-asian="11pt" style:language-asian="none" style:country-asian="none" style:font-weight-asian="bold" style:font-name-complex="Times New Roman" style:font-size-complex="11pt"/>
    </style:style>
    <style:style style:name="P169" style:family="paragraph" style:parent-style-name="ovgumetin">
      <style:paragraph-properties fo:margin-left="0.27cm" fo:margin-right="0.3cm" fo:text-indent="1cm" style:auto-text-indent="false"/>
      <style:text-properties style:font-name="DejaVu Sans"/>
    </style:style>
    <style:style style:name="P170" style:family="paragraph" style:parent-style-name="ovgumetin">
      <style:paragraph-properties fo:margin-left="0.27cm" fo:margin-right="0.3cm" fo:text-indent="1cm" style:auto-text-indent="false" fo:break-before="page"/>
    </style:style>
    <style:style style:name="P171" style:family="paragraph" style:parent-style-name="radyo_20_baslik">
      <style:paragraph-properties fo:margin-left="0.27cm" fo:margin-right="0.3cm" fo:margin-top="0cm" fo:margin-bottom="0cm" loext:contextual-spacing="false" fo:text-indent="1cm" style:auto-text-indent="false"/>
      <style:text-properties fo:color="#000000" style:font-name="DejaVu Sans" fo:font-size="11pt" fo:language="en" fo:country="US" style:font-size-asian="11pt" style:language-asian="none" style:country-asian="none" style:font-name-complex="Times New Roman" style:font-size-complex="11pt"/>
    </style:style>
    <style:style style:name="P172" style:family="paragraph" style:parent-style-name="site_20_adi">
      <style:paragraph-properties fo:margin-left="0.27cm" fo:margin-right="0.3cm" fo:line-height="0.564cm" fo:text-indent="1cm" style:auto-text-indent="false"/>
    </style:style>
    <style:style style:name="P173" style:family="paragraph" style:parent-style-name="site_20_adi">
      <style:paragraph-properties fo:margin-left="0.27cm" fo:margin-right="0.3cm" fo:line-height="0.564cm" fo:text-indent="1cm" style:auto-text-indent="false"/>
      <style:text-properties fo:color="#000000" style:font-name="DejaVu Sans" fo:font-size="11pt" fo:language="en" fo:country="US" fo:font-weight="bold" style:font-size-asian="11pt" style:language-asian="none" style:country-asian="none" style:font-weight-asian="bold" style:font-name-complex="Times New Roman" style:font-size-complex="11pt"/>
    </style:style>
    <style:style style:name="P174" style:family="paragraph" style:parent-style-name="site_20_adi">
      <style:paragraph-properties fo:margin-left="0.27cm" fo:margin-right="0.3cm" fo:line-height="0.564cm" fo:text-indent="1cm" style:auto-text-indent="false"/>
      <style:text-properties fo:color="#000000" style:font-name="DejaVu Sans" fo:font-size="11pt" fo:language="en" fo:country="US" style:font-size-asian="11pt" style:language-asian="none" style:country-asian="none" style:font-name-complex="Times New Roman" style:font-size-complex="11pt"/>
    </style:style>
    <style:style style:name="P175" style:family="paragraph" style:parent-style-name="site_20_adi">
      <style:paragraph-properties fo:margin-left="0.27cm" fo:margin-right="0.3cm" fo:line-height="0.564cm" fo:text-indent="1cm" style:auto-text-indent="false"/>
      <style:text-properties style:font-name="DejaVu Sans"/>
    </style:style>
    <style:style style:name="P176" style:family="paragraph" style:parent-style-name="site_20_adii">
      <style:paragraph-properties fo:margin-left="0.27cm" fo:margin-right="0.3cm" fo:line-height="0.564cm" fo:text-indent="1cm" style:auto-text-indent="false"/>
    </style:style>
    <style:style style:name="P177" style:family="paragraph" style:parent-style-name="site_20_adii">
      <style:paragraph-properties fo:margin-left="0.27cm" fo:margin-right="0.3cm" fo:line-height="0.564cm" fo:text-indent="1cm" style:auto-text-indent="false"/>
      <style:text-properties fo:color="#000000" style:font-name="Times New Roman" fo:font-size="11pt" fo:language="none" fo:country="none" fo:font-weight="bold" style:font-size-asian="11pt" style:font-weight-asian="bold" style:font-name-complex="Times New Roman" style:font-size-complex="11pt"/>
    </style:style>
    <style:style style:name="P178" style:family="paragraph" style:parent-style-name="site_20_adii">
      <style:paragraph-properties fo:margin-left="0.27cm" fo:margin-right="0.3cm" fo:line-height="0.564cm" fo:text-indent="1cm" style:auto-text-indent="false"/>
      <style:text-properties fo:color="#000000" style:font-name="Times New Roman" fo:font-size="11pt" fo:language="none" fo:country="none" style:font-size-asian="11pt" style:font-name-complex="Times New Roman" style:font-size-complex="11pt"/>
    </style:style>
    <style:style style:name="P179" style:family="paragraph" style:parent-style-name="site_20_adii">
      <style:paragraph-properties fo:margin-left="0.27cm" fo:margin-right="0.3cm" fo:line-height="0.564cm" fo:text-indent="1cm" style:auto-text-indent="false"/>
      <style:text-properties fo:color="#000000" style:font-name="Times New Roman" fo:font-size="11pt" fo:language="none" fo:country="none" fo:font-style="italic" style:font-size-asian="11pt" style:font-style-asian="italic" style:font-name-complex="Times New Roman" style:font-size-complex="11pt"/>
    </style:style>
    <style:style style:name="P180" style:family="paragraph" style:parent-style-name="site_20_adii">
      <style:paragraph-properties fo:margin-left="0.27cm" fo:margin-right="0.3cm" fo:line-height="0.564cm" fo:text-indent="1cm" style:auto-text-indent="false"/>
      <style:text-properties fo:color="#000000" style:font-name="DejaVu Sans" fo:font-size="11pt" fo:language="en" fo:country="US" style:font-size-asian="11pt" style:language-asian="none" style:country-asian="none" style:font-name-complex="Times New Roman" style:font-size-complex="11pt"/>
    </style:style>
    <style:style style:name="P181" style:family="paragraph" style:parent-style-name="site_20_adii">
      <style:paragraph-properties fo:margin-left="0.27cm" fo:margin-right="0.3cm" fo:line-height="0.564cm" fo:text-indent="1cm" style:auto-text-indent="false"/>
      <style:text-properties style:font-name="DejaVu Sans"/>
    </style:style>
    <style:style style:name="P182" style:family="paragraph" style:parent-style-name="site_20_kutu_20_ici">
      <style:paragraph-properties fo:margin-left="0.27cm" fo:margin-right="0.3cm" fo:line-height="0.564cm" fo:text-indent="1cm" style:auto-text-indent="false"/>
    </style:style>
    <style:style style:name="P183" style:family="paragraph" style:parent-style-name="site_20_kutu_20_ici">
      <style:paragraph-properties fo:margin-left="0.27cm" fo:margin-right="0.3cm" fo:line-height="0.564cm" fo:text-indent="1cm" style:auto-text-indent="false"/>
      <style:text-properties fo:color="#000000" style:font-name="DejaVu Sans" fo:font-size="11pt" fo:language="en" fo:country="US" style:font-size-asian="11pt" style:language-asian="none" style:country-asian="none" style:font-name-complex="Times New Roman" style:font-size-complex="11pt"/>
    </style:style>
    <style:style style:name="P184" style:family="paragraph" style:parent-style-name="site_20_kutu_20_ici">
      <style:paragraph-properties fo:margin-left="0.27cm" fo:margin-right="0.3cm" fo:line-height="0.564cm" fo:text-indent="1cm" style:auto-text-indent="false"/>
      <style:text-properties style:font-name="DejaVu Sans"/>
    </style:style>
    <style:style style:name="T1" style:family="text">
      <style:text-properties fo:font-weight="bold" style:font-weight-asian="bold"/>
    </style:style>
    <style:style style:name="T2" style:family="text">
      <style:text-properties style:font-name="Times New Roman" fo:font-size="11pt" style:font-size-asian="11pt" style:font-name-complex="Times New Roman" style:font-size-complex="11pt"/>
    </style:style>
    <style:style style:name="T3" style:family="text">
      <style:text-properties style:font-name="Times New Roman" fo:font-size="11pt" fo:font-weight="bold" style:font-size-asian="11pt" style:font-weight-asian="bold" style:font-name-complex="Times New Roman" style:font-size-complex="11pt"/>
    </style:style>
    <style:style style:name="T4" style:family="text">
      <style:text-properties style:font-name="Times New Roman" fo:font-size="11pt" fo:font-style="italic" style:font-size-asian="11pt" style:font-style-asian="italic" style:font-name-complex="Times New Roman" style:font-size-complex="11pt"/>
    </style:style>
    <style:style style:name="T5" style:family="text">
      <style:text-properties style:font-name="Times New Roman" fo:font-size="11pt" fo:font-style="italic" fo:font-weight="bold" style:font-size-asian="11pt" style:font-style-asian="italic" style:font-weight-asian="bold" style:font-name-complex="Times New Roman" style:font-size-complex="11pt"/>
    </style:style>
    <style:style style:name="T6" style:family="text">
      <style:text-properties style:font-name="Times New Roman" fo:font-size="11pt" fo:language="fr" fo:country="FR" style:font-size-asian="11pt" style:font-name-complex="Times New Roman" style:font-size-complex="11pt"/>
    </style:style>
    <style:style style:name="T7" style:family="text">
      <style:text-properties style:font-name="Times New Roman" fo:font-size="11pt" fo:language="en" fo:country="US" fo:font-weight="bold" style:font-size-asian="11pt" style:language-asian="none" style:country-asian="none" style:font-weight-asian="bold" style:font-name-complex="Times New Roman" style:font-size-complex="11pt"/>
    </style:style>
    <style:style style:name="T8" style:family="text">
      <style:text-properties style:font-name="Times New Roman" fo:font-size="11pt" fo:language="en" fo:country="US" style:font-size-asian="11pt" style:language-asian="none" style:country-asian="none" style:font-name-complex="Times New Roman" style:font-size-complex="11pt"/>
    </style:style>
    <style:style style:name="T9" style:family="text">
      <style:text-properties style:font-name="Times New Roman" fo:font-size="11pt" fo:language="en" fo:country="US" fo:font-weight="normal" style:font-size-asian="11pt" style:language-asian="none" style:country-asian="none" style:font-weight-asian="normal" style:font-name-complex="Times New Roman" style:font-size-complex="11pt"/>
    </style:style>
    <style:style style:name="T10" style:family="text">
      <style:text-properties style:font-name="Times New Roman" fo:font-size="11pt" fo:language="en" fo:country="US" fo:font-style="italic" fo:font-weight="normal" style:font-size-asian="11pt" style:language-asian="none" style:country-asian="none" style:font-style-asian="italic" style:font-weight-asian="normal" style:font-name-complex="Times New Roman" style:font-size-complex="11pt"/>
    </style:style>
    <style:style style:name="T11" style:family="text">
      <style:text-properties style:font-name="Times New Roman" fo:font-size="11pt" fo:language="en" fo:country="US" fo:font-style="italic" style:font-size-asian="11pt" style:language-asian="none" style:country-asian="none" style:font-style-asian="italic" style:font-name-complex="Times New Roman" style:font-size-complex="11pt"/>
    </style:style>
    <style:style style:name="T12" style:family="text">
      <style:text-properties style:font-name="Times New Roman" fo:font-size="11pt" fo:language="en" fo:country="US" style:text-underline-style="solid" style:text-underline-width="auto" style:text-underline-color="font-color" style:font-size-asian="11pt" style:language-asian="none" style:country-asian="none" style:font-name-complex="Times New Roman" style:font-size-complex="11pt"/>
    </style:style>
    <style:style style:name="T13" style:family="text">
      <style:text-properties style:font-name="Times New Roman" fo:font-size="18pt" fo:font-weight="bold" style:font-size-asian="18pt" style:font-weight-asian="bold" style:font-name-complex="Times New Roman" style:font-size-complex="18pt"/>
    </style:style>
    <style:style style:name="T14" style:family="text">
      <style:text-properties style:font-name="Times New Roman" style:font-name-complex="Times New Roman"/>
    </style:style>
    <style:style style:name="T15" style:family="text">
      <style:text-properties style:font-name-complex="Times New Roman"/>
    </style:style>
    <style:style style:name="T16" style:family="text">
      <style:text-properties fo:color="#000000"/>
    </style:style>
    <style:style style:name="T17" style:family="text">
      <style:text-properties fo:color="#000000" style:font-name="Times New Roman" fo:font-size="36pt" fo:font-weight="bold" style:font-size-asian="36pt" style:font-weight-asian="bold" style:font-name-complex="Times New Roman" style:font-size-complex="36pt"/>
    </style:style>
    <style:style style:name="T18" style:family="text">
      <style:text-properties fo:color="#000000" style:font-name="Times New Roman" fo:font-size="11pt" fo:font-weight="bold" style:font-size-asian="11pt" style:font-weight-asian="bold" style:font-name-complex="Times New Roman" style:font-size-complex="11pt"/>
    </style:style>
    <style:style style:name="T19" style:family="text">
      <style:text-properties fo:color="#000000" style:font-name="Times New Roman" fo:font-size="11pt" style:font-size-asian="11pt" style:font-name-complex="Times New Roman" style:font-size-complex="11pt"/>
    </style:style>
    <style:style style:name="T20" style:family="text">
      <style:text-properties fo:color="#000000" style:font-name="Times New Roman" fo:font-size="11pt" style:text-underline-style="solid" style:text-underline-width="auto" style:text-underline-color="font-color" style:font-size-asian="11pt" style:font-name-complex="Times New Roman" style:font-size-complex="11pt"/>
    </style:style>
    <style:style style:name="T21" style:family="text">
      <style:text-properties fo:color="#000000" style:font-name="Times New Roman" fo:font-size="11pt" style:text-underline-style="solid" style:text-underline-width="auto" style:text-underline-color="font-color" fo:font-weight="bold" style:font-size-asian="11pt" style:font-weight-asian="bold" style:font-name-complex="Times New Roman" style:font-size-complex="11pt"/>
    </style:style>
    <style:style style:name="T22" style:family="text">
      <style:text-properties fo:color="#000000" style:font-name="Times New Roman" fo:font-size="11pt" fo:font-style="italic" style:font-size-asian="11pt" style:font-style-asian="italic" style:font-name-complex="Times New Roman" style:font-size-complex="11pt"/>
    </style:style>
    <style:style style:name="T23" style:family="text">
      <style:text-properties fo:color="#000000" style:font-name="Times New Roman" fo:font-size="11pt" fo:font-style="italic" fo:font-weight="bold" style:font-size-asian="11pt" style:font-style-asian="italic" style:font-weight-asian="bold" style:font-name-complex="Times New Roman" style:font-size-complex="11pt"/>
    </style:style>
    <style:style style:name="T24" style:family="text">
      <style:text-properties fo:color="#000000" style:font-name="Times New Roman" fo:font-size="11pt" fo:language="de" fo:country="DE" style:font-size-asian="11pt" style:font-name-complex="Times New Roman" style:font-size-complex="11pt"/>
    </style:style>
    <style:style style:name="T25" style:family="text">
      <style:text-properties fo:color="#000000" style:font-name="Times New Roman" fo:font-size="11pt" fo:language="de" fo:country="DE" fo:font-weight="bold" style:font-size-asian="11pt" style:font-weight-asian="bold" style:font-name-complex="Times New Roman" style:font-size-complex="11pt"/>
    </style:style>
    <style:style style:name="T26" style:family="text">
      <style:text-properties fo:color="#000000" style:font-name="Times New Roman" fo:font-size="11pt" fo:letter-spacing="1.058cm" fo:language="fr" fo:country="FR" fo:font-weight="bold" style:font-size-asian="11pt" style:font-weight-asian="bold" style:font-name-complex="Times New Roman" style:font-size-complex="11pt"/>
    </style:style>
    <style:style style:name="T27" style:family="text">
      <style:text-properties fo:color="#000000" style:font-name="Times New Roman" fo:font-size="11pt" fo:letter-spacing="1.058cm" fo:language="fr" fo:country="FR" style:font-size-asian="11pt" style:font-name-complex="Times New Roman" style:font-size-complex="11pt"/>
    </style:style>
    <style:style style:name="T28" style:family="text">
      <style:text-properties fo:color="#000000" style:font-name="Times New Roman" fo:font-size="11pt" fo:letter-spacing="0.176cm" fo:language="fr" fo:country="FR" style:text-underline-style="solid" style:text-underline-width="auto" style:text-underline-color="font-color" style:font-size-asian="11pt" style:font-name-complex="Times New Roman" style:font-size-complex="11pt"/>
    </style:style>
    <style:style style:name="T29" style:family="text">
      <style:text-properties fo:color="#000000" style:font-name="Times New Roman" fo:font-size="11pt" fo:letter-spacing="0.176cm" fo:language="fr" fo:country="FR" fo:font-weight="bold" style:font-size-asian="11pt" style:font-weight-asian="bold" style:font-name-complex="Times New Roman" style:font-size-complex="11pt"/>
    </style:style>
    <style:style style:name="T30" style:family="text">
      <style:text-properties fo:color="#000000" style:font-name="Times New Roman" fo:font-size="11pt" fo:letter-spacing="0.176cm" fo:language="en" fo:country="US" fo:font-weight="bold" style:font-size-asian="11pt" style:language-asian="none" style:country-asian="none" style:font-weight-asian="bold" style:font-name-complex="Times New Roman" style:font-size-complex="11pt"/>
    </style:style>
    <style:style style:name="T31" style:family="text">
      <style:text-properties fo:color="#000000" style:font-name="Times New Roman" fo:font-size="11pt" fo:language="fr" fo:country="FR" style:font-size-asian="11pt" style:font-name-complex="Times New Roman" style:font-size-complex="11pt"/>
    </style:style>
    <style:style style:name="T32" style:family="text">
      <style:text-properties fo:color="#000000" style:font-name="Times New Roman" fo:font-size="11pt" fo:language="fr" fo:country="FR" style:font-size-asian="11pt" style:language-asian="none" style:country-asian="none" style:font-name-complex="Times New Roman" style:font-size-complex="11pt"/>
    </style:style>
    <style:style style:name="T33" style:family="text">
      <style:text-properties fo:color="#000000" style:font-name="Times New Roman" fo:font-size="11pt" fo:language="en" fo:country="US" style:font-size-asian="11pt" style:language-asian="none" style:country-asian="none" style:font-name-complex="Times New Roman" style:font-size-complex="11pt"/>
    </style:style>
    <style:style style:name="T34" style:family="text">
      <style:text-properties fo:color="#000000" style:font-name="Times New Roman" fo:font-size="11pt" fo:language="en" fo:country="US" style:font-size-asian="11pt" style:language-asian="en" style:country-asian="US" style:font-name-complex="Times New Roman" style:font-size-complex="11pt"/>
    </style:style>
    <style:style style:name="T35" style:family="text">
      <style:text-properties fo:color="#000000" style:font-name="Times New Roman" fo:font-size="11pt" fo:language="en" fo:country="US" fo:font-weight="bold" style:font-size-asian="11pt" style:language-asian="none" style:country-asian="none" style:font-weight-asian="bold" style:font-name-complex="Times New Roman" style:font-size-complex="11pt"/>
    </style:style>
    <style:style style:name="T36" style:family="text">
      <style:text-properties fo:color="#000000" style:font-name="Times New Roman" fo:font-size="11pt" fo:language="en" fo:country="US" fo:font-style="italic" style:font-size-asian="11pt" style:language-asian="none" style:country-asian="none" style:font-style-asian="italic" style:font-name-complex="Times New Roman" style:font-size-complex="11pt"/>
    </style:style>
    <style:style style:name="T37" style:family="text">
      <style:text-properties fo:color="#000000" style:font-name="Times New Roman" fo:font-size="11pt" fo:language="en" fo:country="US" fo:font-style="italic" fo:font-weight="normal" style:font-size-asian="11pt" style:language-asian="none" style:country-asian="none" style:font-style-asian="italic" style:font-weight-asian="normal" style:font-name-complex="Times New Roman" style:font-size-complex="11pt"/>
    </style:style>
    <style:style style:name="T38" style:family="text">
      <style:text-properties fo:color="#000000" style:font-name="Times New Roman" fo:font-size="11pt" fo:language="en" fo:country="US" fo:font-style="italic" fo:font-weight="bold" style:font-size-asian="11pt" style:language-asian="none" style:country-asian="none" style:font-style-asian="italic" style:font-weight-asian="bold" style:font-name-complex="Times New Roman" style:font-size-complex="11pt"/>
    </style:style>
    <style:style style:name="T39" style:family="text">
      <style:text-properties fo:color="#000000" style:font-name="Times New Roman" fo:font-size="11pt" fo:language="en" fo:country="US" fo:font-weight="normal" style:font-size-asian="11pt" style:language-asian="none" style:country-asian="none" style:font-weight-asian="normal" style:font-name-complex="Times New Roman" style:font-size-complex="11pt"/>
    </style:style>
    <style:style style:name="T40" style:family="text">
      <style:text-properties fo:color="#000000" style:font-name="Times New Roman" fo:font-size="11pt" fo:language="en" fo:country="US" style:text-underline-style="solid" style:text-underline-width="auto" style:text-underline-color="font-color" fo:font-weight="bold" style:font-size-asian="11pt" style:language-asian="none" style:country-asian="none" style:font-weight-asian="bold" style:font-name-complex="Times New Roman" style:font-size-complex="11pt"/>
    </style:style>
    <style:style style:name="T41" style:family="text">
      <style:text-properties fo:color="#000000" style:font-name="Times New Roman" fo:font-size="11pt" fo:letter-spacing="-0.106cm" fo:font-style="italic" style:font-size-asian="11pt" style:font-style-asian="italic" style:font-name-complex="Times New Roman" style:font-size-complex="11pt"/>
    </style:style>
    <style:style style:name="T42" style:family="text">
      <style:text-properties fo:color="#000000" style:font-name="Times New Roman" fo:font-size="18pt" fo:letter-spacing="0.176cm" fo:language="fr" fo:country="FR" fo:font-weight="bold" style:font-size-asian="18pt" style:font-weight-asian="bold" style:font-name-complex="Times New Roman" style:font-size-complex="18pt"/>
    </style:style>
    <style:style style:name="T43" style:family="text">
      <style:text-properties fo:color="#000000" style:font-name="Times New Roman" fo:font-size="18pt" fo:font-weight="bold" style:font-size-asian="18pt" style:font-weight-asian="bold" style:font-name-complex="Times New Roman" style:font-size-complex="18pt"/>
    </style:style>
    <style:style style:name="T44" style:family="text">
      <style:text-properties fo:color="#000000" style:font-name="Times New Roman" fo:font-size="18pt" fo:language="en" fo:country="US" fo:font-weight="bold" style:font-size-asian="18pt" style:language-asian="none" style:country-asian="none" style:font-weight-asian="bold" style:font-name-complex="Times New Roman" style:font-size-complex="18pt"/>
    </style:style>
    <style:style style:name="T45" style:family="text">
      <style:text-properties fo:color="#000000" style:font-name="Times New Roman" fo:language="en" fo:country="US" style:language-asian="none" style:country-asian="none" style:font-name-complex="Times New Roman" style:font-size-complex="11pt"/>
    </style:style>
    <style:style style:name="T46" style:family="text">
      <style:text-properties fo:color="#000000" style:font-name="Times New Roman" fo:letter-spacing="normal" fo:language="en" fo:country="US" fo:font-weight="bold" style:language-asian="none" style:country-asian="none" style:font-weight-asian="bold" style:font-name-complex="Times New Roman" style:font-size-complex="11pt"/>
    </style:style>
    <style:style style:name="T47" style:family="text">
      <style:text-properties fo:color="#000000" fo:font-size="36pt" fo:font-weight="bold" style:font-size-asian="36pt" style:font-weight-asian="bold" style:font-name-complex="Times New Roman" style:font-size-complex="36pt"/>
    </style:style>
    <style:style style:name="T48" style:family="text">
      <style:text-properties fo:color="#000000" fo:font-size="11pt" fo:font-weight="bold" style:font-size-asian="11pt" style:font-weight-asian="bold" style:font-size-complex="11pt"/>
    </style:style>
    <style:style style:name="T49" style:family="text">
      <style:text-properties fo:color="#000000" fo:font-size="11pt" fo:font-weight="bold" style:font-size-asian="11pt" style:font-weight-asian="bold" style:font-name-complex="Times New Roman" style:font-size-complex="11pt"/>
    </style:style>
    <style:style style:name="T50" style:family="text">
      <style:text-properties fo:color="#000000" fo:font-size="11pt" style:font-size-asian="11pt" style:font-name-complex="Times New Roman" style:font-size-complex="11pt"/>
    </style:style>
    <style:style style:name="T51" style:family="text">
      <style:text-properties fo:color="#000000" fo:font-size="11pt" style:text-underline-style="solid" style:text-underline-width="auto" style:text-underline-color="font-color" style:font-size-asian="11pt" style:font-name-complex="Times New Roman" style:font-size-complex="11pt"/>
    </style:style>
    <style:style style:name="T52" style:family="text">
      <style:text-properties fo:color="#000000" fo:font-size="11pt" style:text-underline-style="solid" style:text-underline-width="auto" style:text-underline-color="font-color" fo:font-weight="bold" style:font-size-asian="11pt" style:font-weight-asian="bold" style:font-name-complex="Times New Roman" style:font-size-complex="11pt"/>
    </style:style>
    <style:style style:name="T53" style:family="text">
      <style:text-properties fo:color="#000000" fo:font-size="11pt" fo:letter-spacing="1.058cm" fo:language="fr" fo:country="FR" fo:font-weight="bold" style:font-size-asian="11pt" style:font-weight-asian="bold" style:font-name-complex="Times New Roman" style:font-size-complex="11pt"/>
    </style:style>
    <style:style style:name="T54" style:family="text">
      <style:text-properties fo:color="#000000" fo:font-size="11pt" fo:letter-spacing="1.058cm" fo:language="fr" fo:country="FR" style:font-size-asian="11pt" style:font-name-complex="Times New Roman" style:font-size-complex="11pt"/>
    </style:style>
    <style:style style:name="T55" style:family="text">
      <style:text-properties fo:color="#000000" fo:font-size="11pt" fo:letter-spacing="0.176cm" fo:language="fr" fo:country="FR" style:text-underline-style="solid" style:text-underline-width="auto" style:text-underline-color="font-color" style:font-size-asian="11pt" style:font-name-complex="Times New Roman" style:font-size-complex="11pt"/>
    </style:style>
    <style:style style:name="T56" style:family="text">
      <style:text-properties fo:color="#000000" fo:font-size="11pt" fo:letter-spacing="0.176cm" fo:language="fr" fo:country="FR" fo:font-weight="bold" style:font-size-asian="11pt" style:font-weight-asian="bold" style:font-name-complex="Times New Roman" style:font-size-complex="11pt"/>
    </style:style>
    <style:style style:name="T57" style:family="text">
      <style:text-properties fo:color="#000000" fo:font-size="11pt" fo:language="fr" fo:country="FR" style:font-size-asian="11pt" style:font-name-complex="Times New Roman" style:font-size-complex="11pt"/>
    </style:style>
    <style:style style:name="T58" style:family="text">
      <style:text-properties fo:color="#000000" fo:font-size="11pt" fo:language="fr" fo:country="FR" style:font-size-asian="11pt" style:language-asian="none" style:country-asian="none" style:font-name-complex="Times New Roman" style:font-size-complex="11pt"/>
    </style:style>
    <style:style style:name="T59" style:family="text">
      <style:text-properties fo:color="#000000" fo:font-size="11pt" fo:language="en" fo:country="US" style:font-size-asian="11pt" style:language-asian="none" style:country-asian="none" style:font-name-complex="Times New Roman" style:font-size-complex="11pt"/>
    </style:style>
    <style:style style:name="T60" style:family="text">
      <style:text-properties fo:color="#000000" fo:font-size="11pt" fo:language="en" fo:country="US" style:font-size-asian="11pt" style:language-asian="en" style:country-asian="US" style:font-name-complex="Times New Roman" style:font-size-complex="11pt"/>
    </style:style>
    <style:style style:name="T61" style:family="text">
      <style:text-properties fo:color="#000000" fo:font-size="11pt" fo:language="en" fo:country="US" fo:font-weight="bold" style:font-size-asian="11pt" style:language-asian="none" style:country-asian="none" style:font-weight-asian="bold" style:font-name-complex="Times New Roman" style:font-size-complex="11pt"/>
    </style:style>
    <style:style style:name="T62" style:family="text">
      <style:text-properties fo:color="#000000" fo:font-size="11pt" fo:language="en" fo:country="US" fo:font-style="italic" style:font-size-asian="11pt" style:language-asian="none" style:country-asian="none" style:font-style-asian="italic" style:font-name-complex="Times New Roman" style:font-size-complex="11pt"/>
    </style:style>
    <style:style style:name="T63" style:family="text">
      <style:text-properties fo:color="#000000" fo:font-size="11pt" fo:language="en" fo:country="US" fo:font-style="italic" fo:font-weight="normal" style:font-size-asian="11pt" style:language-asian="none" style:country-asian="none" style:font-style-asian="italic" style:font-weight-asian="normal" style:font-name-complex="Times New Roman" style:font-size-complex="11pt"/>
    </style:style>
    <style:style style:name="T64" style:family="text">
      <style:text-properties fo:color="#000000" fo:font-size="11pt" fo:language="en" fo:country="US" fo:font-style="italic" fo:font-weight="bold" style:font-size-asian="11pt" style:language-asian="none" style:country-asian="none" style:font-style-asian="italic" style:font-weight-asian="bold" style:font-name-complex="Times New Roman" style:font-size-complex="11pt"/>
    </style:style>
    <style:style style:name="T65" style:family="text">
      <style:text-properties fo:color="#000000" fo:font-size="11pt" fo:language="en" fo:country="US" fo:font-weight="normal" style:font-size-asian="11pt" style:language-asian="none" style:country-asian="none" style:font-weight-asian="normal" style:font-name-complex="Times New Roman" style:font-size-complex="11pt"/>
    </style:style>
    <style:style style:name="T66" style:family="text">
      <style:text-properties fo:color="#000000" fo:font-size="11pt" fo:language="en" fo:country="US" style:text-underline-style="solid" style:text-underline-width="auto" style:text-underline-color="font-color" fo:font-weight="bold" style:font-size-asian="11pt" style:language-asian="none" style:country-asian="none" style:font-weight-asian="bold" style:font-name-complex="Times New Roman" style:font-size-complex="11pt"/>
    </style:style>
    <style:style style:name="T67" style:family="text">
      <style:text-properties fo:color="#000000" fo:font-size="11pt" fo:font-style="italic" style:font-size-asian="11pt" style:font-style-asian="italic" style:font-name-complex="Times New Roman" style:font-size-complex="11pt"/>
    </style:style>
    <style:style style:name="T68" style:family="text">
      <style:text-properties fo:color="#000000" fo:font-size="11pt" fo:font-style="italic" fo:font-weight="bold" style:font-size-asian="11pt" style:font-style-asian="italic" style:font-weight-asian="bold" style:font-name-complex="Times New Roman" style:font-size-complex="11pt"/>
    </style:style>
    <style:style style:name="T69" style:family="text">
      <style:text-properties fo:color="#000000" fo:font-size="11pt" fo:language="de" fo:country="DE" style:font-size-asian="11pt" style:font-name-complex="Times New Roman" style:font-size-complex="11pt"/>
    </style:style>
    <style:style style:name="T70" style:family="text">
      <style:text-properties fo:color="#000000" fo:font-size="11pt" fo:language="de" fo:country="DE" fo:font-weight="bold" style:font-size-asian="11pt" style:font-weight-asian="bold" style:font-name-complex="Times New Roman" style:font-size-complex="11pt"/>
    </style:style>
    <style:style style:name="T71" style:family="text">
      <style:text-properties fo:color="#000000" fo:font-size="11pt" fo:letter-spacing="-0.106cm" fo:font-style="italic" style:font-size-asian="11pt" style:font-style-asian="italic" style:font-name-complex="Times New Roman" style:font-size-complex="11pt"/>
    </style:style>
    <style:style style:name="T72" style:family="text">
      <style:text-properties fo:color="#000000" fo:language="en" fo:country="US" style:language-asian="none" style:country-asian="none"/>
    </style:style>
    <style:style style:name="T73" style:family="text">
      <style:text-properties fo:color="#000000" fo:language="en" fo:country="US" style:language-asian="none" style:country-asian="none" style:font-name-complex="Times New Roman" style:font-size-complex="11pt"/>
    </style:style>
    <style:style style:name="T74" style:family="text">
      <style:text-properties fo:color="#000000" fo:language="en" fo:country="US" fo:font-weight="bold" style:language-asian="none" style:country-asian="none" style:font-weight-asian="bold"/>
    </style:style>
    <style:style style:name="T75" style:family="text">
      <style:text-properties fo:color="#000000" fo:letter-spacing="normal" fo:language="en" fo:country="US" fo:font-weight="bold" style:language-asian="none" style:country-asian="none" style:font-weight-asian="bold" style:font-name-complex="Times New Roman" style:font-size-complex="11pt"/>
    </style:style>
    <style:style style:name="T76" style:family="text">
      <style:text-properties fo:color="#000000" fo:font-size="18pt" fo:letter-spacing="0.176cm" fo:language="fr" fo:country="FR" fo:font-weight="bold" style:font-size-asian="18pt" style:font-weight-asian="bold" style:font-name-complex="Times New Roman" style:font-size-complex="18pt"/>
    </style:style>
    <style:style style:name="T77" style:family="text">
      <style:text-properties fo:color="#000000" fo:font-size="18pt" fo:language="en" fo:country="US" fo:font-weight="bold" style:font-size-asian="18pt" style:language-asian="none" style:country-asian="none" style:font-weight-asian="bold" style:font-name-complex="Times New Roman" style:font-size-complex="18pt"/>
    </style:style>
    <style:style style:name="T78" style:family="text">
      <style:text-properties fo:color="#000000" fo:font-size="18pt" fo:font-weight="bold" style:font-size-asian="18pt" style:font-weight-asian="bold" style:font-name-complex="Times New Roman" style:font-size-complex="18pt"/>
    </style:style>
    <style:style style:name="T79" style:family="text">
      <style:text-properties fo:color="#000000" style:font-name="DejaVu Sans" fo:font-size="36pt" fo:font-weight="bold" style:font-size-asian="36pt" style:font-weight-asian="bold" style:font-name-complex="Times New Roman" style:font-size-complex="36pt"/>
    </style:style>
    <style:style style:name="T80" style:family="text">
      <style:text-properties fo:color="#000000" style:font-name="DejaVu Sans" fo:font-size="11pt" fo:font-weight="bold" style:font-size-asian="11pt" style:font-weight-asian="bold" style:font-name-complex="Times New Roman" style:font-size-complex="11pt"/>
    </style:style>
    <style:style style:name="T81" style:family="text">
      <style:text-properties fo:color="#000000" style:font-name="DejaVu Sans" fo:font-size="11pt" style:font-size-asian="11pt" style:font-name-complex="Times New Roman" style:font-size-complex="11pt"/>
    </style:style>
    <style:style style:name="T82" style:family="text">
      <style:text-properties fo:color="#000000" style:font-name="DejaVu Sans" fo:font-size="11pt" style:text-underline-style="solid" style:text-underline-width="auto" style:text-underline-color="font-color" style:font-size-asian="11pt" style:font-name-complex="Times New Roman" style:font-size-complex="11pt"/>
    </style:style>
    <style:style style:name="T83" style:family="text">
      <style:text-properties fo:color="#000000" style:font-name="DejaVu Sans" fo:font-size="11pt" style:text-underline-style="solid" style:text-underline-width="auto" style:text-underline-color="font-color" fo:font-weight="bold" style:font-size-asian="11pt" style:font-weight-asian="bold" style:font-name-complex="Times New Roman" style:font-size-complex="11pt"/>
    </style:style>
    <style:style style:name="T84" style:family="text">
      <style:text-properties fo:color="#000000" style:font-name="DejaVu Sans" fo:font-size="11pt" fo:font-style="italic" style:font-size-asian="11pt" style:font-style-asian="italic" style:font-name-complex="Times New Roman" style:font-size-complex="11pt"/>
    </style:style>
    <style:style style:name="T85" style:family="text">
      <style:text-properties fo:color="#000000" style:font-name="DejaVu Sans" fo:font-size="11pt" fo:font-style="italic" fo:font-weight="bold" style:font-size-asian="11pt" style:font-style-asian="italic" style:font-weight-asian="bold" style:font-name-complex="Times New Roman" style:font-size-complex="11pt"/>
    </style:style>
    <style:style style:name="T86" style:family="text">
      <style:text-properties fo:color="#000000" style:font-name="DejaVu Sans" fo:font-size="11pt" fo:language="de" fo:country="DE" style:font-size-asian="11pt" style:font-name-complex="Times New Roman" style:font-size-complex="11pt"/>
    </style:style>
    <style:style style:name="T87" style:family="text">
      <style:text-properties fo:color="#000000" style:font-name="DejaVu Sans" fo:font-size="11pt" fo:language="de" fo:country="DE" fo:font-weight="bold" style:font-size-asian="11pt" style:font-weight-asian="bold" style:font-name-complex="Times New Roman" style:font-size-complex="11pt"/>
    </style:style>
    <style:style style:name="T88" style:family="text">
      <style:text-properties fo:color="#000000" style:font-name="DejaVu Sans" fo:font-size="11pt" fo:letter-spacing="1.058cm" fo:language="fr" fo:country="FR" fo:font-weight="bold" style:font-size-asian="11pt" style:font-weight-asian="bold" style:font-name-complex="Times New Roman" style:font-size-complex="11pt"/>
    </style:style>
    <style:style style:name="T89" style:family="text">
      <style:text-properties fo:color="#000000" style:font-name="DejaVu Sans" fo:font-size="11pt" fo:letter-spacing="1.058cm" fo:language="fr" fo:country="FR" style:font-size-asian="11pt" style:font-name-complex="Times New Roman" style:font-size-complex="11pt"/>
    </style:style>
    <style:style style:name="T90" style:family="text">
      <style:text-properties fo:color="#000000" style:font-name="DejaVu Sans" fo:font-size="11pt" fo:letter-spacing="0.176cm" fo:language="fr" fo:country="FR" style:text-underline-style="solid" style:text-underline-width="auto" style:text-underline-color="font-color" style:font-size-asian="11pt" style:font-name-complex="Times New Roman" style:font-size-complex="11pt"/>
    </style:style>
    <style:style style:name="T91" style:family="text">
      <style:text-properties fo:color="#000000" style:font-name="DejaVu Sans" fo:font-size="11pt" fo:letter-spacing="0.176cm" fo:language="fr" fo:country="FR" fo:font-weight="bold" style:font-size-asian="11pt" style:font-weight-asian="bold" style:font-name-complex="Times New Roman" style:font-size-complex="11pt"/>
    </style:style>
    <style:style style:name="T92" style:family="text">
      <style:text-properties fo:color="#000000" style:font-name="DejaVu Sans" fo:font-size="11pt" fo:language="fr" fo:country="FR" style:font-size-asian="11pt" style:font-name-complex="Times New Roman" style:font-size-complex="11pt"/>
    </style:style>
    <style:style style:name="T93" style:family="text">
      <style:text-properties fo:color="#000000" style:font-name="DejaVu Sans" fo:font-size="11pt" fo:language="en" fo:country="US" style:font-size-asian="11pt" style:language-asian="none" style:country-asian="none" style:font-name-complex="Times New Roman" style:font-size-complex="11pt"/>
    </style:style>
    <style:style style:name="T94" style:family="text">
      <style:text-properties fo:color="#000000" style:font-name="DejaVu Sans" fo:font-size="11pt" fo:language="en" fo:country="US" fo:font-style="italic" style:font-size-asian="11pt" style:language-asian="none" style:country-asian="none" style:font-style-asian="italic" style:font-name-complex="Times New Roman" style:font-size-complex="11pt"/>
    </style:style>
    <style:style style:name="T95" style:family="text">
      <style:text-properties fo:color="#000000" style:font-name="DejaVu Sans" fo:font-size="11pt" fo:language="en" fo:country="US" fo:font-style="italic" fo:font-weight="normal" style:font-size-asian="11pt" style:language-asian="none" style:country-asian="none" style:font-style-asian="italic" style:font-weight-asian="normal" style:font-name-complex="Times New Roman" style:font-size-complex="11pt"/>
    </style:style>
    <style:style style:name="T96" style:family="text">
      <style:text-properties fo:color="#000000" style:font-name="DejaVu Sans" fo:font-size="11pt" fo:language="en" fo:country="US" fo:font-weight="normal" style:font-size-asian="11pt" style:language-asian="none" style:country-asian="none" style:font-weight-asian="normal" style:font-name-complex="Times New Roman" style:font-size-complex="11pt"/>
    </style:style>
    <style:style style:name="T97" style:family="text">
      <style:text-properties fo:color="#000000" style:font-name="DejaVu Sans" fo:font-size="11pt" fo:language="en" fo:country="US" fo:font-weight="bold" style:font-size-asian="11pt" style:language-asian="none" style:country-asian="none" style:font-weight-asian="bold" style:font-name-complex="Times New Roman" style:font-size-complex="11pt"/>
    </style:style>
    <style:style style:name="T98" style:family="text">
      <style:text-properties fo:color="#000000" style:font-name="DejaVu Sans" fo:font-size="11pt" fo:language="en" fo:country="US" style:text-underline-style="solid" style:text-underline-width="auto" style:text-underline-color="font-color" fo:font-weight="bold" style:font-size-asian="11pt" style:language-asian="none" style:country-asian="none" style:font-weight-asian="bold" style:font-name-complex="Times New Roman" style:font-size-complex="11pt"/>
    </style:style>
    <style:style style:name="T99" style:family="text">
      <style:text-properties fo:color="#000000" style:font-name="DejaVu Sans" fo:font-size="18pt" fo:letter-spacing="0.176cm" fo:language="fr" fo:country="FR" fo:font-weight="bold" style:font-size-asian="18pt" style:font-weight-asian="bold" style:font-name-complex="Times New Roman" style:font-size-complex="18pt"/>
    </style:style>
    <style:style style:name="T100" style:family="text">
      <style:text-properties fo:color="#000000" style:font-name="DejaVu Sans" fo:font-size="18pt" fo:language="en" fo:country="US" fo:font-weight="bold" style:font-size-asian="18pt" style:language-asian="none" style:country-asian="none" style:font-weight-asian="bold" style:font-name-complex="Times New Roman" style:font-size-complex="18pt"/>
    </style:style>
    <style:style style:name="T101" style:family="text">
      <style:text-properties fo:color="#000000" style:font-name="DejaVu Sans" fo:font-size="18pt" fo:font-weight="bold" style:font-size-asian="18pt" style:font-weight-asian="bold" style:font-name-complex="Times New Roman" style:font-size-complex="18pt"/>
    </style:style>
    <style:style style:name="T102" style:family="text">
      <style:text-properties fo:color="#000000" style:font-name="DejaVu Sans" fo:language="en" fo:country="US" style:language-asian="none" style:country-asian="none" style:font-name-complex="Times New Roman" style:font-size-complex="11pt"/>
    </style:style>
    <style:style style:name="T103" style:family="text">
      <style:text-properties fo:color="#000000" style:font-name="DejaVu Sans" fo:letter-spacing="normal" fo:language="en" fo:country="US" fo:font-weight="bold" style:language-asian="none" style:country-asian="none" style:font-weight-asian="bold" style:font-name-complex="Times New Roman" style:font-size-complex="11pt"/>
    </style:style>
    <style:style style:name="T104" style:family="text">
      <style:text-properties fo:font-size="11pt" style:font-size-asian="11pt"/>
    </style:style>
    <style:style style:name="T105" style:family="text">
      <style:text-properties fo:font-size="11pt" style:font-size-asian="11pt" style:font-name-complex="Times New Roman" style:font-size-complex="11pt"/>
    </style:style>
    <style:style style:name="T106" style:family="text">
      <style:text-properties fo:font-size="11pt" fo:font-weight="bold" style:font-size-asian="11pt" style:font-weight-asian="bold"/>
    </style:style>
    <style:style style:name="T107" style:family="text">
      <style:text-properties fo:font-size="11pt" fo:font-weight="bold" style:font-size-asian="11pt" style:font-weight-asian="bold" style:font-name-complex="Times New Roman" style:font-size-complex="11pt"/>
    </style:style>
    <style:style style:name="T108" style:family="text">
      <style:text-properties fo:font-size="11pt" fo:font-style="italic" style:font-size-asian="11pt" style:font-style-asian="italic" style:font-name-complex="Times New Roman" style:font-size-complex="11pt"/>
    </style:style>
    <style:style style:name="T109" style:family="text">
      <style:text-properties fo:font-size="11pt" fo:font-style="italic" fo:font-weight="bold" style:font-size-asian="11pt" style:font-style-asian="italic" style:font-weight-asian="bold" style:font-name-complex="Times New Roman" style:font-size-complex="11pt"/>
    </style:style>
    <style:style style:name="T110" style:family="text">
      <style:text-properties fo:font-size="11pt" fo:language="en" fo:country="US" style:font-size-asian="11pt" style:language-asian="none" style:country-asian="none" style:font-name-complex="Times New Roman" style:font-size-complex="11pt"/>
    </style:style>
    <style:style style:name="T111" style:family="text">
      <style:text-properties fo:font-size="11pt" fo:language="en" fo:country="US" fo:font-weight="bold" style:font-size-asian="11pt" style:language-asian="none" style:country-asian="none" style:font-weight-asian="bold" style:font-name-complex="Times New Roman" style:font-size-complex="11pt"/>
    </style:style>
    <style:style style:name="T112" style:family="text">
      <style:text-properties fo:font-size="11pt" fo:language="en" fo:country="US" fo:font-weight="normal" style:font-size-asian="11pt" style:language-asian="none" style:country-asian="none" style:font-weight-asian="normal" style:font-name-complex="Times New Roman" style:font-size-complex="11pt"/>
    </style:style>
    <style:style style:name="T113" style:family="text">
      <style:text-properties fo:font-size="11pt" fo:language="en" fo:country="US" fo:font-style="italic" fo:font-weight="normal" style:font-size-asian="11pt" style:language-asian="none" style:country-asian="none" style:font-style-asian="italic" style:font-weight-asian="normal" style:font-name-complex="Times New Roman" style:font-size-complex="11pt"/>
    </style:style>
    <style:style style:name="T114" style:family="text">
      <style:text-properties fo:font-size="11pt" fo:language="en" fo:country="US" fo:font-style="italic" style:font-size-asian="11pt" style:language-asian="none" style:country-asian="none" style:font-style-asian="italic" style:font-name-complex="Times New Roman" style:font-size-complex="11pt"/>
    </style:style>
    <style:style style:name="T115" style:family="text">
      <style:text-properties fo:font-size="11pt" fo:language="en" fo:country="US" style:text-underline-style="solid" style:text-underline-width="auto" style:text-underline-color="font-color" style:font-size-asian="11pt" style:language-asian="none" style:country-asian="none" style:font-name-complex="Times New Roman" style:font-size-complex="11pt"/>
    </style:style>
    <style:style style:name="T116" style:family="text">
      <style:text-properties fo:font-size="11pt" fo:language="fr" fo:country="FR" style:font-size-asian="11pt" style:font-name-complex="Times New Roman" style:font-size-complex="11pt"/>
    </style:style>
    <style:style style:name="T117" style:family="text">
      <style:text-properties style:text-underline-style="solid" style:text-underline-width="auto" style:text-underline-color="font-color"/>
    </style:style>
    <style:style style:name="T118" style:family="text">
      <style:text-properties style:text-underline-style="solid" style:text-underline-width="auto" style:text-underline-color="font-color" fo:font-weight="bold" style:font-weight-asian="bold"/>
    </style:style>
    <style:style style:name="T119" style:family="text">
      <style:text-properties fo:font-style="italic" style:font-style-asian="italic"/>
    </style:style>
    <style:style style:name="T120" style:family="text">
      <style:text-properties fo:font-style="italic" fo:font-weight="normal" style:font-style-asian="italic" style:font-weight-asian="normal"/>
    </style:style>
    <style:style style:name="T121" style:family="text">
      <style:text-properties fo:language="fr" fo:country="FR"/>
    </style:style>
    <style:style style:name="T122" style:family="text">
      <style:text-properties fo:letter-spacing="0.176cm" fo:font-weight="bold" style:font-weight-asian="bold"/>
    </style:style>
    <style:style style:name="T123" style:family="text">
      <style:text-properties fo:font-size="18pt" fo:font-weight="bold" style:font-size-asian="18pt" style:font-weight-asian="bold" style:font-name-complex="Times New Roman" style:font-size-complex="18pt"/>
    </style:style>
    <style:style style:name="T124" style:family="text">
      <style:text-properties fo:language="en" fo:country="US" style:language-asian="none" style:country-asian="none"/>
    </style:style>
    <style:style style:name="T125" style:family="text">
      <style:text-properties fo:language="en" fo:country="US" fo:font-weight="bold" style:language-asian="none" style:country-asian="none" style:font-weight-asian="bold"/>
    </style:style>
    <style:style style:name="T126" style:family="text">
      <style:text-properties fo:language="en" fo:country="US" fo:font-style="italic" style:language-asian="none" style:country-asian="none" style:font-style-asian="italic"/>
    </style:style>
    <style:style style:name="T127" style:family="text">
      <style:text-properties fo:language="en" fo:country="US" fo:font-style="italic" fo:font-weight="normal" style:language-asian="none" style:country-asian="none" style:font-style-asian="italic" style:font-weight-asian="normal"/>
    </style:style>
    <style:style style:name="T128" style:family="text">
      <style:text-properties fo:language="en" fo:country="US" fo:font-style="italic" fo:font-weight="bold" style:language-asian="none" style:country-asian="none" style:font-style-asian="italic" style:font-weight-asian="bold"/>
    </style:style>
    <style:style style:name="T129" style:family="text">
      <style:text-properties fo:language="en" fo:country="US" fo:font-weight="normal" style:language-asian="none" style:country-asian="none" style:font-weight-asian="normal"/>
    </style:style>
    <style:style style:name="T130" style:family="text">
      <style:text-properties fo:language="en" fo:country="US" fo:font-weight="normal" style:language-asian="en" style:country-asian="US" style:font-weight-asian="normal"/>
    </style:style>
    <style:style style:name="T131" style:family="text">
      <style:text-properties fo:language="en" fo:country="US" style:text-underline-style="solid" style:text-underline-width="auto" style:text-underline-color="font-color" style:language-asian="none" style:country-asian="none"/>
    </style:style>
    <style:style style:name="T132" style:family="text">
      <style:text-properties fo:letter-spacing="-0.106cm"/>
    </style:style>
    <style:style style:name="T133" style:family="text">
      <style:text-properties fo:font-weight="normal" style:font-weight-asian="normal"/>
    </style:style>
    <style:style style:name="T134" style:family="text">
      <style:text-properties fo:text-transform="uppercase"/>
    </style:style>
    <style:style style:name="T135" style:family="text">
      <style:text-properties fo:text-transform="uppercase" fo:font-size="11pt" style:text-underline-style="solid" style:text-underline-width="auto" style:text-underline-color="font-color" style:font-size-asian="11pt" style:font-name-complex="Times New Roman" style:font-size-complex="11pt"/>
    </style:style>
    <style:style style:name="T136" style:family="text">
      <style:text-properties fo:text-transform="uppercase" fo:font-size="11pt" fo:language="en" fo:country="US" style:text-underline-style="solid" style:text-underline-width="auto" style:text-underline-color="font-color" fo:font-weight="normal" style:font-size-asian="11pt" style:language-asian="none" style:country-asian="none" style:font-weight-asian="normal" style:font-name-complex="Times New Roman" style:font-size-complex="11pt"/>
    </style:style>
    <style:style style:name="T137" style:family="text">
      <style:text-properties fo:text-transform="uppercase" style:font-name="Times New Roman" fo:font-size="11pt" style:text-underline-style="solid" style:text-underline-width="auto" style:text-underline-color="font-color" style:font-size-asian="11pt" style:font-name-complex="Times New Roman" style:font-size-complex="11pt"/>
    </style:style>
    <style:style style:name="T138" style:family="text">
      <style:text-properties fo:text-transform="uppercase" style:font-name="Times New Roman" fo:font-size="11pt" fo:language="en" fo:country="US" style:text-underline-style="solid" style:text-underline-width="auto" style:text-underline-color="font-color" fo:font-weight="normal" style:font-size-asian="11pt" style:language-asian="none" style:country-asian="none" style:font-weight-asian="normal" style:font-name-complex="Times New Roman" style:font-size-complex="11pt"/>
    </style:style>
    <style:style style:name="T139" style:family="text">
      <style:text-properties fo:text-transform="uppercase" fo:color="#000000"/>
    </style:style>
    <style:style style:name="T140" style:family="text">
      <style:text-properties fo:text-transform="uppercase" fo:color="#000000" style:font-name="Times New Roman" fo:font-size="11pt" style:font-size-asian="11pt" style:font-name-complex="Times New Roman" style:font-size-complex="11pt"/>
    </style:style>
    <style:style style:name="T141" style:family="text">
      <style:text-properties fo:text-transform="uppercase" fo:color="#000000" style:font-name="Times New Roman" fo:font-size="11pt" fo:language="en" fo:country="US" style:font-size-asian="11pt" style:language-asian="none" style:country-asian="none" style:font-name-complex="Times New Roman" style:font-size-complex="11pt"/>
    </style:style>
    <style:style style:name="T142" style:family="text">
      <style:text-properties fo:text-transform="uppercase" fo:color="#000000" style:font-name="Times New Roman" fo:font-size="11pt" fo:language="en" fo:country="US" style:text-underline-style="solid" style:text-underline-width="auto" style:text-underline-color="font-color" style:font-size-asian="11pt" style:language-asian="none" style:country-asian="none" style:font-name-complex="Times New Roman" style:font-size-complex="11pt"/>
    </style:style>
    <style:style style:name="T143" style:family="text">
      <style:text-properties fo:text-transform="uppercase" fo:color="#000000" style:font-name="Times New Roman" fo:font-size="11pt" style:text-underline-style="solid" style:text-underline-width="auto" style:text-underline-color="font-color" style:font-size-asian="11pt" style:font-name-complex="Times New Roman" style:font-size-complex="11pt"/>
    </style:style>
    <style:style style:name="T144" style:family="text">
      <style:text-properties fo:text-transform="uppercase" fo:color="#000000" style:font-name="Times New Roman" fo:language="en" fo:country="US" style:language-asian="none" style:country-asian="none" style:font-name-complex="Times New Roman" style:font-size-complex="11pt"/>
    </style:style>
    <style:style style:name="T145" style:family="text">
      <style:text-properties fo:text-transform="uppercase" fo:color="#000000" fo:language="en" fo:country="US" style:text-underline-style="solid" style:text-underline-width="auto" style:text-underline-color="font-color" style:language-asian="none" style:country-asian="none"/>
    </style:style>
    <style:style style:name="T146" style:family="text">
      <style:text-properties fo:text-transform="uppercase" fo:color="#000000" fo:font-size="11pt" style:font-size-asian="11pt" style:font-name-complex="Times New Roman" style:font-size-complex="11pt"/>
    </style:style>
    <style:style style:name="T147" style:family="text">
      <style:text-properties fo:text-transform="uppercase" fo:color="#000000" fo:font-size="11pt" style:text-underline-style="solid" style:text-underline-width="auto" style:text-underline-color="font-color" style:font-size-asian="11pt" style:font-name-complex="Times New Roman" style:font-size-complex="11pt"/>
    </style:style>
    <style:style style:name="T148" style:family="text">
      <style:text-properties fo:text-transform="uppercase" fo:color="#000000" fo:font-size="11pt" fo:language="en" fo:country="US" style:text-underline-style="solid" style:text-underline-width="auto" style:text-underline-color="font-color" style:font-size-asian="11pt" style:language-asian="none" style:country-asian="none" style:font-name-complex="Times New Roman" style:font-size-complex="11pt"/>
    </style:style>
    <style:style style:name="T149" style:family="text">
      <style:text-properties fo:text-transform="uppercase" fo:color="#000000" fo:font-size="11pt" fo:language="en" fo:country="US" style:font-size-asian="11pt" style:language-asian="none" style:country-asian="none" style:font-name-complex="Times New Roman" style:font-size-complex="11pt"/>
    </style:style>
    <style:style style:name="T150" style:family="text">
      <style:text-properties fo:text-transform="uppercase" fo:color="#000000" style:font-name="DejaVu Sans" fo:font-size="11pt" style:text-underline-style="solid" style:text-underline-width="auto" style:text-underline-color="font-color" style:font-size-asian="11pt" style:font-name-complex="Times New Roman" style:font-size-complex="11pt"/>
    </style:style>
    <style:style style:name="T151" style:family="text">
      <style:text-properties fo:text-transform="uppercase" fo:color="#000000" style:font-name="DejaVu Sans" fo:font-size="11pt" fo:language="en" fo:country="US" style:text-underline-style="solid" style:text-underline-width="auto" style:text-underline-color="font-color" style:font-size-asian="11pt" style:language-asian="none" style:country-asian="none" style:font-name-complex="Times New Roman" style:font-size-complex="11pt"/>
    </style:style>
    <style:style style:name="T152" style:family="text">
      <style:text-properties fo:text-transform="uppercase" fo:color="#000000" style:font-name="DejaVu Sans" fo:font-size="11pt" fo:language="en" fo:country="US" style:font-size-asian="11pt" style:language-asian="none" style:country-asian="none" style:font-name-complex="Times New Roman" style:font-size-complex="11pt"/>
    </style:style>
    <style:style style:name="T153" style:family="text">
      <style:text-properties fo:text-transform="uppercase" fo:color="#000000" style:font-name="DejaVu Sans" fo:font-size="11pt" style:font-size-asian="11pt" style:font-name-complex="Times New Roman" style:font-size-complex="11pt"/>
    </style:style>
    <style:style style:name="T154" style:family="text">
      <style:text-properties fo:text-transform="uppercase" fo:language="en" fo:country="US" style:language-asian="none" style:country-asian="none"/>
    </style:style>
    <style:style style:name="T155" style:family="text">
      <style:text-properties fo:text-transform="uppercase" fo:language="en" fo:country="US" style:text-underline-style="solid" style:text-underline-width="auto" style:text-underline-color="font-color" style:language-asian="none" style:country-asian="none"/>
    </style:style>
    <style:style style:name="T156" style:family="text">
      <style:text-properties fo:text-transform="uppercase" fo:language="none" fo:country="none" style:language-asian="none" style:country-asian="none"/>
    </style:style>
    <style:style style:name="T157" style:family="text">
      <style:text-properties fo:text-transform="uppercase" style:text-underline-style="solid" style:text-underline-width="auto" style:text-underline-color="font-color"/>
    </style:style>
    <style:style style:name="T158" style:family="text">
      <style:text-properties fo:text-transform="uppercase" style:font-name="DejaVu Sans" fo:font-size="11pt" style:text-underline-style="solid" style:text-underline-width="auto" style:text-underline-color="font-color" style:font-size-asian="11pt" style:font-name-complex="Times New Roman" style:font-size-complex="11pt"/>
    </style:style>
    <style:style style:name="T159" style:family="text">
      <style:text-properties fo:text-transform="uppercase" style:font-name="DejaVu Sans" fo:font-size="11pt" fo:language="en" fo:country="US" style:text-underline-style="solid" style:text-underline-width="auto" style:text-underline-color="font-color" fo:font-weight="normal" style:font-size-asian="11pt" style:language-asian="none" style:country-asian="none" style:font-weight-asian="normal" style:font-name-complex="Times New Roman" style:font-size-complex="11pt"/>
    </style:style>
    <style:style style:name="T160" style:family="text">
      <style:text-properties fo:letter-spacing="normal"/>
    </style:style>
    <style:style style:name="T161" style:family="text">
      <style:text-properties fo:letter-spacing="normal" fo:language="en" fo:country="US" style:language-asian="en" style:country-asian="US"/>
    </style:style>
    <style:style style:name="T162" style:family="text">
      <style:text-properties fo:letter-spacing="normal" fo:font-weight="bold" style:font-weight-asian="bold"/>
    </style:style>
    <style:style style:name="T163" style:family="text">
      <style:text-properties fo:font-variant="small-caps" fo:font-weight="bold" style:font-weight-asian="bold"/>
    </style:style>
    <style:style style:name="T164" style:family="text">
      <style:text-properties fo:font-variant="small-caps" fo:letter-spacing="0.176cm"/>
    </style:style>
    <style:style style:name="T165" style:family="text">
      <style:text-properties fo:font-variant="small-caps" fo:letter-spacing="0.176cm" fo:font-weight="bold" style:font-weight-asian="bold"/>
    </style:style>
    <style:style style:name="T166" style:family="text">
      <style:text-properties fo:font-variant="small-caps" fo:color="#000000" style:font-name="Times New Roman" fo:font-size="11pt" fo:letter-spacing="0.176cm" fo:language="en" fo:country="US" fo:font-weight="bold" style:font-size-asian="11pt" style:language-asian="none" style:country-asian="none" style:font-weight-asian="bold" style:font-name-complex="Times New Roman" style:font-size-complex="11pt"/>
    </style:style>
    <style:style style:name="T167" style:family="text">
      <style:text-properties fo:font-variant="small-caps" fo:color="#000000" style:font-name="Times New Roman" fo:font-size="11pt" fo:language="en" fo:country="US" fo:font-weight="bold" style:font-size-asian="11pt" style:language-asian="none" style:country-asian="none" style:font-weight-asian="bold" style:font-name-complex="Times New Roman" style:font-size-complex="11pt"/>
    </style:style>
    <style:style style:name="T168" style:family="text">
      <style:text-properties fo:font-variant="small-caps" fo:color="#000000" style:font-name="Times New Roman" fo:language="en" fo:country="US" fo:font-weight="bold" style:language-asian="none" style:country-asian="none" style:font-weight-asian="bold" style:font-name-complex="Times New Roman" style:font-size-complex="11pt"/>
    </style:style>
    <style:style style:name="T169" style:family="text">
      <style:text-properties fo:font-variant="small-caps" fo:color="#000000" fo:language="en" fo:country="US" fo:font-weight="bold" style:language-asian="none" style:country-asian="none" style:font-weight-asian="bold" style:font-name-complex="Times New Roman" style:font-size-complex="11pt"/>
    </style:style>
    <style:style style:name="T170" style:family="text">
      <style:text-properties fo:font-variant="small-caps" fo:color="#000000" fo:font-size="11pt" fo:language="en" fo:country="US" fo:font-weight="bold" style:font-size-asian="11pt" style:language-asian="none" style:country-asian="none" style:font-weight-asian="bold" style:font-name-complex="Times New Roman" style:font-size-complex="11pt"/>
    </style:style>
    <style:style style:name="T171" style:family="text">
      <style:text-properties fo:font-variant="small-caps" fo:color="#000000" style:font-name="DejaVu Sans" fo:language="en" fo:country="US" fo:font-weight="bold" style:language-asian="none" style:country-asian="none" style:font-weight-asian="bold" style:font-name-complex="Times New Roman" style:font-size-complex="11pt"/>
    </style:style>
    <style:style style:name="T172" style:family="text">
      <style:text-properties fo:color="#000000"/>
    </style:style>
    <style:style style:name="T173" style:family="text">
      <style:text-properties fo:color="#000000" style:font-name="Times New Roman" fo:font-size="11pt" fo:language="en" fo:country="US" style:font-size-asian="11pt" style:language-asian="none" style:country-asian="none" style:font-name-complex="Times New Roman" style:font-size-complex="11pt"/>
    </style:style>
    <style:style style:name="T174" style:family="text">
      <style:text-properties fo:color="#000000" style:font-name="Times New Roman" fo:font-size="11pt" fo:language="en" fo:country="US" fo:font-weight="bold" style:font-size-asian="11pt" style:language-asian="none" style:country-asian="none" style:font-weight-asian="bold" style:font-name-complex="Times New Roman" style:font-size-complex="11pt"/>
    </style:style>
    <style:style style:name="T175" style:family="text">
      <style:text-properties fo:color="#000000" fo:language="en" fo:country="US" style:language-asian="none" style:country-asian="none"/>
    </style:style>
    <style:style style:name="T176" style:family="text">
      <style:text-properties fo:color="#000000" fo:font-size="11pt" fo:language="en" fo:country="US" style:font-size-asian="11pt" style:language-asian="none" style:country-asian="none" style:font-name-complex="Times New Roman" style:font-size-complex="11pt"/>
    </style:style>
    <style:style style:name="T177" style:family="text">
      <style:text-properties fo:color="#000000" fo:font-size="11pt" fo:language="en" fo:country="US" fo:font-weight="bold" style:font-size-asian="11pt" style:language-asian="none" style:country-asian="none" style:font-weight-asian="bold" style:font-name-complex="Times New Roman" style:font-size-complex="11pt"/>
    </style:style>
    <style:style style:name="T178" style:family="text">
      <style:text-properties fo:color="#000000" style:font-name="DejaVu Sans" fo:font-size="11pt" fo:language="en" fo:country="US" style:font-size-asian="11pt" style:language-asian="none" style:country-asian="none" style:font-name-complex="Times New Roman" style:font-size-complex="11pt"/>
    </style:style>
    <style:style style:name="T179" style:family="text">
      <style:text-properties fo:font-variant="normal" fo:text-transform="none" fo:color="#000000" style:font-name="Times New Roman" fo:font-size="11pt" fo:language="en" fo:country="US" style:text-underline-style="none" fo:font-weight="bold" style:font-size-asian="11pt" style:language-asian="none" style:country-asian="none" style:font-weight-asian="bold" style:font-name-complex="Times New Roman" style:font-size-complex="11pt"/>
    </style:style>
    <style:style style:name="T180" style:family="text">
      <style:text-properties fo:font-variant="normal" fo:text-transform="none" fo:color="#000000" style:font-name="Times New Roman" fo:font-size="11pt" fo:language="en" fo:country="US" style:text-underline-style="none" style:font-size-asian="11pt" style:language-asian="none" style:country-asian="none" style:font-name-complex="Times New Roman" style:font-size-complex="11pt"/>
    </style:style>
    <style:style style:name="T181" style:family="text">
      <style:text-properties fo:font-variant="normal" fo:text-transform="none" fo:color="#000000" style:font-name="Times New Roman" fo:font-size="11pt" fo:language="en" fo:country="US" fo:font-style="italic" style:text-underline-style="none" style:font-size-asian="11pt" style:language-asian="none" style:country-asian="none" style:font-style-asian="italic" style:font-name-complex="Times New Roman" style:font-size-complex="11pt"/>
    </style:style>
    <style:style style:name="T182" style:family="text">
      <style:text-properties fo:font-variant="normal" fo:text-transform="none" fo:color="#000000" fo:font-size="11pt" fo:language="en" fo:country="US" style:text-underline-style="none" fo:font-weight="bold" style:font-size-asian="11pt" style:language-asian="none" style:country-asian="none" style:font-weight-asian="bold" style:font-name-complex="Times New Roman" style:font-size-complex="11pt"/>
    </style:style>
    <style:style style:name="T183" style:family="text">
      <style:text-properties fo:font-variant="normal" fo:text-transform="none" fo:color="#000000" fo:font-size="11pt" fo:language="en" fo:country="US" style:text-underline-style="none" style:font-size-asian="11pt" style:language-asian="none" style:country-asian="none" style:font-name-complex="Times New Roman" style:font-size-complex="11pt"/>
    </style:style>
    <style:style style:name="T184" style:family="text">
      <style:text-properties fo:font-variant="normal" fo:text-transform="none" fo:color="#000000" fo:font-size="11pt" fo:language="en" fo:country="US" fo:font-style="italic" style:text-underline-style="none" style:font-size-asian="11pt" style:language-asian="none" style:country-asian="none" style:font-style-asian="italic" style:font-name-complex="Times New Roman" style:font-size-complex="11pt"/>
    </style:style>
    <style:style style:name="T185" style:family="text">
      <style:text-properties fo:font-variant="normal" fo:text-transform="none" fo:color="#000000" style:font-name="Times New Roman" fo:font-size="11pt" fo:language="en" fo:country="US" style:text-underline-style="none" fo:font-weight="bold" style:font-size-asian="11pt" style:language-asian="none" style:country-asian="none" style:font-weight-asian="bold" style:font-name-complex="Times New Roman" style:font-size-complex="11pt"/>
    </style:style>
    <style:style style:name="T186" style:family="text">
      <style:text-properties fo:font-variant="normal" fo:text-transform="none" fo:color="#000000" fo:font-size="11pt" fo:language="en" fo:country="US" style:text-underline-style="none" fo:font-weight="bold" style:font-size-asian="11pt" style:language-asian="none" style:country-asian="none" style:font-weight-asian="bold" style:font-name-complex="Times New Roman" style:font-size-complex="11pt"/>
    </style:style>
    <style:style style:name="T187" style:family="text">
      <style:text-properties fo:font-variant="normal" fo:text-transform="none" fo:color="#000000" style:font-name="DejaVu Sans" fo:font-size="11pt" fo:language="en" fo:country="US" style:text-underline-style="none" fo:font-weight="bold" style:font-size-asian="11pt" style:language-asian="none" style:country-asian="none" style:font-weight-asian="bold" style:font-name-complex="Times New Roman" style:font-size-complex="11pt"/>
    </style:style>
    <style:style style:name="T188" style:family="text">
      <style:text-properties style:font-name="DejaVu Sans"/>
    </style:style>
    <style:style style:name="T189" style:family="text">
      <style:text-properties style:font-name="DejaVu Sans" style:font-name-complex="Times New Roman"/>
    </style:style>
    <style:style style:name="T190" style:family="text">
      <style:text-properties style:font-name="DejaVu Sans" fo:font-size="18pt" fo:font-weight="bold" style:font-size-asian="18pt" style:font-weight-asian="bold" style:font-name-complex="Times New Roman" style:font-size-complex="18pt"/>
    </style:style>
    <style:style style:name="T191" style:family="text">
      <style:text-properties style:font-name="DejaVu Sans" fo:font-size="11pt" style:font-size-asian="11pt" style:font-name-complex="Times New Roman" style:font-size-complex="11pt"/>
    </style:style>
    <style:style style:name="T192" style:family="text">
      <style:text-properties style:font-name="DejaVu Sans" fo:font-size="11pt" fo:font-weight="bold" style:font-size-asian="11pt" style:font-weight-asian="bold" style:font-name-complex="Times New Roman" style:font-size-complex="11pt"/>
    </style:style>
    <style:style style:name="T193" style:family="text">
      <style:text-properties style:font-name="DejaVu Sans" fo:font-size="11pt" fo:language="en" fo:country="US" style:font-size-asian="11pt" style:language-asian="none" style:country-asian="none" style:font-name-complex="Times New Roman" style:font-size-complex="11pt"/>
    </style:style>
    <style:style style:name="T194" style:family="text">
      <style:text-properties style:font-name="DejaVu Sans" fo:font-size="11pt" fo:language="en" fo:country="US" fo:font-style="italic" style:font-size-asian="11pt" style:language-asian="none" style:country-asian="none" style:font-style-asian="italic" style:font-name-complex="Times New Roman" style:font-size-complex="11pt"/>
    </style:style>
    <style:style style:name="T195" style:family="text">
      <style:text-properties style:font-name="DejaVu Sans" fo:font-size="11pt" fo:language="en" fo:country="US" fo:font-weight="bold" style:font-size-asian="11pt" style:language-asian="none" style:country-asian="none" style:font-weight-asian="bold" style:font-name-complex="Times New Roman" style:font-size-complex="11pt"/>
    </style:style>
    <style:style style:name="T196" style:family="text">
      <style:text-properties style:font-name="DejaVu Sans" fo:font-size="11pt" fo:language="en" fo:country="US" style:text-underline-style="solid" style:text-underline-width="auto" style:text-underline-color="font-color" style:font-size-asian="11pt" style:language-asian="none" style:country-asian="none" style:font-name-complex="Times New Roman" style:font-size-complex="11pt"/>
    </style:style>
    <style:style style:name="T197" style:family="text">
      <style:text-properties style:font-name="DejaVu Sans" fo:font-size="11pt" fo:font-style="italic" fo:font-weight="bold" style:font-size-asian="11pt" style:font-style-asian="italic" style:font-weight-asian="bold" style:font-name-complex="Times New Roman" style:font-size-complex="11pt"/>
    </style:style>
    <style:style style:name="T198" style:family="text">
      <style:text-properties style:font-name="DejaVu Sans" fo:font-size="11pt" fo:language="fr" fo:country="FR" style:font-size-asian="11pt" style:font-name-complex="Times New Roman" style:font-size-complex="11pt"/>
    </style:style>
    <style:style style:name="fr1" style:family="graphic" style:parent-style-name="Frame">
      <style:graphic-properties fo:margin-left="0cm" fo:margin-right="0cm" fo:margin-top="0cm" fo:margin-bottom="0cm" style:wrap="dynamic" style:number-wrapped-paragraphs="1" style:vertical-pos="from-top" style:vertical-rel="page" style:horizontal-pos="from-left" style:horizontal-rel="page" fo:background-color="#ffffff" style:background-transparency="100%" draw:fill="solid" draw:fill-color="#ffffff" draw:opacity="0%" fo:padding="0cm"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Normal1"><text:span text:style-name="T79"/></text:span></text:p>
      <text:p text:style-name="P50"><text:span text:style-name="Normal1"><text:span text:style-name="T79"/></text:span></text:p>
      <text:p text:style-name="P50"><text:span text:style-name="Normal1"><text:span text:style-name="T79"/></text:span></text:p>
      <text:p text:style-name="P50"><text:span text:style-name="Normal1"><text:span text:style-name="T79"/></text:span></text:p>
      <text:p text:style-name="P50"><text:span text:style-name="Normal1"><text:span text:style-name="T79">GLOBAL IMPACT OF THE WORKS OF </text:span></text:span></text:p>
      <text:p text:style-name="P53"><text:span text:style-name="Normal1"><text:span text:style-name="T79">HARUN YAHYA</text:span></text:span></text:p>
      <text:p text:style-name="P53"><text:span text:style-name="Normal1"><text:span text:style-name="T79"/></text:span></text:p>
      <text:p text:style-name="P53"><text:span text:style-name="Normal1"><text:span text:style-name="T79">VOL. 2</text:span></text:span></text:p>
      <text:p text:style-name="P55"><text:span text:style-name="Normal1"><text:span text:style-name="T80"/></text:span></text:p>
      <text:p text:style-name="P55"><text:span text:style-name="Normal1"><text:span text:style-name="T81"/></text:span></text:p>
      <text:p text:style-name="P55"><text:span text:style-name="Normal1"><text:span text:style-name="T81"/></text:span></text:p>
      <text:p text:style-name="P110"><text:span text:style-name="Normal1"><text:span text:style-name="T81"/></text:span></text:p>
      <text:p text:style-name="P58"><text:span text:style-name="Normal1"><text:span text:style-name="T81"/></text:span></text:p>
      <text:p text:style-name="P58"><text:span text:style-name="Normal1"><text:span text:style-name="T81"/></text:span></text:p>
      <text:p text:style-name="P58"><text:span text:style-name="Normal1"><text:span text:style-name="T81"/></text:span></text:p>
      <text:p text:style-name="P58"><text:span text:style-name="Normal1"><text:span text:style-name="T81"/></text:span></text:p>
      <text:p text:style-name="P58"><text:span text:style-name="Normal1"><text:span text:style-name="T81"/></text:span></text:p>
      <text:p text:style-name="P58"><text:span text:style-name="Normal1"><text:span text:style-name="T80">First English Edition in December 2007</text:span></text:span></text:p>
      <text:p text:style-name="P58"><text:span text:style-name="Normal1"><text:span text:style-name="T80"/></text:span></text:p>
      <text:p text:style-name="P58"><text:span text:style-name="Normal1"><text:span text:style-name="T81"/></text:span></text:p>
      <text:p text:style-name="P58"><text:span text:style-name="Normal1"><text:span text:style-name="T81">Translated by Carl Nino Rossini</text:span></text:span></text:p>
      <text:p text:style-name="P58"><text:span text:style-name="Normal1"><text:span text:style-name="T81">Edited by Jay Willoughby</text:span></text:span></text:p>
      <text:p text:style-name="P58"><text:span text:style-name="Normal1"><text:span text:style-name="T82"/></text:span></text:p>
      <text:p text:style-name="P58"><text:span text:style-name="Normal1"><text:span text:style-name="T82"/></text:span></text:p>
      <text:p text:style-name="P58"><text:span text:style-name="Normal1"><text:span text:style-name="T82">Published by:</text:span></text:span></text:p>
      <text:p text:style-name="P58"><text:span text:style-name="Normal1"><text:span text:style-name="T80">GLOBAL PUBLISHING</text:span></text:span></text:p>
      <text:p text:style-name="P58"><text:span text:style-name="Normal1"><text:span text:style-name="T81">Talatpasa Mah. Emirgazi Caddesi Ibrahim Elmas İş Merkezi</text:span></text:span></text:p>
      <text:p text:style-name="P58"><text:span text:style-name="Normal1"><text:span text:style-name="T81">A Blok Kat 4 Okmeydani - Istanbul / Turkey</text:span></text:span></text:p>
      <text:p text:style-name="P58"><text:span text:style-name="Normal1"><text:span text:style-name="T81">Phone: (+90 212) 222 00 88</text:span></text:span></text:p>
      <text:p text:style-name="P58"><text:span text:style-name="Normal1"><text:span text:style-name="T81"/></text:span></text:p>
      <text:p text:style-name="P58"><text:span text:style-name="Normal1"><text:span text:style-name="T81"/></text:span></text:p>
      <text:p text:style-name="P58"><text:span text:style-name="Normal1"><text:span text:style-name="T81">Printed and bound by Secil Ofset in Istanbul</text:span></text:span></text:p>
      <text:p text:style-name="P58"><text:span text:style-name="Normal1"><text:span text:style-name="T81">100 Yil Mah. MAS-SIT Matbaacilar Sitesi 4. Cadde No: 77</text:span></text:span></text:p>
      <text:p text:style-name="P58"><text:span text:style-name="Normal1"><text:span text:style-name="T81">Bagcilar-Istanbul/Turkey</text:span></text:span></text:p>
      <text:p text:style-name="P58"><text:span text:style-name="Normal1"><text:span text:style-name="T81">Phone: (+90 212) 629 06 15</text:span></text:span></text:p>
      <text:p text:style-name="P58"><text:span text:style-name="Normal1"><text:span text:style-name="T81"/></text:span></text:p>
      <text:p text:style-name="P58"><text:span text:style-name="Normal1"><text:span text:style-name="T81"/></text:span></text:p>
      <text:p text:style-name="P58"><text:span text:style-name="Normal1"><text:span text:style-name="T81">All translations from the Qur'an are from </text:span></text:span><text:span text:style-name="Normal1"><text:span text:style-name="T84">The Noble Qur'an: a New Rendering of its Meaning in English</text:span></text:span><text:span text:style-name="Normal1"><text:span text:style-name="T81"> by Hajj Abdalhaqq and Aisha Bewley, published by Bookwork, </text:span></text:span></text:p>
      <text:p text:style-name="P58"><text:span text:style-name="Normal1"><text:span text:style-name="T86">Norwich, UK. 1420 CE/1999 AH.</text:span></text:span></text:p>
      <text:p text:style-name="P58"><text:span text:style-name="Normal1"><text:span text:style-name="T86"/></text:span></text:p>
      <text:p text:style-name="P58"><text:span text:style-name="Normal1"><text:span text:style-name="T86"/></text:span></text:p>
      <text:p text:style-name="P58"><text:span text:style-name="T87">www.harunyahya.com</text:span></text:p>
      <text:p text:style-name="P74">www.harunyahya.net</text:p>
      <text:p text:style-name="P65"><text:span text:style-name="Normal1"><text:span text:style-name="T88"/></text:span></text:p>
      <text:p text:style-name="P55"><text:span text:style-name="Normal1"><text:span text:style-name="T88"/></text:span></text:p>
      <text:p text:style-name="P55"><text:span text:style-name="Normal1"><text:span text:style-name="T89"/></text:span></text:p>
      <text:p text:style-name="P55"><text:span text:style-name="Normal1"><text:span text:style-name="T89"/></text:span></text:p>
      <text:p text:style-name="P55"><text:span text:style-name="Normal1"><text:span text:style-name="T89"/></text:span></text:p>
      <text:p text:style-name="P112"><text:span text:style-name="Normal1"><text:span text:style-name="T90"/></text:span></text:p>
      <text:p text:style-name="P54"><text:span text:style-name="Normal1"><text:span text:style-name="T99">Contents</text:span></text:span></text:p>
      <text:p text:style-name="P55"><text:span text:style-name="Normal1"><text:span text:style-name="T91"/></text:span></text:p>
      <text:p text:style-name="P75"/>
      <text:p text:style-name="P55"><text:span text:style-name="Normal1"><text:span text:style-name="T92">INTRODUCTION </text:span></text:span></text:p>
      <text:p text:style-name="P55"><text:span text:style-name="Normal1"><text:span text:style-name="T92"/></text:span></text:p>
      <text:p text:style-name="P55"><text:span text:style-name="Normal1"><text:span text:style-name="T92">CHAPTER-1 </text:span></text:span></text:p>
      <text:p text:style-name="P55"><text:span text:style-name="Normal1"><text:span text:style-name="T80">NOTICES AND REPORTS</text:span></text:span></text:p>
      <text:p text:style-name="P55"><text:span text:style-name="Normal1"><text:span text:style-name="T80">FROM THE WORLD PRESS</text:span></text:span></text:p>
      <text:p text:style-name="P55"><text:span text:style-name="Normal1"><text:span text:style-name="T80"/></text:span></text:p>
      <text:p text:style-name="P55"><text:span text:style-name="Normal1"><text:span text:style-name="T81">CHAPTER-2 </text:span></text:span></text:p>
      <text:p text:style-name="P55"><text:span text:style-name="Normal1"><text:span text:style-name="T80">LETTERS</text:span></text:span></text:p>
      <text:p text:style-name="P55"><text:span text:style-name="Normal1"><text:span text:style-name="T80"/></text:span></text:p>
      <text:p text:style-name="P55"><text:span text:style-name="Normal1"><text:span text:style-name="T81">CHAPTER-3 </text:span></text:span></text:p>
      <text:p text:style-name="P55"><text:span text:style-name="Normal1"><text:span text:style-name="T80">CONFERENCES AND FAIRS</text:span></text:span></text:p>
      <text:p text:style-name="P55"><text:span text:style-name="Normal1"><text:span text:style-name="T80"/></text:span></text:p>
      <text:p text:style-name="P55"><text:span text:style-name="Normal1"><text:span text:style-name="T81">CHAPTER-4 </text:span></text:span></text:p>
      <text:p text:style-name="P55"><text:span text:style-name="Normal1"><text:span text:style-name="T80">ARTICLES</text:span></text:span></text:p>
      <text:p text:style-name="P55"><text:span text:style-name="Normal1"><text:span text:style-name="T81"/></text:span></text:p>
      <text:p text:style-name="P55"><text:span text:style-name="Normal1"><text:span text:style-name="T81">CHAPTER-5 </text:span></text:span></text:p>
      <text:p text:style-name="P55"><text:span text:style-name="Normal1"><text:span text:style-name="T80">HARUN YAHYA</text:span></text:span></text:p>
      <text:p text:style-name="P55"><text:span text:style-name="Normal1"><text:span text:style-name="T80">DOCUMENTARIES AND </text:span></text:span></text:p>
      <text:p text:style-name="P55"><text:span text:style-name="Normal1"><text:span text:style-name="T80">AUDIO CASSETTES</text:span></text:span></text:p>
      <text:p text:style-name="P56"><text:span text:style-name="Normal1"><text:span text:style-name="T81"><text:s/></text:span></text:span></text:p>
      <text:p text:style-name="P55"><text:span text:style-name="Normal1"><text:span text:style-name="T81">CHAPTER-6 </text:span></text:span></text:p>
      <text:p text:style-name="P55"><text:span text:style-name="Normal1"><text:span text:style-name="T80">HARUN YAHYA WEBSITES </text:span></text:span></text:p>
      <text:p text:style-name="P55"><text:span text:style-name="Normal1"><text:span text:style-name="T81"/></text:span></text:p>
      <text:p text:style-name="P55"><text:span text:style-name="Normal1"><text:span text:style-name="T81">CHAPTER-7</text:span></text:span></text:p>
      <text:p text:style-name="P55"><text:span text:style-name="Normal1"><text:span text:style-name="T80">WEBSITES CONTAINING </text:span></text:span></text:p>
      <text:p text:style-name="P55"><text:span text:style-name="Normal1"><text:span text:style-name="T80">HARUN YAHYA’S ARTICLES</text:span></text:span></text:p>
      <text:p text:style-name="P55"><text:span text:style-name="Normal1"><text:span text:style-name="T81"/></text:span></text:p>
      <text:p text:style-name="P15"><text:span text:style-name="T100">About the Author</text:span></text:p>
      <text:p text:style-name="P16"/>
      <text:p text:style-name="P17"/>
      <text:p text:style-name="P76">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76">Harun Yahya's works, translated into 57 different languages, constitute a collection for a total of more than 45,000 pages with 30,000 illustrations.</text:p>
      <text:p text:style-name="P76">His pen-name is a composite of the names Harun (Aaron) and Yahya (John), in memory of the two esteemed prophets who fought against their peoples' lack of faith. The Prophet's (may Allah bless him and grant him peace) seal on his books' covers is symbolic and is linked to their contents. It represents the Qur'an (the Final Scripture) and Prophet Muhammad (may Allah bless him and grant him peace), last of the prophets. Under the guidance of the Qur'an and the Sunnah (teachings of the Prophet), the author makes it his purpose to disprove each fundamental tenet of irreligious ideologies and to have the "last word," so as to completely silence the objections raised against religion. He uses the seal of the final Prophet (may Allah bless him and grant him peace), who attained ultimate wisdom and moral perfection, as a sign of his intention to offer the last word. </text:p>
      <text:p text:style-name="P76">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76">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76">Greatly appreciated all around the world, these works have been instrumental in many people recovering faith in Allah and gaining deeper <text:soft-page-break/>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76">This is no doubt a result of the Qur'an's wisdom and lucidity. The author modestly intends to serve as a means in humanity's search for Allah's right path. No material gain is sought in the publication of these works.</text:p>
      <text:p text:style-name="P76">Those who encourage others to read these books, to open their minds and hearts and guide them to become more devoted servants of Allah, render an invaluable service. </text:p>
      <text:p text:style-name="P76">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76">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76">In this effort, the books of Harun Yahya assume a leading role. By the will of Allah, these books will be a means through which people in the twenty-first century will attain the peace, justice, and happiness promised in the Qur'an.</text:p>
      <text:p text:style-name="P76"/>
      <text:p text:style-name="P76"/>
      <text:p text:style-name="P67"><text:soft-page-break/><text:span text:style-name="Normal1"><text:span text:style-name="T81"/></text:span></text:p>
      <text:p text:style-name="P55"><text:span text:style-name="Normal1"><text:span text:style-name="T81"/></text:span></text:p>
      <text:p text:style-name="P55"><text:span text:style-name="Normal1"><text:span text:style-name="T81"/></text:span></text:p>
      <text:p text:style-name="P112"><text:span text:style-name="Normal1"><text:span text:style-name="T101">INTRODUCTION</text:span></text:span></text:p>
      <text:p text:style-name="P55"><text:span text:style-name="Normal1"><text:span text:style-name="T80"/></text:span></text:p>
      <text:p text:style-name="P55"><text:span text:style-name="Normal1"><text:span text:style-name="T80"/></text:span></text:p>
      <text:p text:style-name="P55"><text:span text:style-name="T81">This book is the second volume of Global Impact of the Works of Harun</text:span><text:span text:style-name="T84"> Yahya</text:span><text:span text:style-name="T81">. Since the first volume was published, the number of his works, the languages into which they have been translated, the magazines and newspapers in which his articles have appeared, and the television channels and Internet pages on which his documentaries have been aired have increased considerably.</text:span></text:p>
      <text:p text:style-name="P7">One of the main reasons for this continuing interest in Harun Yahya’s publications is that his more than 250 books on scientific, religious, and political subjects alter the reader’s perspective on the world. Through his scientific books revealing the proofs of creation in the universe, works describing Islamic moral values in the light of Qur’anic verses, and political works revealing the hidden aspects of global political developments and historical events, he speaks to millions of people from all nations, faiths, and languages. As a result, his works have engendered a broad response from all over the world.</text:p>
      <text:p text:style-name="P7">Harun Yahya’s books can be found in booksellers in most countries of the world, including the United States of America, Great Britain, Russia, Kazakhstan, South Africa, Brazil, Indonesia, Singapore, Malaysia, France, Nigeria, Canada and Lebanon, and articles (in translation) appear in countless newspapers and magazines, and the documentaries and educational tapes inspired by his works are the subject of great interest on radio and television channels broadcasting across the world.</text:p>
      <text:p text:style-name="P7">His works have been translated into English, French, German, Italian, Russian, Chinese, Spanish, Arabic, Portuguese, Polish, Serbo-Croat, Albanian, Indonesian, Malay, Urdu, Estonian, Swahili, Hausa, Bulgarian, Serbian, Uyghur, Bengali, and other languages. This translation project continues so that everyone can be made aware of Allah’s (God’s) existence, the beauty of Qur’anic moral values, the reality of the Hereafter, and the falsehood that is Darwinism. </text:p>
      <text:p text:style-name="P7">Harun Yahya seeks to make his works, which are intended to communicate the message of the Qur’an across the world and thus encourage people to reflect on Allah’s existence and oneness and similar matters, easily accessible to all readers. Websites set up for that purpose serve thousands of people every day by offering—for free—the full texts of his more than 250 books along with all of their accompanying illustrations, audio presentations, and documentary films. Such a service is found nowhere else on the Internet. Other sites that introduce books merely <text:soft-page-break/>offer brief extracts or just list the main chapter headings and, apart from exceptional circumstances, do not provide the full texts free of charge. Yet all the author’s works can easily be found on the Harun Yahya websites, and there is no intention to make any financial profit out of them.</text:p>
      <text:p text:style-name="P7">This book seeks to inform readers of the Harun Yahya collection’s worldwide effect, with its wide range from books to documentary films. Contained within its pages are listed only a limited number of Internet pages belonging to Islamic organizations, scientific institutions, and universities that carry his works, readers’ letters from all over the world, and the reactions to the author’s considerable influence at fairs and conferences where they are displayed. That influence is, in fact, far greater than one could estimate.</text:p>
      <text:p text:style-name="P68"><text:span text:style-name="Normal1"><text:span text:style-name="T81"/></text:span></text:p>
      <text:p text:style-name="P55"><text:span text:style-name="Normal1"><text:span text:style-name="T81"/></text:span></text:p>
      <text:p text:style-name="P51"><text:span text:style-name="Normal1"><text:span text:style-name="T101">PEOPLE WHO HAVE CONVERTED OR HAVE HAD THEIR FAITH DEEPENED THROUGH </text:span></text:span></text:p>
      <text:p text:style-name="P53"><text:span text:style-name="Normal1"><text:span text:style-name="T101">THE WORKS OF HARUN YAHYA</text:span></text:span></text:p>
      <text:p text:style-name="P55"><text:span text:style-name="Normal1"><text:span text:style-name="T80"/></text:span></text:p>
      <text:p text:style-name="P76"/>
      <text:p text:style-name="P76">One of the most significant elements that reveal the global effect of Harun Yahya’s work is the large number of people who have converted or have had their faith deepened. Many readers send letters and messages on this subject. The small sample quoted here represents just a few examples of this great influence.</text:p>
      <text:p text:style-name="P76"/>
      <text:p text:style-name="P13"><text:span text:style-name="T59">I read all your books in Russian. I live in Siberia. My wife is Russian. </text:span><text:span text:style-name="T61">With the help of your books and of the Qur’an she selected Islam as her faith.</text:span><text:span text:style-name="T59"> I am very happy at the existence of such a worthy person, who explains our faith in the light of verses from the Qur’an and shows us the true path. May Allah multiply your endeavors and further enhance your impact on mankind.</text:span></text:p>
      <text:p text:style-name="P7">Mohammad Arif – Riyadh</text:p>
      <text:p text:style-name="P7"/>
      <text:p text:style-name="P13"><text:span text:style-name="T61">As a Muslim, my faith in the religion has been greatly strengthened by your books.</text:span><text:span text:style-name="T59"> May Allah reward you. What I learnt, I want to share with my million moslem brothers who cannot read English. I therefore ask for your permission to translate some of your work into Hausa language, my mother tongue and one of the most populous language in Africa. As a lawyer, I know that I need your permission. Ma'assalam. </text:span></text:p>
      <text:p text:style-name="P7">Nuraddeen Ayagi - Nigeria</text:p>
      <text:p text:style-name="P7"/>
      <text:p text:style-name="P13"><text:span text:style-name="T59">Greetings. I am a Muslim from Kosovo. </text:span><text:span text:style-name="T61">What my life was like before is unimportant. But thanks to Harun Yahya’s books I feel “even more” of a Muslim. In this way I have begun to regularly perform the prayer. </text:span><text:span text:style-name="T59">I did not perform it on a regular basis previously. From heading towards the darkness I see myself heading more towards the truth. Thanks to Harun Yahya’s books I see the world very differently. With Allah’s help I am translating a book from English into Albanian. I will send it to you, and readers from Albania can thus benefit from it. I wish you the best of everything. </text:span></text:p>
      <text:p text:style-name="P7">Ali Avdiu - Kosovo</text:p>
      <text:p text:style-name="P7"><text:soft-page-break/></text:p>
      <text:p text:style-name="P13"><text:span text:style-name="T61">After personally completing the translation of some of Harun Yahya’s books I felt that my faith had grown stronger and I vowed, like Harun Yahya, to dedicate my life to Allah. </text:span><text:span text:style-name="T59">Allah willing, the works of Harun Yahya will create a change in Thailand in the same way that changes have taken place in Turkish society in recent years.</text:span></text:p>
      <text:p text:style-name="P7">Zaki - Thailand</text:p>
      <text:p text:style-name="P7"/>
      <text:p text:style-name="P13"><text:span text:style-name="T59">Hello, </text:span><text:span text:style-name="T61">I have recently converted to Islam. Thanks be to Allah. Mr. Yahya’s work played a major role in this.</text:span><text:span text:style-name="T59"> That is why I wish to send him my thanks… I am astonished by the clarity I have acquired by means of the subjects articulated by Harun Yahya, and millions of other people are still confused by these matters… Thank you for your time.</text:span></text:p>
      <text:p text:style-name="P7">Tom Malies</text:p>
      <text:p text:style-name="P7"/>
      <text:p text:style-name="P13"><text:span text:style-name="T59">I have just read The Collapse of the Theory of Evolution, and it is marvelous. Every question I have ever thought of (regarding subjects I studied in biology classes at high school) and which I could never find an answer to have now been answered. The most evident of these was bacteria building immunity to antibiotics. Thank you for making your book so clear and free of charge. </text:span><text:span text:style-name="T61">Thanks to this, my faith in God has grown even stronger. </text:span></text:p>
      <text:p text:style-name="P7">Christopher</text:p>
      <text:p text:style-name="P7"/>
      <text:p text:style-name="P13"><text:span text:style-name="T59">Masha Allah, this is a beautiful website. </text:span><text:span text:style-name="T61">Your work has been very beneficial to me. In particular, the book "The Truth of the Life of this World" really inspired me to connect with Allah. </text:span><text:span text:style-name="T59">I think it is very noble that you are making videos, audios and full text available to people free of charge. Many are interested in getting to know Allah but not all can afford to pay to access this information. Jazakhallu khair, may Allah reward you abundantly for all your efforts and continue to give you the strength and the ability to spread Islam to all corners of the earth. Sr. Rahmah - Nigeria</text:span></text:p>
      <text:p text:style-name="P8"/>
      <text:p text:style-name="P13"><text:span text:style-name="T59">I have read and witnessed a lot of your work... I have been searching for truth for ages but couldn't find it anywhere... people said things but it didn't make any sense. ... </text:span><text:span text:style-name="T61">your books and articles make a lot of sense</text:span><text:span text:style-name="T59">... Thanks a lot for all you are doing for my Religion... May Allah Bless You with all His blessings and keep you and all of us steadfast... May </text:span><text:soft-page-break/><text:span text:style-name="T59">we all bath in the sunshine of the Holy Qu'ran and may Islam rule the World. </text:span></text:p>
      <text:p text:style-name="P12">Sardar Umair Ali Khan Saddozai - Pakistan</text:p>
      <text:p text:style-name="P12"/>
      <text:p text:style-name="P13"><text:span text:style-name="T59">I have the pleasure of writing you and wish to inform you that it is more than a moral duty for me to be of help to you. </text:span><text:span text:style-name="T61">I, personally, benefited tremendously from those works of Harun Yahya. </text:span><text:span text:style-name="T59">Presently I downloaded more than thirty of those books from which I am much interested, and I am enjoying reading them always. </text:span><text:span text:style-name="T61">These write-ups made a great impact in my belief in Allah </text:span><text:span text:style-name="T59">because there was a time when, despite the fact that I have a good knowledge of Kitab Was-Sunnah, and thought in many Islamic Schools and engaged in a lot of Islamic public lectures, I was just saying my five daily prayers not because I believed in what I was doing, but just in the hope that there will be a time when Allah Ta’ala will reveal the truth to me. This is because </text:span><text:span text:style-name="T61">I was put into great confusion by those Darwinist assertions, which made me in dilemma in contrasting them with religious proclamations. But now, by Allah’s mercy, through the works of Harun Yahya I am able to regain my full and sound belief in Allah Subhanahu Wata’alah </text:span><text:span text:style-name="T59">and thrown those futile, absurd and incongruous claims behind my back. Hence, it is my moral duty to ensure that others too benefited from it and establish cordial relationship with their Creator. I will like to tell you that I will make my first attempt by contacting the Ameer of Muslim Students Society of Nigeria, Kaduna Polytechnic Chapter and see how he can assist me in announcing these works and making them known to all the students in the high schools nationwide through the National Body. I think this will make a good start. Further, I wish to tell you that I have a lot of friends who can make translations into so many languages available in Nigeria. So, there is no problem in that.</text:span></text:p>
      <text:p text:style-name="P7">Musa Dayyib Harun - Nigeria</text:p>
      <text:p text:style-name="P8"/>
      <text:p text:style-name="P13"><text:span text:style-name="T59">Salam, </text:span><text:span text:style-name="T61">your website has helped me establish a relationship with the Creator of the universe, confirm my faith, </text:span><text:span text:style-name="T59">and realize the true reality of life. Praise be to Allah and may Allah shower His blessing upon you for your noble efforts.</text:span></text:p>
      <text:p text:style-name="P7">Adam Elder - USA</text:p>
      <text:p text:style-name="P77"/>
      <text:p text:style-name="P97"><text:span text:style-name="T49">Until 2 months ago my friends and I were terrible sinners. We were always defeated by our lower selves. But one day I came across with the Harun Yahya web site</text:span><text:span text:style-name="T50"> and looked into it. I ordered his </text:span><text:soft-page-break/><text:span text:style-name="T50">VCD films and watched them together with my friends. We all realized we had been in the wrong. As a result, the light of Almighty Allah entered our hearts. </text:span><text:span text:style-name="T49">We repented and decided to thenceforth live solely to be able to serve Allah.</text:span></text:p>
      <text:p text:style-name="P76">Switzerland</text:p>
      <text:p text:style-name="P76"/>
      <text:p text:style-name="P97"><text:span text:style-name="T50">I really appreciate your works and studies and I love seeing the movies which you offer for free download! May Allah give you much reward for all efforts and grant you Paradise. I pray that not only for you, but for all the people that help you publishing your works. As you may have noticed I am already a Muslim. Anyway, </text:span><text:span text:style-name="T49">your works have much influence over me, they strengthened my Iman in Allah’s Almightiness and faultless Creation of the World. </text:span><text:span text:style-name="T50">Your works are full of compact and highly understandable information, mashaAllah.</text:span></text:p>
      <text:p text:style-name="P80">Bilal Chbib - Germany</text:p>
      <text:p text:style-name="P76"/>
      <text:p text:style-name="P97"><text:span text:style-name="T50">May the mercy of Allah be upon you. I live in Albania. I came across with your works thanks to the internet. </text:span><text:span text:style-name="T49">These works change my world. </text:span><text:span text:style-name="T50">They are most interesting and realistic. What most affected me is your attitude towards different aspects of life inspired in you by the light of the Qur’an. </text:span><text:span text:style-name="T49">You have taught us a lot that we did not know before and enabled us to acquire a better understanding of true faith.</text:span><text:span text:style-name="T50"> You have helped us implement the Qur’an. Your work is most splendid and I wish to encourage you in that field. May Allah bestow all His blessings on you and guide you to His true path. </text:span><text:span text:style-name="T49">Your works are the greatest reference sources of all those I have so far encountered and of the greatest assistance in helping me and everyone in Albania come to know Allah and comprehend His greatness. </text:span><text:span text:style-name="T50">You may know that the media and the television provide the most corrupt education in Albania, and this mostly affects children. I think your materials are the most appropriate solution in this area. I am going to read your works for children which I downloaded from the internet the other day. I want to translate them. </text:span></text:p>
      <text:p text:style-name="P76">Altin - Albania</text:p>
      <text:p text:style-name="P76"/>
      <text:p text:style-name="P97"><text:span text:style-name="T50">Salam Alaykum! </text:span><text:span text:style-name="T49">On reading some of Harun Yahya’s works and watching a few of his videos I realized I had found the truth I had been seeking for some time, and came to believe.</text:span><text:span text:style-name="T50"> Until then I had a number of prejudiced ideas about the Turks and believed them not to be the best representatives of Islam. That was until I knew Harun Yahya… </text:span><text:soft-page-break/><text:span text:style-name="T50">Harun Yahya is a devout Turk. I hope Allah will guide many people onto your path. May Allah give strength to Harun Yahya and his assistants. May Allah protect believers. May the greetings of Allah be upon you.</text:span></text:p>
      <text:p text:style-name="P76">Redouan - Germany </text:p>
      <text:p text:style-name="P76"/>
      <text:p text:style-name="P97"><text:span text:style-name="T50">I am greatly inspired by your works. </text:span><text:span text:style-name="T49">They have significantly increased my faith in Allah.</text:span><text:span text:style-name="T50"> I want to buy all your English-language works. Can you tell me how to do this? </text:span></text:p>
      <text:p text:style-name="P76">Shamil Khan - United Kingdom </text:p>
      <text:p text:style-name="P76"/>
      <text:p text:style-name="P97"><text:span text:style-name="T50">Greetings to all my Muslim brothers. </text:span><text:span text:style-name="T49">This is an astonishing page that has changed my way of thinking and enabled me to see the truth. </text:span><text:span text:style-name="T50">My thanks to the author for setting up such a web site and changing people’s lives. Insha’Allah, many more people will come to grasp the truth. There is no god but Allah, and Muhammad (saas) is His messenger. </text:span></text:p>
      <text:p text:style-name="P76">Noor-nahar Hoque - United Kingdom</text:p>
      <text:p text:style-name="P76"/>
      <text:p text:style-name="P97"><text:span text:style-name="T50">I cannot tell you how delighted I am to have made the acquaintance of brother Harun Yahya. </text:span><text:span text:style-name="T49">I came from a Catholic family and, Alhamdulillah, converted to Islam 7 years ago. Harun Yahya’s articles were of great help in my finding the truth.</text:span></text:p>
      <text:p text:style-name="P76">Jalil Al Biruani - Peru</text:p>
      <text:p text:style-name="P76"/>
      <text:p text:style-name="P97"><text:span text:style-name="T50">My name is Amir Afridi and I am from Pakistan. I have seen your work and believe me I don’t believe my eyes to see this kind of work first time in my life. It was my luck that I come across your program playing on a channel Indus Vision by just surfing my TV. I can’t even imagine that this kind of work I have seen in my life for just Islam. Because what we are looking today we see some boring program on TV and some books that we don’t even read. I am 22 year old and I had two problems because of reading and having some knowledge I started to believe in that Jesus the Isa will not come to the earth again. And that every living being is made by the process of evolution and I have worked very hard to prove it as well. But what totally surprised me is this that I noted your web site from the channel and I surf it and</text:span></text:p>
      <text:p text:style-name="P97"><text:span text:style-name="T50">I downloaded some books concerning my matters. But I don’t know how can I be thankful to Mr. Harun Yahya.</text:span><text:span text:style-name="T49"> I read his books about Jesus and about Darwinism. It made me but I would say just change me. His work is marvelous. </text:span><text:span text:style-name="T50">First of all I thank you and the team working </text:span><text:soft-page-break/><text:span text:style-name="T50">behind. Please tell me that what I can do for Islam. How you people will help me. </text:span><text:span text:style-name="T49">And in the last inform Mr. Harun Yahya about me that you have made a person muslim by your work. </text:span><text:span text:style-name="T50">And anyone cannot give you some thing for what you are doing but only one the God Allah. Your fan and slave.</text:span></text:p>
      <text:p text:style-name="P76">Amir Afridi - Pakistan</text:p>
      <text:p text:style-name="P76"/>
      <text:p text:style-name="P97"><text:span text:style-name="T50">Dear brothers in Islam, I send you my heartfelt greetings on behalf of our Muslim brothers living in Russia. After being freed from 70 years of communist oppression, the Russian Muslims rediscovered their own identity. They discovered what Islam and living as a Muslim mean. Yet since they lacked sufficient information and people of knowledge to strengthen their faith, Russian Muslims again experienced difficult times. </text:span><text:span text:style-name="T49">Praise be to Allah; after your books had been translated into Russian, people’s faith began growing stronger in the light of the scientific evidence. Non-Muslims are adopting Islam after reading your books and (ethnic) Muslims with prejudiced ideas about Islam realize how false those preconceptions are… Allah (swt) has sent you as a guide to the true path for these people, and the translation of your books into Russian has enlightened people and been a means for right guidance. </text:span><text:span text:style-name="T50">The sincerity and purity in your works illuminate people’s hearts, shed great light and cast away the dust that has collected over many years. The number of people in Russia adopting Islam as a way of life is growing by the day, though there are many who use Islam for their own interests and advantage. Our intention is not to complain but solely to enlighten the community of Islam. As Muslims living in Russia we perhaps have a greater need for Islamic literature than other countries. The Russian-language literature we have contains very little information, or else is full of translation errors. Colleagues of ours who have been educated in Arab countries are migrating to the big cities because of economic difficulties, and are teaching in mosques and madrassas there. Bashkortostan is a republic that is rich in terms of nature but economically poor. Muslim congregations are unable to provide Islamic education due to economic difficulties, or else are forced to close under the weight of heavy taxes. We try to enlighten people by using the literature we have. But we would ask for your help in making this service a more lively one and in spreading it to a larger audience. We would ask you, if possible, to send us your Russian-language books, videos and audio cassettes. There is an Azeri brother of ours here who was educated in Turkey, and thanks to him we </text:span><text:soft-page-break/><text:span text:style-name="T50">are able to read and understand some Turkish works. We would be pleased to receive copies of your Turkish-language works that have not been translated into Russian. One last request is that you not misunderstand these requests, but treat them with understanding. Our deepest thanks and respects for all you are doing. May the mercy and abundance of Allah be upon you.</text:span></text:p>
      <text:p text:style-name="P76">Biktashev Ilgiz (Abdulhakk) - Russia</text:p>
      <text:p text:style-name="P76"/>
      <text:p text:style-name="P97"><text:span text:style-name="T50">I am sending you this message from Burnley, England. Harun Yahya’s works inspire me. </text:span><text:span text:style-name="T49">A while ago I departed from the true path. Thanks to brother Harun’s web site I turned back towards the true path. </text:span><text:span text:style-name="T50">I would like to meet and thank him in person. May Allah reward you. </text:span></text:p>
      <text:p text:style-name="P76">Sami - United Kingdom </text:p>
      <text:p text:style-name="P76"/>
      <text:p text:style-name="P76">As a recent convert (revert) to Islam I was recommended this site. This is truly fantastic and is full of fantastic information. Harun Yahya has certainly helped make the transition to Islam a lot easier. </text:p>
      <text:p text:style-name="P76">Joshua Wilson - United Kingdom</text:p>
      <text:p text:style-name="P81"/>
      <text:p text:style-name="P113"><text:span text:style-name="Normal1"><text:span text:style-name="T101">NOTICES AND REPORTS </text:span></text:span></text:p>
      <text:p text:style-name="P53"><text:span text:style-name="Normal1"><text:span text:style-name="T101">FROM THE WORLD PRESS</text:span></text:span></text:p>
      <text:p text:style-name="P55"><text:span text:style-name="Normal1"><text:span text:style-name="T80"/></text:span></text:p>
      <text:p text:style-name="P55"><text:span text:style-name="Normal1"><text:span text:style-name="T81"/></text:span></text:p>
      <text:p text:style-name="P55"><text:span text:style-name="Normal1"><text:span text:style-name="T81">NOTICES IN THE WORLD PRESS</text:span></text:span></text:p>
      <text:p text:style-name="P172"><text:span text:style-name="T93">Various notices are published in major newspapers and magazines distributed in many countries, such as </text:span><text:span text:style-name="T94">Time</text:span><text:span text:style-name="T93"> and </text:span><text:span text:style-name="T94">Newsweek</text:span><text:span text:style-name="T93">. In addition to these, Islamic newspapers and magazines frequently devote space to his works.</text:span></text:p>
      <text:p text:style-name="P7"/>
      <text:p text:style-name="P35"><text:span text:style-name="T65">EUROPE – </text:span><text:span text:style-name="T63">TIME</text:span><text:span text:style-name="T65"> MAGAZINE</text:span></text:p>
      <text:p text:style-name="P140"><text:span text:style-name="T62">Time</text:span><text:span text:style-name="T59">, 24 November 2003 and 1 December 2003 </text:span></text:p>
      <text:p text:style-name="P97"><text:span text:style-name="T50">These notices contained introductions to the following books: </text:span><text:span text:style-name="T68">The Creation of the Universe, Darwinism Refuted, The Evolution Deceit, Islam Denounces Terrorism, Matter: The Other Name for Illusion, Jesus Will Return, </text:span><text:span text:style-name="T49">and </text:span><text:span text:style-name="T68">Signs of the Last Day.</text:span></text:p>
      <text:p text:style-name="P71"><text:span text:style-name="Normal1"><text:span text:style-name="T80"/></text:span></text:p>
      <text:p text:style-name="P25"><text:span text:style-name="T96">USA – </text:span><text:span text:style-name="T95">NEWSWEEK</text:span><text:span text:style-name="T96"> MAGAZINE</text:span></text:p>
      <text:p text:style-name="P97"><text:span text:style-name="T67">Newsweek, </text:span><text:span text:style-name="T50">5 July 2004 </text:span></text:p>
      <text:p text:style-name="P97"><text:span text:style-name="T50">In an announcement titled “A Call to All Our Jewish, Christian, and Muslim Brothers and Sisters,” dated 5 July 2004, Harun Yahya’s </text:span><text:span text:style-name="T68">Only Love Can Defeat Terrorism, Islam Denounces Terrorism, Terrorism: The Ritual of the Devil, </text:span><text:span text:style-name="T49">and</text:span><text:span text:style-name="T68"> Let’s Join Forces </text:span><text:span text:style-name="T49">were</text:span><text:span text:style-name="T68"> </text:span><text:span text:style-name="T49">all introduced. </text:span></text:p>
      <text:p text:style-name="P28"/>
      <text:p text:style-name="P97"><text:span text:style-name="T50">USA - </text:span><text:span text:style-name="T67">THE WASHINGTON REPORT ON MIDDLE EAST AFFAIRS</text:span></text:p>
      <text:p text:style-name="P35"><text:span text:style-name="T65">The December 2003 edition of the </text:span><text:span text:style-name="T63">The Washington Report on Middle East Affairs</text:span><text:span text:style-name="T65">, which covers political developments and relationships in the Middle East, carried a notice introducing the websites and books </text:span><text:span text:style-name="T63">Islam Denounces Terrorism </text:span><text:span text:style-name="T65">and </text:span><text:span text:style-name="T63">Palestine</text:span><text:span text:style-name="T65">. This magazine also introduced </text:span><text:span text:style-name="T63">Perished Nations, The Truth of the Life of This World</text:span><text:span text:style-name="T65">, and </text:span><text:span text:style-name="T63">The Evolution Deceit</text:span><text:span text:style-name="T65"> in its July 2000 edition.</text:span></text:p>
      <text:p text:style-name="P173">July 2003</text:p>
      <text:p text:style-name="P78"/>
      <text:p text:style-name="P76">GREAT BRITAIN - AMALPRESS PUBLISHING</text:p>
      <text:p text:style-name="P35"><text:span text:style-name="T65">This poster, prepared by the British publishing house Amalpress, publisher of the English-language edition of </text:span><text:span text:style-name="T63">Islam Denounces Terrorism</text:span><text:span text:style-name="T65">, introduces the book. Distributed to publishers and bookshops worldwide, it also introduces Harun Yahya and his works.</text:span></text:p>
      <text:p text:style-name="P80"><text:soft-page-break/>February 2002</text:p>
      <text:p text:style-name="P80"/>
      <text:p text:style-name="P117"><text:span text:style-name="T50">AZERBAIJAN - </text:span><text:span text:style-name="T67">KHAZAR VIEW</text:span><text:span text:style-name="T50"> MAGAZINE</text:span></text:p>
      <text:p text:style-name="P35"><text:span text:style-name="T65">The news magazine </text:span><text:span text:style-name="T63">Khazar View</text:span><text:span text:style-name="T65"> presents two new books by Harun Yahya added to the Khazar University library. Translated into Azeri, these are </text:span><text:span text:style-name="T63">24 Hours in the Life of a Muslim and Maryam: An Exemplary Muslim Woman.</text:span></text:p>
      <text:p text:style-name="P80">1 November 2004</text:p>
      <text:p text:style-name="P80"/>
      <text:p text:style-name="P97"><text:span text:style-name="T50">AFRICA - </text:span><text:span text:style-name="T67">AFRICA PERSPECTIVES</text:span></text:p>
      <text:p text:style-name="P97"><text:span text:style-name="T50">The newspaper </text:span><text:span text:style-name="T67">Africa Perspectives</text:span><text:span text:style-name="T50">, published in Africa, carried an introduction on 1 November 2004 to twelve English-language works by Harun Yahya that are available at the IDM Bookshop. The notice referred to the author and his works in these terms: </text:span></text:p>
      <text:p text:style-name="P76">“From the dynamic author Harun Yahya... Well presented, with brilliant graphics &amp; images... Suitable for all ages..."</text:p>
      <text:p text:style-name="P66"><text:span text:style-name="Normal1"><text:span text:style-name="T80"/></text:span></text:p>
      <text:p text:style-name="P55"><text:span text:style-name="T81">BANGLADESH - DAILY </text:span><text:span text:style-name="T84">ITTEFAQ</text:span><text:span text:style-name="T81"> </text:span></text:p>
      <text:p text:style-name="P97"><text:span text:style-name="T50">A Harun Yahya VCD set of six films, “Signs of the Creator,” has been prepared in Bangladesh. The advertisement in </text:span><text:span text:style-name="T67">Ittefaq</text:span><text:span text:style-name="T50">, the most widely read national daily, said this about the set, the first of its kind in the country:</text:span></text:p>
      <text:p text:style-name="P76">“This documentary set ‘Signs of the Creator’ includes explanations based on the Qur’an and science. Worldwide, this is the first of its kind in Bengali. Thanks to this film, we will be able to introduce Allah and His infinite knowledge to millions of people in the country and abroad. Before publication and distribution of these documentaries, an official opening ceremony in Dhaka and seminars in various cities will be held to explain the project’s subject to the Bangladesh people.”</text:p>
      <text:p text:style-name="P76"/>
      <text:p text:style-name="P97"><text:span text:style-name="T50">SAUDI ARABIA - </text:span><text:span text:style-name="T67">AL-BILAD</text:span><text:span text:style-name="T50"> MAGAZINE</text:span></text:p>
      <text:p text:style-name="P97"><text:span text:style-name="T67">Al-Bilad</text:span><text:span text:style-name="T50"> published an introduction to the documentaries based on Harun Yahya’s works.</text:span></text:p>
      <text:p text:style-name="P66"><text:span text:style-name="Normal1"><text:span text:style-name="T80"/></text:span></text:p>
      <text:p text:style-name="P55"><text:span text:style-name="T81">INDIA – </text:span><text:span text:style-name="T84">AL-RISALA </text:span><text:span text:style-name="T81">MAGAZINE</text:span></text:p>
      <text:p text:style-name="P35"><text:span text:style-name="T63">Al-Risala</text:span><text:span text:style-name="T65"> has carried advertisements several times for various English-language editions of Harun Yahya’s books, among them </text:span><text:span text:style-name="T63">Allah Is Known through Reason, Basic Concepts in the Qur’an</text:span><text:span text:style-name="T65">, and </text:span><text:span text:style-name="T63">The Miracle in the Ant.</text:span></text:p>
      <text:p text:style-name="P76">July-August 2000</text:p>
      <text:p text:style-name="P76">September-October 2000</text:p>
      <text:p text:style-name="P76"/>
      <text:p text:style-name="P97"><text:soft-page-break/><text:span text:style-name="T50">INDIA - </text:span><text:span text:style-name="T67">BOOKS TODAY</text:span><text:span text:style-name="T50"> CATALOGUE</text:span></text:p>
      <text:p text:style-name="P97"><text:span text:style-name="T50">In its September-October 2000 edition, </text:span><text:span text:style-name="T67">Books Today</text:span><text:span text:style-name="T50"> introduced Harun Yahya’s </text:span><text:span text:style-name="T67">Allah Is Known through Reason</text:span><text:span text:style-name="T50">. This book also appeared in its “BEST SELLERS” list.</text:span></text:p>
      <text:p text:style-name="P76">(November-December 2000 edition.)</text:p>
      <text:p text:style-name="P76">November-December 2000</text:p>
      <text:p text:style-name="P76">September-October 2000</text:p>
      <text:p text:style-name="P97"><text:span text:style-name="T50">AUSTRALIA - </text:span><text:span text:style-name="T67">BROTHERHOOD</text:span><text:span text:style-name="T50"> MONTHLY NEWSPAPER</text:span></text:p>
      <text:p text:style-name="P76">2001 – No. 2</text:p>
      <text:p text:style-name="P97"><text:span text:style-name="T50">The </text:span><text:span text:style-name="T67">Brotherhood</text:span><text:span text:style-name="T50"> carried two notices regarding Harun Yahya in 2001. The notice, titled “Turning a Blind Eye to Cruelty Is Like Collaborating with Those Committing It,” took East Turkestan as an example and stated that everyone should engage in an intellectual struggle against oppression inflicted on Muslims. The only way to end this oppression is for the people to adopt Qur’anic moral values permanently.</text:span></text:p>
      <text:p text:style-name="P76"/>
      <text:p text:style-name="P76">SRI LANKA - CENTER FOR ISLAMIC STUDIES PUBLICATION</text:p>
      <text:p text:style-name="P35"><text:span text:style-name="T65">In its introductory brochure titled “Our Book Shop,” the Sri Lankan Center for Islamic Studies foundation exhibited several works by Harun Yahya, such as </text:span><text:span text:style-name="T63">Jesus Will Return, The Prophet Musa (as),</text:span><text:span text:style-name="T65"> and </text:span><text:span text:style-name="T63">How Do the Unwise Interpret the Qur’an?</text:span></text:p>
      <text:p text:style-name="P80">2002 </text:p>
      <text:p text:style-name="P64"><text:span text:style-name="Normal1"><text:span text:style-name="T80"/></text:span></text:p>
      <text:p text:style-name="P55"><text:span text:style-name="T81">INDIA - GOODWORD BOOK CATALOGUE</text:span></text:p>
      <text:p text:style-name="P174">Goodword, the publisher of Harun Yahya’s books in India, has introduced many of the author’s works in its catalogue.</text:p>
      <text:p text:style-name="P7"/>
      <text:p text:style-name="P174">GREAT BRITAIN</text:p>
      <text:p text:style-name="P76">THE ISLAMIC FOUNDATION BOOK CATALOGUE</text:p>
      <text:p text:style-name="P28">The Islamic Foundation’s 2002-2003 book catalogue introduced six of the author’s works under the title of “Harun Yahya Series.”</text:p>
      <text:p text:style-name="P80">2002-2003 catalogue</text:p>
      <text:p text:style-name="P64"><text:span text:style-name="Normal1"><text:span text:style-name="T80"/></text:span></text:p>
      <text:p text:style-name="P55"><text:span text:style-name="T81">INDIA - </text:span><text:span text:style-name="T84">THE MILLI GAZETTE</text:span></text:p>
      <text:p text:style-name="P35"><text:span text:style-name="T63">The Milli Gazette</text:span><text:span text:style-name="T65">, one of India’s foremost English-language papers, has introduced books by Harun Yahya several times. This notice, which introduced </text:span><text:span text:style-name="T63">Islam Denounces Terrorism, Jesus Will Return</text:span><text:span text:style-name="T65">, and </text:span><text:span text:style-name="T63">The Evolution Deceit</text:span><text:span text:style-name="T65">, also mentioned the website on which his works can be read free of charge. </text:span></text:p>
      <text:p text:style-name="P30">16 October 2003</text:p>
      <text:p text:style-name="P30"><text:soft-page-break/></text:p>
      <text:p text:style-name="P174">The introduction to the English-language translations of his works and sold in India can be seen above.</text:p>
      <text:p text:style-name="P77"/>
      <text:p text:style-name="P13"><text:span text:style-name="T59">AMERICA - </text:span><text:span text:style-name="T62">THE MUSLIM OBSERVER </text:span></text:p>
      <text:p text:style-name="P35"><text:span text:style-name="T63">The Muslim Observer</text:span><text:span text:style-name="T65">, one of America’s best known Islamic weekly newspapers, has introduced Harun Yahya’s books on several occasions under the heading “Books That Will Change Your Outlook on Life.”</text:span></text:p>
      <text:p text:style-name="P80">20-26 August 2004</text:p>
      <text:p text:style-name="P64"><text:span text:style-name="Normal1"><text:span text:style-name="T80"/></text:span></text:p>
      <text:p text:style-name="P4"><text:span text:style-name="T93">UNITED KINGDOM - </text:span><text:span text:style-name="T94">THE MUSLIM NEWS </text:span></text:p>
      <text:p text:style-name="P97"><text:span text:style-name="T50">Advertisements for and reports about Harun Yahya’s books have been published in </text:span><text:span text:style-name="T67">The Muslim News</text:span><text:span text:style-name="T50">, one of the country’s most important Islamic newspapers. The introductions to</text:span><text:span text:style-name="T67"> Deep Thinking, The Evolution Deceit, Perished Nations, </text:span><text:span text:style-name="T50">and </text:span><text:span text:style-name="T67">For Men of Understanding </text:span><text:span text:style-name="T50">are given below:</text:span></text:p>
      <text:p text:style-name="P76">26 November 1999</text:p>
      <text:p text:style-name="P76">24 November 2000</text:p>
      <text:p text:style-name="P76">28 April 2000</text:p>
      <text:p text:style-name="P7">30 June 2000</text:p>
      <text:p text:style-name="P35"><text:span text:style-name="T65">Ruqaiyyah Waris Maqsood analyzed Harun Yahya’s </text:span><text:span text:style-name="T63">The Miracle in the Ant </text:span><text:span text:style-name="T65">under the heading “Wonder of Creation.” Here, she writes that by focusing on the ant, Harun Yahya has revealed one of Allah’s most perfect miracles of creation.</text:span></text:p>
      <text:p text:style-name="P97"><text:span text:style-name="T49">24 November, </text:span><text:span text:style-name="T68">The Muslim News</text:span></text:p>
      <text:p text:style-name="P71"><text:span text:style-name="Normal1"><text:span text:style-name="T80"/></text:span></text:p>
      <text:p text:style-name="P55"><text:span text:style-name="T81">MALAYSIA - </text:span><text:span text:style-name="T84">NUR</text:span><text:span text:style-name="T81"> MAGAZINE</text:span></text:p>
      <text:p text:style-name="P97"><text:span text:style-name="T50">The January 2003 edition of</text:span><text:span text:style-name="T67"> Nur</text:span><text:span text:style-name="T50"> magazine introduced Harun Yahya’s documentaries </text:span><text:span text:style-name="T67">The Secret beyond Matter, The Collapse of Evolution, The Creation of the Universe, The Fact of Creation, The Miracle in the Cell</text:span><text:span text:style-name="T50">, and </text:span><text:span text:style-name="T67">Miracles of the Qur’an. </text:span></text:p>
      <text:p text:style-name="P32">Its December 2002 edition provided readers with information about the Malay-language edition of The Evolution Deceit.</text:p>
      <text:p text:style-name="P173">December 2002</text:p>
      <text:p text:style-name="P28"/>
      <text:p text:style-name="P97"><text:span text:style-name="T50">HOLLAND - </text:span><text:span text:style-name="T67">ONZE OEMMA</text:span></text:p>
      <text:p text:style-name="P35"><text:span text:style-name="T65">The magazine </text:span><text:span text:style-name="T63">Onze Oemma</text:span><text:span text:style-name="T65">, aimed at Muslim children, introduced Harun Yahya’s </text:span><text:span text:style-name="T63">Let’s Learn Our Islam.</text:span></text:p>
      <text:p text:style-name="P80">October-November 2003</text:p>
      <text:p text:style-name="P28"/>
      <text:p text:style-name="P35"><text:span text:style-name="T65">USA - </text:span><text:span text:style-name="T63">VOICE OF ISLAM</text:span><text:span text:style-name="T65"> </text:span></text:p>
      <text:p text:style-name="P30"><text:soft-page-break/>July-August 2001</text:p>
      <text:p text:style-name="P175"><text:span text:style-name="T59">Reviews of several books have been published in the </text:span><text:span text:style-name="T62">Voice of Islam</text:span><text:span text:style-name="T59">, among them </text:span><text:span text:style-name="T62">The Creation of the Universe, Before You Regret, Miracles of the Qur’an</text:span><text:span text:style-name="T59">, and </text:span><text:span text:style-name="T62">Wonders of Allah’s Creation.</text:span></text:p>
      <text:p text:style-name="P79"/>
      <text:p text:style-name="P76">SOUND VISION BOOK CATALOGUE</text:p>
      <text:p text:style-name="P97"><text:span text:style-name="T50">Harun Yahya’s </text:span><text:span text:style-name="T67">The Evolution Deceit, Perished Nations</text:span><text:span text:style-name="T50">, and </text:span><text:span text:style-name="T67">The Truth of the Life of This World</text:span><text:span text:style-name="T50"> have been introduced in the Sound Vision book catalogue. This business distributes Islamic publications and has the most widespread distribution network in America.</text:span></text:p>
      <text:p text:style-name="P80">2001 </text:p>
      <text:p text:style-name="P64"><text:span text:style-name="Normal1"><text:span text:style-name="T80"/></text:span></text:p>
      <text:p text:style-name="P111"><text:span text:style-name="T81">MALAYSIA - SABA ISLAMIC MEDIA</text:span></text:p>
      <text:p text:style-name="P76">SABA Islamic Media, Harun Yahya’s publisher in Malaysia, has introduced the author’s works through advertising and other campaigns. Seminars on his works have been held nationwide within the framework of the “A Million Harun Yahya Project.” A collection of his documentaries, “Signs of the Creator,” was introduced at these seminars and in the poster to the left. </text:p>
      <text:p text:style-name="P97"><text:span text:style-name="T50">Some of Harun Yahya’s works in the 2003 SABA Islamic Media product catalogue are </text:span><text:span text:style-name="T67">Global Freemasonry, Some Secrets of the Qur’an</text:span><text:span text:style-name="T50">, and </text:span><text:span text:style-name="T67">Before You Regret.</text:span></text:p>
      <text:p text:style-name="P9"/>
      <text:p text:style-name="P76">UNITED KINGDOM - TA-HA PUBLISHERS</text:p>
      <text:p text:style-name="P76">These posters, distributed in Great Britain, present Harun Yahya’s documentaries, audio tapes, and books for children.</text:p>
      <text:p text:style-name="P66"><text:span text:style-name="Normal1"><text:span text:style-name="T80"/></text:span></text:p>
      <text:p text:style-name="P25"><text:span text:style-name="T96">GREAT BRITAIN - </text:span><text:span text:style-name="T95">Q-NEWS</text:span></text:p>
      <text:p text:style-name="P30">September 2001</text:p>
      <text:p text:style-name="P30">June 2001</text:p>
      <text:p text:style-name="P76">Q-News has carried notices several times regarding Harun Yahya’s books. They were introduced in the following terms:</text:p>
      <text:p text:style-name="P76">Harun Yahya’s books question the conventional wisdom of our day, revealing how misleading concepts can be when we are conditioned to accept them as right and natural. So far, various books of Harun Yahya have been translated into more than 20 languages and they had a great impact in every country they have been published. You must read these books: they will open the door to a totally different world for you. </text:p>
      <text:p text:style-name="P82"/>
      <text:p text:style-name="P13"><text:span text:style-name="T59">UNITED KINGDOM - </text:span><text:span text:style-name="T62">THE MUSLIM WEEKLY</text:span></text:p>
      <text:p text:style-name="P35"><text:span text:style-name="T65">An advertisement of </text:span><text:span text:style-name="T63">Deep Thinking</text:span><text:span text:style-name="T65"> was published in </text:span><text:span text:style-name="T63">The Muslim Weekly</text:span><text:span text:style-name="T65">.</text:span></text:p>
      <text:p text:style-name="P80">2-8 April 2004</text:p>
      <text:p text:style-name="P28"/>
      <text:p text:style-name="P7">USA - ASTROLABE</text:p>
      <text:p text:style-name="P35"><text:span text:style-name="T65">Astrolabe, one of America’s largest sellers of Muslim books, included </text:span><text:span text:style-name="T63">The Miracle in the Ant </text:span><text:span text:style-name="T65">and </text:span><text:span text:style-name="T63">Allah Is Known through Reason</text:span><text:span text:style-name="T65"> in its book catalogue.</text:span></text:p>
      <text:p text:style-name="P76">Autumn, 2001</text:p>
      <text:p text:style-name="P76">This catalogue, specially produced for the author’s books, introduced his documentaries as well. </text:p>
      <text:p text:style-name="P30"/>
      <text:p text:style-name="P13"><text:soft-page-break/><text:span text:style-name="T59">TANZANIA - </text:span><text:span text:style-name="T62">DAR ITRAH </text:span></text:p>
      <text:p text:style-name="P175"><text:span text:style-name="T62">Dar Itrah</text:span><text:span text:style-name="T59"> magazine carried a notice regarding Harun Yahya’s book </text:span><text:span text:style-name="T62">Darwinism Refuted. </text:span></text:p>
      <text:p text:style-name="P70"><text:span text:style-name="Normal1"><text:span text:style-name="T80"/></text:span></text:p>
      <text:p text:style-name="P111"><text:span text:style-name="T81">INDONESIA - DZIKRA PUBLISHING HOUSE</text:span></text:p>
      <text:p text:style-name="P97"><text:span text:style-name="T50">The Dzikra publishing house, which publishes the Indonesian-language edition of Harun Yahya’s </text:span><text:span text:style-name="T67">The Evolution Deceit</text:span><text:span text:style-name="T50">, has held conferences to introduce the book. Within that framework, it has produced various posters, brochures, and calendars. </text:span></text:p>
      <text:p text:style-name="P76">2003 calendar </text:p>
      <text:p text:style-name="P76">Poster-September 2001</text:p>
      <text:p text:style-name="P76">Introductory brochure</text:p>
      <text:p text:style-name="P66"><text:span text:style-name="Normal1"><text:span text:style-name="T80"/></text:span></text:p>
      <text:p text:style-name="P55"><text:span text:style-name="T81">INDONESIA - </text:span><text:span text:style-name="T84">TARBAWI</text:span></text:p>
      <text:p text:style-name="P76">May 2002</text:p>
      <text:p text:style-name="P30">July 2002</text:p>
      <text:p text:style-name="P77"/>
      <text:p text:style-name="P97"><text:span text:style-name="T50">Full-page advertisements for Harun Yahya’s books and documentaries have been carried in </text:span><text:span text:style-name="T67">Tarbawi</text:span><text:span text:style-name="T50"> magazine.</text:span></text:p>
      <text:p text:style-name="P76"/>
      <text:p text:style-name="P76">GERMANY - SKD PUBLISHING</text:p>
      <text:p text:style-name="P35"><text:span text:style-name="T65">To the left is an advertisement for the </text:span><text:span text:style-name="T63">Islam Denounces Terrorism</text:span><text:span text:style-name="T65"> presentation; to the right is a book separator, produced by SKD, introducing </text:span><text:span text:style-name="T63">The Evolution Deceit.</text:span></text:p>
      <text:p text:style-name="P80">2 August 2003</text:p>
      <text:p text:style-name="P64"><text:span text:style-name="Normal1"><text:span text:style-name="T80"/></text:span></text:p>
      <text:p text:style-name="P55"><text:span text:style-name="Normal1"><text:span text:style-name="T81">REPORTS IN THE WORLD PRESS</text:span></text:span></text:p>
      <text:p text:style-name="P176"><text:span text:style-name="T93">Harun Yahya’s works, which expose that the theory of evolution is a deception, have attracted the attention of the international press. Several press organizations have devoted considerable space to reporting on conferences and books dealing with how twentieth-century science has demolished the theory of evolution; others have reviewed these books. In addition, various publishing organs have presented his works on other subjects to their readers as reports.</text:span></text:p>
      <text:p text:style-name="P7"/>
      <text:p text:style-name="P35"><text:span text:style-name="T65">USA – </text:span><text:span text:style-name="T63">NATIONAL GEOGRAPHIC </text:span></text:p>
      <text:p text:style-name="P80">November 2004</text:p>
      <text:p text:style-name="P13"><text:span text:style-name="T59">The November 2004 English and German editions of the well-known </text:span><text:span text:style-name="T62">National Geographic</text:span><text:span text:style-name="T59"> magazine featured a cover story on “Was Darwin Wrong?” Mentioning individuals and groups that reveal the theory of evolution’s errors, the report cited Harun Yahya and described the great unease caused by his works among materialist circles: </text:span></text:p>
      <text:p text:style-name="P35"><text:span text:style-name="T59">... Islamic creationists such as Harun Yahya, author of a recent volume titled</text:span><text:span text:style-name="T62"> The Evolution Deceit</text:span><text:span text:style-name="T59">, who points to the six-</text:span><text:soft-page-break/><text:span text:style-name="T59">day creation story in the Koran as literal truth and calls the theory of evolution “nothing but a deception imposed on us by the dominators of the world system.”</text:span></text:p>
      <text:p text:style-name="P68"><text:span text:style-name="Normal1"><text:span text:style-name="T80"/></text:span></text:p>
      <text:p text:style-name="P111"><text:span text:style-name="T81">USA - </text:span><text:span text:style-name="T84">SCIENCE</text:span></text:p>
      <text:p text:style-name="P35"><text:span text:style-name="T65">The influence of his books on evolution, especially the internationally renowned</text:span><text:span text:style-name="T63"> The Evolution Deceit</text:span><text:span text:style-name="T65">, is reflected in the well-known scientific evolutionary magazine </text:span><text:span text:style-name="T63">Science</text:span><text:span text:style-name="T65">. Robert Koenig’s article (18 May 2001), "Creationism Takes Root Where Europe, Asia Meet," gives a lengthy account of Harun Yahya's struggle against this deception, the international success of his </text:span><text:span text:style-name="T63">The Evolution Deceit</text:span><text:span text:style-name="T65">, and the defeat of evolutionists in Turkey. The article emphasizes that this broad academic endeavor—"One of the world's strongest anti-evolution movements outside North America"—seeks to cause the collapse of the theory of evolution on the scientific front and states that it is making inroads in other Muslim countries. Koenig also discussed the international success of </text:span><text:span text:style-name="T63">The Evolution Deceit</text:span><text:span text:style-name="T65"> and mentioned that some evolutionist scientists in Turkey complain that "books by Harun Yahya such as </text:span><text:span text:style-name="T63">The Evolution Deceit </text:span><text:span text:style-name="T65">have become more influential than textbooks in certain parts of Turkey." In the article, their concerns are expressed in these words "… Many evolutionist scientists fear they are losing ground to creationists in public opinion."</text:span></text:p>
      <text:p text:style-name="P80">18 May 2001</text:p>
      <text:p text:style-name="P64"><text:span text:style-name="Normal1"><text:span text:style-name="T80"/></text:span></text:p>
      <text:p text:style-name="P55"><text:span text:style-name="T81">USA - </text:span><text:span text:style-name="T84">NCSE REPORTS</text:span></text:p>
      <text:p text:style-name="P97"><text:span text:style-name="T67">NCSE Reports</text:span><text:span text:style-name="T50">, a magazine published by The National Center for Science Education (based in Berkeley, California), is supported by the American Academy of Scientists. Although this group is essentially evolutionist, its November-December 1999 issue was devoted to Harun Yahya’s works dealing with the theory of evolution’s collapse. The cover bears the title "Islamic Scientific Creationism: A New Challenge in Turkey" and gives this introduction:</text:span></text:p>
      <text:p text:style-name="P97"><text:span text:style-name="T50">... Most representative is Harun Yahya’s text </text:span><text:span text:style-name="T67">The Evolution Deceit</text:span><text:span text:style-name="T50">. The book comes in 2 versions - a large, attractive 370-page volume notable for its many full-color illustrations and slick appearance (Yahya 1997) and an abridged 128-page booklet with fewer illustrations, which was widely distributed free of charge to the public (Yahya 1998)…</text:span></text:p>
      <text:p text:style-name="P76">Observing the awesome and orderly aspects of nature - the heavens and the stability of the earth, lightning and rain, useful plant and fruits, and so on - prompts common sense to conclude that all this must be designed for a purpose (13 ar-Rad 2, 3; 30 ar-Rum 20-27)...</text:p>
      <text:p text:style-name="P76"/>
      <text:p text:style-name="P97"><text:span text:style-name="T49">WHO IS HARUN YAHYA?</text:span><text:span text:style-name="T50"> Adnan Oktar, using the pen-name "Harun Yahya" devoted his life to explaining the existence and the unity of Allah and the magnificence of the morals of the Qur'an. He spent all his life </text:span><text:soft-page-break/><text:span text:style-name="T50">serving for this purpose from his early ages. He has never given up against the difficulties he faced. The biography states that Oktar entered university in 1979 and has authored over 100 books since 1986 - a remarkable output indeed for a single person.</text:span></text:p>
      <text:p text:style-name="P76"/>
      <text:p text:style-name="P117"><text:span text:style-name="T50">THE UNITED KINGDOM - </text:span><text:span text:style-name="T67">NEW SCIENTIST</text:span></text:p>
      <text:p text:style-name="P97"><text:span text:style-name="T50">The 22 April 2001 issue of the world-renowned </text:span><text:span text:style-name="T67">New Scientist</text:span><text:span text:style-name="T50">, which investigated creationist movements throughout the world, offered this interpretation of Harun Yahya and his books:</text:span></text:p>
      <text:p text:style-name="P30">[Harun Yahya] is an international hero. His books have spread everywhere in the Islamic world. He has developed his own Islamic creationism.</text:p>
      <text:p text:style-name="P80">This report described Harun Yahya as an “international hero.” </text:p>
      <text:p text:style-name="P64"><text:span text:style-name="Normal1"><text:span text:style-name="T80"/></text:span></text:p>
      <text:p text:style-name="P172"><text:span text:style-name="T93">THE UNITED KINGDOM – </text:span></text:p>
      <text:p text:style-name="P83">STUDENT BRITISH MEDICAL JOURNAL</text:p>
      <text:p text:style-name="P97"><text:span text:style-name="T67">The Student British Medical Journal</text:span><text:span text:style-name="T50"> is an international monthly student journal published by the British Medical Association, which produces over twenty-seven specialty journals. In the June 2001 edition, its book review section carried an analysis of </text:span><text:span text:style-name="T67">The Evolution Deceit</text:span><text:span text:style-name="T50">. Some of the comments on this four-star book—rated by the reviewer, University of Manchester medical student Amina Rahman—read as follows:</text:span></text:p>
      <text:p text:style-name="P97"><text:span text:style-name="T50">“</text:span><text:span text:style-name="T67">The Evolution Deceit</text:span><text:span text:style-name="T50"> completely explodes the myths surrounding the theory, with nothing but evidence-based scientific research and knowledge.”</text:span></text:p>
      <text:p text:style-name="P76">“The rapid advancement of science in the last century has only served to give a better perception of the immensity of the problem of the origin of life on earth rather than to its solution. Thousands of scientists around the world, particularly in the United States and Europe, defy the theory of evolution and have published many books on its invalidity. This is just one of them.”</text:p>
      <text:p text:style-name="P76">“There are beautiful illustrations of fossils and wildlife and photos of famous scientists.”</text:p>
      <text:p text:style-name="P76">“There is a section at the end of the book that is mind blowing with its simple but phenomenal concepts.” </text:p>
      <text:p text:style-name="P28">“It is a book for anyone genuinely interested in understanding how life came to be, but be prepared to approach the subject with an open mind.”</text:p>
      <text:p text:style-name="P80">June 2001</text:p>
      <text:p text:style-name="P33"/>
      <text:p text:style-name="P33">THE MUSLIM WORLD BOOK REVIEW</text:p>
      <text:p text:style-name="P80">Spring 2000</text:p>
      <text:p text:style-name="P97"><text:soft-page-break/><text:span text:style-name="T50">One booklet of book reviews, published by the Islamic Foundation and the International Institute of Islamic Thought, contained the following description of </text:span><text:span text:style-name="T67">The Evolution Deceit: </text:span></text:p>
      <text:p text:style-name="P29">Scientifically, with appropriate illustrations, the author proves that each organism of every species was Divinely created perfect and complete from its very inception with everything required for a successful life.</text:p>
      <text:p text:style-name="P122"/>
      <text:p text:style-name="P35"><text:span text:style-name="T59">Editions of </text:span><text:span text:style-name="T62">The Evolution Deceit</text:span></text:p>
      <text:p text:style-name="P30">in some other languages</text:p>
      <text:p text:style-name="P30">Azerbaijani </text:p>
      <text:p text:style-name="P30">Spanish</text:p>
      <text:p text:style-name="P30">Arabic</text:p>
      <text:p text:style-name="P30">Albanian</text:p>
      <text:p text:style-name="P30">French</text:p>
      <text:p text:style-name="P30">Chinese</text:p>
      <text:p text:style-name="P30">Italian</text:p>
      <text:p text:style-name="P30">German</text:p>
      <text:p text:style-name="P30">Serbo-Croat</text:p>
      <text:p text:style-name="P30">Turkish</text:p>
      <text:p text:style-name="P30">Bosnian</text:p>
      <text:p text:style-name="P76">Indonesian</text:p>
      <text:p text:style-name="P66"><text:span text:style-name="Normal1"><text:span text:style-name="T80"/></text:span></text:p>
      <text:p text:style-name="P55"><text:span text:style-name="T84">AL WATAN </text:span></text:p>
      <text:p text:style-name="P97"><text:span text:style-name="T50">An article published in the 10 October 2003 edition of daily </text:span><text:span text:style-name="T67">Al Watan </text:span><text:span text:style-name="T50">devoted considerable space to the Arabic-language edition of </text:span><text:span text:style-name="T67">A Chain of Miracles</text:span><text:span text:style-name="T50">. The report emphasized how the miracles that Allah has brought into being are revealed in great detail, gave a short account of the author’s life, and described the book’s purpose, as given below: </text:span></text:p>
      <text:p text:style-name="P29">In this book we gave various examples from the living and non-living universe; our goal is to be a means in making people look at the universe and take heed. Actually these are only mere drops, for the entire universe abounds with these miracles. These seen signs are paths to believers’ faith in Allah. </text:p>
      <text:p text:style-name="P173">10 October 2003</text:p>
      <text:p text:style-name="P28"/>
      <text:p text:style-name="P76">GERMANY – ENCYCLOPAEDIA OF MATHEMATICS</text:p>
      <text:p text:style-name="P76">The German-language Encyclopaedia of Mathematics website considers the theory of evolution in the Islamic world in its “Creation” section, which also provides information about Harun Yahya’s works. It <text:soft-page-break/>notes that his works have an especially large readership in Indonesia, the most populous Muslim country, and Malaysia.</text:p>
      <text:p text:style-name="P76"/>
      <text:p text:style-name="P76">AZERBAIJAN - ULUS NEWSPAPER</text:p>
      <text:p text:style-name="P97"><text:span text:style-name="T67">Ulus</text:span><text:span text:style-name="T50"> carried a report by Hasret Rustemov in which </text:span><text:span text:style-name="T67">Perished Nations</text:span><text:span text:style-name="T50"> was reviewed. In this article, “A New Book about the Wisdom of the Qur’an,” Rustemov said the following:</text:span></text:p>
      <text:p text:style-name="P76">(…) It is genuinely very difficult at this time to encounter any scientific literature based on the Qur’an. In this book the author [Harun Yahya] describes the sudden destruction of ancient civilizations that existed before the Qur’an and the way their peoples were wiped off the face of the earth through the relevant verses and the results of the latest research in archaeology, geography, history and other sciences. The author many times notes that the Qur’an is a book sent down by Allah and the way of adhering to the truth. Many books by Western scholars about the destruction of people have been published, but what makes this book different from the others is not an investigation into the reasons why very different peoples perished, but the way these events written in the Qur’an are described in a more accessible manner.</text:p>
      <text:p text:style-name="P76">… Becoming acquainted with these works alone shows how devotedly he works in order to achieve that end. In my view, this book will attract the interest not just of those with an interest in religion, but also of people interested in sociology, history and philosophy. </text:p>
      <text:p text:style-name="P66"><text:span text:style-name="Normal1"><text:span text:style-name="T80"/></text:span></text:p>
      <text:p text:style-name="P55"><text:span text:style-name="T81">IBERR – INTERNATIONAL BOARD FOR EDUCATION RESEARCH </text:span></text:p>
      <text:p text:style-name="P76">AND RESOURCES </text:p>
      <text:p text:style-name="P173">October 2002</text:p>
      <text:p text:style-name="P49">IBERR, an umbrella organization for Islamic educational institutions in North America, Great Britain, South Africa, and elsewhere, published an article on Harun Yahya in its monthly bulletin. Chaired by Yusuf Islam, IBERR plays a significant role in determining the syllabuses of Islamic schools worldwide and uses Harun Yahya’s works to carry out its activities. The report describes his works in these terms: </text:p>
      <text:p text:style-name="P44">“HARUN YAHYA: ISLAMIC WRITER EXTRAORDINAIRE!</text:p>
      <text:p text:style-name="P120">Under the pen name of Harun Yahya, the author has published over a hundred books on a wide range of faith-related issues. An important body of his work deals with the materialistic world-view and its impact on world history and politics. </text:p>
      <text:p text:style-name="P76">Harun Yahya’s extensive range of books emphasizes most powerfully Allah’s message to man. Firmly grounded in the Qur’an, and using the <text:soft-page-break/>latest scientific methods, Harun Yahya’s books lucidly illustrate the miracle of Creation and the innumerable benefits that Allah bestows upon us. Evidence is convincingly gathered by reflecting on the miracles of our own bodies and also from the rich environment that Allah has created for our use. Brilliant colour photography, graphic illustrations and a lucid style of writing logically point out to the reader the Infinite Mercy of Allah!</text:p>
      <text:p text:style-name="P66"><text:span text:style-name="Normal1"><text:span text:style-name="T80"/></text:span></text:p>
      <text:p text:style-name="P55"><text:span text:style-name="T81">At its 2004 meeting in Qatar, IBERR examined Harun Yahya’s work and discussed whether his books should be included in the syllabuses of IBERR-affiliated schools. Speakers stated that these works were an important component of the syllabus in various schools, such as Islamic schools in Nigeria. Harun Yahya’s works attract considerable interest from both students and teachers.</text:span></text:p>
      <text:p text:style-name="P76"/>
      <text:p text:style-name="P76">This newspaper, which reported on the IBERR assembly, provided detailed information about the meeting’s activities. According to it, an important address on “educational resources,” based on Harun Yahya’s works, was given. </text:p>
      <text:p text:style-name="P76">The press conference attended by Yusuf Islam</text:p>
      <text:p text:style-name="P76">A scene from the IBERR assembly</text:p>
      <text:p text:style-name="P97"><text:span text:style-name="T68">A Gulf Times </text:span><text:span text:style-name="T49">report on the gathering</text:span></text:p>
      <text:p text:style-name="P64"><text:span text:style-name="Normal1"><text:span text:style-name="T80"/></text:span></text:p>
      <text:p text:style-name="P55"><text:span text:style-name="T81">HOLLAND – </text:span><text:span text:style-name="T84">ISIM NEWSLETTER</text:span></text:p>
      <text:p text:style-name="P80">December 2002</text:p>
      <text:p text:style-name="P29">The December 2002 edition of the ISIM Newsletter, published monthly by the Holland-based International Institute for the Study of Islam in the Modern World, carried an article by Dr. Martin Riexinger of Freiburg University. Entitled “The Islamic Creationism of Harun Yahya,” it contained references to the global impact of his works:</text:p>
      <text:p text:style-name="P76">For some time Islamic publishing in the West has been associated with pamphlets in awkward English printed on pulp. Strolling through Islamic bookshops in Britain one immediately realizes how things have changed: beautifully edited books are offered for considerable prices. A notable part of these publications is dedicated to the defence of Islam against the challenges of Christianity and materialism. Outstanding examples for this new tendency are the writings of the prolific Turkish author Harun Yahya (pseudonym of Adnan Oktar), whose list of Turkish publications includes about 180 titles, most of them dedicated to the refutation of Darwinism. </text:p>
      <text:p text:style-name="P97"><text:soft-page-break/><text:span text:style-name="T50">The bulk of the publications by Harun Yahya just reiterates adorned with beautiful illustrations the basic claims proposed in his most popular work </text:span><text:span text:style-name="T67">Evrim Teorisinin Çokusu</text:span><text:span text:style-name="T50"> (The Evolution Deceit) with detailed reference to certain phenomena. ... His articles appear on many Islamic homepages kept by organizations or individuals. His international reputation is due to the extensive use of the internet. He may thus be considered the first Islamic intellectual who has based his career on the use of this most up-to-date technology.</text:span></text:p>
      <text:p text:style-name="P66"><text:span text:style-name="Normal1"><text:span text:style-name="T80"/></text:span></text:p>
      <text:p text:style-name="P55"><text:span text:style-name="T81">RUSSIA – THE ISLAM.RU NEWS AGENCY</text:span></text:p>
      <text:p text:style-name="P10">Islam Denounces Terrorism (in Russian)</text:p>
      <text:p text:style-name="P76">Russia’s www.islam.ru is one of the country’s largest Islamic websites. It has reported on the widespread interest generated by Harun Yahya’s works: </text:p>
      <text:p text:style-name="P43"/>
      <text:p text:style-name="P47">State Duma Reads Books by Harun Yahya</text:p>
      <text:p text:style-name="P76">The foundation of scholastic researchers of Harun Yahya prepared a Russian edition of the book “Islam condemns terror”. The reason underlying the publishing is the increasing Islamophobia of the society, supported by mass media and certain political circles. In order to change the attitude towards Islam – the religion of peace and good, above 1000 copies has [sic] been sent to the leaders of various government bodies, state organizations and educational institutions. The book was received by delegates of the State Duma, representatives of the Ministry of internal affairs, Ministry of defense, many TV channels, and also Russian mass media. </text:p>
      <text:p text:style-name="P98"><text:span text:style-name="T59">The representatives of the foundation remark that the book has caused a strong interest, making many of the political and public figures change their views on Islam and moral-ethical norms of the Muslims. In this connection there is a plan to carry out meetings of the representatives of the government bodies to discuss the propaganda of the Islamic traditional principles in Russia. </text:span><text:span text:style-name="T50">It should be noted that the documentary and the book “Islam condemns terror”, published a year ago, received generous responses and support all over the world, in the USA and some European countries in particular. </text:span></text:p>
      <text:p text:style-name="P66"><text:span text:style-name="Normal1"><text:span text:style-name="T80"/></text:span></text:p>
      <text:p text:style-name="P55"><text:span text:style-name="T81">BOSNIA - </text:span><text:span text:style-name="T84">OSLOBODJENJE</text:span></text:p>
      <text:p text:style-name="P97"><text:span text:style-name="T50">A report in the 24 June 2003 edition of </text:span><text:span text:style-name="T67">Oslobodjenje</text:span><text:span text:style-name="T50">, one of Bosnia’s largest dailies, reviewed the Bosnian-language edition of </text:span><text:span text:style-name="T67">The Evolution Deceit</text:span><text:span text:style-name="T50">. In summary, the report gave the following information:</text:span></text:p>
      <text:p text:style-name="P97"><text:soft-page-break/><text:span text:style-name="T50">In his book </text:span><text:span text:style-name="T67">The Evolution Deceit</text:span><text:span text:style-name="T50"> Harun Yahya discusses the invalidity of Darwinism and its links to various other ideologies … Following a brief history of the theory, he then goes on to demolish the theory in terms of both the evidence discovered in fossils and from the point of view of molecular biology, by setting out the scientific facts … In the same way, the author shows that the theory is based on no scientific grounds, and definitively demolishes such scenarios of the theory of evolution as primitive life first appearing in the seas and then evolving and all other claims regarding evolution … The author, who writes under the pen name Harun Yahya, was born in Ankara in 1956 and studied at the Istanbul Mimar Sinan University Faculty of Fine Arts and the Istanbul University Department of Philosophy. He has written a great many works on the subjects of faith, science and politics since the 1980s.</text:span></text:p>
      <text:p text:style-name="P66"><text:span text:style-name="Normal1"><text:span text:style-name="T80"/></text:span></text:p>
      <text:p text:style-name="P55"><text:span text:style-name="T81">SAUDI ARABIA - </text:span><text:span text:style-name="T84">AL RIYADH</text:span></text:p>
      <text:p text:style-name="P97"><text:span text:style-name="T50">The daily </text:span><text:span text:style-name="T67">Al Riyadh</text:span><text:span text:style-name="T50"> has described Harun Yahya as one of Turkey’s most important thinkers. In summary, this article, which introduces the author’s website, contains the following details:</text:span></text:p>
      <text:p text:style-name="P76"/>
      <text:p text:style-name="P48">A JOURNEY IN Harun Yahya’S WEB SITE</text:p>
      <text:p text:style-name="P76">Harun Yahya is one of Turkey’s best-known and important thinkers. He has written a large number of books, articles and documentary films. In these he refers to the miraculous aspects of the universe, all in the light of the Holy Qur’an and the Sunnah of the Prophet (saas). These works are available free of charge on the author’s website, so that everyone may obtain and read them. This site is indeed a very useful and important one. It is read all across the world. It is available not just in Turkish, but also in Arabic, Serbo-Croat, Indonesian, German, French, Russian and Malay.</text:p>
      <text:p text:style-name="P76">The video section uses sounds and images to remind visitors of these miracles. Finally, all the works written by Harun Yahya are listed on a separate prospectus. Everyone can make use of these works, free of charge.</text:p>
      <text:p text:style-name="P66"><text:span text:style-name="Normal1"><text:span text:style-name="T80"/></text:span></text:p>
      <text:p text:style-name="P55"><text:span text:style-name="T81">MOHEET WEBSITE</text:span></text:p>
      <text:p text:style-name="P97"><text:span text:style-name="T50">The international news portal Moheet carried Radhwan Adem’s analysis of </text:span><text:span text:style-name="T67">The Miracle of Creation in Plants</text:span><text:span text:style-name="T50">. It contained the following lines:</text:span></text:p>
      <text:p text:style-name="P97"><text:span text:style-name="T50">Harun Yahya’s book </text:span><text:span text:style-name="T67">The Miracle of Creation in Plants </text:span><text:span text:style-name="T50">recently emerged from the ar-Risale publishing house. In that book, the author refers to the interesting secrets and miracles of plants. In the introductory </text:span><text:soft-page-break/><text:span text:style-name="T50">section the writer describes how plants form and refers to their complexity. We imagine plants to be very simple things, though they in fact possess a highly detailed and complex nature. These plants could not, of course, have appeared by chance, but emerged through the might and design of Allah, just as applies to the creation of all other living things. These books are exceedingly useful in calling people to faith and the way of Allah. With their simple and logical style they achieve an enormous success. After reading such books, the reader is left in no doubt in his heart or mind, and will inevitably abandon other material philosophies because these books demolish such materialist philosophies and ideas from their very roots. Harun Yahya and his colleagues have assumed a most important task in this field. By the will of Allah, these books will bring peace, security, justice and happiness to all mankind in the 21st century, as promised in the Holy Qur’an. At the end of all his books Harun Yahya devotes a special section to the theory of evolution. The reason for this is that the disasters inflicted on the world in the past as well as today all stem from that theory. That means that these terrible philosophies and ideas were all built on the theory. Over the course of the last 140 years Darwinism has played a major role in people’s denial of the existence of Allah or else to doubt His existence. The rejection of the theory must therefore assume the form of a highly significant task for us. This valuable book can be easily read by all sections of society, and all can benefit from it. Nobody can deny the truths which it sets out.</text:span></text:p>
      <text:p text:style-name="P66"><text:span text:style-name="Normal1"><text:span text:style-name="T80"/></text:span></text:p>
      <text:p text:style-name="P55"><text:span text:style-name="T81">INDONESIA - </text:span><text:span text:style-name="T84">MINDA </text:span></text:p>
      <text:p text:style-name="P30">September 2004</text:p>
      <text:p text:style-name="P97"><text:span text:style-name="T50">The September 2004 edition of the high-circulation </text:span><text:span text:style-name="T67">Minda </text:span><text:span text:style-name="T50">mazagine carried a review of Harun Yahya’s </text:span><text:span text:style-name="T67">Before You Regret.</text:span><text:span text:style-name="T50"> Under the heading “Who Is Harun Yahya?” the article also gave a brief account of his life.</text:span></text:p>
      <text:p text:style-name="P76"/>
      <text:p text:style-name="P76">VENEZUELA - VENEZUELA'S ELECTRONIC NEWS </text:p>
      <text:p text:style-name="P97"><text:span text:style-name="T50">A report describing the wide interest in </text:span><text:span text:style-name="T67">Islam Denounces Terrorism </text:span><text:span text:style-name="T50">appeared in the news portal </text:span><text:span text:style-name="T67">Venezuela’s Electronic News</text:span><text:span text:style-name="T50">. The report said that “the Venezuelan Muslim community is flocking to the Internet to get hold of Turkish author Harun Yahya’s new book: </text:span><text:span text:style-name="T67">‘Islam Denounces Terrorism</text:span><text:span text:style-name="T50">’.” It went on to say the following about Harun Yahya and his major work </text:span><text:span text:style-name="T67">Islam Denounces Terrorism:</text:span></text:p>
      <text:p text:style-name="P123">The new book by highly-acclaimed Muslim intellectual Harun Yahya comes at a time when there is global confusion and misunderstanding of the Islamic faith and Yahya says he needs to set the record straight about <text:soft-page-break/>what his religion really teaches and asks its followers to truthfully proclaim. </text:p>
      <text:p text:style-name="P123">In “Islam Denounces Terrorism”, Harun Yahya accepts the challenge and already book critics around the world are saying that it is a “must read” for everyone who is looking to find the truth behind Islam’s role and the 9/11 terrorist attacks in the United States of America.</text:p>
      <text:p text:style-name="P97"><text:span text:style-name="T50">INDONESIA - </text:span><text:span text:style-name="T67">PIKIRAN RAKYAT</text:span><text:span text:style-name="T50"> </text:span></text:p>
      <text:p text:style-name="P30">August 2001</text:p>
      <text:p text:style-name="P97"><text:span text:style-name="T50">The </text:span><text:span text:style-name="T67">Pikiran Rakyat</text:span><text:span text:style-name="T50"> magazine carried a review of </text:span><text:span text:style-name="T67">The Evolution Deceit</text:span><text:span text:style-name="T50">. Published in August 2001, it stressed the importance of the book’s contents.</text:span></text:p>
      <text:p text:style-name="P66"><text:span text:style-name="Normal1"><text:span text:style-name="T80"/></text:span></text:p>
      <text:p text:style-name="P55"><text:span text:style-name="T81">CANADA - </text:span><text:span text:style-name="T84">THE AMBITION MONTHLY</text:span></text:p>
      <text:p text:style-name="P97"><text:span text:style-name="T67">The Ambition Monthly</text:span><text:span text:style-name="T50">, directed toward young Muslims in Canada and published since 1987, carried a review of </text:span><text:span text:style-name="T67">Perished Nations and Solution: The Values of the Qur’an.</text:span></text:p>
      <text:p text:style-name="P83"/>
      <text:p text:style-name="P55"><text:span text:style-name="Normal1"><text:span text:style-name="T81"><text:s/>“Solution:</text:span></text:span></text:p>
      <text:p text:style-name="P55"><text:span text:style-name="Normal1"><text:span text:style-name="T81">The Values of the Qur’an</text:span></text:span></text:p>
      <text:p text:style-name="P55"><text:span text:style-name="T81">“It is essential that we all listen to the voice of our conscience to rescue these people, and to make the world a place of justice, peace, security, prosperity and well-being. The only way to being conscientious is faith. Hence, the only solution to injustice, chaos, terror, genocide, hunger and oppression is to live by the Qur’an’s morality.”</text:span></text:p>
      <text:p text:style-name="P66"><text:span text:style-name="Normal1"><text:span text:style-name="T80"/></text:span></text:p>
      <text:p text:style-name="P55"><text:span text:style-name="T81">CANADA - YOUNG MUSLIM ANNOUNCEMENT</text:span></text:p>
      <text:p text:style-name="P97"><text:span text:style-name="T50">In an announcement intended for its members, the </text:span><text:span text:style-name="T67">Young Muslim</text:span><text:span text:style-name="T50"> foundation, which operates in Canada, recommended, among other books, Harun Yahya’s </text:span><text:span text:style-name="T67">The Evolution Deceit.</text:span><text:span text:style-name="T50"> The books recommended in the announcement are described as:</text:span></text:p>
      <text:p text:style-name="P83">“A great number of people’s lives have changed through the study of some of the following books.”</text:p>
      <text:p text:style-name="P83"/>
      <text:p text:style-name="P76">The messages reaching the Harun Yahya website confirm these words. Readers expressed their feelings in the following terms: </text:p>
      <text:p text:style-name="P97"><text:span text:style-name="T50">May God bless you for the good work of da'wah you are doing. I have been looking for a website to build my faith and I think inshaAllah I found it.</text:span><text:span text:style-name="T67"> Omar Hussein, Kenya</text:span></text:p>
      <text:p text:style-name="P97"><text:span text:style-name="T50">Thank you for your works. Thanks to them my faith has grown stronger. </text:span><text:span text:style-name="T67">Hameed Shahul, 14 September 2002</text:span></text:p>
      <text:p text:style-name="P97"><text:soft-page-break/><text:span text:style-name="T50">Your work definitely increases my faith. </text:span><text:span text:style-name="T67">Aysha Ghar, India, 7 January 2003</text:span></text:p>
      <text:p text:style-name="P97"><text:span text:style-name="T50">As a recent convert (revert) to Islam I was recommended this site. … Harun Yahya has certainly helped make the transition to Islam a lot easier. </text:span><text:span text:style-name="T67">Joshua Wilson, United Kingdom, 25 February 2003</text:span></text:p>
      <text:p text:style-name="P72"><text:span text:style-name="Normal1"><text:span text:style-name="T80"/></text:span></text:p>
      <text:p text:style-name="P55"><text:span text:style-name="T189">UNITED KINGDOM - CRESCENT INTERNATIONAL</text:span></text:p>
      <text:p text:style-name="P46">The Islamic newspaper Crescent International has published reviews of The Truth of the Life of This World, The Miracle in the Ant, Solution: The Values of the Qur’an, and other books by Harun Yahya.</text:p>
      <text:p text:style-name="P132">“Harun Yahya’s Evolution Deceit is a scientific, intellectual and academic deathblow to the modern theory of evolution, a theory which has been largely discredited by scientific advances in the fields of physics, chemistry and genetics, among others.” </text:p>
      <text:p text:style-name="P84"><draw:frame draw:style-name="fr1" draw:name="Çerçeve1" text:anchor-type="paragraph" svg:x="3.002cm" svg:y="4.348cm" draw:z-index="0"><draw:text-box fo:min-height="0.058cm" fo:min-width="0cm"><text:p text:style-name="P66">Harun Yahya is an eminent Turkish scholar, the author of several books on evolution and creation. ... His website http://www.harunyahya.org has an impressive range of books and it states that Harun Yahya is the pen-name of Adnan Oktar, who devoted his life explaining the existence and unity of Allah. His two important books “Evolution Deceit” and “Allah is known through Reason“ are basically on the refutation of Darwinism… Harun Yahya’s book Evolution Deceit is in fact a scientific approach to refute and reject Darwinism.</text:p></draw:text-box></draw:frame></text:p>
      <text:p text:style-name="P84">As a result of Harun Yahya’s extensive research, the myth of evolution crumbles into utter ruin. ... Harun Yahya’s pen is more than prolific.” Crescent International</text:p>
      <text:p text:style-name="P84"/>
      <text:p text:style-name="P97"><text:span text:style-name="T50">This article by Hector Abu Dharr Manzolillo, a member of the Islamic Institute of the Americas, examined </text:span><text:span text:style-name="T67">The Evolution Deceit</text:span><text:span text:style-name="T50"> in great detail. After investigating its effect in both Western societies and in the Muslim world, he stated that it was a major force in bringing the theory of evolution to an impasse.</text:span></text:p>
      <text:p text:style-name="P76"/>
      <text:p text:style-name="P134"><text:s/>“Throughout, the text is clear and readable and the marshalling and use of Qur'anic ayaat extremely effective. The book is also superbly presented, with numerous full-colour photographs, illustrations and diagrams, beautifully designed and produced on high-quality paper... This book ... is one of the few that is likely to be convincing to sceptical readers steeped in western propaganda, be they Muslim or non-Muslim.” (16-31 March 2000)</text:p>
      <text:p text:style-name="P77"/>
      <text:p text:style-name="P97"><text:span text:style-name="T50">A message from a reader of </text:span><text:span text:style-name="T67">Crescent International’s</text:span><text:span text:style-name="T50"> review of the book in question:</text:span></text:p>
      <text:p text:style-name="P76"><text:soft-page-break/>“The comment about Harun Yahya’s book in your last issue was wonderful. Mr. Yahya’s book is a reminder of the true nature of life. Besides, it is wery-well written and printed. They are quite attractive and convincing for young Muslims having western education. Both of my children are impressed by the book.” Mona Qureshi, England (01-15 April 2000)</text:p>
      <text:p text:style-name="P76"/>
      <text:p text:style-name="P97"><text:span text:style-name="T50">In its review of </text:span><text:span text:style-name="T67">The Miracle in the Ant</text:span><text:span text:style-name="T50">, Harun Yahya was described as the most steadfast individual revealing the baseless nature of the theory of evolution (16-30 October 2000).</text:span></text:p>
      <text:p text:style-name="P66"><text:span text:style-name="Normal1"><text:span text:style-name="T80"/></text:span></text:p>
      <text:p text:style-name="P55"><text:span text:style-name="T81">PAKISTAN – THE ISLAMIC RESEARCHES INSTITUTE WEBSITE </text:span></text:p>
      <text:p text:style-name="P80">Allah Is Known through Reason (in Urdu)</text:p>
      <text:p text:style-name="P76">In an article entitled “The Muslim Responses to Evolution,” Assistant Professor Abdul Majid of Pakistan’s Government Postgraduate College’s Zoology Department examined Harun Yahya’s works on this subject. The article, published on the Islamic Researches Institute website, states:</text:p>
      <text:p text:style-name="P97"><text:span text:style-name="T50">USA - </text:span><text:span text:style-name="T67">WIKIPEDIA ENCYLOPEDIA</text:span></text:p>
      <text:p text:style-name="P76">On its www.wikipedia.com site, this Internet encyclopaedia, which contains a million or so articles and provides services in fifty languages, describes Harun Yahya and his works in these terms:</text:p>
      <text:p text:style-name="P174">Harun Yahya is one of the leading figures in Turkish Creationism, and a fervent advocate for creationism in the creation versus evolution debate. He is considered the leading Muslim advocate of creationism. </text:p>
      <text:p text:style-name="P77"/>
      <text:p text:style-name="P97"><text:span text:style-name="T50">UAE – </text:span><text:span text:style-name="T67">THE GULF TODAY</text:span></text:p>
      <text:p text:style-name="P97"><text:span text:style-name="T50">The daily </text:span><text:span text:style-name="T67">The Gulf Today</text:span><text:span text:style-name="T50"> reported that Harun Yahya was the best-selling author at Sharjah’s World Book Fair: </text:span></text:p>
      <text:p text:style-name="P76">Harun Yahya became the most sought-after foreign writer at the recently-concluded World Book Fair at the Expo Centre, Sharjah. He has been writing on Islamic issues for the past two decades and has authored over 200 works... Explaining the need of introducing Yahya’s works in the UAE, Rashid Siddiqui of The Book Mall said the books strengthen people’s faith in the tenets of Islam. “Harun Yahya’s works can fairly be regarded as the opinion of Islam on various subjects. Be it Islamic teaching about terrorism or faith-related issues in nature, his works show the magnificence of Allah everywhere,” he said. </text:p>
      <text:p text:style-name="P123"/>
      <text:p text:style-name="P113"><text:span text:style-name="Normal1"><text:span text:style-name="T101">LETTERS</text:span></text:span></text:p>
      <text:p text:style-name="P55"><text:span text:style-name="Normal1"><text:span text:style-name="T80"/></text:span></text:p>
      <text:p text:style-name="P76"/>
      <text:p text:style-name="P76">RUSSIA, Dr. Levin Zalman Isaakovic</text:p>
      <text:p text:style-name="P91">HARUN YAHYA IS THE AUTHOR OF MANY BOOKS ADDRESSED TO A MASS READERSHIP (AND THAT IS NOT RESTRICTED TO MUSLIMS ALONE). IN THESE WORKS, he SEEKS THE INTELLECTUAL DESCTRUCTION OF THE FOUNDATIONS OF ALL ATHEISTIC IDEOLOGIES AND THOSE THAT DENY THE EXISTENCE OF GOD. </text:p>
      <text:p text:style-name="P91"/>
      <text:p text:style-name="P154">Harun Yahya is the author of many books addressed to a mass readership (and that is not restricted to Muslims alone). In these works, he seeks the intellectual destruction of the foundations of all atheistic ideologies and those that deny the existence of God. He is one of those Muslim intellectuals striving to reinforce the bases of faith in a world living under the domination of secularism and science. All of his books published in Russian, as well as those planned for publication, contain “scientifically proven facts” showing God’s miracles of creation.</text:p>
      <text:p text:style-name="P13"><text:span text:style-name="T62">Islam Denounces Terrorism </text:span><text:span text:style-name="T59">comes from the same series. The author emphasizes that the Qur’an definitively prohibits the faithful from using any form of oppression or violence; that it brings with it peace, toleration, well-being, and justice; and that the Peoples of the Book – Muslim, Jew, and Orthodox – who sincerely desire peace also share common values.</text:span></text:p>
      <text:p text:style-name="P7">In this context, his interpretation of “jihad” is especially significant. The word “jihad,” used in a general sense, means a holy war on the path of Islam, against unbelievers in particular. The author stresses that the “jihad” waged against atheistic doctrines is an intellectual struggle only, and that the greatest “jihad” is “a struggle against the evils inside people.” Physically, “jihad” refers to a war for the purposes of defense and for the strict application of moral and humane principles.</text:p>
      <text:p text:style-name="P7">The phenomenon of terrorism is the result of terrorists, who deliberately distort this concept.</text:p>
      <text:p text:style-name="P76">The book’s final chapter examines the origins of terror, which the author sees as lying in Darwinism and materialist ideologies. He proves the invalidity of Darwin’s theory, which maintains that life emerged as the result of chance and a constant struggle for survival. In his view, Darwinism depicts Malthus’ theory that racism and fascism are supposedly natural and legitimate ideologies. Yet at a time when terror and extremism are on the rise, when there is an attempt among almost the entire world community to equate extremism and terror with Islam, <text:soft-page-break/>the publication of books of this kind deserves the greatest possible support.</text:p>
      <text:p text:style-name="P91"/>
      <text:p text:style-name="P114">LEVIN ZALMAN ISAAKOVIC</text:p>
      <text:p text:style-name="P91">DOCTOR OF HISTORICAL SCIENCES </text:p>
      <text:p text:style-name="P91">THE SHARKIYAT INSTITUTE, </text:p>
      <text:p text:style-name="P91">AFFILIATED TO THE RUSSIAN </text:p>
      <text:p text:style-name="P91">FEDERATION ACADEMY OF SCIENCES </text:p>
      <text:p text:style-name="P87"><text:span text:style-name="Normal1"><text:span text:style-name="T80"/></text:span></text:p>
      <text:p text:style-name="P121"><text:span text:style-name="T102">USA, Saleh Surasit Issarachai</text:span></text:p>
      <text:p text:style-name="P77"/>
      <text:p text:style-name="P151">WHEN I READ THE BOOKS WRITTEN BY BROTHER HARUN YAHYA, I HAVE THE FEELING THAT “ALHUMDULALLAH; MASHA-ALLAH THIS IS ANOTHER VERY GOOD WAY IN PRESENTING ISLAM.”</text:p>
      <text:p text:style-name="P76">Dear My Brothers in Islam, Harun Yahya and staffs, I have read a few of your books representing the truth of Islam in the manner that I have rarely seen before by other authors. </text:p>
      <text:p text:style-name="P76">As a Muslim, I have realized that Islam is based on Qur’an and Sunnah, is the true guidance of all mankind. Many scientific facts have been told in Qur’an for more than 1400 years. Without the appropriate methods and technologies, human had lacked of true understanding of several verses till recent scientific discovery. When I read the books written by brother Harun Yahya, I have the feeling that “AlhumdulAllah; Masha-Allah this is another very good way in presenting Islam.” In several of his books he telling these stories by highlighting the verses from Qur’an following by showing the scientific evidences with easily understanding diagrams or pictures. Qur’an is always the truth but scientific knowledge and methods that have been used at the time, might not be sensitive enough to answer and prove that verses from Qur’an. As we can see clearly that several verses in Qur’an such as about embryology, wave, mountains etc, they have just been proved by recent discovery with the improvement of scientific instruments mostly less than a hundred year. Reading these books has been a method for me, to help clarifying myself and reminding myself with the existence of God, Allah. </text:p>
      <text:p text:style-name="P76">We have used some of these books in clarifying many issues and telling the truth about Islam to Muslim and non-Muslim. These books are also valuable to some Muslims students who study comperative religion in Thailand. They can use these books along with Qur’an to prove several point of discussion to non-Muslims. </text:p>
      <text:p text:style-name="P76">As long as any works that has been done clearly for the sake of Allah base on Qur’an and authentic Sunnah, including these works, insha-Allah it will have great effect on us to understand Islam and ourselves. May <text:soft-page-break/>Allah give you all with the rewards in this Dunya and Akirah for sincerely propagating the truth of Islam. May Allah guide us all. </text:p>
      <text:p text:style-name="P76">Wassalam, </text:p>
      <text:p text:style-name="P91">UNIVERSITY OF WASHINGTON </text:p>
      <text:p text:style-name="P91">FACULTY OF MEDICINE </text:p>
      <text:p text:style-name="P91">DIVISION OF HEMATOLOGY</text:p>
      <text:p text:style-name="P91">Saleh Surasit Issarachai, MD. </text:p>
      <text:p text:style-name="P154">INDONESIA, Maulwi Saelan</text:p>
      <text:p text:style-name="P152">I WOULD LIKE TO EXPRESS MY SINCERE GRATITUDE FOR ALL THE COMPOSITION AND CONTRIBUTION THAT YOU HAVE MADE TO PERFECT THE WORLD OF SCIENCE IN RELATION TO ISLAM.</text:p>
      <text:p text:style-name="P76">To begin with, I would like to introduce my self as the founder and chairman of Al Azhar Syifa Budi Foundation. Maulwi Saelan. Our foundation has already been settling in educational field in Jakarta, Indonesia for over than 20 years with its main business accommodating children (3-19 years old) and their families under Islamic spirit of life. </text:p>
      <text:p text:style-name="P76">Having envisioning the world today and its maturity, I would like to express my sincere gratitude for all the composition and contribution that you have made to perfect the world of science in relation to Islam. Your books have been tremendous facilitatior to us in improving our school’s educational spirutualization in our “Mumtaz School Program.”</text:p>
      <text:p text:style-name="P76">Thus, by having the opportunity working together with your team, I genuinely look forward to increasing cross-cultural educational quality between our nations. Last, please accept my warmest regards and thank you for your attention and support. </text:p>
      <text:p text:style-name="P91">SYIFA BUDI FOUNDATION</text:p>
      <text:p text:style-name="P91">H, Maulwi Saelan</text:p>
      <text:p text:style-name="P91">Chairman</text:p>
      <text:p text:style-name="P87"><text:span text:style-name="Normal1"><text:span text:style-name="T80"/></text:span></text:p>
      <text:p text:style-name="P55"><text:span text:style-name="T81">MALAYSIA, Zaidnuddin Alang Mamat</text:span></text:p>
      <text:p text:style-name="P91">ALLOW ME ONCE AGAIN TO EXPRESS OUR PLEASURE TO BE ASSOCIATED WITH A GREAT NAME AND A UNIQUE AND MUCH NEEDED SCHOLARSHIP ON ISLAM AS HAS NEVER SEEN BEFORE.</text:p>
      <text:p text:style-name="P158"><text:span text:style-name="T60">It is a great pleasure for us to enclose herewith Edition 14th</text:span><text:span text:style-name="T59"> and 15th of our “Bulletin Al-Nidaa” and three pamphlets which contain articles by Brother Harun Yahya for your information. Please convey our heartfelt gratitude to Brother Harun Yahya and your Foundation for the kind permission to use his materials. </text:span></text:p>
      <text:p text:style-name="P154">We printed the pamphlets specially for an interfaith dialogue which was held about a couple of months back and will use them for appropriate <text:soft-page-break/>occasions in the future. We began including Brother Harun Yahya’s writings in our Bulletin from the 14th Edition which was published two months ago. Our Bulletin is published bi-monthly. </text:p>
      <text:p text:style-name="P154">Although the name Harun Yahya is generally known here in the reading and Internet circles, the exposure in our Bulletin widens his reputation while adding a breeze of fresh air into Islamic dakwah here, at least within our fraternity. We shall, inshaAllah, feature a few more of his articles in the coming editions so that the scientific aspect of Islam is more well known and received. </text:p>
      <text:p text:style-name="P154">Allow me once again to express our pleasure to be associated with a great name and a unique and much needed scholarship on Islam as has never seen before. </text:p>
      <text:p text:style-name="P154">Thank you, </text:p>
      <text:p text:style-name="P91">BULLETIN AL-NIDAA </text:p>
      <text:p text:style-name="P91">Zainuddin Alang Mamat </text:p>
      <text:p text:style-name="P91">DIRECTOR</text:p>
      <text:p text:style-name="P87"><text:span text:style-name="Normal1"><text:span text:style-name="T80"/></text:span></text:p>
      <text:p text:style-name="P55"><text:span text:style-name="T81">ISRAEL, Ben-Ami Shillony</text:span></text:p>
      <text:p text:style-name="P76"/>
      <text:p text:style-name="P91">YOU ARE WORKING FOR THE NOBLE GOAL OF BRINGING JEWS AND MUSLIMS TOGETHER. LET ME TELL YOU THAT IN MY OPINION YOU ARE DOING THE MOST IMPORTANT THING THAT CAN BE DONE AT THIS TIME. </text:p>
      <text:p text:style-name="P91"/>
      <text:p text:style-name="P154">You are working for the noble goal of bringing Jews and Muslims together. Let me tell you that in my opinion you are doing the most important thing that can be done at this time. </text:p>
      <text:p text:style-name="P7">These two religions, Islam and Judaism, are religions of peace and love, and they have co-existed peacefully for many centuries. In the twentieth century, they both adopted political goals, as the Arabs and the Jews achieved political statehood in their ancient homelands in the Middle East. Unfortunately, since their establishments, the Arab states and Israel have been entangled in a tragic and bloody quarrel, with each side claiming that God is exclusively on its side, and each side being totally blind towards the aspirations, rights and sensitivities of the other side. </text:p>
      <text:p text:style-name="P7">The time has arrived for intellectual leaders from both religious communities to meet each other in an atmosphere of peace and resolve the bitter Middle East conflict. They should proclaim that God wants His believers to love and respect each other and never to kill each other. I am glad that this initative is coming from Turkey, the country which had once <text:soft-page-break/>ruled the whole Middle East peacefully and tolerantly. I wish you much success. </text:p>
      <text:p text:style-name="P142">HEBREW UNIVERSITY OF JERUSALEM</text:p>
      <text:p text:style-name="P91">Ben-Ami Shillony</text:p>
      <text:p text:style-name="P87"><text:span text:style-name="Normal1"><text:span text:style-name="T80"/></text:span></text:p>
      <text:p text:style-name="P121"><text:span text:style-name="T102">PAKISTAN, A. Hakeem Malik</text:span></text:p>
      <text:p text:style-name="P91">YOUR PUBLICATIONS ARE VERY IMPERATIVE PART OF OUR LIBRARY, AND ARE NOT ONLy HELPING MANY PEOPLE PUTTING THEIR FAITH IN GOD (SWT) BUT ALSO HELPING MANY OTHERS GAINING INSIGHT INTO ISLAM. </text:p>
      <text:p text:style-name="P154">This letter from Pakistan will be quite astonishing to you. I am an admirer of your research work and contribution towards understanding teachings of Holy Qur’an. </text:p>
      <text:p text:style-name="P7">Your publications are very imperative part of our library, and are not only helping many people putting their faith in God (SWT) but also helping many others gaining insight into Islam. </text:p>
      <text:p text:style-name="P7">I was given your address by a Muslim brother resident in UK. I found this opportunity to present my humble effort titled “QUR’ANIC PRISM” (a trilingual Subject Index of complete Holy Qur’an). </text:p>
      <text:p text:style-name="P143">I shall be waiting for your valuable comments on my labour of love, and will appreciate if the receipt is acknowledged, at your convenience. </text:p>
      <text:p text:style-name="P142">A.Hakeem Malik</text:p>
      <text:p text:style-name="P142">Islamic Research Foundation </text:p>
      <text:p text:style-name="P142">Managing Director</text:p>
      <text:p text:style-name="P89"><text:span text:style-name="Normal1"><text:span text:style-name="T80"/></text:span></text:p>
      <text:p text:style-name="P121"><text:span text:style-name="T102">INDONESIA, Tyas U. Soekarsano</text:span></text:p>
      <text:p text:style-name="P156">IT HAS BEEN QUITE BENEFICIAL ENLIGHTENING AND THOUGHT PROVOKING FOR BOTH STUDENTS AND US.</text:p>
      <text:p text:style-name="P76">We’re grateful for Science Research Foundation, its academicians and its honorary president Mr. Adnan Oktar for their contribution to science and education by attending to a seminar named “The Collapse of the Theory of Evolution and the Fact of Creation” held in University of Indonesia on 12 March 2003. Lectures accompanied by slide shows were performed by SRF academicians and it has been quite beneficial enlightening and thought provoking for both students and us. </text:p>
      <text:p text:style-name="P142">Tyas U. SoekarsAnO, Ph.D</text:p>
      <text:p text:style-name="P142">Head of Small Medium Enterprise Center </text:p>
      <text:p text:style-name="P91">Faculty of EconomicS University of Indonesia</text:p>
      <text:p text:style-name="P87"><text:span text:style-name="Normal1"><text:span text:style-name="T80"/></text:span></text:p>
      <text:p text:style-name="P55"><text:span text:style-name="T81">GREAT BRITAIN, Dr. Imran Ali</text:span></text:p>
      <text:p text:style-name="P143"><text:soft-page-break/>The Islamic Society of Britain held a seminar named “The Collapse of the Theory of Evolution and The Fact of Creation” during October of last year. More than two hundred people attended the event. Lecture, slide-shows, exhibition was organized on the day. The day was beneficial and enlightening for everyone. We are extremely grateful for the Science Research Foundation, its staff and Mr. Adnan Oktar, the foundation’s honorary president for their contribution to science and education. </text:p>
      <text:p text:style-name="P142">Dr. Imran Ali</text:p>
      <text:p text:style-name="P142">Islamic Society of Britain Event Coordinator</text:p>
      <text:p text:style-name="P90"><text:span text:style-name="Normal1"><text:span text:style-name="T80"/></text:span></text:p>
      <text:p text:style-name="P121"><text:span text:style-name="T102">INDONESIA, Teddy Trilaksono</text:span></text:p>
      <text:p text:style-name="P156">IT’S HONOUR FOR ME TO SHOW OUR GRATEFULNESS TO ... ALL INTERNATIONAL HARUN YAHYA TEAM MEMBERS AND ESPECIALLY TO THE HONORARY PRESIDENT, MR. ADNAN OKTAR ... IT HAVE OPENED NEW UNDERSTANDING TO INDONESIAN PUBLIC ABOUT A SIMPLE AND CREATIVE PRESENTATION METHOD OF THE TRUTH OF CREATION.</text:p>
      <text:p text:style-name="P76">It’s honour for me to show our gratefulness to Science Research Foundation (SRF), all international Harun Yahya team members and especially to the honorary president, Mr. Adnan Oktar, for its contribution to education and science through books, documentary films, website and all that have been publicized in printed and electronic mass media. It have opened new understanding to Indonesian public about a simple and creative presentation method of the truth of creation. For myself, it was digested easily as well as communicated to others. </text:p>
      <text:p text:style-name="P76">In this opportunity, I would like to thank for their presentation in seminar named “The Collapse of the Theory of Evolution and The Fact of Creation”, held in Wahana Bakti Pos Building, Bandung on 22 September 2003. Lectures accompanied by interactive movies, show slide, books digest, etc. were performed by SRF academicians. </text:p>
      <text:p text:style-name="P144">These presentations have made increment curiosity amongs attendance. This could be encouragement for better educated Indonesian people in the next generations. </text:p>
      <text:p text:style-name="P92">TEDDY TRILAKSONO</text:p>
      <text:p text:style-name="P100">PROJECT MANAGER</text:p>
      <text:p text:style-name="P92"/>
      <text:p text:style-name="P55"><text:span text:style-name="Normal1"><text:span text:style-name="T81">Complimentary Letters</text:span></text:span></text:p>
      <text:p text:style-name="P141"><text:span text:style-name="T103">UNITED KINGDOM </text:span></text:p>
      <text:p text:style-name="P164">PRIME MINISTER’S OFFICE</text:p>
      <text:p text:style-name="P165"><text:soft-page-break/>The Prime Minister has asked me to thank you for your recent letter and the copy of Evolution Deceit, which he looks forward to reading when time permits. </text:p>
      <text:p text:style-name="P143">Emma McEwan</text:p>
      <text:p text:style-name="P166"/>
      <text:p text:style-name="P145">REPUBLIC OF SINGAPORE </text:p>
      <text:p text:style-name="P164">DEPUTY PRIME MINISTER’S OFFICE </text:p>
      <text:p text:style-name="P165">Deputy Prime Minister Lee Hsien Loong has asked me to thank you for sending him the books by Harun Yahya. </text:p>
      <text:p text:style-name="P165">Ong Ye Kung, </text:p>
      <text:p text:style-name="P165">Principal Private Secretary </text:p>
      <text:p text:style-name="P76">To Deputy Prime Minister Lee </text:p>
      <text:p text:style-name="P66"><text:span text:style-name="Normal1"><text:span text:style-name="T80"/></text:span></text:p>
      <text:p text:style-name="P141"><text:span text:style-name="T103">THE KINGDOM OF THE NETHERLANDS </text:span></text:p>
      <text:p text:style-name="P165">Thank you for your kind letter to Her Majesty the Queen, introducing her to the books Mr. Harun Yahya has written on the Islamic culture. </text:p>
      <text:p text:style-name="P165">Your thoughtful gesture is appreciated. </text:p>
      <text:p text:style-name="P165">Yours sincerely, </text:p>
      <text:p text:style-name="P165">(Mrs A.M. Leendertse)</text:p>
      <text:p text:style-name="P165">Private Secretary to </text:p>
      <text:p text:style-name="P165">Her Majesty the Queen and </text:p>
      <text:p text:style-name="P165">His Royal Highness</text:p>
      <text:p text:style-name="P143">Prince Claus of the Netherlands</text:p>
      <text:p text:style-name="P167"/>
      <text:p text:style-name="P164">THE SPANISH MINISTRY OF DEFENCE</text:p>
      <text:p text:style-name="P165">I appreciate you sending me the interesting scientific book entitled “Evolution Deceit.”</text:p>
      <text:p text:style-name="P165">Frederico Trillo-Figueroa</text:p>
      <text:p text:style-name="P68"><text:span text:style-name="Normal1"><text:span text:style-name="T80"/></text:span></text:p>
      <text:p text:style-name="P170"><text:span text:style-name="T97">REPUBLICAN OF THE PHILIPPINES SENATE </text:span></text:p>
      <text:p text:style-name="P165">Many thanks for sending a set of five books by Harun Yahya. </text:p>
      <text:p text:style-name="P165">I look forward to studying and learning from these books. </text:p>
      <text:p text:style-name="P165">Most sincerely,</text:p>
      <text:p text:style-name="P165">Juan M.Flavier, M.D., M.P.H.</text:p>
      <text:p text:style-name="P165">Senator</text:p>
      <text:p text:style-name="P146"/>
      <text:p text:style-name="P164">THE NEW DELHI PARLIAMENT</text:p>
      <text:p text:style-name="P165">I acknowledge with thanks your letter dated 7th August 2002, enclosing therewith books written by Harun Yahya depicting faith-related issues. </text:p>
      <text:p text:style-name="P165">If we call Him the Lord of all, then why do we not realize our brotherhood. </text:p>
      <text:p text:style-name="P165">Kailash Joshi</text:p>
      <text:p text:style-name="P76">Chairman</text:p>
      <text:p text:style-name="P66"><text:span text:style-name="Normal1"><text:span text:style-name="T80"/></text:span></text:p>
      <text:p text:style-name="P163"><text:span text:style-name="T97">ROYAL EMBASSY OF SAUDI ARABIA, Ankara</text:span></text:p>
      <text:p text:style-name="P165">With reference to your letter—a copy of which is enclosed—to the Ministry of Information in the Kingdom of Saudi Arabia together with four Islamic books penned by Mr. Harun Yahya, the Embassy of the Kingdom of Saudi Arabia in Ankara would like to inform you that the concerned authority in the Ministry of Information had looked through these books, and they are of the view that these books are valuable, and written in scientific consistent language, based on verses of the Holy Qur’an and associated with life models. They are also of the view that the author had followed a moderate style in expressing his views, and supported them with religious instances, as well as scientific and realistic examples. </text:p>
      <text:p text:style-name="P165">On behalf of the Saudi Ministry of Information the Embassy would like to extend ample thanks to the publisher for this valuable gift. </text:p>
      <text:p text:style-name="P68"><text:span text:style-name="Normal1"><text:span text:style-name="T80"/></text:span></text:p>
      <text:p text:style-name="P141"><text:span text:style-name="T103">THE PORTUGUESE PRESIDENCY</text:span></text:p>
      <text:p text:style-name="P165">Many thanks for sending me five books of Mr. Harun Yahya.</text:p>
      <text:p text:style-name="P165">I fully agree with your purposes of dialogue and mutual understanding among cultures and civilizations. </text:p>
      <text:p text:style-name="P165">Joao Bosco Mota Amaral</text:p>
      <text:p text:style-name="P68"><text:span text:style-name="Normal1"><text:span text:style-name="T81"/></text:span></text:p>
      <text:p text:style-name="P141"><text:span text:style-name="T103">CONGRESS OF THE UNITED STATES</text:span></text:p>
      <text:p text:style-name="P145">HOUSE OF REPRESENTATIVES</text:p>
      <text:p text:style-name="P169"><text:span text:style-name="T59">Thank you for sending me a copy of your book, </text:span><text:span text:style-name="T62">The Evolution Deceit</text:span><text:span text:style-name="T59">. Your thoughtfulness is greatly appreciated. </text:span></text:p>
      <text:p text:style-name="P165"><text:soft-page-break/>Sincerely, </text:p>
      <text:p text:style-name="P165">Dan Burton</text:p>
      <text:p text:style-name="P76">Member of Congress</text:p>
      <text:p text:style-name="P66"><text:span text:style-name="Normal1"><text:span text:style-name="T80"/></text:span></text:p>
      <text:p text:style-name="P163"><text:span text:style-name="T97">THE AUSTRALIAN PARLIAMENT AND HOUSE OF REPRESENTATIVES</text:span></text:p>
      <text:p text:style-name="P165">The Speaker of the House of Representatives, the Hon Neil Andrew MP, has asked me to write to acknowledge receipt of a selection of five books written by Harun Yahya. </text:p>
      <text:p text:style-name="P165">The Speaker has asked me to convey to you his appreciation for providing him with these interesting publications. He has also asked me to commend you for your condemnation of terrorists and terrorism and to assure you of his support for your comments regarding the need for people from all different religions and cultures to cooperate to eradicate terrorism for our world. The understanding of each other’s beliefs is an important first step towards achieving this objective, and these books by Mr.Harun Yahya will no doubt help to make a positive contribution in this regard. </text:p>
      <text:p text:style-name="P165">Thank you again for your kindness and generosity in providing the Speaker with copies of these books. </text:p>
      <text:p text:style-name="P165">Yours sincerely, </text:p>
      <text:p text:style-name="P165">Pauline M. Osmond</text:p>
      <text:p text:style-name="P165">Adviser (Sessional)</text:p>
      <text:p text:style-name="P68"><text:span text:style-name="Normal1"><text:span text:style-name="T80"/></text:span></text:p>
      <text:p text:style-name="P141"><text:span text:style-name="T103">THE KINGDOM OF BAHRAIN</text:span></text:p>
      <text:p text:style-name="P164">MINISTRY OF LABOUR AND SOCIAL AFFAIRS</text:p>
      <text:p text:style-name="P165">I wish to extend my thanks and appreciation to you for sending me the gift of four books from your author Mr. Harun Yahya. </text:p>
      <text:p text:style-name="P165">I feel these books are a step towards a more positive representation of the Islamic beliefs to non-Muslims. </text:p>
      <text:p text:style-name="P165">Once again, thank you. </text:p>
      <text:p text:style-name="P165">Best Regards, </text:p>
      <text:p text:style-name="P165">Abdulnabi Al Shoa’la</text:p>
      <text:p text:style-name="P143">Minister of Labour and Social Affairs</text:p>
      <text:p text:style-name="P166"/>
      <text:p text:style-name="P164">MALAYSIA - MINISTRY OF FOREIGN AFFAIRS</text:p>
      <text:p text:style-name="P165">Thank you for your letter of 27 July 2002. I have read Mr. Harun’s writings and found that most of his writings are balanced and it enabled readers to have a better understanding and perception of Islam on the teachings of the Qur’an. </text:p>
      <text:p text:style-name="P165"><text:soft-page-break/>His book entitled “Islam Denounces Terrorism”, was well written and in my view is the best among his writings. As the book has generated much interest among my officers, I would appreciate it if you could send me another copy of the book to add to our latest collection in the library. </text:p>
      <text:p text:style-name="P165">Syed Hamid Albar</text:p>
      <text:p text:style-name="P76">Minister of Foreign Affairs</text:p>
      <text:p text:style-name="P66"><text:span text:style-name="Normal1"><text:span text:style-name="T80"/></text:span></text:p>
      <text:p text:style-name="P147"><text:span text:style-name="T103">REPUBLIC OF INDONESIA</text:span></text:p>
      <text:p text:style-name="P168">DEPARTMENT OF DEFENCE </text:p>
      <text:p text:style-name="P165">On behalf of the Minister of Defence of the Republic of Indonesia, H.E H.Matori Abdul Djalil, I would like to extend my special thanks for sending books which were written by Mr. Harun Yahya as follows: </text:p>
      <text:p text:style-name="P165">1. Miracles of the Qur’an</text:p>
      <text:p text:style-name="P165">2. Islam Denounces Terrorism</text:p>
      <text:p text:style-name="P165">3. Perished Nations</text:p>
      <text:p text:style-name="P165">4. Fascism: The Bloody Ideology of Darwinism</text:p>
      <text:p text:style-name="P165">5. Evolution Deceit</text:p>
      <text:p text:style-name="P165">6. Matter: The Other Name for Illusion</text:p>
      <text:p text:style-name="P165">Again, thank you for your kind attention and I wish all the best and success in the years ahead. </text:p>
      <text:p text:style-name="P165">B.G. Prasetyo, MSc. </text:p>
      <text:p text:style-name="P165">Secretary to the Minister</text:p>
      <text:p text:style-name="P68"><text:span text:style-name="Normal1"><text:span text:style-name="T80"/></text:span></text:p>
      <text:p text:style-name="P141"><text:span text:style-name="T103">KINGDOM OF BAHRAIN </text:span></text:p>
      <text:p text:style-name="P168">MINISTRY OF EDUCATION</text:p>
      <text:p text:style-name="P165">Thank you very much for your letter dated 27th July 2002 enclosing four books written by Mr. Harun Yahya on Islam Denounces Terrorism; The Evolution Deceit; Matter: The Other Name for Illusion and Miracles of the Qur’an. </text:p>
      <text:p text:style-name="P165">These books definitely make interesting reading and gives an in-depth knowledge of the Islamic world that will erase the misconception of relating or linking Islam to terrorism. These books are very educational and should be widely circulated to as many nations as possible. </text:p>
      <text:p text:style-name="P165">Once again thank you for sending me these books and I would like to commend Mr. Harun Yahya for his ingenuity and honest interpretation of Islam in today’s society. </text:p>
      <text:p text:style-name="P165">Dr. Mohammed J.K. Alghatam</text:p>
      <text:p text:style-name="P76">Minister of Education</text:p>
      <text:p text:style-name="P66"><text:span text:style-name="Normal1"><text:span text:style-name="T80"/></text:span></text:p>
      <text:p text:style-name="P141"><text:span text:style-name="T103">THE REPUBLIC OF SEYCHELLES </text:span></text:p>
      <text:p text:style-name="P168">MINISTRY OF SOCIAL RELATIONS AND EMPLOYMENT</text:p>
      <text:p text:style-name="P165">Thank you for your letter dated 29th July 2002 and the accompanied publications inviting my attention and consideration to the great scientific research and written work of Mr. Harun Yahya. </text:p>
      <text:p text:style-name="P165">I am pleased to be given such an opportunity to study and enjoy the profound knowledge of Mr. Yahya in his work negating the Darwin’s <text:soft-page-break/>Theory of Evolution and promoting the Doctrine of that life of Earth is the product of an “intelligent design.” </text:p>
      <text:p text:style-name="P165">I am convinced that his works is full of insights and sure that I will read with much enthusiasm that will allow me to frame a well-informed and unbiased opinion on the history of living being. </text:p>
      <text:p text:style-name="P165">I also share the view that it is high time that all peoples, irrespective of religious beliefs and cultures should join together to save the face of Earth from the savage acts of terrorism. </text:p>
      <text:p text:style-name="P165">Dolor C. Ernesta</text:p>
      <text:p text:style-name="P165">Minister of Social Relations and Employment</text:p>
      <text:p text:style-name="P146"/>
      <text:p text:style-name="P164">THE IRANIAN PRESIDENCY</text:p>
      <text:p text:style-name="P143">The book “The Evolution Deceit” you sent to the Iranian Presidency is presented to our President of the Rebublic Mr. Sayed Mohammed Hatemi. Please find attached the Executive Assistant’s thanks message informing the acknowledgement of the book. </text:p>
      <text:p text:style-name="P166"/>
      <text:p text:style-name="P164">TAIWAN - MINISTRY OF JUSTICE</text:p>
      <text:p text:style-name="P165">Thank you for sending me five books, which are titles of Harun Yahya, Islam Denounces Terrorism, Fascism: The Bloody Ideology of Darwinism, The Evolution Deceit, Matter: The Other Name for Illusion and The Miracles of Qur’an. These books not only give me more idea of Muslim culture but also help me have more understanding about your religion. </text:p>
      <text:p text:style-name="P165">I am very impressed for the efforts you have done to fight against the terrorism, and would like to give my best respect to your noble deeds.</text:p>
      <text:p text:style-name="P165">Ding-Nan Chen</text:p>
      <text:p text:style-name="P76">Minister of Justice</text:p>
      <text:p text:style-name="P165"/>
      <text:p text:style-name="P164">THE US LIBRARY OF CONGRESS</text:p>
      <text:p text:style-name="P165">On behalf of the Librarian of Congress, I am very pleased to accept and acknowledge the receipt of your kind gifts of the following works: </text:p>
      <text:p text:style-name="P165">List of books: </text:p>
      <text:p text:style-name="P165">“Deep Thinking”</text:p>
      <text:p text:style-name="P165">“The importance of conscience in the Qur’an”</text:p>
      <text:p text:style-name="P165">“Allah’s artistry in colour”</text:p>
      <text:p text:style-name="P165">“Never Plead Ignorance”</text:p>
      <text:p text:style-name="P165">”The Evolution Deceit”</text:p>
      <text:p text:style-name="P165">“The Truth of the Life of this World”</text:p>
      <text:p text:style-name="P165">“For Men of Understanding”</text:p>
      <text:p text:style-name="P165">“Perished Nations”</text:p>
      <text:p text:style-name="P165"><text:soft-page-break/>“Before You Regret”</text:p>
      <text:p text:style-name="P165">“The Disasters Darwinism brought to humanity”</text:p>
      <text:p text:style-name="P165">“The Creation of the Universe”</text:p>
      <text:p text:style-name="P165">“The Miracle in the Ant”</text:p>
      <text:p text:style-name="P165">Your works will enrich the Library’s permanent collections. Again, thank you for sending these items to the nation’s library. </text:p>
      <text:p text:style-name="P165">Elena A. Zahirpour</text:p>
      <text:p text:style-name="P165">Senior Acquisitions Specialist</text:p>
      <text:p text:style-name="P164">ENVIRONMENTAL PROTECTION OF THE REPUBLIC OF CHINA</text:p>
      <text:p text:style-name="P165">We are in receipt of the five books by Mr.Harun Yahya, addressed to Administer Hau Lung-bin. </text:p>
      <text:p text:style-name="P165">Thank you for providing us with these books, which address some very important issues in the present day world. They will serve as valuable references in our library. Wishing you all the best. </text:p>
      <text:p text:style-name="P165">Sincerely, </text:p>
      <text:p text:style-name="P165">Gwo-Dong Roam, Ph. D., P.E</text:p>
      <text:p text:style-name="P165">Director General</text:p>
      <text:p text:style-name="P165">Office of Science and Technology Advisors</text:p>
      <text:p text:style-name="P146"/>
      <text:p text:style-name="P164">THE PHILIPPINES HOUSE OF REPRESENTATIVES</text:p>
      <text:p text:style-name="P165">This representation wish to convey his deep appreciation for the privilege of sending to him five (5) books as gift. </text:p>
      <text:p text:style-name="P165">We indeed in this part of the universe has limited understanding of Islam, thus the books shall provide us deeper insights of what Islam is all about, its culture, its believers and their doctrines. Reading is a powerful tool of information and enlightment. </text:p>
      <text:p text:style-name="P165">Finally may I commend the men and women of your publication house of their willingness to disseminate the voice of the Muslim world and to promote good will and understanding among men regardless of color, creed and beliefs is superbly laudable. </text:p>
      <text:p text:style-name="P165">Generose D.C. Tulagan</text:p>
      <text:p text:style-name="P165">Representative </text:p>
      <text:p text:style-name="P76">3rd District, Pangasinan</text:p>
      <text:p text:style-name="P165"/>
      <text:p text:style-name="P164">THE EMIRATE OF QATAR</text:p>
      <text:p text:style-name="P165">Regarding the letter and gifts (three books authored by you: Islam Denounces Terrorism, The Evolution Deceit, Matter: The Other Name for Illusion) sent to His Majesty; </text:p>
      <text:p text:style-name="P165"><text:soft-page-break/>I am honored to extend our Majesty’s deepest greetings and sincere thanks. He also wishes success in your endeavour to enrich the humanity’s views through your precious books. </text:p>
      <text:p text:style-name="P165">The Emirate of Qatar </text:p>
      <text:p text:style-name="P165">Executive Assistant </text:p>
      <text:p text:style-name="P68"><text:span text:style-name="Normal1"><text:span text:style-name="T80"/></text:span></text:p>
      <text:p text:style-name="P141"><text:span text:style-name="T103">JORDAN - MINISTRY OF PUBLIC WORKS AND HOUSING</text:span></text:p>
      <text:p text:style-name="P165">On behalf of the Ministry of Public Works and Housing, Amman-Jordan I would like to thank you for your generous gift, the four books you send to us by the name of: </text:p>
      <text:p text:style-name="P165">- Islam Denounces Terrorism</text:p>
      <text:p text:style-name="P165">- The Evolution Deceit</text:p>
      <text:p text:style-name="P165">- Matter: the Other Name of Illusion</text:p>
      <text:p text:style-name="P165">- The Miracles of Qur’an</text:p>
      <text:p text:style-name="P165">We truly appreciate this, and we are sure that it will be useful for all of us to read it and greatly benefit from them. We kept these books at the library of this ministry, so every body can read them and get the benefit out of them. I would like to thank you again and hoping to see you in Jordan. Also, I wish you more success in your next editions and may God protect you and keep you under His merciful for the sake of all Muslim people.</text:p>
      <text:p text:style-name="P165">Minister of Public Works and Housing</text:p>
      <text:p text:style-name="P76">Husni Abu Gida</text:p>
      <text:p text:style-name="P66"><text:span text:style-name="Normal1"><text:span text:style-name="T80"/></text:span></text:p>
      <text:p text:style-name="P163"><text:span text:style-name="T97">THE GREEK CYPRIOT MINISTRY OF THE INTERIOR</text:span></text:p>
      <text:p text:style-name="P165">With reference to your letter dated 1st August 2002, I would like to thank you for providing me with the four works of the author Harun Yahya, entitled “Islam Denounces Terrorism”, “Evolution Deceit”, “Matter: The Other Name for Illusion” and “Miracles of the Qur’an”.</text:p>
      <text:p text:style-name="P165">The prevalent philosophies and ideologies covered in these books, as well as their faith-related and science-related topics are narrated lucidly and explicitly and are certainly thought-provoking.</text:p>
      <text:p text:style-name="P165">Dr. Andreas Panayiotou</text:p>
      <text:p text:style-name="P165">Minister of Interior</text:p>
      <text:p text:style-name="P68"><text:span text:style-name="Normal1"><text:span text:style-name="T80"/></text:span></text:p>
      <text:p text:style-name="P163"><text:span text:style-name="T97">INDIAN INSTITUTE OF TECHNOLOGY</text:span></text:p>
      <text:p text:style-name="P165">The Central Library, Indian Institute of Technology, Bombay acknowledges with thanks receipt of your letter dated 8.08.2002 along with the undermentioned Publications, so kindly presented by you to this Institute:</text:p>
      <text:p text:style-name="P165"><text:soft-page-break/>1- Fascism: the bloody ideology of Darwinism </text:p>
      <text:p text:style-name="P165">2- Matter: the other name for illusion </text:p>
      <text:p text:style-name="P165">3- Evolution Deceit: the scientific collapse of Darwinism and its ideological background </text:p>
      <text:p text:style-name="P165">4- Miracles of the Qur’an: truly the Qur’an is revelation sent down by the Lord of all the worlds (The Qur’an 26: 192)</text:p>
      <text:p text:style-name="P165">5- Islam denounces terrorism</text:p>
      <text:p text:style-name="P165">The aforesaid Publications are being added to the collection of Central Library, for the benefit of Faculty Members, Students and other Staff Members of the Institute. </text:p>
      <text:p text:style-name="P165">Dr. H.S. Waydance</text:p>
      <text:p text:style-name="P165">Asst. Librarian</text:p>
      <text:p text:style-name="P68"><text:span text:style-name="Normal1"><text:span text:style-name="T80"/></text:span></text:p>
      <text:p text:style-name="P141"><text:span text:style-name="T103">INDIA -</text:span><text:span text:style-name="T171"> </text:span><text:span text:style-name="T103">JAWAHARLAL NEHRU UNIVERSITY</text:span></text:p>
      <text:p text:style-name="P165">This letter is to acknowledge, with thanks, the receipt of books from Mr. Harun Yahya so thoughtfully sent by you. A hurried look at the contents readily convinces me that these are valuable additions to the literature on various topics covered by the books. </text:p>
      <text:p text:style-name="P165">Prof. G.K. Chadha</text:p>
      <text:p text:style-name="P143">Rector</text:p>
      <text:p text:style-name="P148">REPUBLIC OF AZERBAIJAN</text:p>
      <text:p text:style-name="P145">KHAZAR UNIVERSITY LIBRARY</text:p>
      <text:p text:style-name="P165">Dear Mr. Harun, </text:p>
      <text:p text:style-name="P165">I would like to extend my deepest respect for the books you sent to Khazar University Library Information Center. These books will be an essential source for many readers (teachers, pupils, scholars) and provide a lot of information about the religion of Islam. </text:p>
      <text:p text:style-name="P165">We deem your gifts as a manifestation of our cooperation and we hope that this cooperation will also continue in the future. </text:p>
      <text:p text:style-name="P165">Director of Library – Information</text:p>
      <text:p text:style-name="P76">F.H. Resulov</text:p>
      <text:p text:style-name="P165"/>
      <text:p text:style-name="P145">REPUBLIC OF THE PHILIPPINES</text:p>
      <text:p text:style-name="P145">SENATE </text:p>
      <text:p text:style-name="P169"><text:span text:style-name="T59">Thank you for sending us a copy of the books; </text:span><text:span text:style-name="T62">Islam Denounces Terrorism</text:span><text:span text:style-name="T59">, </text:span><text:span text:style-name="T62">Fascism: The Bloody Ideology of Darwinism</text:span><text:span text:style-name="T59">, </text:span><text:span text:style-name="T62">The Evolution Deceit</text:span><text:span text:style-name="T59">, </text:span><text:span text:style-name="T62">Matter: The Other Name for Illusion </text:span><text:span text:style-name="T59">and </text:span><text:span text:style-name="T62">The Miracles of Qur’an</text:span><text:span text:style-name="T59">. These are welcome additions to our library. </text:span></text:p>
      <text:p text:style-name="P165">Again thank you and warmest regards, </text:p>
      <text:p text:style-name="P165">Very truly yours, </text:p>
      <text:p text:style-name="P165">Atty. Dennis N. Acorda</text:p>
      <text:p text:style-name="P143">Chief Legislative Officer </text:p>
      <text:p text:style-name="P166"/>
      <text:p text:style-name="P145">USA, NEW YORK </text:p>
      <text:p text:style-name="P164">COLOMBIA UNIVERSITY</text:p>
      <text:p text:style-name="P169"><text:span text:style-name="T59">Thank you for your considerate gift to the Colombia University Libraries. Your thoughtfulness – and the thoughtfulness of others like you- is in part responsible for the high regard in which our collections are held. Donor gifts help meet the needs of students and faculty. We received 5 softcover books. </text:span></text:p>
      <text:p text:style-name="P165">Matthew A. Hampel</text:p>
      <text:p text:style-name="P165">Assistant Coordinator</text:p>
      <text:p text:style-name="P68"><text:span text:style-name="Normal1"><text:span text:style-name="T80"/></text:span></text:p>
      <text:p text:style-name="P163"><text:span text:style-name="T97">CHINA - THE BEIJING UNIVERSITY LIBRARY</text:span></text:p>
      <text:p text:style-name="P165">We acknowledge with many thanks the receipt of the following title into our Library collection: </text:p>
      <text:p text:style-name="P165">1. [Miracles of the Qur’an]</text:p>
      <text:p text:style-name="P165">2. The Miracle in the atom</text:p>
      <text:p text:style-name="P165">3. The Creation of the universe</text:p>
      <text:p text:style-name="P165">4. The Qur’an leads the way to science</text:p>
      <text:p text:style-name="P165"><text:soft-page-break/>5. FASCISM: The Bloody ideology of Darwinism</text:p>
      <text:p text:style-name="P165">This will indeed be a very valuable resource addition to our collection. On behalf of the library and our users, we like to thank you for your continued support. </text:p>
      <text:p text:style-name="P165">Niu Zong-Lin</text:p>
      <text:p text:style-name="P77"/>
      <text:p text:style-name="P145">BOSNIA-HERZEGOVINA</text:p>
      <text:p text:style-name="P145">SARAJEVO UNIVERSITY</text:p>
      <text:p text:style-name="P165">With a great pleasure and immense joy we received gift of five excellent books, well-known author Harun Yahya, at which we thank you. With a first inspection of the contents of the books, we assure that those include the topics which is close to topics which our scientific institution research, so we’ll use attitudes of this valuable titles in a scientific-research work of Institute. </text:p>
      <text:p text:style-name="P165">At the same time, we consider this as chance to establish mutual useful cooperation between our two institutions, especially in a view of the realization of some joint projects. Regarding this, it will be nice to organize some joint meeting, where we can agree some basic directions of our cooperation. We accept your proposals about that. </text:p>
      <text:p text:style-name="P165">With a pleasure, we send you a few publications of our Institute in English, just to inform you about the part of publishing production of this scientific institution. </text:p>
      <text:p text:style-name="P165">Prof. Dr. Smail Cekic</text:p>
      <text:p text:style-name="P165">Director of the Institute for Research of Crimes Against Humanity and International Law</text:p>
      <text:p text:style-name="P68"><text:span text:style-name="Normal1"><text:span text:style-name="T81"/></text:span></text:p>
      <text:p text:style-name="P141"><text:span text:style-name="T103">PAKISTAN </text:span></text:p>
      <text:p text:style-name="P164">BAHAUDDIN ZAKARIYA UNIVERSITY</text:p>
      <text:p text:style-name="P165">I am desired to acknowledge the receipt of your letter of 20th August 2002, addressed to Prof. Dr. Ghulam Mustafa Chaudary, Vice-Chancellor of Bahauddin Zakariya University, Multan, Pakistan, and to thank you for sending the publication of Mr. Harun Yahya, for his kind perusal. </text:p>
      <text:p text:style-name="P165">Ashiq Muhammad</text:p>
      <text:p text:style-name="P76">Secretary to the Vice-Chancellor</text:p>
      <text:p text:style-name="P165"/>
      <text:p text:style-name="P164">ST. STEPHEN’S CHURCH </text:p>
      <text:p text:style-name="P165">Thank you kindly for the complementary copy of the book “The Evolution Deceit”, a noteworthy, credible, and effective argument in favor of creation and the God to Whom all acclaim appropriately belongs. I appreciated the candidness of the author and the clarity in which the facts <text:soft-page-break/>of creation were presented, for we are His creation and the works of His hands. </text:p>
      <text:p text:style-name="P165">Thank you again for the book. It will be treasured reading in my personal library. </text:p>
      <text:p text:style-name="P165">Bishop George D. McKinney, Ph.D., D.D</text:p>
      <text:p text:style-name="P143">Pastor</text:p>
      <text:p text:style-name="P166"/>
      <text:p text:style-name="P164">SINGAPORE - CENTER FOR ISLAMIC MANAGEMENT STUDIES</text:p>
      <text:p text:style-name="P165">This is to acknowledge with sincere thanks receipt of the printed matter. i.e. book entitled “Global Impact of the Works of Harun Yahya” your Office kindly sent us. We appreciate the thought and hope to reciprocate it in the near future. Harun Yahya’s book is considered one of the best seller in our bookshop. </text:p>
      <text:p text:style-name="P165">Dr. Siti Maryam, </text:p>
      <text:p text:style-name="P165">Malinumbay S. Salasal</text:p>
      <text:p text:style-name="P146"/>
      <text:p text:style-name="P164">THE PRNCEDOM OF WALES</text:p>
      <text:p text:style-name="P165">Thank you for your letter dated 9th August, 2002 in which you asked to meet His Royal Highness between 13th-25th October 2002 and also kindly invited His Royal Highness to a conference. </text:p>
      <text:p text:style-name="P165">... His Royal Highness was grateful to you for thinking of him and has asked that I pass on his best wishes. </text:p>
      <text:p text:style-name="P165">Lieutenant Commander</text:p>
      <text:p text:style-name="P165">Alastair Graham </text:p>
      <text:p text:style-name="P143">Royal Navy</text:p>
      <text:p text:style-name="P166"/>
      <text:p text:style-name="P164">RUSSIAN STATE UNIVERSITY</text:p>
      <text:p text:style-name="P165">Thank you for your books. I hope for our future cooperation. </text:p>
      <text:p text:style-name="P165">Sincerely yours, </text:p>
      <text:p text:style-name="P165">Dean of Philosophical Department</text:p>
      <text:p text:style-name="P165">Goubin V.D.</text:p>
      <text:p text:style-name="P146"/>
      <text:p text:style-name="P145">REPUBLIC OF YEMEN, UNIVERSITY OF ADEN</text:p>
      <text:p text:style-name="P165">I have received your parcel containing the following books of Mr. Harun Yahya: </text:p>
      <text:p text:style-name="P165">a. Matter, the other name for Illusion. </text:p>
      <text:p text:style-name="P165">b. Islam Denounces Terrorism.</text:p>
      <text:p text:style-name="P165">c. Miracles of the Qur’an</text:p>
      <text:p text:style-name="P165">d. The Evolution Deceit. </text:p>
      <text:p text:style-name="P165"><text:soft-page-break/>Thank you very much for sending me these useful books. This also will make us to be in contact with each other. </text:p>
      <text:p text:style-name="P165">With my best wishes, </text:p>
      <text:p text:style-name="P165">Dr. Ahmad Ali</text:p>
      <text:p text:style-name="P165">Vice Rectorship of Higher Studies</text:p>
      <text:p text:style-name="P165">and Scientific Research</text:p>
      <text:p text:style-name="P68"><text:span text:style-name="Normal1"><text:span text:style-name="T81"/></text:span></text:p>
      <text:p text:style-name="P141"><text:span text:style-name="T103">SCOTLAND, THE UNIVERSITY OF EDINBURGH, FACULTY OF LAW</text:span></text:p>
      <text:p text:style-name="P165">I gratefully acknowledge receipt of the three publications which I have lodged in the University Library. </text:p>
      <text:p text:style-name="P165">Prof. H. L. MacQueen</text:p>
      <text:p text:style-name="P165">Dean of the Faculty of Law</text:p>
      <text:p text:style-name="P68"><text:span text:style-name="Normal1"><text:span text:style-name="T81"/></text:span></text:p>
      <text:p text:style-name="P141"><text:span text:style-name="T103">INDONESIA, BANDUNG INSTITUTE OF TECHNOLOGY</text:span></text:p>
      <text:p text:style-name="P165">All praise be to Allah, the Creator of the Universe. I would like to express my sincere respect and admiration to the great work of Harun Yahya in the form of his various publications dedicated to show the Truth, not only to the Muslim world but to all people in the world. His work is inspiring our mind, awakening our soul. Harun Yahya brought scientific facts as Signs of Allah’s creation for man of understanding. May Allah give Harun Yahya the best rewards.</text:p>
      <text:p text:style-name="P165">Dr. Taufiburahman</text:p>
      <text:p text:style-name="P165">Head of the Department of Biology</text:p>
      <text:p text:style-name="P68"><text:span text:style-name="Normal1"><text:span text:style-name="T81"/></text:span></text:p>
      <text:p text:style-name="P163"><text:span text:style-name="T97">USA, INSTITUTE FOR INTERGOVERNMENTAL RESEARCH</text:span></text:p>
      <text:p text:style-name="P165">I work for a non-profit institute. Institute for Intergovernmental Research. And we provided anti-terrorism training for local and state law enforcement officers throughout the United States. With your permission, we would like to use your film as part of our curriculum. Are there any objections to this request? If you have any questions, please feel free to contact me at the below numbers or reply to this message. </text:p>
      <text:p text:style-name="P165">Thanks, </text:p>
      <text:p text:style-name="P165">Scott Tedcastle</text:p>
      <text:p text:style-name="P76">Research Associate</text:p>
      <text:p text:style-name="P66"><text:span text:style-name="Normal1"><text:span text:style-name="T80"/></text:span></text:p>
      <text:p text:style-name="P163"><text:span text:style-name="T97">USA, AZIZAH MAGAZINE</text:span></text:p>
      <text:p text:style-name="P165">Thank you so much for sending the books by Harun Yahya. We were very impressed by the quality of the manuscripts. </text:p>
      <text:p text:style-name="P165"><text:soft-page-break/>We cannot agree more that now more than ever, Muslim publishers have a responsibility to present the true image of Islam to the world. We commend you on your efforts toward this goal. </text:p>
      <text:p text:style-name="P165">Ruqayyah K. Muhammad</text:p>
      <text:p text:style-name="P143">Editorial Assistant</text:p>
      <text:p text:style-name="P166"/>
      <text:p text:style-name="P164">ISRAEL, TEL AVIV UNIVERSITY</text:p>
      <text:p text:style-name="P165">I have the honour to express my vigorous support to your noble effort to stop the so-called “religious” terrorism and endorse the true religious values common to the three monotheistic faiths. I greatly appreciate your stand and have no doubt that the upcoming conference will greatly contribute to mutual understanding between the peoples of our region and throughout the world. </text:p>
      <text:p text:style-name="P165">I strongly believe that the recognition of our common religious and moral values is the true way to achieve and secure lasting peace among believers in One God. Accordingly, I believe that the first, and most important, step in this direction is to denounce any bloodshed in the name of God as a perversion of these values. That is why I attach a paramount importance to your initiative and share your hope for success. God bless you!</text:p>
      <text:p text:style-name="P165">Aryeh Finkelberg </text:p>
      <text:p text:style-name="P76">Department of Philosophy</text:p>
      <text:p text:style-name="P165"/>
      <text:p text:style-name="P165"/>
      <text:p text:style-name="P68"><text:span text:style-name="Normal1"><text:span text:style-name="T80"/></text:span></text:p>
      <text:p text:style-name="P55"><text:span text:style-name="Normal1"><text:span text:style-name="T80"/></text:span></text:p>
      <text:p text:style-name="P113"><text:span text:style-name="T190">CONFERENCES AND FAIRS</text:span></text:p>
      <text:p text:style-name="P63"><text:span text:style-name="Normal1"><text:span text:style-name="T80"/></text:span></text:p>
      <text:p text:style-name="P55"><text:span text:style-name="Normal1"><text:span text:style-name="T80"/></text:span></text:p>
      <text:p text:style-name="P76">HARUN YAHYA</text:p>
      <text:p text:style-name="P76">CONFERENCES</text:p>
      <text:p text:style-name="P76"/>
      <text:p text:style-name="P76">AMERICA AND CANADA</text:p>
      <text:p text:style-name="P76"/>
      <text:p text:style-name="P76">SAN FRANCISCO ANNUAL ISLAMIC CONGRESS</text:p>
      <text:p text:style-name="P97"><text:span text:style-name="T49">T</text:span><text:span text:style-name="T50">he “Annual Islamic Congress,” convened by the As Sabeel Masjid Noor Al Islam at the Nob Hill Center in San Franscisco on 26-28 December 2003, was attended by well-known figures from the Islamic world and academics. Their presentations, based on Harun Yahya’s works, focused on “The Miracles of the Qur’an” and “The Qur’an Leads the Way to Science.” The conference, which displayed translations of some of Harun Yahya’s books, attracted considerable interest. The messages sent to www.harunyahya.com afterward clearly indicated the books’ great impact. One of these messages reads:</text:span></text:p>
      <text:p text:style-name="P76">I listened to two of your speakers in the San Francisco Islam Congress and when returned home examined your site. I am amazed and impressed by all this in-depth research, Alhamdulillah. I feel more confident about my faith. I thank you for all these perfect studies. I will share this new knowledge with my friends and family. Karoline. </text:p>
      <text:p text:style-name="P66"><text:span text:style-name="Normal1"><text:span text:style-name="T80"/></text:span></text:p>
      <text:p text:style-name="P55"><text:span text:style-name="T81">A documentary based on Harun Yahya’s works was also shown at the conference, and translations of his books were displayed. </text:span></text:p>
      <text:p text:style-name="P76"/>
      <text:p text:style-name="P76">As Sabeel Foundation held a three-day series of conferences in early 2005. Speakers gave their presentations on “The Qur’an Leads the Way to Science,” “The Disasters Darwinism Brought to Humanity,” and “The Miracles of the Qur’an.” Addresses about the author and his works were given before these presentations, and multivisual displays were shown. After the San Francisco conference, a special interview was held with Harun Yahya’s representatives to be broadcast at a later date on the private MRT Roundtable TV station. </text:p>
      <text:p text:style-name="P66"><text:span text:style-name="Normal1"><text:span text:style-name="T80"/></text:span></text:p>
      <text:p text:style-name="P55"><text:span text:style-name="T81">CONFERENCE SERIES, NOVEMBER 2003</text:span></text:p>
      <text:p text:style-name="P97"><text:span text:style-name="T49">C</text:span><text:span text:style-name="T50">onferences based on Harun Yahya’s books were held during November 2003 at several American universities, educational institutions, high schools, and other bodies. During this nineteen-day series of </text:span><text:soft-page-break/><text:span text:style-name="T50">conferences, seventeen separate presentations were held at six universities and other institutions. The speakers, who also participated in a number of television programs, were the subject of enormous interest wherever they went.</text:span></text:p>
      <text:p text:style-name="P7"/>
      <text:p text:style-name="P116">THE ANNUAL INTELLIGENT DESIGN CONFERENCE UNIVERSITY </text:p>
      <text:p text:style-name="P97"><text:span text:style-name="T50">OF MINNESOTA </text:span></text:p>
      <text:p text:style-name="P97"><text:span text:style-name="T49">R</text:span><text:span text:style-name="T50">epresentatives of Harun Yahya spoke on “The Collapse of Darwinism” at the Intelligent Design Network’s “Annual Intelligent Design Conference” held at Minnesota University. All of his works on Darwinism attracted great interest. </text:span></text:p>
      <text:p text:style-name="P76"/>
      <text:p text:style-name="P45">Aseries of conferences held at Andrews University and the Loma Linda University’s Faculty of Theology concentrated on “the kind of union that Christians and Muslims must establish against atheism and terror.” Multivision presentations introducing Harun Yahya’s works were the subject of great interest. In addition to these conferences, presentations were also held at MESA and Irvine Universities on “The Collapse of the Theory of Evolution,” “The Signs of the Last Day,” and “The Fact of Creation.” Poster exhibitions and slide shows attracted considerable interest, as did the conferences themselves. </text:p>
      <text:p text:style-name="P80">IDN, a wide-ranging scientific organization, describes the scientific proofs of Allah’s existence and the invalidity of the theory of evolution. It is particularly active in America and has been influential in teaching the fact of creation alongside the theory of evolution in science classes. </text:p>
      <text:p text:style-name="P64"><text:span text:style-name="Normal1"><text:span text:style-name="T80"/></text:span></text:p>
      <text:p text:style-name="P55"><text:span text:style-name="T150">AMERICAN UNIVERSITIES</text:span></text:p>
      <text:p text:style-name="P93"/>
      <text:p text:style-name="P80">Photos from the conference at Andrews University</text:p>
      <text:p text:style-name="P80"/>
      <text:p text:style-name="P76">Jerald Whitehouse and Bernard Brandstater, who organized the conference held at Loma Linda University, displayed Harun Yahya’s books and described their contents. </text:p>
      <text:p text:style-name="P76"/>
      <text:p text:style-name="P30">Loma Linda University</text:p>
      <text:p text:style-name="P30"/>
      <text:p text:style-name="P30">MESA University</text:p>
      <text:p text:style-name="P30"/>
      <text:p text:style-name="P76">Irvine University</text:p>
      <text:p text:style-name="P66"><text:span text:style-name="Normal1"><text:span text:style-name="T80"/></text:span></text:p>
      <text:p text:style-name="P55"><text:span text:style-name="T81">THE ISNA BOOK FAIR</text:span></text:p>
      <text:p text:style-name="P97"><text:span text:style-name="T49">T</text:span><text:span text:style-name="T50">he Islamic Society of North America (ISNA), one of the continent’s largest and most respected Islamic organizations, held a major book fair in Washington DC on 30 August-2 September, 2002. Eminent writers, </text:span><text:soft-page-break/><text:span text:style-name="T50">academics, and thinkers attend this annual event as guest speakers. At the 2002 fair, the Harun Yahya stand attracted wide visitor interest. </text:span></text:p>
      <text:p text:style-name="P76"/>
      <text:p text:style-name="P30">The Harun Yahya stand at the 2001 ISNA Book Fair</text:p>
      <text:p text:style-name="P76">The Harun Yahya stand at the 2002 ISNA Book Fair</text:p>
      <text:p text:style-name="P76">English, French, and Spanish translations of Harun Yahya’s works were exhibited by various publishing houses at the ISNA Book Fair. </text:p>
      <text:p text:style-name="P76">Many booksellers in America distribute translations of Harun Yahya’s works. </text:p>
      <text:p text:style-name="P76"/>
      <text:p text:style-name="P76">English, French, and Spanish translations displayed at the ISNA Book Fair by many of the publishing houses that print and distribute his works...</text:p>
      <text:p text:style-name="P76">Documentaries and audio tapes were also displayed. </text:p>
      <text:p text:style-name="P76"/>
      <text:p text:style-name="P76">CONFERENCE SERIES, SEPTEMBER 2002</text:p>
      <text:p text:style-name="P35"><text:span text:style-name="T59">S</text:span><text:span text:style-name="T65">everal conferences were held during 2002. The main theme of these events, which took place in the wake of 9/11, was “Islam Denounces Terrorism.” In addition, presentations on “The Collapse of the Theory of Evolution and the Fact of Creation,” “The Miracles of the Qur’an,” and “The Existence of God” were also given at Columbia University, Purdue University, New York Hunter College, The Central Islamic Center of New York, Upper Westchester Muslim Society, The Cloyd Heck Marvin Center, Virginia Nova College, The Illinois Muslim Education Center, the Illinois Muslim Society, and elsewhere. </text:span></text:p>
      <text:p text:style-name="P69"><text:span text:style-name="Normal1"><text:span text:style-name="T80"/></text:span></text:p>
      <text:p text:style-name="P55"><text:span text:style-name="T191">THE AMERICAN MUSLIM CULTURAL FESTIVAL SALT LAKE CITY </text:span></text:p>
      <text:p text:style-name="P101">The American Muslim Cultural festival, held at Gallivan Center in Salt Lake City during September 2003, was attended by many Christian representatives. Translations of Harun Yahya’s works were on display at the festival, which newspapers described as one of the most important signs that members of the two great faiths could co-exist in peace. </text:p>
      <text:p text:style-name="P97"><text:span text:style-name="T67">Desert News</text:span><text:span text:style-name="T50">, 6 September 2003</text:span></text:p>
      <text:p text:style-name="P76"/>
      <text:p text:style-name="P101">Various reports about the American Muslim Cultural Festival appeared in the Salt Lake City press. </text:p>
      <text:p text:style-name="P61"><text:span text:style-name="Normal1"><text:span text:style-name="T80"/></text:span></text:p>
      <text:p text:style-name="P55"><text:span text:style-name="T81">INTELLIGENT DESIGN SEMINAR, KANSAS </text:span></text:p>
      <text:p text:style-name="P97"><text:span text:style-name="T107">B</text:span><text:span text:style-name="T105">efore the 2001 Intelligent Design Network seminar held in Kansas, which was attended by several important scientists and researchers, a presentation on Harun Yahya’s works dealing with “The Collapse of the </text:span><text:soft-page-break/><text:span text:style-name="T105">Theory of Evolution” was given. Based on “the need for Christians and Muslims to combat Darwinism together,” a major topic of his works, it attracted great interest from Christian academics. Detailed questions about his works were asked, and the participants later expressed how impressed they were by these works. </text:span></text:p>
      <text:p text:style-name="P76"/>
      <text:p text:style-name="P101">CONFERENCE SERIES, SEPTEMBER 2002</text:p>
      <text:p text:style-name="P61"><text:span text:style-name="T188">Several conferences were held during 2002. The main theme of these events, which took place in the wake of 9/11, was “Islam Denounces Terrorism.” In addition, presentations on “The Collapse of the Theory of Evolution and the Fact of Creation,” “The Miracles of the Qur’an,” and “The Existence of God” were also given at Columbia University, Purdue University, New York Hunter College, The Central Islamic Center of New York, Upper Westchester Muslim Society, The Cloyd Heck Marvin Center, Virginia Nova College, The Illinois Muslim Education Center, the Illinois Muslim Society, and elsewhere.</text:span></text:p>
      <text:p text:style-name="P55"><text:span text:style-name="Normal1"><text:span text:style-name="T80"/></text:span></text:p>
      <text:p text:style-name="P55"><text:span text:style-name="T81">(Above) “The Collapse of the Theory of Evolution and the Fact of Creation” was presented at the Central Illinois Mosque and Islamic Center (CIMIC).</text:span></text:p>
      <text:p text:style-name="P76"/>
      <text:p text:style-name="P101"><text:s/>(Left) A presentation at Dar al-Hijrah Mosque</text:p>
      <text:p text:style-name="P101"/>
      <text:p text:style-name="P80">The works of Harun Yahya displayed during the Dar al-Hijrah Mosque’s multivisual show</text:p>
      <text:p text:style-name="P64"><text:span text:style-name="Normal1"><text:span text:style-name="T80"/></text:span></text:p>
      <text:p text:style-name="P55"><text:span text:style-name="T81">CONCORDIA AND MCGILL UNIVERSITIES, CANADA</text:span></text:p>
      <text:p text:style-name="P158"><text:span text:style-name="T111">A</text:span><text:span text:style-name="T110">series of conferences was held around Canada between 24-31 May 2002 on “The Miracles of the Qur’an,” “The Creation of the Universe,” “Science in Islam,” and “The Collapse of the Theory of Evolution.” In addition to these presentations, which took place at schools with large numbers of Muslim students in Ottowa and Montreal, Toronto Vision TV also broadcast three programs about Harun Yahya’s works. Shabir Ally, president of the Islamic Information and Da’wah Center of Toronto, appeared on these programs, which concentrated on “The Creation of the Universe” and “The Miracles of the Qur’an.” </text:span></text:p>
      <text:p text:style-name="P78"/>
      <text:p text:style-name="P80">These conferences, held at various institutions and universities, among them Concordia and McGill, attracted great interest. </text:p>
      <text:p text:style-name="P80"><text:soft-page-break/></text:p>
      <text:p text:style-name="P80">A poster exhibition on “The Collapse of the Theory of Evolution” at Concordia University</text:p>
      <text:p text:style-name="P155"/>
      <text:p text:style-name="P76">ARGENTINE BOOK FAIR</text:p>
      <text:p text:style-name="P101">Spanish translations of Harun Yahya’s works were exhibited at Argentina’s International Book Fair, held during April 2004.</text:p>
      <text:p text:style-name="P76"/>
      <text:p text:style-name="P76">For Men of Understanding (in Spanish)</text:p>
      <text:p text:style-name="P76">The Evolution Deceit (in Spanish)</text:p>
      <text:p text:style-name="P76">The Creation of the Universe (in Spanish)</text:p>
      <text:p text:style-name="P97"><text:span text:style-name="T50">Several books by Harun Yahya have been printed in Spanish, including </text:span><text:span text:style-name="T68">The Creation of the Universe</text:span><text:span text:style-name="T49">, </text:span><text:span text:style-name="T68">For Men of Understanding</text:span><text:span text:style-name="T49">, </text:span><text:span text:style-name="T68">Perished Nations</text:span><text:span text:style-name="T49">, </text:span><text:span text:style-name="T68">The Evolution Deceit</text:span><text:span text:style-name="T49">, </text:span><text:span text:style-name="T68">The Disasters Darwinism Brought to Humanity</text:span><text:span text:style-name="T49">, and </text:span><text:span text:style-name="T68">Before You Regret</text:span><text:span text:style-name="T49">.</text:span></text:p>
      <text:p text:style-name="P80"/>
      <text:p text:style-name="P76"/>
      <text:p text:style-name="P76"/>
      <text:p text:style-name="P97"><text:span text:style-name="T105">BRITISH CONFERENCE SERIES </text:span></text:p>
      <text:p text:style-name="P101">OCTOBER 2002</text:p>
      <text:p text:style-name="P158"><text:span text:style-name="T61">S</text:span><text:span text:style-name="T59">everal conferences based on Harun Yahya’s works and arranged by the Federation of Student Islamic Societies (FOSIS), one of the largest bodies representing Muslim students, were held in British universities during 2002. Held at such world-renowned and widely respected educational institutions as Cambridge, Edinburgh, and Leicester Universities, these events included presentations on “The Collapse of the Theory of Evolution,” “The Miracle of the Atom,” “The Scientific Miracles of the Qur’an, ” and other subjects. Translations of his works were displayed prior to these presentations. </text:span></text:p>
      <text:p text:style-name="P68"><text:span text:style-name="Normal1"><text:span text:style-name="T81"/></text:span></text:p>
      <text:p text:style-name="P55"><text:span text:style-name="T81">The “Collapse of the Theory of Evolution” and “Miracles of the Qur’an” conferences at Leicester University</text:span></text:p>
      <text:p text:style-name="P76"/>
      <text:p text:style-name="P76">A presentation at Cambridge University outlining the collapse of the theory of evolution in the face of scientific facts</text:p>
      <text:p text:style-name="P66"><text:span text:style-name="Normal1"><text:span text:style-name="T80"/></text:span></text:p>
      <text:p text:style-name="P55"><text:span text:style-name="T81">The “Collapse of the Theory of Evolution” conference at Warwick University</text:span></text:p>
      <text:p text:style-name="P76"/>
      <text:p text:style-name="P76"><text:soft-page-break/>The “Collapse of the Theory of Evolution in the Face of the Scientific Facts” presentation at Bristol University</text:p>
      <text:p text:style-name="P76"/>
      <text:p text:style-name="P76">A documentary being shown at Birmingham’s Al Hijrah Primary School</text:p>
      <text:p text:style-name="P76"/>
      <text:p text:style-name="P76">Conferences on “The Scientific and Historical Proofs of the Existence of God” and “The Collapse of the Theory of Evolution” held at St. Peter’s College</text:p>
      <text:p text:style-name="P76"/>
      <text:p text:style-name="P76"><text:s/>“The Collapse of Darwinism and Materialism” conference held at Swansea University</text:p>
      <text:p text:style-name="P76"/>
      <text:p text:style-name="P76">Works by Harun Yahya displayed at London City University</text:p>
      <text:p text:style-name="P66"><text:span text:style-name="Normal1"><text:span text:style-name="T80"/></text:span></text:p>
      <text:p text:style-name="P55"><text:span text:style-name="T81">“The Miracles of the Qur’an” presentation on 19 October 2002 at the Manchester Central Mosque</text:span></text:p>
      <text:p text:style-name="P76"/>
      <text:p text:style-name="P76">A presentation on “The Collapse of the Theory of Evolution” and “The Fact of Creation” at the Whiteman Road Mosque on 10 October 2002</text:p>
      <text:p text:style-name="P76"/>
      <text:p text:style-name="P76">(Above and right) </text:p>
      <text:p text:style-name="P76">A conference on “The Collapse of the Theory of Evolution” at Leeds University on 20 November 2002</text:p>
      <text:p text:style-name="P76"/>
      <text:p text:style-name="P76">Conferences on “The Collapse of the Theory of Evolution” and “The Scientific and Historical Proofs of the Existence of God” held at Glasgow University</text:p>
      <text:p text:style-name="P76"/>
      <text:p text:style-name="P76">Many members of the teaching staff as well as students attended the conference at Nottingham University.</text:p>
      <text:p text:style-name="P76"/>
      <text:p text:style-name="P76">Presentations on “The Evolution Deceit” and “The Miracles of the Qur’an” at the East London Mosque</text:p>
      <text:p text:style-name="P76"/>
      <text:p text:style-name="P76">Liverpool University</text:p>
      <text:p text:style-name="P30"/>
      <text:p text:style-name="P76">Presentations on “The Universe and Cosmology” and “The Miracle of the Atom” at London’s Froud Centre</text:p>
      <text:p text:style-name="P76"/>
      <text:p text:style-name="P76"><text:soft-page-break/>A seminar on “The Collapse of the Theory of Evolution” held at Dundee University</text:p>
      <text:p text:style-name="P76"/>
      <text:p text:style-name="P76">A conference on “The Collapse of Darwinism and Materialism – A New Age of Science and Knowledge” held at Edinburgh University</text:p>
      <text:p text:style-name="P66"><text:span text:style-name="Normal1"><text:span text:style-name="T192"/></text:span></text:p>
      <text:p text:style-name="P55"><text:span text:style-name="T158">IPCI CONFERENCE </text:span></text:p>
      <text:p text:style-name="P95">BIRMINGHAM </text:p>
      <text:p text:style-name="P95"/>
      <text:p text:style-name="P35"><text:span text:style-name="T110">T</text:span><text:span text:style-name="T112">his conference, held by IPCI-Islamic Vision (The Islamic Presentation Committee), one of the country’s major Islamic organizations, elicited reactions from </text:span><text:span text:style-name="T113">The Nation</text:span><text:span text:style-name="T112"> and other daily publications. </text:span></text:p>
      <text:p text:style-name="P103"/>
      <text:p text:style-name="P97"><text:span text:style-name="T109">The Nation</text:span><text:span text:style-name="T107">, an Urdu-language daily newspaper published in Great Britain, reported on the IPCI’s conference in Birmingham (17 October 2002).</text:span></text:p>
      <text:p text:style-name="P60"><text:span text:style-name="Normal1"><text:span text:style-name="T192"/></text:span></text:p>
      <text:p text:style-name="P55"><text:span text:style-name="T191">IPCI ISLAMIC BOOK EXHIBITION</text:span></text:p>
      <text:p text:style-name="P35"><text:span text:style-name="T110">T</text:span><text:span text:style-name="T112"> ranslations of several Harun Yahya works were displayed at Britain’s first permanent Islamic exhibition, opened by IPCI, in 2003. Opened by Birmingham education chief Tony Howell, the event received wide interest also from Christian visitors. </text:span></text:p>
      <text:p text:style-name="P104"/>
      <text:p text:style-name="P106">The IPCI exhibition devoted a great deal of space to English translations of Harun Yahya’s works.</text:p>
      <text:p text:style-name="P60"><text:span text:style-name="Normal1"><text:span text:style-name="T192"/></text:span></text:p>
      <text:p text:style-name="P55"><text:span text:style-name="T192">A presentation on “For Men of Understanding – The Collapse of the Theory of Evolution and the Fact of Creation” was held at Loughborough University. </text:span></text:p>
      <text:p text:style-name="P60"><text:span text:style-name="Normal1"><text:span text:style-name="T192"/></text:span></text:p>
      <text:p text:style-name="P55"><text:span text:style-name="T191">BRITISH CONFERENCE SERIES </text:span></text:p>
      <text:p text:style-name="P101">OCTOBER 2003</text:p>
      <text:p text:style-name="P101">FOSIS, which organized the British conferences in 2002, held another series of conferences at universities between 13-17 October 2003. An exhibition and multi-visual display on “Creation and the Collapse of Darwinism” were held before the conferences began. </text:p>
      <text:p text:style-name="P101"/>
      <text:p text:style-name="P106">Birmingham University</text:p>
      <text:p text:style-name="P60"><text:span text:style-name="Normal1"><text:span text:style-name="T192"/></text:span></text:p>
      <text:p text:style-name="P55"><text:span text:style-name="T191">MANCHESTER CONFERENCES </text:span></text:p>
      <text:p text:style-name="P101"><text:soft-page-break/>DECEMBER 2004</text:p>
      <text:p text:style-name="P159"/>
      <text:p text:style-name="P158"><text:span text:style-name="T111">A</text:span><text:span text:style-name="T110">series of conferences organized by The Lote Tree, an Islamic foundation, was held on 5-6 December 2004.</text:span></text:p>
      <text:p text:style-name="P160">Presentations featured “Science and Faith: A Call to Reflection,” “The Signs of the Last Day,” and “The Creation of the Universe.” </text:p>
      <text:p text:style-name="P105"/>
      <text:p text:style-name="P101">The Amal Trust convened a conference at Kensington and Chelsea Town Hall in London, on 11 December 2004. In addition to representatives of Harun Yahya, speakers also included Muslim convert and author Ahmad Thomson, the deputy mayor of Westminster and MEP Baroness Sarah Ludford, Mayor of Lambeth Irene Kim, former Deputy Mayor of Kensington and Chelsea Christopher Buckmaster, Deputy Mayor of Harrow Asad Omar, Saudi Ambassador Prince Al-Faisal, and Lord Nazir Ahmed of the House of Lords. </text:p>
      <text:p text:style-name="P101"/>
      <text:p text:style-name="P106">Following the conference, which was addressed by MEP Baroness Sarah Ludford, Harun Yahya’s representatives were given a plaque on his behalf in recognition of his work in furthering Islam. </text:p>
      <text:p text:style-name="P60"><text:span text:style-name="Normal1"><text:span text:style-name="T192"/></text:span></text:p>
      <text:p text:style-name="P55"><text:span text:style-name="T191">BOURGET BOOK FAIR, FRANCE 2004</text:span></text:p>
      <text:p text:style-name="P101"/>
      <text:p text:style-name="P101">Since 1983, the Bourget Book Fair has been held with only participants from France. Held in April every year, it lasts for three or four days and exhibits only Islamic works. It attracts around 100,000 visitors, and Harun Yahya’s works are displayed by various publishers. Publishers of his translated works in French and Arabic attended 2004 event. </text:p>
      <text:p text:style-name="P101"/>
      <text:p text:style-name="P101">A general view of the Bourget Fair</text:p>
      <text:p text:style-name="P101"/>
      <text:p text:style-name="P101">THE DANISH NATIONAL BOOK FAIR, OCTOBER 2003</text:p>
      <text:p text:style-name="P97"><text:span text:style-name="T107">T</text:span><text:span text:style-name="T105">ranslations of several Harun Yahya books were exhibited at Denmark’s national book fair in October, 2003. Turkish citizens in Europe show a particular demand for his works and pay close attention to the written and visual material displayed at mini book fairs and exhibitions. These works enjoy a wide readership, especially in Copenhagen and Arhus. </text:span></text:p>
      <text:p text:style-name="P101"/>
      <text:p text:style-name="P101">HOLLAND, OCTOBER 2001</text:p>
      <text:p text:style-name="P97"><text:soft-page-break/><text:span text:style-name="T107">S</text:span><text:span text:style-name="T105">eminars were held in Rotterdam on 4 October 2001. The subject of the conferences, organized by the Islamic University and attracting wide public interest, was “The Theory of Evolution and the Fact of Creation.” </text:span></text:p>
      <text:p text:style-name="P61"><text:span text:style-name="Normal1"><text:span text:style-name="T192"/></text:span></text:p>
      <text:p text:style-name="P18"><text:span text:style-name="T178">HUNGARIAN CONFERENCES, 2004</text:span></text:p>
      <text:p text:style-name="P97"><text:span text:style-name="T107">T</text:span><text:span text:style-name="T105">hanks to the various conferences held in 2004, the Hungarian public was able to become acquainted with Harun Yahya’s works. Translations of his books were presented during conferences held in schools, Islamic centers, and other organizations, as well as through multi-visual presentations and exhibitions. These presentations, which attracted the interest of Muslims and the Hungarian public, dealt with “The Collapse of the Theory of Evolution and the Fact of Creation,” “The Miracle Planet,” and similar matters. Some of these multi-visual presentations had Hungarian subtitles; others were dubbed. Hungarian-language versions of “The Miracle of Man’s Creation” and “Islam: The Light Illuminating the World” also attracted great interest. </text:span></text:p>
      <text:p text:style-name="P14">On 28 July 2004, the Hungarian-language version of “The Miracle of Human Creation” was screened at the I. Keruleti Budavari MuvelodesiHaz, Bem rkp.6 cultural center in Budapest. In the wake of this film, which was watched with considerable interest, an address entitled “Let Us Work Together” was given to members of various Christian denominations. The participants, who listened with great interest and enjoyment, afterwards expressed their pleasure with the conferences and requested that more be arranged. </text:p>
      <text:p text:style-name="P105"/>
      <text:p text:style-name="P101">(Top) A presentation given at the Pásztó Secondary Grammar School on 6 April 2004</text:p>
      <text:p text:style-name="P101"/>
      <text:p text:style-name="P35"><text:span text:style-name="T110">Harun Yahya's </text:span><text:span text:style-name="T114">The Evolution Deceit</text:span><text:span text:style-name="T110">, which has been translated into more than twenty languages, is also available in Hungarian.</text:span></text:p>
      <text:p text:style-name="P62"><text:span text:style-name="Normal1"><text:span text:style-name="T192"/></text:span></text:p>
      <text:p text:style-name="P25"><text:span text:style-name="T193">A report in the Turkish daily </text:span><text:span text:style-name="T194">Milli Gazete:</text:span><text:span text:style-name="T193"> “Great Interest in the Creation Conference in Hungary.” The report devoted quite a bit of space to “The Fact of Creation” conferences held all across Hungary. </text:span></text:p>
      <text:p text:style-name="P62"><text:span text:style-name="Normal1"><text:span text:style-name="T192"/></text:span></text:p>
      <text:p text:style-name="P55"><text:span text:style-name="T191">THE WORKS OF HARUN YAHYA AT </text:span></text:p>
      <text:p text:style-name="P101">FRANKFURT BOOK FAIRS</text:p>
      <text:p text:style-name="P35"><text:soft-page-break/><text:span text:style-name="T110">T</text:span><text:span text:style-name="T112">ranslations of Harun Yahya’s books, DVDs, and VCDs were displayed at the International Frankfurt Book Fair, among the largest in the world, in 2001, 2002, and 2004. The fair was attended by several publishers of his works, all of whom received considerable attention from non-Muslim visitors. </text:span></text:p>
      <text:p text:style-name="P106">Frankfurt 2002</text:p>
      <text:p text:style-name="P55"><text:span text:style-name="Normal1"><text:span text:style-name="T192">HARUN YAHYA</text:span></text:span></text:p>
      <text:p text:style-name="P25"><text:span text:style-name="T193">Frankfurt 2004</text:span></text:p>
      <text:p text:style-name="P38">(Above) Marsha Coats, wife of the American ambassador to Germany, examines Harun Yahya’s books.</text:p>
      <text:p text:style-name="P38"/>
      <text:p text:style-name="P101">Frankfurt 2001</text:p>
      <text:p text:style-name="P61"><text:span text:style-name="Normal1"><text:span text:style-name="T192"/></text:span></text:p>
      <text:p text:style-name="P55"><text:span text:style-name="T191">ALBANIAN BOOK FAIR </text:span></text:p>
      <text:p text:style-name="P101">TIRANA 2002</text:p>
      <text:p text:style-name="P101">During the large November 2002 book fair, publishers of Harun Yahya’s Albanian-language editions displayed his works. Books and documentaries on the theory of evolution received particular interest. Among the visitors to one of the stands were Head of State Alfred Moisiu and Minister of State Arta Dadeve. Former Head of State asked several questions about the works he had been given.</text:p>
      <text:p text:style-name="P101"/>
      <text:p text:style-name="P101">Politicians visiting the stand paid close attention to Harun Yahya’s works.</text:p>
      <text:p text:style-name="P101">(Left) Head of State Alfred Moisiu</text:p>
      <text:p text:style-name="P101">(Bottom left) Minister of State Arta Dadeve</text:p>
      <text:p text:style-name="P101">(Bottom right) Former Head of State Sali Berisha</text:p>
      <text:p text:style-name="P61"><text:span text:style-name="Normal1"><text:span text:style-name="T192"/></text:span></text:p>
      <text:p text:style-name="P55"><text:span text:style-name="T191">ALBANIAN BOOK FAIR </text:span></text:p>
      <text:p text:style-name="P101">TIRANA 2003</text:p>
      <text:p text:style-name="P158"><text:span text:style-name="T111">V</text:span><text:span text:style-name="T110">arious Albanian publishing houses introduced books, DVDs, and CDs by Harun Yahya at large stands in 2003. One stand that attracted particular interest displayed Albanian-language versions of </text:span><text:span text:style-name="T114">Islam Denounces Terrorism</text:span><text:span text:style-name="T110">, </text:span><text:span text:style-name="T114">The Evolution Deceit</text:span><text:span text:style-name="T110">, </text:span><text:span text:style-name="T114">Perished Nations</text:span><text:span text:style-name="T110">, </text:span><text:span text:style-name="T114">The Disasters Darwinism Brought to Humanity</text:span><text:span text:style-name="T110">, </text:span><text:span text:style-name="T114">Deep Thinking</text:span><text:span text:style-name="T110">, </text:span><text:span text:style-name="T114">The Miracles of the Qur’an</text:span><text:span text:style-name="T110">, and other books. In addition, it showed various documentaries inspired by Harun Yahya’s works. </text:span></text:p>
      <text:p text:style-name="P62"><text:span text:style-name="Normal1"><text:span text:style-name="T192"/></text:span></text:p>
      <text:p text:style-name="P55"><text:span text:style-name="T191">ALBANIAN BOOK FAIR </text:span></text:p>
      <text:p text:style-name="P101">TIRANA 2004</text:p>
      <text:p text:style-name="P97"><text:soft-page-break/><text:span text:style-name="T107">M</text:span><text:span text:style-name="T105">any publishers displaying Harun Yahya’s works attended this event. One stand, which featured Albanian-language versions of such documentaries as “The Fact of Creation,” “The Miracle of Human Creation,” “The Miracle in the Cell,” “The Splendor in the Seas,” “The Miracle in Birds,” “The Collapse of the Theory of Evolution,” “The Creation of the Universe,” and “Islam Denounces Terrorism,” attracted great visitor interest. </text:span></text:p>
      <text:p text:style-name="P61"><text:span text:style-name="Normal1"><text:span text:style-name="T192"/></text:span></text:p>
      <text:p text:style-name="P111"><text:span text:style-name="T191">MILLENNIUM ASSOCIATION </text:span></text:p>
      <text:p text:style-name="P101">MACEDONIA</text:p>
      <text:p text:style-name="P158"><text:span text:style-name="T111">S</text:span><text:span text:style-name="T110">enat Brvraynko Bekiri, president of the Macedonian Millennium Association, has used Harun Yahya’s works for the past four years to inform the Macedonian public of the fact of creation. He summarizes his activities in a letter: </text:span></text:p>
      <text:p text:style-name="P101">Ever since becoming acquainted with the works of Harun Yahya, our organisation has begun showing the VCDs prepared by you, based on those works, which are aimed at children and young people. Our organisation has been arranging educational programmes for children and youngster for four years. Children and young people from various nationalities participate in these programmes. As well as Muslim Turks, and Albanian and Greek groups, Orthodox Macedonian children and youngster also take part. We have been organising visual classes within the scope of our own programme for the last two years. This programme only takes place through the VCDs prepared by you. To date some 600 students have attended our centre and visual classes. This programme, which we refer to as visual classes, lasts for four months and takes place only at weekends. After it had begun, parents and the public began exhibiting great interest in our activities. Demand for us to continue with these activities and reproduce VCDs has been increasing.</text:p>
      <text:p text:style-name="P61"><text:span text:style-name="Normal1"><text:span text:style-name="T192"/></text:span></text:p>
      <text:p text:style-name="P55"><text:span text:style-name="T191">RUSSIA AND THE CENTRAL ASIAN REPUBLICS</text:span></text:p>
      <text:p text:style-name="P101"/>
      <text:p text:style-name="P101">RUSSIAN INTERNATIONAL FAITH FAIR - 2003</text:p>
      <text:p text:style-name="P158"><text:span text:style-name="T111">B</text:span><text:span text:style-name="T110">etween 22 May - 1 June 2003, an International Faith Fair was held at Moscow’s VDNH Fair Complex. This event, the third such one, was supported by the mayor of Moscow, Russian Patriarch Alexei II, Ravil Gaynuttin (head of the Russian Muftis’ Association), and leading figures from the Protestant Church and the Russian Jewish Congregations Congress. More than 15,000 people visited the ten-day fair. </text:span></text:p>
      <text:p text:style-name="P14">The Islamic Day began with a Russian-language screening of “Islam: The Light Illuminating the World,” based on Harun Yahya’s work. Sheikh Gaynuttin opened the event with a speech emphasizing the pride and enthusiasm that Russia’s Muslims drew from Harun Yahya’s valuable works and asked that more of them be published. </text:p>
      <text:p text:style-name="P13"><text:span text:style-name="T114">The Evolution Deceit</text:span><text:span text:style-name="T110">, which has been translated into more than twenty languages, is used as the major reference book by Orthodox, Christian, and Muslim creationist forums in Russia. </text:span></text:p>
      <text:p text:style-name="P101"><text:soft-page-break/>The president of the Russian High Islamic University said that they were preparing to include all Russian-language versions of Harun Yahya’s books and documentaries at the university and in the training curriculum of the country’s seminaries.</text:p>
      <text:p text:style-name="P55"><text:span text:style-name="Normal1"><text:span text:style-name="T192">HARUN YAHYA</text:span></text:span></text:p>
      <text:p text:style-name="P55"><text:span text:style-name="Normal1"><text:span text:style-name="T192"/></text:span></text:p>
      <text:p text:style-name="P55"><text:span text:style-name="T192">The newspaper </text:span><text:span text:style-name="T197">Elçi </text:span><text:span text:style-name="T192">devoted considerable space to the conference in Moscow. </text:span></text:p>
      <text:p text:style-name="P60"><text:span text:style-name="Normal1"><text:span text:style-name="T192"/></text:span></text:p>
      <text:p text:style-name="P18"><text:span text:style-name="T178">RUSSIAN MUSLIMS</text:span></text:p>
      <text:p text:style-name="P20">CENTENNIAL CONFERENCES</text:p>
      <text:p text:style-name="P158"><text:span text:style-name="T111">E</text:span><text:span text:style-name="T110">normous interest was shown in Harun Yahya’s works at the centennial conferences held by Russian Muslims during May 2004. All of Russia’s leading Muslim clergy attended this event, which attracted 1,500 visitors. Among the participants were ambassadors from Muslim countries, the mayor of Moscow, deputies of the Duma, the president of Tatarstan, and Muslim journalists and artists. </text:span></text:p>
      <text:p text:style-name="P62"><text:span text:style-name="Normal1"><text:span text:style-name="T191"/></text:span></text:p>
      <text:p text:style-name="P55"><text:span text:style-name="T192">Conference participants were given Russian-language books by Harun Yahya. Following the presentation, they expressed their admiration for his work. </text:span></text:p>
      <text:p text:style-name="P60"><text:span text:style-name="Normal1"><text:span text:style-name="T192"/></text:span></text:p>
      <text:p text:style-name="P55"><text:span text:style-name="T191">RUSSIAN INTERNATIONAL FAITH FAIR </text:span></text:p>
      <text:p text:style-name="P101">2002</text:p>
      <text:p text:style-name="P101">Harun Yahya’s works were exhibited at Russia’s 2002 International Faith Fair and aroused considerable public interest. During a conference held within the context of the fair, a documentary based on his works was screened. </text:p>
      <text:p text:style-name="P101"/>
      <text:p text:style-name="P101">The Harun Yahya stand at the Russian Faith Fair</text:p>
      <text:p text:style-name="P61"><text:span text:style-name="Normal1"><text:span text:style-name="T192"/></text:span></text:p>
      <text:p text:style-name="P55"><text:span text:style-name="T191">RUSSIAN NATIONAL BOOK FAIR </text:span></text:p>
      <text:p text:style-name="P101">2002</text:p>
      <text:p text:style-name="P101"/>
      <text:p text:style-name="P97"><text:span text:style-name="T105">Translations of Harun Yahya’s works were exhibited at the Russian National Book Fair in 2002. The stand, visited by many senior politicians and academics, was the subject of great interest. Russian Communist Party leader Gennady Zuganov examined </text:span><text:span text:style-name="T108">For Men of </text:span><text:span text:style-name="T105">Understanding and The Miracles of the Qur’an, both of which were presented to him.</text:span></text:p>
      <text:p text:style-name="P101"/>
      <text:p text:style-name="P101"><text:soft-page-break/>Russian Communist Party leader Gennady Zuganov examined For Men of Understanding and The Miracles of the Qur’an, both of which were presented to him.</text:p>
      <text:p text:style-name="P101"/>
      <text:p text:style-name="P97"><text:span text:style-name="T105">Russian Federation Minister of Culture Mihail Shividkoy, who attended the fair’s opening, was given Russian-language editons of </text:span><text:span text:style-name="T109">The Evolution Deceit</text:span><text:span text:style-name="T107">, </text:span><text:span text:style-name="T109">The Miracles of the Qur’an</text:span><text:span text:style-name="T107">, and </text:span><text:span text:style-name="T109">For Men of Understanding</text:span><text:span text:style-name="T107">. </text:span></text:p>
      <text:p text:style-name="P106"/>
      <text:p text:style-name="P101">The Russian Book Fair opening ceremony</text:p>
      <text:p text:style-name="P101"/>
      <text:p text:style-name="P101">The Harun Yahya stand at the Russian Book Fair</text:p>
      <text:p text:style-name="P101"/>
      <text:p text:style-name="P101">Russian Liberal Democratic Party leader Vladimir Zhirinovsky, who visited the Harun Yahya stand, was presented with several books. </text:p>
      <text:p text:style-name="P97"><text:span text:style-name="T105">RUSSIAN INTERNATIONAL BOOK FAIR </text:span></text:p>
      <text:p text:style-name="P101">2003</text:p>
      <text:p text:style-name="P106"/>
      <text:p text:style-name="P97"><text:span text:style-name="T107">T</text:span><text:span text:style-name="T105">he six-day 16th International Book Fair, held in Moscow during September 2003, featured translations of Harun Yahya’s works and received considerable visitor interest. </text:span></text:p>
      <text:p text:style-name="P61"><text:span text:style-name="Normal1"><text:span text:style-name="T192"/></text:span></text:p>
      <text:p text:style-name="P55"><text:span text:style-name="T191">RUSSIAN INTERNATIONAL BOOK FAIR </text:span></text:p>
      <text:p text:style-name="P101">2004</text:p>
      <text:p text:style-name="P35"><text:span text:style-name="T110">A</text:span><text:span text:style-name="T112">ll visitors to the 2004 Book Fair showed great interest in these works. </text:span></text:p>
      <text:p text:style-name="P104"/>
      <text:p text:style-name="P106">The stand exhibiting translated editions of Harun Yahya’s works in several languages</text:p>
      <text:p text:style-name="P60"><text:span text:style-name="Normal1"><text:span text:style-name="T192"/></text:span></text:p>
      <text:p text:style-name="P18"><text:span text:style-name="T178">KHAZAR UNIVERSITY </text:span></text:p>
      <text:p text:style-name="P20">AZERBAIJAN</text:p>
      <text:p text:style-name="P35"><text:span text:style-name="T110">O</text:span><text:span text:style-name="T112">n 3 November 2004, Khazar University held a conference based on Harun Yahya’s works that was attended by over 100 students and instructors. Mustafa Kutlu, the Turkish Embassy’s religious affairs counselor and Elshad Miri, a member of the university’s academic staff, also attended. Information about </text:span><text:span text:style-name="T113">The Miracles of the Qur’an</text:span><text:span text:style-name="T112"> was provided.</text:span></text:p>
      <text:p text:style-name="P104"/>
      <text:p text:style-name="P106">Following the conference, organized by Elshad Miri, a member of the Khazar University teaching staff, students were <text:soft-page-break/>presented with books and documentaries by Harun Yahya in Azeri. </text:p>
      <text:p text:style-name="P60"><text:span text:style-name="Normal1"><text:span text:style-name="T192"/></text:span></text:p>
      <text:p text:style-name="P55"><text:span text:style-name="T191">AZERBAIJAN CONFERENCE 2004</text:span></text:p>
      <text:p text:style-name="P97"><text:span text:style-name="T107">A</text:span><text:span text:style-name="T105"> conference on “Women in the Qur’an,” held on 23 December 2004, was attended by high school teachers. Various addresses based on </text:span><text:span text:style-name="T108">Maryam: An Exemplary Muslim Woman </text:span><text:span text:style-name="T105">were given, and the documentary “The Miracles of the Qur’an,” was screened. </text:span></text:p>
      <text:p text:style-name="P101"/>
      <text:p text:style-name="P97"><text:span text:style-name="T105">RUHANIYAT ISLAMIC UNIVERSITY </text:span></text:p>
      <text:p text:style-name="P101">KAZAKHSTAN</text:p>
      <text:p text:style-name="P35"><text:span text:style-name="T110">M</text:span><text:span text:style-name="T112">ulti-visual presentations on “Islam Denounces Terrorism” and “The Truth of the Life of This World” were held at Alma Ata’s Ruhaniyat Islamic University during December 2002. Rector Murat Haci and the university’s Upbringing and Psychological Affairs Department Deputy Director Viktor Timoshenko each spoke on Harun Yahya’s works. This event was held in the presidential State Opera, Ballet, and Theater building. The multi-visual show, “Reconciliation between the Faiths,” was attended by representatives of other religions and members of Parliament. It attracted considerable interest—more than 700 participants filled the 400-person capacity chamber. </text:span></text:p>
      <text:p text:style-name="P104"/>
      <text:p text:style-name="P106">A stand exhibiting Harun Yahya’s works was set up in the hall where the multivisual displays were held.</text:p>
      <text:p text:style-name="P60"><text:span text:style-name="Normal1"><text:span text:style-name="T192"/></text:span></text:p>
      <text:p text:style-name="P55"><text:span text:style-name="T191">KAZAKHSTAN DEFENSE MINISTRY</text:span></text:p>
      <text:p text:style-name="P101">MULTIVISUAL SHOW</text:p>
      <text:p text:style-name="P97"><text:span text:style-name="T107">I</text:span><text:span text:style-name="T105">n May 2004 a multi-visual show attended by 400 people, including Deputy Defense Minister Colonel-General Balykpayevic Tasbulatov and senior military officials, was held at the Kazakh Defense Ministry building. At the presentation, a documentary entitled “Romanticism: A Weapon of Satan” was screened together with a film introducing the author’s works. </text:span></text:p>
      <text:p text:style-name="P61"><text:span text:style-name="Normal1"><text:span text:style-name="T192"/></text:span></text:p>
      <text:p text:style-name="P55"><text:span text:style-name="T191">The presentation on “Islam Denounces Terrorism” attracted great interest from all participants. </text:span></text:p>
      <text:p text:style-name="P101"/>
      <text:p text:style-name="P97"><text:span text:style-name="T105">The participants, particularly the minister of defense, his deputy and other senior officials, were presented with </text:span><text:span text:style-name="T109">The Evolution Deceit </text:span><text:span text:style-name="T107">and </text:span><text:span text:style-name="T109">Islam Denounces Terrorism</text:span><text:span text:style-name="T107">, as well as several documentaries by Harun Yahya. </text:span></text:p>
      <text:p text:style-name="P60"><text:soft-page-break/><text:span text:style-name="Normal1"><text:span text:style-name="T192"/></text:span></text:p>
      <text:p text:style-name="P18"><text:span text:style-name="T178">MULTIVISUAL SHOWS IN KAZAKHSTAN</text:span></text:p>
      <text:p text:style-name="P14">Multi-visual shows based on Harun Yahya’s works were held in Kazakh schools during 2004.</text:p>
      <text:p text:style-name="P5"><text:span text:style-name="Normal1"><text:span text:style-name="T193"/></text:span></text:p>
      <text:p text:style-name="P18"><text:span text:style-name="T178">ASTANA PRIMARY SCHOOL </text:span></text:p>
      <text:p text:style-name="P97"><text:span text:style-name="T107">S</text:span><text:span text:style-name="T105">ome of these multivisual presentations, held in Astana’s primary schools between 17-21 November 2004, attracted considerable student interest. Students asked questions in order to develop a deeper knowledge of Harun Yahya and his works. The documentary was watched with enormous interest by students, School Director Sainova Ludmila Alexandrovna, her deputy Gaan Larisa Raingoldovna, and several teachers. Due to the strong demand from the school’s director and staff, Harun Yahya documentaries are being shown in the schools every week. </text:span></text:p>
      <text:p text:style-name="P61"><text:span text:style-name="Normal1"><text:span text:style-name="T191"/></text:span></text:p>
      <text:p text:style-name="P55"><text:span text:style-name="T192">Christian and Muslim students at the Astana Primary School were shown Harun Yahya documentaries.</text:span></text:p>
      <text:p text:style-name="P60"><text:span text:style-name="Normal1"><text:span text:style-name="T192"/></text:span></text:p>
      <text:p text:style-name="P55"><text:span text:style-name="T191">ALMA ATA HIGH SCHOOL</text:span></text:p>
      <text:p text:style-name="P97"><text:span text:style-name="T105">Multivisual displays held at the 21st High School in Alma Ata during April 2004 attracted considerable student interest. Documentaries based on Harun Yahya’s </text:span><text:span text:style-name="T108">The Creation of the Universe </text:span><text:span text:style-name="T105">and </text:span><text:span text:style-name="T108">Altruism in Nature</text:span><text:span text:style-name="T105"> are shown to students with accompanying multi-visual displays in several countries as well as Kazakhstan. </text:span></text:p>
      <text:p text:style-name="P101"/>
      <text:p text:style-name="P106">Multivisual displays at 21st High School</text:p>
      <text:p text:style-name="P60"><text:span text:style-name="Normal1"><text:span text:style-name="T192"/></text:span></text:p>
      <text:p text:style-name="P55"><text:span text:style-name="T191">CHIMKENT MULTIVISUAL DISPLAYS</text:span></text:p>
      <text:p text:style-name="P97"><text:span text:style-name="T107">H</text:span><text:span text:style-name="T105">arun Yahya documentaries are screened in some of Chimkent’s high schools on a regular basis. Teachers also watch these shows, held in conference halls due to intense student interest, with considerable pleasure. </text:span></text:p>
      <text:p text:style-name="P61"><text:span text:style-name="Normal1"><text:span text:style-name="T192"/></text:span></text:p>
      <text:p text:style-name="P55"><text:span text:style-name="T191">KAZAKH-ARAB INSTITUTE</text:span></text:p>
      <text:p text:style-name="P97"><text:span text:style-name="T107">D</text:span><text:span text:style-name="T105">ocumentaries based on </text:span><text:span text:style-name="T108">The Miracles of the Qur’an </text:span><text:span text:style-name="T105">and </text:span><text:span text:style-name="T108">Islam Denounces Terrorism </text:span><text:span text:style-name="T105">were shown at Chimkent’s Kazakh-Arab Institute on 11 May 2004. </text:span></text:p>
      <text:p text:style-name="P61"><text:span text:style-name="Normal1"><text:span text:style-name="T192"/></text:span></text:p>
      <text:p text:style-name="P55"><text:span text:style-name="T191">CHIMKENT COLLEGE OF ECONOMICS AND LAW</text:span></text:p>
      <text:p text:style-name="P158"><text:soft-page-break/><text:span text:style-name="T111">A</text:span><text:span text:style-name="T110"> documentary on “The Creation of Man” was screened on 11 May 2004. During the screening, attended by some 400 people, the audience asked various questions in order to obtain a better knowledge of Harun Yahya and his works. </text:span></text:p>
      <text:p text:style-name="P101">Teachers who attended the event stated that these scientific and cultural activities would play a large part in the psychological development of young people in a young republic such as Kazakhstan and requested that they be repeated on a regular basis. </text:p>
      <text:p text:style-name="P61"><text:span text:style-name="Normal1"><text:span text:style-name="T191"/></text:span></text:p>
      <text:p text:style-name="P55"><text:span text:style-name="T192">Documentaries on “The Miracle of Man’s Creation,” “The Collapse of the Theory of Evolution,” and “Islam Denounces Terrorism” were shown at the Medical College. </text:span></text:p>
      <text:p text:style-name="P60"><text:span text:style-name="Normal1"><text:span text:style-name="T192"/></text:span></text:p>
      <text:p text:style-name="P55"><text:span text:style-name="T158">YESEVI KAZAKH-TURKISH UNIVERSITY </text:span></text:p>
      <text:p text:style-name="P24"><text:span text:style-name="T182">A</text:span><text:span text:style-name="T183"> documentary on “Romanticism,” based on Harun Yahya’s </text:span><text:span text:style-name="T184">Romanticism: A Weapon of Satan</text:span><text:span text:style-name="T183">, was shown during May 2004. </text:span></text:p>
      <text:p text:style-name="P161"/>
      <text:p text:style-name="P162">DARIN COLLEGE</text:p>
      <text:p text:style-name="P97"><text:span text:style-name="T107">T</text:span><text:span text:style-name="T105">he documentaries “Altruism in Nature” and “The Creation of the Universe,” specially produced for children, were shown to students aged between 11 and 17 during April 2004. </text:span></text:p>
      <text:p text:style-name="P55"><text:span text:style-name="Normal1"><text:span text:style-name="T192">HARUN YAHYA</text:span></text:span></text:p>
      <text:p text:style-name="P55"><text:span text:style-name="Normal1"><text:span text:style-name="T192"/></text:span></text:p>
      <text:p text:style-name="P55"><text:span text:style-name="T191">Halilullah Madjanov, a member of the Chimkent Display Organizing Committee, expressed his pleasure at the Harun Yahya documentaries. He noted that they were produced with the most advanced technology, said that they were being shown in his city, and requested that they be shown throughout Kazakhstan.</text:span></text:p>
      <text:p text:style-name="P101"/>
      <text:p text:style-name="P101">Members of a charity were shown “The Secret behind Matter” at Darin College. </text:p>
      <text:p text:style-name="P61"><text:span text:style-name="Normal1"><text:span text:style-name="T192"/></text:span></text:p>
      <text:p text:style-name="P111"><text:span text:style-name="T158">CHIMKENT UNIVERSITY</text:span></text:p>
      <text:p text:style-name="P97"><text:span text:style-name="T107">T</text:span><text:span text:style-name="T105">he documentaries “The Miracles of the Qur’an” and “Islam Denounces Terrorism” were aired on 12 May 2004. Before this presentation, attended by some 200 people, a stand displaying Harun Yahya’s works in various languages was set up. </text:span></text:p>
      <text:p text:style-name="P101"/>
      <text:p text:style-name="P97"><text:span text:style-name="T105"><text:tab/>SOUTH KAZAKHSTAN OPEN UNIVERSITY</text:span></text:p>
      <text:p text:style-name="P97"><text:span text:style-name="T107">T</text:span><text:span text:style-name="T105">he documentary “The Miracle of Man’s Creation” was shown on 12 May 2004. Following this screening, which dealt with the proofs of Allah’s creation, audience members expressed their admiration of Harun Yahya and his works. </text:span></text:p>
      <text:p text:style-name="P61"><text:span text:style-name="Normal1"><text:span text:style-name="T192"/></text:span></text:p>
      <text:p text:style-name="P55"><text:span text:style-name="T191">CHIMKENT MEDICAL FACULTY </text:span></text:p>
      <text:p text:style-name="P101">“The Miracle of Man’s Creation” documentary was shown to students at Chimkent University’s Medical Faculty. The students expressed great praise and admiration for Harun Yahya and his works. His works in several languages were the subject of considerable interest at an exhibition held before the conference, attended by some 300 students. </text:p>
      <text:p text:style-name="P61"><text:span text:style-name="Normal1"><text:span text:style-name="T192"/></text:span></text:p>
      <text:p text:style-name="P55"><text:span text:style-name="T191">EKIBASTUS MULTIVISUAL DISPLAYS</text:span></text:p>
      <text:p text:style-name="P101">The documentaries “Wonderful Creatures,” “Islam Denounces Terrorism,” and “Introducing Harun Yahya” were screened at Ekibastus’ Kazakhstan Theater. Following this event, an interview was given about Harun Yahya and his works on ARTA TV, a local television station. Members of the public eager to see the multi-visual display, which also attracted the interest of the governor of Ekibastus, filled the hall. </text:p>
      <text:p text:style-name="P160"/>
      <text:p text:style-name="P97"><text:span text:style-name="T105">(Above) The governor of Ekibastus (left) closely examined, and then was presented with, </text:span><text:span text:style-name="T108">The Evolution Deceit</text:span><text:span text:style-name="T105">. </text:span></text:p>
      <text:p text:style-name="P101">The Astana State Museum’s deputy director general (right). </text:p>
      <text:p text:style-name="P101"/>
      <text:p text:style-name="P101">ARTA TV interviewed Harun Yahya’s representatives.</text:p>
      <text:p text:style-name="P101">STEPNEGORSK MULTIVISUAL DISPLAY</text:p>
      <text:p text:style-name="P97"><text:span text:style-name="T107">T</text:span><text:span text:style-name="T105">he documentaries “The Mahdi and the Golden Age” and “Islam Denounces Terrorism” were shown to an audience of 270 people in a local cinema in the Kazakh city of Stepnegorsk on 14 May, 2004. </text:span></text:p>
      <text:p text:style-name="P61"><text:span text:style-name="Normal1"><text:span text:style-name="T192"/></text:span></text:p>
      <text:p text:style-name="P55"><text:span text:style-name="T191">KASKELEN MULTIVISUAL DISPLAY</text:span></text:p>
      <text:p text:style-name="P24"><text:span text:style-name="T182">O</text:span><text:span text:style-name="T183">n 23 May 2004, the Russian-language version of “The Miracle of Man’s Creation” and the Turkish-language version of “The Truth of the Life </text:span><text:soft-page-break/><text:span text:style-name="T183">of This World” were shown to Kazakhs who had originally come from Turkey and settled in Kaskelen province, 35 kms from Alma Ata. The Kaskelen people, who speak very good Turkish, display a great interest in such documentaries, which are shown every Sunday. </text:span></text:p>
      <text:p text:style-name="P94"/>
      <text:p text:style-name="P97"><text:span text:style-name="T105">DOCUMENTARY SCREENING AT </text:span></text:p>
      <text:p text:style-name="P101">THE TALGAT VILLAGE MOSQUE</text:p>
      <text:p text:style-name="P101">“The Mahdi and the Golden Age” was screened during April 2004. Such screenings are held in the mosque every week. </text:p>
      <text:p text:style-name="P61"><text:span text:style-name="Normal1"><text:span text:style-name="T192"/></text:span></text:p>
      <text:p text:style-name="P55"><text:span text:style-name="T191">KAZAKH AMERICAN UNIVERSITY</text:span></text:p>
      <text:p text:style-name="P14">“Behind the Veil of Wars” was shown on 2 May 2004. After the showing, which was watched with great interest by some 300 people, it was decided to meet the intense request put forward by staff members and students to have weekly screenings. </text:p>
      <text:p text:style-name="P62"><text:span text:style-name="Normal1"><text:span text:style-name="T191"/></text:span></text:p>
      <text:p text:style-name="P55"><text:span text:style-name="T191">KARAGANDA MULTIVISUAL DISPLAYS</text:span></text:p>
      <text:p text:style-name="P14">“Islam: The Light Illuminating the World” and “Islam Denounces Terrorism” were shown to around 200 people at Karaganda’s Shalkima Concert Hall during June 2004. In attendance were senior civil servants, the chief assistant to the Mufti of Kazakhstan, and representatives of the city’s three main television stations. </text:p>
      <text:p text:style-name="P62"><text:span text:style-name="Normal1"><text:span text:style-name="T192"/></text:span></text:p>
      <text:p text:style-name="P55"><text:span text:style-name="T158">ASTANA STATE MUSEUM </text:span></text:p>
      <text:p text:style-name="P95">MULTIVISUAL DISPLAY</text:p>
      <text:p text:style-name="P101">Various documentaries have been shown regularly at the Astana Museum film hall since 16 May 2004. </text:p>
      <text:p text:style-name="P101"/>
      <text:p text:style-name="P38">Books by Harun Yahya displayed at a special stand in Astana</text:p>
      <text:p text:style-name="P62"><text:span text:style-name="Normal1"><text:span text:style-name="T192"/></text:span></text:p>
      <text:p text:style-name="P55"><text:span text:style-name="T191">ALMA ATA BOOK FAIR</text:span></text:p>
      <text:p text:style-name="P101">Harun Yahya’s works attracted considerable visitor interest at a book fair held in Alma Ata. Among the visitors was Kazakh President Nursultan Nazarbayev. </text:p>
      <text:p text:style-name="P160"/>
      <text:p text:style-name="P101">Kazakh President Nursultan Nazarbayev and his advisors carefully examined books by Harun Yahya at the Alma Ata Book Fair.</text:p>
      <text:p text:style-name="P101"/>
      <text:p text:style-name="P38"><text:soft-page-break/>Kazakh President Nursultan Nazarbayev was presented with a book on Prophet Muhammad’s (saas) life and superior moral values.</text:p>
      <text:p text:style-name="P62"><text:span text:style-name="Normal1"><text:span text:style-name="T192"/></text:span></text:p>
      <text:p text:style-name="P55"><text:span text:style-name="T191">The Kazakhstan minister of culture, who was presented with several Russian-language works by Harun Yahya, examined them with great care. </text:span></text:p>
      <text:p text:style-name="P101"/>
      <text:p text:style-name="P101">Alma Ata Governor Viktor Hiropuno was among those who visited the Harun Yahya stand. He was presented with several works.</text:p>
      <text:p text:style-name="P61"><text:span text:style-name="Normal1"><text:span text:style-name="T80"/></text:span></text:p>
      <text:p text:style-name="P111"><text:span text:style-name="T81">AFRICAN CONFERENCES </text:span></text:p>
      <text:p text:style-name="P76"/>
      <text:p text:style-name="P97"><text:span text:style-name="T50">SOUTH AFRICAN CONFERENCE SERIES </text:span></text:p>
      <text:p text:style-name="P66"><text:span text:style-name="T188">SEPTEMBER 2004</text:span></text:p>
      <text:p text:style-name="P153"><text:span text:style-name="T97">A</text:span><text:span text:style-name="T93">series of conferences was held in South Africa during September 2004. Thousands of people experienced the thrill of becoming acquainted with the Qur’an’s message at these gatherings. In addition to presentations on “The Collapse of the Theory of Evolution,” “Islam and Science,” “The Fact of Creation,” and similar topics, book stands exhibited some of Harun Yahya’s books and DVDs. </text:span></text:p>
      <text:p text:style-name="P7">Various presentations and conferences for students were held at Witwatersrand University, Witwatersrand Medical School, Nana Memorial Hall, and the International Language Center, all in Johannesburg, as well as at the Orient School, the Zululand University Umlazi Campus, Nizamia School, and the Salligram / Al Ansar Hall, all in Durban. </text:p>
      <text:p text:style-name="P7">Interviews were given to the most popular national radio stations (e.g., Radio Islam, Radio 1584/702, Ima Health Radio, and Radio 786). In total, more than twenty conferences and presentations took place. Finally, the Qur’an’s message, as presented by Harun Yahya, was enthusiastically welcomed in Cape Town. </text:p>
      <text:p text:style-name="P68"><text:span text:style-name="Normal1"><text:span text:style-name="T80"/></text:span></text:p>
      <text:p text:style-name="P55"><text:span text:style-name="T80">The conference held at Johannesburg’s Witwatersrand Medical School</text:span></text:p>
      <text:p text:style-name="P64"><text:span text:style-name="Normal1"><text:span text:style-name="T80"/></text:span></text:p>
      <text:p text:style-name="P25"><text:span text:style-name="T93">A presentation given on 5 September 2004 at Eastdene Hall in Middelburg</text:span></text:p>
      <text:p text:style-name="P30"/>
      <text:p text:style-name="P76">Before the conference, a stand displaying Harun Yahya’s works in several languages was set up. </text:p>
      <text:p text:style-name="P66"><text:span text:style-name="Normal1"><text:span text:style-name="T80"/></text:span></text:p>
      <text:p text:style-name="P55"><text:span text:style-name="T80">The conferences on “The Collapse of Darwinism,” held in Johannesburg and Pretoria, attracted large audiences. Before the conferences, a stand displaying books by Harun Yahya was set up.</text:span></text:p>
      <text:p text:style-name="P64"><text:span text:style-name="Normal1"><text:span text:style-name="T80"/></text:span></text:p>
      <text:p text:style-name="P55"><text:span text:style-name="T80">Students showed great interest in the conference held at Durban’s Orient School.</text:span></text:p>
      <text:p text:style-name="P64"><text:span text:style-name="Normal1"><text:span text:style-name="T80"/></text:span></text:p>
      <text:p text:style-name="P25"><text:span text:style-name="T93">The conference at the Nizamia Educational Institution attracted a very large audience.</text:span></text:p>
      <text:p text:style-name="P30"><text:soft-page-break/></text:p>
      <text:p text:style-name="P76">The conference held at Rand University in Johannesburg on 6 September 2004</text:p>
      <text:p text:style-name="P66"><text:span text:style-name="Normal1"><text:span text:style-name="T80"/></text:span></text:p>
      <text:p text:style-name="P25"><text:span text:style-name="T93">A large number of people attended the conference held at Capetown University on 13 September 2004.</text:span></text:p>
      <text:p text:style-name="P30"/>
      <text:p text:style-name="P76">Students at the Al-Badr Primary School were introduced to Harun Yahya’s books and exhibited particular interest in his series specially aimed at children. </text:p>
      <text:p text:style-name="P30"/>
      <text:p text:style-name="P30">An exhibition of Harun Yahya’s books and posters was held in Durban on 10 September 2004. </text:p>
      <text:p text:style-name="P30"/>
      <text:p text:style-name="P97"><text:span text:style-name="T50">The Turkish daily </text:span><text:span text:style-name="T68">Vakit </text:span><text:span text:style-name="T49">carried a report on 29 September 2004 about the conferences held in South Africa.</text:span></text:p>
      <text:p text:style-name="P28"/>
      <text:p text:style-name="P55"><text:span text:style-name="Normal1"><text:span text:style-name="T80">“Harun Yahya” light in S. Africa</text:span></text:span></text:p>
      <text:p text:style-name="P55"><text:span text:style-name="Normal1"><text:span text:style-name="T80"/></text:span></text:p>
      <text:p text:style-name="P25"><text:span text:style-name="T93">The Friday sermon held in Durban’s largest mosque on 10 September 2004 focused on the work of Harun Yahya.</text:span></text:p>
      <text:p text:style-name="P30"/>
      <text:p text:style-name="P30">A presentation on “Harun Yahya: A Man with a Cause” and “Darwinism” was held in Capetown.</text:p>
      <text:p text:style-name="P30"/>
      <text:p text:style-name="P30">The “Islam and Science” conference held at the Al-Ansar Center on 10 September 2004</text:p>
      <text:p text:style-name="P30"/>
      <text:p text:style-name="P76"><text:s/>“The Miracles of the Qur’an” conference held in the Kwazulu Natal University in the Durban Theater Hall on 9 September 2004</text:p>
      <text:p text:style-name="P66"><text:span text:style-name="Normal1"><text:span text:style-name="T80"/></text:span></text:p>
      <text:p text:style-name="P25"><text:span text:style-name="T93">Translated editions of Harun Yahya’s books are sold at the Al-Ansaar Bookshop.</text:span></text:p>
      <text:p text:style-name="P30"/>
      <text:p text:style-name="P76">The “Qur’an and Science” seminar, held by the Al-Ansaar Foundation in its conference hall, was advertized through fliers, such as the one displayed to the left.</text:p>
      <text:p text:style-name="P30"/>
      <text:p text:style-name="P30"><text:s/>(Left) The conference held on 9 September 2004 at the Nelson Mandela Medical Faculty.</text:p>
      <text:p text:style-name="P30"><text:soft-page-break/>(Below) Books by Harun Yahya on display at the IDM Bookshop sales center</text:p>
      <text:p text:style-name="P68"><text:span text:style-name="Normal1"><text:span text:style-name="T81"/></text:span></text:p>
      <text:p text:style-name="P55"><text:span text:style-name="T81">CAIRO BOOK FAIR</text:span></text:p>
      <text:p text:style-name="P80">JANUARY 2003</text:p>
      <text:p text:style-name="P97"><text:span text:style-name="T49">T</text:span><text:span text:style-name="T50">he Cairo Book Fair, at which translations of Harun Yahya’s works were displayed, was held on 23 January–7 February 2003. Books exhibited on the Resalah Publishing House’s stand, which has published some twenty Arabic-language versions of Harun Yahya books, including </text:span><text:span text:style-name="T67">The Miracles of the Qur’an, Magnificence Everywhere,</text:span><text:span text:style-name="T50"> and </text:span><text:span text:style-name="T67">Design in Nature</text:span><text:span text:style-name="T50">, attracted great public interest. </text:span></text:p>
      <text:p text:style-name="P66"><text:span text:style-name="Normal1"><text:span text:style-name="T80"/></text:span></text:p>
      <text:p text:style-name="P55"><text:span text:style-name="T81">MIDDLE EAST CONFERENCES </text:span></text:p>
      <text:p text:style-name="P76">SHARJAH BOOK FAIR-UAE</text:p>
      <text:p text:style-name="P80"/>
      <text:p text:style-name="P97"><text:span text:style-name="T49">G</text:span><text:span text:style-name="T50">reat interest was shown in the Harun Yahya exhibition at the Sharjah Book Fair, held on 29 December 2002 - 9 January 2003. </text:span></text:p>
      <text:p text:style-name="P97"><text:span text:style-name="T50">This interest was also reflected in the UAE media. Many television stations and newspapers carried reports. One report in </text:span><text:span text:style-name="T67">The Gulf News</text:span><text:span text:style-name="T50"> said that the author’s books could be obtained free of charge at www.harunyahya.com and emphasized that documentaries based on his works had been broadcast by some 200 television stations worldwide, particularly in Russia, United Kingdom, Ukraine, and Serbia. It also carried a review of his</text:span><text:span text:style-name="T67"> Only Love Can Defeat Terrorism. </text:span></text:p>
      <text:p text:style-name="P72"><text:span text:style-name="Normal1"><text:span text:style-name="T81"/></text:span></text:p>
      <text:p text:style-name="P55"><text:span text:style-name="T85">The Gulf Today</text:span><text:span text:style-name="T80">, the UAE’s largest newspaper, also covered this intense interest. Under the headline “Turkish author hot favourite at Sharjah book fair” the reporter stated that Harun Yahya’s books and documentaries, in English and Arabic, had been displayed on three stands and were the fair’s most popular works. </text:span></text:p>
      <text:p text:style-name="P64"><text:span text:style-name="Normal1"><text:span text:style-name="T80"/></text:span></text:p>
      <text:p text:style-name="P55"><text:span text:style-name="T81">THE BOOK MALL SEMINAR ON </text:span></text:p>
      <text:p text:style-name="P83">THE EVOLUTION DECEIT</text:p>
      <text:p text:style-name="P36"><text:span text:style-name="T59">A</text:span><text:span text:style-name="T65">seminar based on Harun Yahya’s </text:span><text:span text:style-name="T63">The Evolution Deceit </text:span><text:span text:style-name="T65">and </text:span><text:span text:style-name="T63">The Fact of Creation</text:span><text:span text:style-name="T65"> was held in Sharjah on 20 May 2003. </text:span></text:p>
      <text:p text:style-name="P78"/>
      <text:p text:style-name="P80">Members of the audience at The Book Mall seminar were handed a text describing Harun Yahya and his books.</text:p>
      <text:p text:style-name="P64"><text:span text:style-name="Normal1"><text:span text:style-name="T80"/></text:span></text:p>
      <text:p text:style-name="P55"><text:soft-page-break/><text:span text:style-name="T81">THE JUMEIRAH ISLAMIC CENTER</text:span></text:p>
      <text:p text:style-name="P97"><text:span text:style-name="T49">A</text:span><text:span text:style-name="T50"> number of panels and activities for new converts or those wishing to develop a deeper knowledge of Islam are being held at Dubai’s Jumeirah Islamic Center. Documentaries by Harun Yahya are screened at these events, and his books are introduced. </text:span></text:p>
      <text:p text:style-name="P66"><text:span text:style-name="Normal1"><text:span text:style-name="T80"/></text:span></text:p>
      <text:p text:style-name="P55"><text:span text:style-name="T81">MULTIVISUAL DISPLAYS IN DUBAI SCHOOLS</text:span></text:p>
      <text:p text:style-name="P76">Documentaries are shown in various educational establishments in Dubai, and both students and staff members show high levels of interest and participation. Arabic-language documentaries were shown at the Al Mamzar Ittihad School and several others. Before the multivisual displays, boards introducing these works were set up and some of Harun Yahya’s books were displayed. </text:p>
      <text:p text:style-name="P76"/>
      <text:p text:style-name="P80">Students exhibited great interest in the multivisual shows presented at their schools.</text:p>
      <text:p text:style-name="P64"><text:span text:style-name="Normal1"><text:span text:style-name="T80"/></text:span></text:p>
      <text:p text:style-name="P111"><text:span text:style-name="T81">HONG KONG CONFERENCE SERIES </text:span></text:p>
      <text:p text:style-name="P76">OCTOBER 2002</text:p>
      <text:p text:style-name="P97"><text:span text:style-name="T49">A</text:span><text:span text:style-name="T50">series of conferences was held in Hong Kong during October 2002. Their themes, among them “Evolution and Creation,” “The Miracles of the Qur’an,” “Islam Denounces Terrorism,” “The Disasters Darwinism Brought to Humanity,” and “Signs of the Last Day,” were received with great interest by the Chinese public. </text:span></text:p>
      <text:p text:style-name="P66"><text:span text:style-name="Normal1"><text:span text:style-name="T80"/></text:span></text:p>
      <text:p text:style-name="P55"><text:span text:style-name="T80">A conference held at the Islamic Kasim Tuet Memorial College on 4 October 2004 discussed “The Universe and Creation.” Students displayed great interest. Following the conference, teachers thanked Harun Yahya’s respresentatives and stated their hopes that his work would continue. </text:span></text:p>
      <text:p text:style-name="P64"><text:span text:style-name="Normal1"><text:span text:style-name="T80"/></text:span></text:p>
      <text:p text:style-name="P55"><text:span text:style-name="T150">A SHOWING AT THE KOWLOON MOSQUE</text:span></text:p>
      <text:p text:style-name="P80">Presentations on “The Miracles of the Qur’an” and “Islam Denounces Terrorism” were held at the Kowloon Mosque. </text:p>
      <text:p text:style-name="P80"/>
      <text:p text:style-name="P93">A DOCUMENTARY SCREENING AT THE CHINESE MUSLIM CULTURAL CENTER </text:p>
      <text:p text:style-name="P30">A presentation on “The Collapse of the Theory of Evolution” was held at the Chinese Muslim Cultural Center. During the ensuing question and answer session, great interest was shown in Harun Yahya and his works. </text:p>
      <text:p text:style-name="P68"><text:span text:style-name="Normal1"><text:span text:style-name="T80"/></text:span></text:p>
      <text:p text:style-name="P55"><text:span text:style-name="T150">A MULTIVISUAL DISPLAY AT THE OSMAN SADIQ ISLAMIC CENTER</text:span></text:p>
      <text:p text:style-name="P30">Two separate presentations on “The Fact of Creation” and “The Miracles of the Qur’an” were held in the Osman Sadiq Islamic Center.</text:p>
      <text:p text:style-name="P68"><text:span text:style-name="Normal1"><text:span text:style-name="T80"/></text:span></text:p>
      <text:p text:style-name="P55"><text:span text:style-name="T81">SHENZEN MEETING </text:span></text:p>
      <text:p text:style-name="P76">JANUARY 2003</text:p>
      <text:p text:style-name="P55"><text:span text:style-name="T80">A</text:span><text:span text:style-name="T81"> seminar based on </text:span><text:span text:style-name="T84">The Miracles of the Qur’an</text:span><text:span text:style-name="T81"> was held at a local Islamic organization. The addresses given based on this book, which has been translated into Chinese, were received with considerable interest. </text:span></text:p>
      <text:p text:style-name="P55"><text:span text:style-name="Normal1"><text:span text:style-name="T80"/></text:span></text:p>
      <text:p text:style-name="P55"><text:span text:style-name="T150">HONG KONG CONFERENCE SERIES </text:span></text:p>
      <text:p text:style-name="P93">2004</text:p>
      <text:p text:style-name="P80">Presentations introducing Harun Yahya and his works were given before the Friday sermon in the Kowloon Mosque. “The <text:soft-page-break/>Miracles of the Qur’an” and “Islam Denounces Terrorism” were discussed.</text:p>
      <text:p text:style-name="P64"><text:span text:style-name="Normal1"><text:span text:style-name="T80"/></text:span></text:p>
      <text:p text:style-name="P55"><text:span text:style-name="T150">THE CHINESE ISLAMIC UNION FOUNDATION </text:span></text:p>
      <text:p text:style-name="P93">MULTIVISUAL DISPLAY</text:p>
      <text:p text:style-name="P76">Several presentations were given in the Chinese Islamic Union Foundation’s lecture hall. Chinese Muslims, who made up the great majority of attendees, listened to “The Miracles of the Qur’an,” “Islam Denounces Terrorism,” “The Miracle of Man’s Creation” and “Methods of Communicating the Message in the Qur’an” presentations with great interest. The presentation “Methods of Communicating the Message in the Qur’an” was the subject of particular interest. </text:p>
      <text:p text:style-name="P66"><text:span text:style-name="Normal1"><text:span text:style-name="T80"/></text:span></text:p>
      <text:p text:style-name="P55"><text:span text:style-name="T80">Students attended a presentation on “The Creation of the Universe” at the Islamic Kasim Tuet Memorial College, belonging to Yusuf Yu of the Hong Kong Islamic Union Center. </text:span></text:p>
      <text:p text:style-name="P64"><text:span text:style-name="Normal1"><text:span text:style-name="T80"/></text:span></text:p>
      <text:p text:style-name="P55"><text:span text:style-name="T80">A photo of the “Fact of Creation” presentation held at the Islamic Kasim Tuet Memorial College</text:span></text:p>
      <text:p text:style-name="P64"><text:span text:style-name="Normal1"><text:span text:style-name="T192"/></text:span></text:p>
      <text:p text:style-name="P55"><text:span text:style-name="T191">ASIAN CONFERENCES</text:span></text:p>
      <text:p text:style-name="P101"/>
      <text:p text:style-name="P101">INDONESIAN CONFERENCES</text:p>
      <text:p text:style-name="P101">SEPTEMBER-OCTOBER 2002</text:p>
      <text:p text:style-name="P13"><text:span text:style-name="T111">A</text:span><text:span text:style-name="T110">series of conferences was held in Indonesia between 17 September - 2 October 2002. </text:span></text:p>
      <text:p text:style-name="P101">The conference held at Muhammadiyah Solo University dealt with “The Disasters Darwinism Brought to Humanity.” The conference at the Surakarta State University Student Center, attended by 1,500 people, considered “The End of Darwinism.” </text:p>
      <text:p text:style-name="P101">Conferences also took place at Indonesia University, the Jakarta Conference Center, the Wahana Bakti Pos Indonesia Hall, Sultan Agung Islamic University, Diponegoro University, Brawijaya University, Andalas University, the Lampung University’s Bandung Islamic Center, and other educational establishments. Lasting for fifteen days, the conferences attracted over 30,000 people. </text:p>
      <text:p text:style-name="P61"><text:span text:style-name="Normal1"><text:span text:style-name="T192"/></text:span></text:p>
      <text:p text:style-name="P55"><text:span text:style-name="T192">A conference held in Palembung featured “The Disasters Darwinism Brought to Humanity.” The address, based on Harun </text:span><text:soft-page-break/><text:span text:style-name="T192">Yahya’s book of the same name, was received with enormous interest by the audience. </text:span></text:p>
      <text:p text:style-name="P106"/>
      <text:p text:style-name="P55"><text:span text:style-name="Normal1"><text:span text:style-name="T192">LAMPUNG UNIVERSITY</text:span></text:span></text:p>
      <text:p text:style-name="P55"><text:span text:style-name="T192">The 2,000 or so people who attended the conference, held in the Lampung University Sports Hall, showed great interest in Harun Yahya and his works. A multivisual show on “The Collapse of Darwinism” revealed how science has defeated Darwinism. </text:span></text:p>
      <text:p text:style-name="P106"/>
      <text:p text:style-name="P118">GADJAH MADA UNIVERSITY</text:p>
      <text:p text:style-name="P106">A seminar on “The Collapse of Darwinism in the Light of Scientific Advances” was held in the Gadjah Mada University Pamungkas Hall. The seminar, which attracted wide student interest, concluded with a question and answer session. </text:p>
      <text:p text:style-name="P60"><text:span text:style-name="Normal1"><text:span text:style-name="T192"/></text:span></text:p>
      <text:p text:style-name="P55"><text:span text:style-name="T191">ANDALAS UNIVERSITY</text:span></text:p>
      <text:p text:style-name="P97"><text:span text:style-name="T107">T</text:span><text:span text:style-name="T105">wo separate conferences were held on one day in the Andalas University Governor’s Hall in Padang. Students showed considerable interest in “The End of Darwinism” and “The Disasters Darwinism Brought to Humanity” presentations. The first conference attracted 1,200 participants; the second one attracted 1,500 people. Some 400 people had to stand because there were not enough chairs. </text:span></text:p>
      <text:p text:style-name="P61"><text:span text:style-name="Normal1"><text:span text:style-name="T192"/></text:span></text:p>
      <text:p text:style-name="P25"><text:span text:style-name="T159">THE ANGREEK HALL, SENEYANG </text:span></text:p>
      <text:p text:style-name="P106">A presentation based on various works by Harun Yahya was given in Seneyang (near Jakarta) on 27 September 2003. Called “The Collapse of the Theory of Evolution and the Fact of Creation,” this event attracted considerable interest among the Indonesian public. </text:p>
      <text:p text:style-name="P60"><text:span text:style-name="Normal1"><text:span text:style-name="T192"/></text:span></text:p>
      <text:p text:style-name="P55"><text:span text:style-name="T191">SEMARANG CONFERENCES</text:span></text:p>
      <text:p text:style-name="P13"><text:span text:style-name="T111">A</text:span><text:span text:style-name="T110"> conference directed by Rector Dr. H. M. Rofiq Anwar, held at Sultan Agung Islamic University, attracted more than 100 members of the academic staff. Following the conference, Anwar spoke in support of Harun Yahya’s efforts to spread Qur’anic moral values across the world.</text:span></text:p>
      <text:p text:style-name="P14">Another conference was held on the same day at Diponegoro University, whose rector addressed over 1,000 attending medical faculty students. Organized by the Muslim Union and the faculties of medicine and economics, it attracted considerable interest. </text:p>
      <text:p text:style-name="P101">THE JAKARTA BOOK FAIR</text:p>
      <text:p text:style-name="P97"><text:span text:style-name="T107">S</text:span><text:span text:style-name="T105">peeches were made during a press conference at the book fair held in the Jakarta Exhibition Hall to introduce Indonesian-language translations of Harun Yahya’s books.</text:span></text:p>
      <text:p text:style-name="P101">Most of the attendees were representatives of major Indonesian magazines and newspapers. The addresses were followed by a thirty-minute question and answer session. </text:p>
      <text:p text:style-name="P61"><text:span text:style-name="Normal1"><text:span text:style-name="T191"/></text:span></text:p>
      <text:p text:style-name="P55"><text:span text:style-name="T191">OTHER PRESENTATIONS</text:span></text:p>
      <text:p text:style-name="P57"><text:soft-page-break/><text:span text:style-name="T191">Many Indonesian academics who take a close interest in Harun Yahya’s works discuss their themes at their own conferences, which include multi-visual presentations, at various universities and educational institutions. These conferences include: </text:span></text:p>
      <text:p text:style-name="P101"/>
      <text:p text:style-name="P101">A presentation on “The Urgent Need to Install Science and Islamic Moral Values in Society” was held on 21 September 2003, at Bogor Agricultural University. The four speakers based their presentations on Harun Yahya’s works. </text:p>
      <text:p text:style-name="P101">A poster exhibition on Harun Yahya’s works was held at Bogor Agricultural University in 2001. </text:p>
      <text:p text:style-name="P101"/>
      <text:p text:style-name="P101">Female students were shown a documentary at the Al Hurriyyap Mosque on the Bogor Agricultural University Campus. </text:p>
      <text:p text:style-name="P101"/>
      <text:p text:style-name="P101">Seminars on “The Refutation of the Theory of Evolution” were held at the Bandung Technology Institute on 22 September 2003; "The Collapse of the Theory of Evolution” at the Agung Tasikmalaya Mosque on 28 September 2003; and “Faith and Science” at the Salman Al Farisi Foundation Schools, one of the country’s largest Islamic schools, on 20 June 2003. These conferences were arranged by academics who have spent years studying Harun Yahya’s works and who are experts in these subjects.</text:p>
      <text:p text:style-name="P61"><text:span text:style-name="Normal1"><text:span text:style-name="T192"/></text:span></text:p>
      <text:p text:style-name="P55"><text:span text:style-name="T191">GADJAH MADA UNIVERSITY </text:span></text:p>
      <text:p text:style-name="P102">Aconference regarding strengthening the future generations’ faith through the works of Harun Yahya was held at Gadjah Mada University, Yogyakarta, on 26 December 2004. Arranged by the Salman Al Farisi Foundation, educators concentrated on how to explain scientific subjects and how to help students see the proofs of Allah’s existence through Harun Yahya’s works, and their role in replacing atheism with faith. </text:p>
      <text:p text:style-name="P101"/>
      <text:p text:style-name="P106">Teachers from primary schools across Indonesia attended the conference.</text:p>
      <text:p text:style-name="P60"><text:span text:style-name="Normal1"><text:span text:style-name="T192"/></text:span></text:p>
      <text:p text:style-name="P18"><text:span text:style-name="T178">INDONESIAN CONFERENCE SERIES</text:span></text:p>
      <text:p text:style-name="P20">MARCH 2003</text:p>
      <text:p text:style-name="P14">“The Fact of Creation” series of conferences, held in Turkey and abroad, took place in Indonesia during 8-19 March 2003. As always, they attracted great interest from the public. </text:p>
      <text:p text:style-name="P101"><text:soft-page-break/>The goal of Harun Yahya’s works is to spread the Qur’an’s message to the world so that people will think about Allah’s existence and oneness and other articles of faith. For that reason, enabling people to read such valuable works is a major service. The second item in the Indonesian conference series, which attracted great interest and was highly successful, made a significant contribution to this goal. </text:p>
      <text:p text:style-name="P14"/>
      <text:p text:style-name="P106">The conference held on 8 March at Jakarta’s Sukharno Palace National Stadium on “The Miracle of Human Creation” attracted enormous public interest. The related multivisual show was also very popular. </text:p>
      <text:p text:style-name="P60"><text:span text:style-name="Normal1"><text:span text:style-name="T192"/></text:span></text:p>
      <text:p text:style-name="P25"><text:span text:style-name="T193">A conference based on </text:span><text:span text:style-name="T194">Perished Nations</text:span><text:span text:style-name="T193"> was held on 9 March at the Cilegon Islamic Center in Serang Banten. </text:span></text:p>
      <text:p text:style-name="P38"/>
      <text:p text:style-name="P38">A presentation based on Harun Yahya’s works given at Jakarta’s Al-Azhar College on 10 March.</text:p>
      <text:p text:style-name="P38">A large number of teachers attended the meeting. School officials listened to ideas about the program they had set up to include Harun Yahya’s works in the curriculum and stated that their aim was to base the entire curriculum on his works. </text:p>
      <text:p text:style-name="P62"><text:span text:style-name="Normal1"><text:span text:style-name="T192"/></text:span></text:p>
      <text:p text:style-name="P25"><text:span text:style-name="T193">The subject of a press conference held at Jakarta’s Sari-Pan Pacific Hotel on 10 March was “The Errors of the Theory of Evolution.” A presentation introducing Harun Yahya and his works was also made. Two more conferences were held on that same day: “The Dark Face of Darwinism” and “Scientists’ Responsibility of Communicating the Fact of Creation.” The president of the Indonesian Board of Science attended as a member of the audience. </text:span></text:p>
      <text:p text:style-name="P38"/>
      <text:p text:style-name="P101">A presentation on “Evolution from the Scientific Perspective and Its Influence on the World” was held at Jakarta’s Soekarno Palace National Stadium on 11 March. </text:p>
      <text:p text:style-name="P61"><text:span text:style-name="Normal1"><text:span text:style-name="T192"/></text:span></text:p>
      <text:p text:style-name="P55"><text:span text:style-name="T191">Radyo Dakta, a local radio station, carried a program on 11 March on Harun Yahya’s works and their global impact.</text:span></text:p>
      <text:p text:style-name="P101"/>
      <text:p text:style-name="P101">A presentation on “The Fact of Creation Demolishes Darwinism” was given in the Economics Faculty Auditorium at Indonesia University, one of <text:soft-page-break/>Jakarta’s most prestigious universities. Students who spoke during the ensuing question and answer session praised the author and his works. </text:p>
      <text:p text:style-name="P61"><text:span text:style-name="Normal1"><text:span text:style-name="T192"/></text:span></text:p>
      <text:p text:style-name="P55"><text:span text:style-name="T191">A conference on the errors of the theory of evolution, aimed mainly at high school teachers, was held at the Jakarta National Library on 13 March. The chairman of the Education Commission, who attended the conference, gave an opening address describing Harun Yahya’s works. </text:span></text:p>
      <text:p text:style-name="P101"/>
      <text:p text:style-name="P101">A presentation on “Birth and Creation” was given on 16 March at Jakarta’s Buana Putra Pertamina Cinema Hall. One group of young people who spoke after the conference, which attracted 600 people, proclaimed that “these works inspire a whole new enthusiasm and awareness.” </text:p>
      <text:p text:style-name="P61"><text:span text:style-name="Normal1"><text:span text:style-name="T192"/></text:span></text:p>
      <text:p text:style-name="P55"><text:span text:style-name="T192">A two-part television program introducing Harun Yahya’s life and works was broadcast by Jakarta A, Indonesia’s most-watched television station, on 19 March. The program described the global impact of his works and concentrated on those books that have been translated into Indonesian. </text:span></text:p>
      <text:p text:style-name="P106"/>
      <text:p text:style-name="P115">MULTIVISUAL DISPLAYS IN BANGLADESH</text:p>
      <text:p text:style-name="P101">Documentaries are shown at various schools in Bangladesh. The pictures show a multivisual display given at Dhaka’s Viqarunnisa Girls’ College, one of the country’s largest schools for girls. </text:p>
      <text:p text:style-name="P101"/>
      <text:p text:style-name="P101">The Moral Values of the Qur’an (in Bengali)</text:p>
      <text:p text:style-name="P101"/>
      <text:p text:style-name="P101">Deep Thinking (in Bengali)</text:p>
      <text:p text:style-name="P61"><text:span text:style-name="Normal1"><text:span text:style-name="T192"/></text:span></text:p>
      <text:p text:style-name="P55"><text:span text:style-name="T158">THE DHAKA BOOK FAIR, BANGLADESH</text:span></text:p>
      <text:p text:style-name="P106">Various documentaries were shown at Dhaka’s Book Fair, among them “The Creation of the Universe,” “The Collapse of the Theory of Evolution,” “The Miracle in the Cell,” “The Miracles of the Qur’an,” “The Secret behind Matter,” and “The Fact of Creation.” </text:p>
      <text:p text:style-name="P106"/>
      <text:p text:style-name="P97"><text:span text:style-name="T105">PAKISTAN CONFERENCE SERIES </text:span></text:p>
      <text:p text:style-name="P101">LAHORE - OCTOBER 2003</text:p>
      <text:p text:style-name="P13"><text:span text:style-name="T111">S</text:span><text:span text:style-name="T110">everal conferences on “The Collapse of the Theory of Evolution and the Fact of Creation” were held during October 2003: Quaid-e-Azam University on 22 October, Peshawar University on 23 October, Karachi University on 24 October, and the King Edward Medical Faculty on 26 October. All of them were well attended.</text:span></text:p>
      <text:p text:style-name="P97"><text:span text:style-name="T105"><text:s/>A speech based on </text:span><text:span text:style-name="T108">A Call for An Islamic Union</text:span><text:span text:style-name="T105"> was given at Pencap University on 18-20 October, and documentaries were screened. In addition, the poster exhibition on “The Collapse of the Theory of Evolution” attracted wide interest from students and academic staff members. </text:span></text:p>
      <text:p text:style-name="P61"><text:span text:style-name="Normal1"><text:span text:style-name="T192"/></text:span></text:p>
      <text:p text:style-name="P55"><text:span text:style-name="T192">One conference held at Lahore’s IJT (Islami Jamiat-e-Talaba) attracted some 30,000 participants. </text:span></text:p>
      <text:p text:style-name="P60"><text:span text:style-name="Normal1"><text:span text:style-name="T192"/></text:span></text:p>
      <text:p text:style-name="P18"><text:span text:style-name="T178">SRI LANKA CONFERENCE SERIES </text:span></text:p>
      <text:p text:style-name="P20">JULY 2003</text:p>
      <text:p text:style-name="P96"/>
      <text:p text:style-name="P101">International conferences were held in the Marawila region on 4-5 July 2003. Organized by the World Muslim Youth Union, these events concentrated particularly on “Islam Denounces Terrorism” and “Effective Methods of Communicating Islam.” </text:p>
      <text:p text:style-name="P101"/>
      <text:p text:style-name="P97"><text:soft-page-break/><text:span text:style-name="T107">A conference based on </text:span><text:span text:style-name="T109">The Evolution Deceit </text:span><text:span text:style-name="T107">and titled “The Collapse of the Theory of Evolution and the Fact of Creation” was held on 6 July 2003 at the Islahiyyah Arab College. </text:span></text:p>
      <text:p text:style-name="P106"/>
      <text:p text:style-name="P101">A conference on “The Collapse of the Theory of Evolution and the Fact of Creation” was held at Colombo’s Faculty of Medicine on 7 July. Sri Lankan Western Region Development Minister M. H. Mohammed, Sri Lankan Islamic and Cultural Relations Minister Rauf Hakeem, and Pakistan’s International Islamic University Rector Professor Kamal Hassan attended as speakers. </text:p>
      <text:p text:style-name="P61"><text:span text:style-name="Normal1"><text:span text:style-name="T192"/></text:span></text:p>
      <text:p text:style-name="P55"><text:span text:style-name="T198">KUALA LUMPUR, RICOI CONFERENCE</text:span></text:p>
      <text:p text:style-name="P108">MALAYSIA, 2001</text:p>
      <text:p text:style-name="P97"><text:span text:style-name="T107">A</text:span><text:span text:style-name="T105">major conference organized by the Research and Information Centre on Islam (RICOI) and the Great Istanbul Sdn Bhd on “Evolution Deceit, the Fact of Creation, and Miracles of the Qur’an” was held in Kuala Lumpur on 30 September 2001. Several Malay-language presentations inspired by Harun Yahya’s works were presented. </text:span></text:p>
      <text:p text:style-name="P61"><text:span text:style-name="Normal1"><text:span text:style-name="T192"/></text:span></text:p>
      <text:p text:style-name="P18"><text:span text:style-name="T178">THE KEFAHAMAN ISLAMIC EDUCATION CENTER MALAYSIA -OCTOBER </text:span></text:p>
      <text:p text:style-name="P20">2003</text:p>
      <text:p text:style-name="P97"><text:span text:style-name="T107">S</text:span><text:span text:style-name="T105">eminars arranged by the Quds Education Foundation to deal with “Science Upholds Faith” were held at this center during 3-6 November. The main topics were “The Chain of Miracles,” “The Miracle of Human Creation,” “Biomimetics: Technology Imitates Nature,” “The Truth of the Life of This World,” “Timelessness and the Reality of Fate,” “The End of Materialism,” “Effective Methods of Communicating Islam,” and “The Qur’an Leads the Way to Science.”</text:span></text:p>
      <text:p text:style-name="P101">The Malaysian Minister of Women’s and Family Affairs attended the event’s opening. The minister watched the introductory film and gave a short address, thanking the speakers on the author’s behalf. After the conference, the minister was presented with Malay-language versions of Harun Yahya’s books published by Saba Media. </text:p>
      <text:p text:style-name="P61"><text:span text:style-name="Normal1"><text:span text:style-name="T192"/></text:span></text:p>
      <text:p text:style-name="P18"><text:span text:style-name="T178">MALAYSIAN CONFERENCES SERIES</text:span></text:p>
      <text:p text:style-name="P20">APRIL 2004</text:p>
      <text:p text:style-name="P101">Conferences based on Harun Yahya’s works and directed toward Muslims living in Malaysia were held during April 2004. These twenty-five or so conferences were followed with great interest. </text:p>
      <text:p text:style-name="P101"/>
      <text:p text:style-name="P101"><text:soft-page-break/>Cyberjaya TV, one of Malaysia’s most important television stations, carried a live broadcast introducing Harun Yahya’s works. This program, watched simultaneously in sixty countries, was repeated twice more during the course of the day. </text:p>
      <text:p text:style-name="P101"/>
      <text:p text:style-name="P101">International seminars were held at Kuala Lumpur’s Putra World Trade Center on 26 May. Titled “The Qur’an and the Universe” and “The Human Body – The Universe Itself,” these events attracted great interest.</text:p>
      <text:p text:style-name="P101"/>
      <text:p text:style-name="P101">Two conferences, “The Science of the Qur’an in the Age of Universalisation” and “Irreducible Complexity – The Human Ear,” were held at Dewan Menteri Besar Kuantan on 28 May. These events attracted wide audiences, among whom were the deputy governor of Pahang province, senior military officials, and politicians.</text:p>
      <text:p text:style-name="P61"><text:span text:style-name="Normal1"><text:span text:style-name="T192"/></text:span></text:p>
      <text:p text:style-name="P55"><text:span text:style-name="T191">The Persatuan Perubatan Islamic Malaysian Science Conference was held on 30 May at Penang’s Bayview Beach Resort. Addresses on “The Collapse of Darwinism” and “Harun Yahya’s Intellectual Struggle” were given. Scientists comprised a large part of the participants. </text:span></text:p>
      <text:p text:style-name="P101"/>
      <text:p text:style-name="P101"><text:s/>(Left) The fair director, Haji Hasan Hamzah, praised the works of Harun Yahya. The report shows Education Minister Dato' Hishamuddin Tun Hussein examining these books.</text:p>
      <text:p text:style-name="P101"/>
      <text:p text:style-name="P106">Presentations on “The Collapse of Darwinism” and “Harun Yahya’s Intellectual Struggle” were given at Yayasan Retsu and Shah Alam on 1 June. The audience listened to the author’s life with particular interest and, following the presentations, asked many questions. </text:p>
      <text:p text:style-name="P60"><text:span text:style-name="Normal1"><text:span text:style-name="T192"/></text:span></text:p>
      <text:p text:style-name="P18"><text:span text:style-name="T178">MALAYSIAN INTERNATIONAL BOOK FAIR - 2004</text:span></text:p>
      <text:p text:style-name="P4"><text:span text:style-name="T195">D</text:span><text:span text:style-name="T193">ocumentaries and works by Harun Yahya were exhibited at a Malaysian book fair held during May 2004. The works displayed received considerable attention from visitors. </text:span></text:p>
      <text:p text:style-name="P55"><text:span text:style-name="Normal1"><text:span text:style-name="T193"/></text:span></text:p>
      <text:p text:style-name="P24"><text:span text:style-name="T176">"SIGNS OF THE CREATOR" SEMINAR </text:span></text:p>
      <text:p text:style-name="P20">MALAYSIA, OCTOBER 2002</text:p>
      <text:p text:style-name="P13"><text:span text:style-name="T111">A</text:span><text:span text:style-name="T110">national “Signs of the Creator” seminar was held by Saba Islamic Media, the Malaysian publisher of Harun Yahya’s books, on 4 October 2002. A display stand was set up prior to the seminar. </text:span></text:p>
      <text:p text:style-name="P14"><text:soft-page-break/>Saba Islamic Media initiated a campaign during 2002 to provide 1 million people with Harun Yahya’s works within one year. It also organized, along with Think Plus Counseling, conferences and seminars that emphasized the importance of Harun Yahya’s works. These events were held in Kuala Lumpur, Malacca, Kuantan, Kuala Terengganu, Kota Baru, Penang, Kuching, Kota Kinabalu, and Johor Baru.</text:p>
      <text:p text:style-name="P62"><text:span text:style-name="Normal1"><text:span text:style-name="T191"/></text:span></text:p>
      <text:p text:style-name="P55"><text:span text:style-name="T192">This brochure, which introduces Saba Media's campaign, contains a section devoted to Harun Yahya and his works. The conference sought to give the Malaysian public a better idea about the author and his works. </text:span></text:p>
      <text:p text:style-name="P106"/>
      <text:p text:style-name="P101">Saba Media's newspaper advertisements and brochures introduced “The Miracles of the Qur’an,” “The Secret behind Matter,” “The Creation of the Universe,” “The Fact of Creation,” “The Collapse of the Theory of Evolution,” and “The Miracle in the Cell.” These attracted wide interest all over Malaysia. </text:p>
      <text:p text:style-name="P97"><text:span text:style-name="T108">The Malay Mail</text:span><text:span text:style-name="T105">, 5 September 2002</text:span></text:p>
      <text:p text:style-name="P101"/>
      <text:p text:style-name="P101">Among the speakers were Professor Muhammed al Mahdi from New York University, Islamic Civil Society Organisations Coordination Committee Chairman Dr. Amir Farid Ishak, and Dr. Hishamuddin Alham from the Malaysian Technological University Engineering Faculty. </text:p>
      <text:p text:style-name="P109">New Strait Times </text:p>
      <text:p text:style-name="P101"/>
      <text:p text:style-name="P101">28 September 2002, "Anti-Darwinist religious seminars spreading the message nationwide."</text:p>
      <text:p text:style-name="P101"/>
      <text:p text:style-name="P101">The Malaysian press, which devoted a great deal of coverage to Saba Media’s anti-Darwin campaign, noted that it had spread nationwide and generated great interest. The headline to the right reads:</text:p>
      <text:p text:style-name="P101">“Saba Islamic Media targets a sales of 1 million copies of VCD”</text:p>
      <text:p text:style-name="P101"/>
      <text:p text:style-name="P97"><text:span text:style-name="T108">Berita Harian Jumaat</text:span><text:span text:style-name="T105"> </text:span></text:p>
      <text:p text:style-name="P101">27 September 2002</text:p>
      <text:p text:style-name="P101"/>
      <text:p text:style-name="P109">Berita Harian Jumaat </text:p>
      <text:p text:style-name="P101">28 September 2002</text:p>
      <text:p text:style-name="P101"/>
      <text:p text:style-name="P101">AUSTRALIAN CONFERENCE 2005</text:p>
      <text:p text:style-name="P13"><text:soft-page-break/><text:span text:style-name="T111">S</text:span><text:span text:style-name="T110">everal conferences were held in Sydney and Melbourne during the final days of 2004. The presentations made by Harun Yahya’s representatives on “The Existence of God: Scientific and Spiritual Proofs of God’s Existence,” held between 26 December 2004 - 2 January 2005, attracted considerable public interest. </text:span></text:p>
      <text:p text:style-name="P62"><text:span text:style-name="Normal1"><text:span text:style-name="T191"/></text:span></text:p>
      <text:p text:style-name="P55"><text:span text:style-name="T192">The conference held at the Sydney Opera House on 26 December 2004, attended by 1,500 people, began under the direction of the chairman of the Christian Churches Union. Nurettin Okumus, the muezzin of Ankara’s Kocatepe Mosque, recited Qur’anic verses. A 3-D animated film on “The Complexity of the Cell” was then shown. Following the screening, an address was given on “The Scientific and Spiritual Proofs of God’s Existence.” Other speakers at the conference were Tariq Ramadan and Noorudeen Durkee. </text:span></text:p>
      <text:p text:style-name="P106"/>
      <text:p text:style-name="P38">A presentation on “The Miracles of the Qur’an” was given on 31 December 2004 at the Wollongong Mosque. </text:p>
      <text:p text:style-name="P105"/>
      <text:p text:style-name="P101">A presentation on “The Qur’an, the Sunnah and Reflection - The Miracle of the Qur’an” was given at Liverpool’s Whitlam Sports Centre. A stand was set up at the centre’s entrance to display Harun Yahya’s works. </text:p>
      <text:p text:style-name="P101"/>
      <text:p text:style-name="P101">Presentations on “The Scientific and Spiritual Proofs of God’s Existence” and “Allah Is Known through Reason” were made at Melbourne’s Hamer Hall. Officials stated that this was the first time an address on Islam had been given at the hall. Before the conference, an interview introducing Harun Yahya’s works was held with ZZZ Turkish Radio.</text:p>
      <text:p text:style-name="P101"/>
      <text:p text:style-name="P101">Various translated versions of Harun Yahya books and documentaries, in VCD and DVD formats, were exhibited at a stand near Hamer Hall’s entrance.</text:p>
      <text:p text:style-name="P61"><text:span text:style-name="Normal1"><text:span text:style-name="T192"/></text:span></text:p>
      <text:p text:style-name="P55"><text:span text:style-name="T192">Two further presentations were given within the scope of the Australian conferences, one at the Sydney Community Hall and the other at the Sunnybrook Hotel. Among the presentations given were “Signs of the End Times” and “The Miracles of the Qur’an.” </text:span></text:p>
      <text:p text:style-name="P60"><text:span text:style-name="Normal1"><text:span text:style-name="T191"/></text:span></text:p>
      <text:p text:style-name="P55"><text:soft-page-break/><text:span text:style-name="T191">B</text:span><text:span text:style-name="Normal1"><text:span text:style-name="T191">ookstores Outside Turkey</text:span></text:span></text:p>
      <text:p text:style-name="P55"><text:span text:style-name="Normal1"><text:span text:style-name="T191"/></text:span></text:p>
      <text:p text:style-name="P55"><text:span text:style-name="T191">Translations of Harun Yahya’s books are sold also in bookshops outside Turkey. A few of them are listed below.</text:span></text:p>
      <text:p text:style-name="P101"/>
      <text:p text:style-name="P39">ALBANIA </text:p>
      <text:p text:style-name="P106">Books by Harun Yahya for sale at the DITA Bookstore in Albania</text:p>
      <text:p text:style-name="P40"/>
      <text:p text:style-name="P106">Photos of the Muslim Bookstore in Albania</text:p>
      <text:p text:style-name="P60"><text:span text:style-name="Normal1"><text:span text:style-name="T192"/></text:span></text:p>
      <text:p text:style-name="P25"><text:span text:style-name="T196">AUSTRALIA</text:span></text:p>
      <text:p text:style-name="P106">Photos of the Andalus Bookstore in Australia</text:p>
      <text:p text:style-name="P60"><text:span text:style-name="Normal1"><text:span text:style-name="T192"/></text:span></text:p>
      <text:p text:style-name="P55"><text:span text:style-name="T192">The Islamic Bookstore in Australia</text:span></text:p>
      <text:p text:style-name="P60"><text:span text:style-name="Normal1"><text:span text:style-name="T192"/></text:span></text:p>
      <text:p text:style-name="P25"><text:span text:style-name="T196">THE UNITED ARAB EMIRATES </text:span></text:p>
      <text:p text:style-name="P101">The Harun Yahya stand at the Magrudy Bookstore</text:p>
      <text:p text:style-name="P101"/>
      <text:p text:style-name="P101">Books by Harun Yahya for sale at Dubai Airport</text:p>
      <text:p text:style-name="P61"><text:span text:style-name="Normal1"><text:span text:style-name="T192"/></text:span></text:p>
      <text:p text:style-name="P25"><text:span text:style-name="T196">SOUTH AFRICA </text:span></text:p>
      <text:p text:style-name="P106">The Al-Ansar Bookstore, which carries Harun Yahya’s books</text:p>
      <text:p text:style-name="P60"><text:span text:style-name="Normal1"><text:span text:style-name="T192"/></text:span></text:p>
      <text:p text:style-name="P25"><text:span text:style-name="T196">MALAYSIA </text:span></text:p>
      <text:p text:style-name="P106">Books for adults and children on sale at the Saba Bookstore</text:p>
      <text:p text:style-name="P60"><text:span text:style-name="Normal1"><text:span text:style-name="T192"/></text:span></text:p>
      <text:p text:style-name="P55"><text:span text:style-name="T192">Various photos of Saba Bookstore</text:span></text:p>
      <text:p text:style-name="P40"/>
      <text:p text:style-name="P39">MALAYSIA </text:p>
      <text:p text:style-name="P106">Books by Harun Yahya at the Malaysia Airport bookstore</text:p>
      <text:p text:style-name="P60"><text:span text:style-name="Normal1"><text:span text:style-name="T192"/></text:span></text:p>
      <text:p text:style-name="P25"><text:span text:style-name="T196">FRANCE</text:span></text:p>
      <text:p text:style-name="P106">The Essalam Bookstore stocks Harun Yahya books.</text:p>
      <text:p text:style-name="P60"><text:span text:style-name="Normal1"><text:span text:style-name="T192"/></text:span></text:p>
      <text:p text:style-name="P55"><text:span text:style-name="T192">The Sana Bookstore in France also sells books by Harun Yahya. </text:span></text:p>
      <text:p text:style-name="P60"><text:span text:style-name="Normal1"><text:span text:style-name="T192"/></text:span></text:p>
      <text:p text:style-name="P25"><text:span text:style-name="T196">INDONESIA</text:span></text:p>
      <text:p text:style-name="P60"><text:span text:style-name="T188">Harun Yahya’s books for sale at the Senayan Abadi Bookstore</text:span></text:p>
      <text:p text:style-name="P55"><text:soft-page-break/><text:span text:style-name="Normal1"><text:span text:style-name="T192"/></text:span></text:p>
      <text:p text:style-name="P55"><text:span text:style-name="T192">Indonesia’s Dzikra Bookstore sells books by Harun Yahya. </text:span></text:p>
      <text:p text:style-name="P40"/>
      <text:p text:style-name="P38"/>
      <text:p text:style-name="P62"><text:span text:style-name="Normal1"><text:span text:style-name="T192"/></text:span></text:p>
      <text:p text:style-name="P113"><text:span text:style-name="T190">ARTICLES</text:span></text:p>
      <text:p text:style-name="P63"><text:span text:style-name="Normal1"><text:span text:style-name="T81"/></text:span></text:p>
      <text:p text:style-name="P55"><text:span text:style-name="Normal1"><text:span text:style-name="T81"/></text:span></text:p>
      <text:p text:style-name="P18"><text:span text:style-name="T93">USA - AL MANASSAH</text:span></text:p>
      <text:p text:style-name="P97"><text:span text:style-name="T49">T</text:span><text:span text:style-name="T50">his English-Arabic language fortnightly newspaper, which has a circulation of 20,000 and is distributed in America and the Middle East, carries full-page articles by Harun Yahya. </text:span></text:p>
      <text:p text:style-name="P76">January 2002</text:p>
      <text:p text:style-name="P76"/>
      <text:p text:style-name="P76">An article by Harun Yahya entitled “Islam Is Not the Source of Terrorism, But Its Solution”</text:p>
      <text:p text:style-name="P76"><text:s/></text:p>
      <text:p text:style-name="P76">The article in question relates Qur’anic verses and hadiths from the Prophet (saas) that explain how Islam is a religion of peace. </text:p>
      <text:p text:style-name="P76"/>
      <text:p text:style-name="P21">USA - THE MESSAGE INTERNATIONAL</text:p>
      <text:p text:style-name="P97"><text:span text:style-name="T49">T</text:span><text:span text:style-name="T67">he Message International</text:span><text:span text:style-name="T50">, the bi-monthly news magazine of the Islamic Community of North America (ICNA), one of America’s leading Islamic organizations, regularly publishes political articles by Harun Yahya. The magazine, with a circulation of 25,000, also carries his articles on its website: </text:span></text:p>
      <text:p text:style-name="P76">www.messageonline.org.</text:p>
      <text:p text:style-name="P76"/>
      <text:p text:style-name="P80">May 2003, "Racism &amp; Social Darwinism in America"</text:p>
      <text:p text:style-name="P80"/>
      <text:p text:style-name="P21">INDIA - THE MILLI GAZETTE</text:p>
      <text:p text:style-name="P97"><text:span text:style-name="T49">T</text:span><text:span text:style-name="T67">he Milli Gazette</text:span><text:span text:style-name="T50">, one of India’s largest English-language Islamic newspapers, carries reviews of Harun Yahya’s books as well as his articles. In his “Behind the Scenes of the Iraq War,” published in the 16-30 April 2003 edition, he examined the main underlying reasons for the war and noted the need for the immediate establishment of an “Islamic Union” if world peace is to be established:</text:span></text:p>
      <text:p text:style-name="P1">Alongside all this, a deeper rooted solution lies in a project which can resolve all the problems between the Islamic world and the West and deal with the fragmentation, suffering and poverty in the Islamic world and totally alter it: An Islamic Union. Recent developments have shown that the whole world, not just Islamic regions, stands in need of an "Islamic Union."</text:p>
      <text:p text:style-name="P80">April 2003, "Behind the Scenes of the Iraq War."</text:p>
      <text:p text:style-name="P155"/>
      <text:p text:style-name="P21"><text:soft-page-break/>GREAT BRITAIN - THE MESSAGE</text:p>
      <text:p text:style-name="P35"><text:span text:style-name="T59">T</text:span><text:span text:style-name="T63">he Message</text:span><text:span text:style-name="T65"> devotes a great amount of space to Harun Yahya’s articles on the miracles of the Qur’an, the collapse of the theory of evolution, the proofs of creation, and other subjects. </text:span></text:p>
      <text:p text:style-name="P76">(Bottom) February 2004, "Why Does Darwin's Theory of Evolution Contradict with Religion?"</text:p>
      <text:p text:style-name="P76"/>
      <text:p text:style-name="P76"><text:s/>(Top) November 2003, “The Signs in the Heavens and the Earth” </text:p>
      <text:p text:style-name="P76"/>
      <text:p text:style-name="P76">(Top right) June 2003, “Expert Architects in Nature”</text:p>
      <text:p text:style-name="P76"/>
      <text:p text:style-name="P101">Readers were given free videos of “Miracles of the Qur’an” in the September-October edition. </text:p>
      <text:p text:style-name="P76"/>
      <text:p text:style-name="P21">CANADA - THE AMBITION</text:p>
      <text:p text:style-name="P158"><text:span text:style-name="T61">T</text:span><text:span text:style-name="T62">he Ambition</text:span><text:span text:style-name="T59">, a monthly Islamic magazine, has regularly published articles by Harun Yahya since 2002. His “What Nature Makes You Think” was featured on the front page of the October 2004 issue. In it, he describes how everything, from haystacks to daisies and from birds to ants, has been created packed with details calling for considerable reflection. Reviews of his books are also common within the magazine’s pages.</text:span></text:p>
      <text:p text:style-name="P158"><text:span text:style-name="T62">The Ambition</text:span><text:span text:style-name="T59"> has carried many of his articles. Readers’ messages state that they read these articles with great interest and find them enormously informative. </text:span></text:p>
      <text:p text:style-name="P154"/>
      <text:p text:style-name="P76">January 2004, "Different Races not Evidence for Evolution"</text:p>
      <text:p text:style-name="P76"/>
      <text:p text:style-name="P76">November 2004, </text:p>
      <text:p text:style-name="P76">"What Nature Makes </text:p>
      <text:p text:style-name="P76">You Think"</text:p>
      <text:p text:style-name="P76"/>
      <text:p text:style-name="P76">November 2004, "Wisdom"</text:p>
      <text:p text:style-name="P76"/>
      <text:p text:style-name="P97"><text:span text:style-name="T50">March 2004, Review of </text:span><text:span text:style-name="T67">Solution: The Values of the Qur’an</text:span></text:p>
      <text:p text:style-name="P83"/>
      <text:p text:style-name="P97"><text:span text:style-name="T50">January 2004, Review of </text:span><text:span text:style-name="T67">Perished Nations</text:span></text:p>
      <text:p text:style-name="P83"/>
      <text:p text:style-name="P97"><text:span text:style-name="T67">The Ambition</text:span><text:span text:style-name="T50">, published in Canada and read by Muslims and non-Muslims alike, has carried many articles by Harun Yahya. Readers have </text:span><text:soft-page-break/><text:span text:style-name="T50">sent messages expressing their great interest and say that they find these publications highly informative. </text:span></text:p>
      <text:p text:style-name="P76"/>
      <text:p text:style-name="P97"><text:span text:style-name="T50">This advertisement published in October 2003 introduces </text:span><text:span text:style-name="T68">Islam Denounces Terrorism</text:span><text:span text:style-name="T49">, </text:span><text:span text:style-name="T68">Jesus Will Return</text:span><text:span text:style-name="T49">, and </text:span><text:span text:style-name="T68">The Evolution Deceit</text:span><text:span text:style-name="T49">. </text:span></text:p>
      <text:p text:style-name="P155"/>
      <text:p text:style-name="P78"/>
      <text:p text:style-name="P64"><text:span text:style-name="Normal1"><text:span text:style-name="T80"/></text:span></text:p>
      <text:p text:style-name="P57"><text:span text:style-name="T81">NIGERIA - OBJECTIVE LENS</text:span></text:p>
      <text:p text:style-name="P158"><text:span text:style-name="T61">T</text:span><text:span text:style-name="T59">he first issue of this magazine, published by the Nigerian Union of Muslim Science Students, took Harun Yahya’s series of writings “Islam and Science: The Truth You Need to Know” as its cover story. In this series, he reveals how Islamic moral values led the way to science in the past and are still doing so today. </text:span></text:p>
      <text:p text:style-name="P68"><text:span text:style-name="Normal1"><text:span text:style-name="T81"/></text:span></text:p>
      <text:p text:style-name="P55"><text:span text:style-name="T81">May 2003</text:span></text:p>
      <text:p text:style-name="P76"/>
      <text:p text:style-name="P76">May 2003, "Islam and Science"</text:p>
      <text:p text:style-name="P66"><text:span text:style-name="Normal1"><text:span text:style-name="T80"/></text:span></text:p>
      <text:p text:style-name="P18"><text:span text:style-name="T93">YEMEN - YEMEN OBSERVER</text:span></text:p>
      <text:p text:style-name="P97"><text:span text:style-name="T49">I</text:span><text:span text:style-name="T50">n Ramadan 2003, the </text:span><text:span text:style-name="T67">Yemen Observer</text:span><text:span text:style-name="T50">, a leading weekly English-language newspaper, published a full-page Ramadan special consisting of articles by Harun Yahya. It also carries his articles, all of which attract great public interest, on a regular basis. </text:span></text:p>
      <text:p text:style-name="P66"><text:span text:style-name="Normal1"><text:span text:style-name="T80"/></text:span></text:p>
      <text:p text:style-name="P55"><text:span text:style-name="T81">November 2003, </text:span></text:p>
      <text:p text:style-name="P76">"Let Us Join Forces Together" </text:p>
      <text:p text:style-name="P76"/>
      <text:p text:style-name="P76">November 2003, </text:p>
      <text:p text:style-name="P30">One of the Ramadan pages published in the magazine</text:p>
      <text:p text:style-name="P68"><text:span text:style-name="Normal1"><text:span text:style-name="T80"/></text:span></text:p>
      <text:p text:style-name="P55"><text:span text:style-name="T81">November 2003, "Believers Must Be Together and Cooperate"</text:span></text:p>
      <text:p text:style-name="P76"/>
      <text:p text:style-name="P76">November 2003, </text:p>
      <text:p text:style-name="P76">"The Call for An Islamic Union"</text:p>
      <text:p text:style-name="P66"><text:span text:style-name="Normal1"><text:span text:style-name="T80"/></text:span></text:p>
      <text:p text:style-name="P19"><text:span text:style-name="T93">CANADA - THE MIRACLE</text:span></text:p>
      <text:p text:style-name="P97"><text:span text:style-name="T49">T</text:span><text:span text:style-name="T67">he Miracle</text:span><text:span text:style-name="T50">, a very respected weekly newspaper that is distributed throughout North America, has long published articles by Harun Yahya. The paper’s owner told HarunYahya that his articles were the subject of </text:span><text:soft-page-break/><text:span text:style-name="T50">considerable interest and that he is very well known and thought of by the people who stock and sell his works. The owner also expressed his respect saying that Harun Yahya is widely known among Canadian Muslims, greatly appreciated and that he is very respected and widely read.</text:span></text:p>
      <text:p text:style-name="P76">One reader stated that Harun Yahya’s writings have made a significant contribution to the paper’s prestige. </text:p>
      <text:p text:style-name="P76">In another message, Mahmoud Malik, a reader, wishing to find articles by Harun Yahya on the Internet stated that he followed Harun Yahya's works closely and benefited from his articles. </text:p>
      <text:p text:style-name="P76">In a five-part article titled “Blockbuster about Jesus Raises Passions,” Harun Yahya examined the Qur’anic and Biblical accounts of Prophet Jesus’ (pbuh) life. These articles described how Jesus (pbuh) was a prophet of Allah and how, instead of being crucified, he was raised to Allah’s presence and will return to Earth. </text:p>
      <text:p text:style-name="P66"><text:span text:style-name="Normal1"><text:span text:style-name="T81"/></text:span></text:p>
      <text:p text:style-name="P55"><text:span text:style-name="T80">Only Love Can Defeat Terrorism was serialized in </text:span><text:span text:style-name="T85">The Miracle </text:span><text:span text:style-name="T80">over nine weeks. </text:span></text:p>
      <text:p text:style-name="P64"><text:span text:style-name="Normal1"><text:span text:style-name="T80"/></text:span></text:p>
      <text:p text:style-name="P55"><text:span text:style-name="T81">April 2004, "Blockbuster About Jesus Raises Passions"</text:span></text:p>
      <text:p text:style-name="P76"/>
      <text:p text:style-name="P76">September 2003, "The Dark Clan"</text:p>
      <text:p text:style-name="P76"/>
      <text:p text:style-name="P76">April 2004, "Only Love Can Defeat Terrorism"</text:p>
      <text:p text:style-name="P76"/>
      <text:p text:style-name="P76">March 2004, "The Prophet Mohammed's (pbuh) Noble Morality"</text:p>
      <text:p text:style-name="P66"><text:span text:style-name="Normal1"><text:span text:style-name="T80"/></text:span></text:p>
      <text:p text:style-name="P57"><text:span text:style-name="T81">USA - THE ARAB WORLD</text:span></text:p>
      <text:p text:style-name="P37"><text:span text:style-name="T59">T</text:span><text:span text:style-name="T63">he Arab World,</text:span><text:span text:style-name="T65"> English-Arabic newspaper published in California, carries Harun Yahya’s articles on faith, science, and politics. The political articles carried in this important paper, with a circulation of 30,000, analyze the problems facing the Islamic world and recommend solutions. </text:span></text:p>
      <text:p text:style-name="P78"/>
      <text:p text:style-name="P76">August 2003, "Somalia... A Poor Nation in the Midst of Civil Wars"</text:p>
      <text:p text:style-name="P76"/>
      <text:p text:style-name="P76">February 2002, "Kashmir’s Muslims Are Waiting for Help"</text:p>
      <text:p text:style-name="P66"><text:span text:style-name="Normal1"><text:span text:style-name="T80"/></text:span></text:p>
      <text:p text:style-name="P55"><text:span text:style-name="T81">January 2002, "Islam Is Not the Source of Terrorism, But Its Solution”</text:span></text:p>
      <text:p text:style-name="P76"/>
      <text:p text:style-name="P76">January 2002, "China’s Deception on Terrorism"</text:p>
      <text:p text:style-name="P76"/>
      <text:p text:style-name="P76"><text:soft-page-break/>February 2002, "Deep Thinking"</text:p>
      <text:p text:style-name="P76"/>
      <text:p text:style-name="P76">March 2002, "Coordination in Human Body"</text:p>
      <text:p text:style-name="P66"><text:span text:style-name="Normal1"><text:span text:style-name="T80"/></text:span></text:p>
      <text:p text:style-name="P55"><text:span text:style-name="T81">INDONESIA - MQ TABLOID &amp; JOURNAL</text:span></text:p>
      <text:p text:style-name="P55"><text:span text:style-name="T80">A</text:span><text:span text:style-name="T81">rticles by Harun Yahya have been appearing in </text:span><text:span text:style-name="T84">MQ Tabloid</text:span><text:span text:style-name="T81"> for several years. Published by Daarut Tauhiid, one of Indonesia’s leading foundations, it enjoys a circulation of 15,000. In addition to articles, it has also carried writings on the author’s life and works. An interview with the author appeared in the July 2002 issue. </text:span></text:p>
      <text:p text:style-name="P25"><text:span text:style-name="Normal1"><text:span text:style-name="T97"/></text:span></text:p>
      <text:p text:style-name="P55"><text:span text:style-name="T81">July 2002, </text:span></text:p>
      <text:p text:style-name="P76">"The Creation of the Universe"</text:p>
      <text:p text:style-name="P76"/>
      <text:p text:style-name="P76">July 2002, </text:p>
      <text:p text:style-name="P30">"Deep Thinking"</text:p>
      <text:p text:style-name="P77"/>
      <text:p text:style-name="P76">July 2002</text:p>
      <text:p text:style-name="P76"/>
      <text:p text:style-name="P76"><text:s/>June 2002, “The Creation of the Universe”</text:p>
      <text:p text:style-name="P76"/>
      <text:p text:style-name="P97"><text:span text:style-name="T50">Winners of the writing competition on scientific matters held by </text:span><text:span text:style-name="T67">MQ Tabloid </text:span><text:span text:style-name="T50">in 2003 were awarded the “Harun Yahya Prize.” </text:span></text:p>
      <text:p text:style-name="P76"/>
      <text:p text:style-name="P76">July 2003, "A Universe Created for Humanity"</text:p>
      <text:p text:style-name="P76"/>
      <text:p text:style-name="P76">July 2002, “An Interview with Harun Yahya”</text:p>
      <text:p text:style-name="P66"><text:span text:style-name="Normal1"><text:span text:style-name="T80"/></text:span></text:p>
      <text:p text:style-name="P57"><text:span text:style-name="T81">SINGAPORE - THE MUSLIMS' DIGEST</text:span></text:p>
      <text:p text:style-name="P13"><text:span text:style-name="T61">T</text:span><text:span text:style-name="T62">he Muslims' Digest</text:span><text:span text:style-name="T59">, published in English, has carried many of Harun Yahya’s articles on faith and politics. These include: </text:span></text:p>
      <text:p text:style-name="P7">"The Design in Water" (August 2000), </text:p>
      <text:p text:style-name="P7">"Scientists confirm the Signs of Allah" (September 1999),</text:p>
      <text:p text:style-name="P7">"Devastated Cities" (August 1999), and</text:p>
      <text:p text:style-name="P7">"The End of Pompei" (May 1999).</text:p>
      <text:p text:style-name="P68"><text:span text:style-name="Normal1"><text:span text:style-name="T81"/></text:span></text:p>
      <text:p text:style-name="P55"><text:span text:style-name="T81">September 1999, "Scientists Confirm the Signs of Allah"</text:span></text:p>
      <text:p text:style-name="P76"/>
      <text:p text:style-name="P76">May 2000, </text:p>
      <text:p text:style-name="P76">"Never Plead Ignorance"</text:p>
      <text:p text:style-name="P76"><text:soft-page-break/></text:p>
      <text:p text:style-name="P76">USA - THE MUSLIM OBSERVER</text:p>
      <text:p text:style-name="P37"><text:span text:style-name="T59">T</text:span><text:span text:style-name="T63">he Muslim Observer</text:span><text:span text:style-name="T65">, one of America’s best known Islamic weekly newspapers, has published dozens of Harun Yahya’s articles. In addition to scientific articles published in the paper’s “Comment” page since 2001, the author addresses to American Muslim readers through his articles on day-to-day issues of concern to the Islamic world. </text:span></text:p>
      <text:p text:style-name="P78"/>
      <text:p text:style-name="P76">May 2004, </text:p>
      <text:p text:style-name="P76">"Belief in the Hereafter"</text:p>
      <text:p text:style-name="P76"/>
      <text:p text:style-name="P76">April 2003, </text:p>
      <text:p text:style-name="P76">"Behind the Scenes of the Iraq War"</text:p>
      <text:p text:style-name="P76"/>
      <text:p text:style-name="P76">September 2004, </text:p>
      <text:p text:style-name="P76">"Our Prophet Muhammad (pbuh)"</text:p>
      <text:p text:style-name="P76"/>
      <text:p text:style-name="P30">June 2001, "Spiders’ Fishing Techniques"</text:p>
      <text:p text:style-name="P30"/>
      <text:p text:style-name="P30">July 2001, “The Obvious Truth: Creation"</text:p>
      <text:p text:style-name="P30"/>
      <text:p text:style-name="P30">September 2001, "The Power Hidden in the Nucleus"</text:p>
      <text:p text:style-name="P30"/>
      <text:p text:style-name="P76">August 2003, </text:p>
      <text:p text:style-name="P76">"The Birth of a Human Being: The Wrapping of Muscles over the Bones"</text:p>
      <text:p text:style-name="P76"/>
      <text:p text:style-name="P76">February 2004, </text:p>
      <text:p text:style-name="P76">"Death: The Beginning of the Eternal Regret for Disbelievers"</text:p>
      <text:p text:style-name="P76"/>
      <text:p text:style-name="P76">In his “The Birth of a Human Being: The Wrapping of Muscles over the Bones,” Harun Yahya documents how science has confirmed the creation of humanity as revealed in verse 14 of Surat al-Mu’minun. </text:p>
      <text:p text:style-name="P97"><text:span text:style-name="T50">In a letter sent to </text:span><text:span text:style-name="T67">The Muslim Observer</text:span><text:span text:style-name="T50">, a reader from Seattle, Washington, stated that Harun Yahya’s articles warms the heart toward faith. </text:span></text:p>
      <text:p text:style-name="P76"/>
      <text:p text:style-name="P76">January 2004, </text:p>
      <text:p text:style-name="P76">"Hatred Felt Towards a Community Does Not Prevent Believers from Exercising Justice"</text:p>
      <text:p text:style-name="P76"><text:soft-page-break/></text:p>
      <text:p text:style-name="P76">January 2004, </text:p>
      <text:p text:style-name="P76">"God Commands the Faithful to Be Compassionate and Merciful"</text:p>
      <text:p text:style-name="P76"/>
      <text:p text:style-name="P76">March 2004, "Superiority Comes from Character, Not Blood” </text:p>
      <text:p text:style-name="P76"/>
      <text:p text:style-name="P97"><text:span text:style-name="T50">Some of the many Harun Yahya articles published in </text:span><text:span text:style-name="T68">The Muslim Observer</text:span></text:p>
      <text:p text:style-name="P71"><text:span text:style-name="Normal1"><text:span text:style-name="T80"/></text:span></text:p>
      <text:p text:style-name="P57"><text:span text:style-name="T81">NORTH AMERICA - URDU TIMES</text:span></text:p>
      <text:p text:style-name="P37"><text:span text:style-name="T59">U</text:span><text:span text:style-name="T63">rdu Times</text:span><text:span text:style-name="T65">, one of North America’s largest Urdu-English newspapers (more than 50,000 circulation), carries articles by Harun Yahya in both languages. In addition to printing an interview with him, it has also carried special Ramadan pages consisting of his articles. </text:span></text:p>
      <text:p text:style-name="P78"/>
      <text:p text:style-name="P80">April 2003, "Behind the Scenes of the Iraq War"</text:p>
      <text:p text:style-name="P80"/>
      <text:p text:style-name="P116">GERMANY - KAABA</text:p>
      <text:p text:style-name="P13"><text:span text:style-name="T61">T</text:span><text:span text:style-name="T59">he </text:span><text:span text:style-name="T62">Kaaba</text:span><text:span text:style-name="T59">, read by young people at German universities, has carried articles by Harun Yahya for many years. His “The Collapse of the Theory of Evolution” and “Proofs of Creation” have received very positive feedback. In addition to articles, the magazine also carries reviews of his books, tapes, CDs, and websites. </text:span></text:p>
      <text:p text:style-name="P68"><text:span text:style-name="Normal1"><text:span text:style-name="T81"/></text:span></text:p>
      <text:p text:style-name="P55"><text:span text:style-name="T80">This page, which introduces the German translations of Harun Yahya’s works, provided information on </text:span><text:span text:style-name="T85">The Evolution Deceit</text:span><text:span text:style-name="T80">, </text:span><text:span text:style-name="T85">Perished Nations </text:span><text:span text:style-name="T80">and </text:span><text:span text:style-name="T85">For Men of Understanding</text:span><text:span text:style-name="T80">, as well as the documentaries on “The Collapse of the Theory of Evolution,” “The Creation of the Universe,” and “The Fact of Creation.”</text:span></text:p>
      <text:p text:style-name="P28"/>
      <text:p text:style-name="P31">An introduction to www.islamverfluchtterror.com </text:p>
      <text:p text:style-name="P35"><text:span text:style-name="T60">(www.islamdenouncesterrorism.com), which contains articles</text:span><text:span text:style-name="T59"> written in the wake of 9/11 suggesting solutions to terrorism, was published in the magazine </text:span><text:span text:style-name="T62">Kaaba</text:span><text:span text:style-name="T59">. </text:span></text:p>
      <text:p text:style-name="P30"/>
      <text:p text:style-name="P30">February 2000, </text:p>
      <text:p text:style-name="P76">"The Collapse of the Theory of Evolution"</text:p>
      <text:p text:style-name="P30"/>
      <text:p text:style-name="P76">GREAT BRITAIN - DISCOURSE</text:p>
      <text:p text:style-name="P13"><text:span text:style-name="T61">I</text:span><text:span text:style-name="T59">n its 4 November 2000 edition, </text:span><text:span text:style-name="T62">Discourse</text:span><text:span text:style-name="T59">, also a long-time publisher of Harun Yahya’s articles, reviewed </text:span><text:span text:style-name="T62">Never Plead Ignorance</text:span><text:span text:style-name="T59"> and said that the author, as in his other works, examined the issues of faith in the light of the verses of the Qur’an and summoned people to live by Allah’s verses. It is also added: </text:span></text:p>
      <text:p text:style-name="P28">The book is suitable for individual contemplation as well as group study.</text:p>
      <text:p text:style-name="P78"/>
      <text:p text:style-name="P76">November 2000,</text:p>
      <text:p text:style-name="P97"><text:span text:style-name="T50">A review of </text:span><text:span text:style-name="T67">Never Plead Ignorance</text:span></text:p>
      <text:p text:style-name="P83"/>
      <text:p text:style-name="P76">April 2001, "Darwin's Theory of Evolution: Contradiction with Religion"</text:p>
      <text:p text:style-name="P76"/>
      <text:p text:style-name="P76">May 2002, </text:p>
      <text:p text:style-name="P76">"The Only Solution to Moral Degeneration: The Values of the Qur’an"</text:p>
      <text:p text:style-name="P66"><text:span text:style-name="Normal1"><text:span text:style-name="T80"/></text:span></text:p>
      <text:p text:style-name="P19"><text:soft-page-break/><text:span text:style-name="T93">GREAT BRITAIN - DAILY JANG</text:span></text:p>
      <text:p text:style-name="P55"><text:span text:style-name="T80">T</text:span><text:span text:style-name="T81">he London edition of </text:span><text:span text:style-name="T84">Daily Jang</text:span><text:span text:style-name="T81">, one of Britain’s largest Urdu-English dailies, carries Harun Yahya’s articles in both languages. During Ramadan, it carries his articles on a daily basis. </text:span></text:p>
      <text:p text:style-name="P25"><text:span text:style-name="Normal1"><text:span text:style-name="T93"/></text:span></text:p>
      <text:p text:style-name="P55"><text:span text:style-name="T81">November 2002, </text:span></text:p>
      <text:p text:style-name="P76">"Allah Has Power over Everything"</text:p>
      <text:p text:style-name="P76">November 2002, </text:p>
      <text:p text:style-name="P76">"One of the Sources of Terrorism: Third World Fanaticism"</text:p>
      <text:p text:style-name="P76"/>
      <text:p text:style-name="P76">November 2003,</text:p>
      <text:p text:style-name="P76">"Justice in the Golden Age"</text:p>
      <text:p text:style-name="P76"/>
      <text:p text:style-name="P76">October 2004, </text:p>
      <text:p text:style-name="P76">"Names of Allah: Al-Khaliq"</text:p>
      <text:p text:style-name="P76"/>
      <text:p text:style-name="P76">November 2004, </text:p>
      <text:p text:style-name="P76">"The End Times and the Emergence of the Mahdi"</text:p>
      <text:p text:style-name="P76"/>
      <text:p text:style-name="P76">January 2004, </text:p>
      <text:p text:style-name="P76">"The Unique Artistry of Fruits and Vegetables"</text:p>
      <text:p text:style-name="P76"/>
      <text:p text:style-name="P76">AMERICA - AL JUMUAH MAGAZINE</text:p>
      <text:p text:style-name="P37"><text:span text:style-name="T59">A</text:span><text:span text:style-name="T63">l Jumuah Magazine</text:span><text:span text:style-name="T65">, which has a circulation of 15,000, is widely read in North America, Europe, Africa, and the Middle East. Every month it prints Harun Yahya’s articles on politics and faith in its “Science Upholds Faith” column. In 2004, following heavy demand from readers, it devoted a particular space to his articles on the creation of humanity and the universe. </text:span></text:p>
      <text:p text:style-name="P78"/>
      <text:p text:style-name="P76">January 2004, </text:p>
      <text:p text:style-name="P76">"The Evolution Fallacy and the Origin of Man”</text:p>
      <text:p text:style-name="P76"/>
      <text:p text:style-name="P76">February 2003, </text:p>
      <text:p text:style-name="P76">"The Wondrous and Amazing Design of Sunlight"</text:p>
      <text:p text:style-name="P76"/>
      <text:p text:style-name="P76">September 2003, </text:p>
      <text:p text:style-name="P76">"Science Approves the Creation of the Universe"</text:p>
      <text:p text:style-name="P76"/>
      <text:p text:style-name="P76">May 2004, </text:p>
      <text:p text:style-name="P76"><text:soft-page-break/>"The Miracle in the Ant"</text:p>
      <text:p text:style-name="P76"/>
      <text:p text:style-name="P97"><text:span text:style-name="T50">One article published in the magazine on </text:span><text:span text:style-name="T67">The Creation of the Universe </text:span><text:span text:style-name="T50">contained the following words: </text:span></text:p>
      <text:p text:style-name="P76">“The sincere, plain and fluent style employed by the author ensures that everyone of every age and from every social group can easily understand this book.</text:p>
      <text:p text:style-name="P76">The author also assigned a special chapter to the collapse of the theory of evolution, because, according to him, this theory constitutes the basis of all anti-spiritual philosophies, therefore, showing that this theory is a deception is a very important duty, which is related to the religion.”</text:p>
      <text:p text:style-name="P76"/>
      <text:p text:style-name="P76">This magazine has published "Communication in the Cell," "The Miracle in Hormones," "The Miracle in the Defense System," "DNA: The Data Bank of Life," "Atoms That Come to Life," "Birds: Flawless Flying Machines," "The Information in Living Things and the Collapse of Materialism," "The Miracle in the Atmosphere," and many of his other articles.</text:p>
      <text:p text:style-name="P76"/>
      <text:p text:style-name="P76">One of Harun Yahya’s articles in this magazine is called “Bacterial Resistance to Antibiotics.” The article in question looks at evolutionist errors on the subject:</text:p>
      <text:p text:style-name="P97"><text:span text:style-name="T50">"Finally, there is no example of mutation that ‘develops the genetic information.’ Evolutionists, who want to present antibiotic resistance as evidence for evolution, treat the issue in a very superficial way and are thus mistaken. ... In this case, it cannot be claimed that the immunity mechanisms in bacteria and insects constitute evidence for the theory of evolution.</text:span><text:span text:style-name="T67">”</text:span></text:p>
      <text:p text:style-name="P83"/>
      <text:p text:style-name="P80">September 2004</text:p>
      <text:p text:style-name="P64"><text:span text:style-name="Normal1"><text:span text:style-name="T80"/></text:span></text:p>
      <text:p text:style-name="P57"><text:span text:style-name="T81">BAHRAIN – THE BAHRAIN TRIBUNE</text:span></text:p>
      <text:p text:style-name="P13"><text:span text:style-name="T64">T</text:span><text:span text:style-name="T62">he</text:span><text:span text:style-name="T59"> </text:span><text:span text:style-name="T62">Bahrain Tribune</text:span><text:span text:style-name="T59">, one of that country’s leading newspapers, has published Harun Yahya’s articles for several years now. Distributed in America, Europe, Australia, and the Middle East, it prints daily articles by him during Ramadan and once a week at other times.</text:span></text:p>
      <text:p text:style-name="P76">The following articles, among others, have appeared in this paper: </text:p>
      <text:p text:style-name="P76">"Strengthening One’s Conscience" (20 November 2002), </text:p>
      <text:p text:style-name="P76">"Striving One’s Utmost For Allah’s Consent" (22 November 2002),</text:p>
      <text:p text:style-name="P76">"Believers Lead a Good Life" (23 November 2002), </text:p>
      <text:p text:style-name="P76"><text:soft-page-break/>"The Strength of Believers is Derived from Their Sincerity" (19 November 2003), and</text:p>
      <text:p text:style-name="P76">"The Signs of the Last Day: Social Deterioration" (25 June 2004).</text:p>
      <text:p text:style-name="P76"/>
      <text:p text:style-name="P30">November 2003, </text:p>
      <text:p text:style-name="P76">"The Arts in the Golden Age"</text:p>
      <text:p text:style-name="P66"><text:span text:style-name="Normal1"><text:span text:style-name="T80"/></text:span></text:p>
      <text:p text:style-name="P55"><text:span text:style-name="T81">November 2003, </text:span></text:p>
      <text:p text:style-name="P76">"Life of This World Is Transitory"</text:p>
      <text:p text:style-name="P76"/>
      <text:p text:style-name="P76">July 2004, </text:p>
      <text:p text:style-name="P76">"The Struggle Against the Religion of Irreligion"</text:p>
      <text:p text:style-name="P76"/>
      <text:p text:style-name="P76">November 2004, </text:p>
      <text:p text:style-name="P76">"Hearts Find Peace in the Remembrance of Allah"</text:p>
      <text:p text:style-name="P76">November 2004, "The Earth Disgorges Its Charges"</text:p>
      <text:p text:style-name="P66"><text:span text:style-name="Normal1"><text:span text:style-name="T80"/></text:span></text:p>
      <text:p text:style-name="P57"><text:span text:style-name="T81">SAUDI ARABIA - AL-DAAWAH</text:span></text:p>
      <text:p text:style-name="P13"><text:span text:style-name="T61">T</text:span><text:span text:style-name="T59">his monthly journal, which is distributed in North America, the Middle East, and Europe, has featured dozens of Harun Yahya’s articles. It has carried interviews with Harun Yahya as well as his scientific, faith-related, and political articles. </text:span></text:p>
      <text:p text:style-name="P7">In an interview titled "Importance of the Internet in Calling to Allah," Harun Yahya stated that the Internet is a means by which people can come to know true Islamic moral values: </text:p>
      <text:p text:style-name="P1">Today, there is an ever-growing interest in Islam in Western countries. Communicating the morality of Islam to everyone in an accurate, comprehensible and purposeful style is the way to enhance this interest and to make these people become familiar with the true Islam.... I believe that Internet technology must be more efficiently employed for the purpose of spreading Islamic morality.</text:p>
      <text:p text:style-name="P7">"The Creation of the Universe" (May 2002),</text:p>
      <text:p text:style-name="P7">"Scientists Confirm the Signs of Allah”(June 2002), </text:p>
      <text:p text:style-name="P7">"The Obvious Existence of Allah" (October 2002), </text:p>
      <text:p text:style-name="P7">"A Muslim call to the Israelis" (January 2003),</text:p>
      <text:p text:style-name="P7">"The Lessons from Death" (May 2003), and </text:p>
      <text:p text:style-name="P7">"Allah created the Universe from Nothing" (September 2003)</text:p>
      <text:p text:style-name="P7">Harun Yahya's political articles are intended to broaden the reader’s horizons and demonstrate the perfection of Allah’s creative artistry.</text:p>
      <text:p text:style-name="P30"><text:soft-page-break/>In an article in the September 2004 issue, “Miracles in the Eye,” Harun Yahya wrote: </text:p>
      <text:p text:style-name="P7"/>
      <text:p text:style-name="P76">September 2004</text:p>
      <text:p text:style-name="P76"/>
      <text:p text:style-name="P76">November 2003, </text:p>
      <text:p text:style-name="P76">"Social Peace at the Time of the Prophet"</text:p>
      <text:p text:style-name="P76"/>
      <text:p text:style-name="P76">In an eleven-page article entitled “Why Is France So Afraid of Religion?” published in March 2004, Harun Yahya examines how certain French forces have always acted together against religion and the chaos they have inflicted on the country. One part of the article says: </text:p>
      <text:p text:style-name="P76">“Today Enlightenment influenced literature praises the French Revolution; however, the Revolution cost France much and contributed to social conflicts that were to last into the twenty-first century.” </text:p>
      <text:p text:style-name="P66"><text:span text:style-name="Normal1"><text:span text:style-name="T80"/></text:span></text:p>
      <text:p text:style-name="P55"><text:span text:style-name="T80">Harun Yahya's interview on “Importance of the Internet in Calling to Allah,” published in </text:span><text:span text:style-name="T85">Al-Daawah </text:span><text:span text:style-name="T80">in August 2001</text:span></text:p>
      <text:p text:style-name="P80"/>
      <text:p text:style-name="P76">Consider the description of “coincidence” suggested by the evolutionists: </text:p>
      <text:p text:style-name="P76">How come the eyes are coincidentally formed in a living being that previously did not have an eye? Could the two eye-sockets appropriate to fit the eye be formed in the skull coincidentally? Could two light-transferring spheres full of liquid be formed in those eye sockets “coincidentally”? Could these two lenses that qrovide the fraction of light and focus the light at the back wall of the eye be formed coincidentally?</text:p>
      <text:p text:style-name="P76">Could the eye muscles that provide the movements of the eyes be formed on their own? Could the retina layer that would perceive the light at the back wall of the eye be coincidentally formed? Could the nerves that would connect the eyes to the brain be formed all of a sudden on their own?</text:p>
      <text:p text:style-name="P76">And after all these, could the tear glands that prevent dryness of the eyes be formed by coincidences? And could the two eyelids and the eyelashes that protect the eyes from dust and similar foreign materials be formed coincidentally?</text:p>
      <text:p text:style-name="P76">The common answer to all these questions is absolutely: “No!” Even Darwin himself confessed this reality. </text:p>
      <text:p text:style-name="P66"><text:span text:style-name="Normal1"><text:span text:style-name="T81"/></text:span></text:p>
      <text:p text:style-name="P55"><text:span text:style-name="T80">September 2004</text:span></text:p>
      <text:p text:style-name="P64"><text:soft-page-break/><text:span text:style-name="Normal1"><text:span text:style-name="T80"/></text:span></text:p>
      <text:p text:style-name="P57"><text:span text:style-name="T81">PAKISTAN - MOTHERHOOD MAGAZINE</text:span></text:p>
      <text:p text:style-name="P37"><text:span text:style-name="T62">M</text:span><text:span text:style-name="T63">otherhood</text:span><text:span text:style-name="T65">, an English-language magazine, regularly carries Harun Yahya’s articles, as well as reviews of his famous </text:span><text:span text:style-name="T63">The Truth of the Life of This World, Perished Nations, </text:span><text:span text:style-name="T65">and </text:span><text:span text:style-name="T63">The Creation of the Universe.</text:span><text:span text:style-name="T65"> </text:span></text:p>
      <text:p text:style-name="P78"/>
      <text:p text:style-name="P80">The advertisement entitled “Books That Will Change Your Outlook on Life,” which introduce Harun Yahya’s works</text:p>
      <text:p text:style-name="P80"/>
      <text:p text:style-name="P76">In a letter sent to Harun Yahya in the wake of strong reader demand, the magazine’s editor expressed the pleasure he derived from publishing articles containing such satisfying information: </text:p>
      <text:p text:style-name="P76">Dear Mr. Harun Yahya, </text:p>
      <text:p text:style-name="P76">We would like to extend our deep gratitude to you as you shared your remarkable knowledge with our readers. We at Motherhood look forward to receive more of your informative work. ... </text:p>
      <text:p text:style-name="P76">With best regards,</text:p>
      <text:p text:style-name="P76"><text:s/>Saadia Haseeb, </text:p>
      <text:p text:style-name="P76">Editor</text:p>
      <text:p text:style-name="P76"/>
      <text:p text:style-name="P76">NIGERIA - WEEKLY TRUST</text:p>
      <text:p text:style-name="P37"><text:span text:style-name="T59">T</text:span><text:span text:style-name="T63">he Weekly Trust</text:span><text:span text:style-name="T65">, a weekly newspaper printed and distributed in Nigeria, serialized </text:span><text:span text:style-name="T63">The Evolution Deceit</text:span><text:span text:style-name="T65">, one of Harun Yahya’s most important works and still a best-seller. </text:span></text:p>
      <text:p text:style-name="P76">September 2002, "The Evolution Deceit"</text:p>
      <text:p text:style-name="P76"/>
      <text:p text:style-name="P76">September 2002, </text:p>
      <text:p text:style-name="P76">"The Evolution Deceit"</text:p>
      <text:p text:style-name="P76"/>
      <text:p text:style-name="P76">November 2002,</text:p>
      <text:p text:style-name="P76"><text:s/>"The Evolution Deceit"</text:p>
      <text:p text:style-name="P76"/>
      <text:p text:style-name="P101">GUYANA - THE MUSLIM JOURNAL</text:p>
      <text:p text:style-name="P37"><text:span text:style-name="T59">I</text:span><text:span text:style-name="T65">n its October-November 2001 issue, </text:span><text:span text:style-name="T63">The Muslim Journal</text:span><text:span text:style-name="T65">, a Guyana Young Muslims Association publication, carried Harun Yahya’s “Superiority comes from Character... Not Race!" </text:span></text:p>
      <text:p text:style-name="P78"/>
      <text:p text:style-name="P80">October-November 2001, "Superiority Comes from Character... Not Race!"</text:p>
      <text:p text:style-name="P80"/>
      <text:p text:style-name="P76"><text:soft-page-break/>PAKISTAN - ALBALAGH INTERNATIONAL</text:p>
      <text:p text:style-name="P97"><text:span text:style-name="T49">A</text:span><text:span text:style-name="T67">lbalagh International</text:span><text:span text:style-name="T50">, a Karachi Islamic University magazine, has carried Harun Yahya’s articles on a regular basis since August 1999. The following articles, among others, have been published: </text:span></text:p>
      <text:p text:style-name="P7">"The Expansion of the Universe" (March 2000),</text:p>
      <text:p text:style-name="P7">"Rain by Design" (April 2000), </text:p>
      <text:p text:style-name="P7">"Past Civilizations" (June 2000), </text:p>
      <text:p text:style-name="P7">"Righteous Deeds" (August 2000), </text:p>
      <text:p text:style-name="P7">"Deep Thinking" (September 2000), </text:p>
      <text:p text:style-name="P7">"Co-ordination in Human Body" (February 2001), and </text:p>
      <text:p text:style-name="P7">"The Depressions of a Faithless Society" (April 2002).</text:p>
      <text:p text:style-name="P30">Muhammad Wali Raazi, the magazine’s editor and Pakistan’s Minister of Religious Affairs, praised Harun Yahya in a message to the author, in which he wrote that he published Harun Yahya’s articles on a regular basis and extended his praise and best wishes. He went on to say that he had given an address about Harun Yahya’s activities at a recent national seminar and referred to the positive contribution they had made to the unmasking of the deception that is materialism. He concluded by asking for more of the author’s articles and saying that it would be a great source of pleasure to publish them.</text:p>
      <text:p text:style-name="P7"/>
      <text:p text:style-name="P76">August 2004, </text:p>
      <text:p text:style-name="P76">"Architects in Nature"</text:p>
      <text:p text:style-name="P66"><text:span text:style-name="Normal1"><text:span text:style-name="T81"/></text:span></text:p>
      <text:p text:style-name="P55"><text:span text:style-name="T81">YEMEN - ALTHAQAFIAH</text:span></text:p>
      <text:p text:style-name="P97"><text:span text:style-name="T50">A</text:span><text:span text:style-name="T67">lthaqafiah</text:span><text:span text:style-name="T50">, an Arabic-language newspaper, carried an interview with Harun Yahya. The paper also publishes translations of his articles from time to time. </text:span></text:p>
      <text:p text:style-name="P41"/>
      <text:p text:style-name="P42">The report about the works of Harun Yahya stated: </text:p>
      <text:p text:style-name="P76">“Harun Yahya has written more than 180 books. In these works, which address all sections of society, explaining true Islamic moral values and demolishing irreligious philosophy, the Turkish author Adnan Oktar deals with intellectual, political and faith-related issues. In addition, it needs to be said that these books have been translated into many other languages, including Arabic, English, German, Russian, French and Albanian.”</text:p>
      <text:p text:style-name="P66"><text:span text:style-name="Normal1"><text:span text:style-name="T80"/></text:span></text:p>
      <text:p text:style-name="P55"><text:span text:style-name="T81">AZERBAIJAN - KHAZAR VIEW</text:span></text:p>
      <text:p text:style-name="P97"><text:soft-page-break/><text:span text:style-name="T50">This bi-monthly academic journal, printed in Azeri, English, and Russian by Khazar University since 1995, has serialized </text:span><text:span text:style-name="T67">The Evolution Deceit</text:span><text:span text:style-name="T50">. </text:span></text:p>
      <text:p text:style-name="P41"/>
      <text:p text:style-name="P42">February 2003</text:p>
      <text:p text:style-name="P77"/>
      <text:p text:style-name="P97"><text:span text:style-name="T50">Part of the series of articles based on </text:span><text:span text:style-name="T68">The Evolution Deceit</text:span><text:span text:style-name="T49">, which reveals, in the light of scientific evidence, how the theory of evolution is one of the worst deceptions of all time</text:span></text:p>
      <text:p text:style-name="P80"/>
      <text:p text:style-name="P21">THE UNITED ARAB EMIRATES - ARABIA MAGAZINE </text:p>
      <text:p text:style-name="P77"/>
      <text:p text:style-name="P35"><text:span text:style-name="T65">UAE’s </text:span><text:span text:style-name="T63">El-Arabia Magazine</text:span><text:span text:style-name="T65">, printed in Malayalam and distributed throughout the Gulf, has carried various articles by Harun Yahya. </text:span></text:p>
      <text:p text:style-name="P78"/>
      <text:p text:style-name="P76">November 2004, "The Winter of Islam and the Spring to Come"</text:p>
      <text:p text:style-name="P76"/>
      <text:p text:style-name="P76">The picture shows Harun Yahya’s “The Importance, According to lslamic Moral Values, of Preserving One’s Health,” published on a special health page in July 2003. </text:p>
      <text:p text:style-name="P66"><text:span text:style-name="Normal1"><text:span text:style-name="T81"/></text:span></text:p>
      <text:p text:style-name="P18"><text:span text:style-name="T93">SINGAPORE - THE MUSLIM READER</text:span></text:p>
      <text:p text:style-name="P35"><text:span text:style-name="T65">A seasonal magazine brought out by the Union of Islamic Converts, </text:span><text:span text:style-name="T63">The Muslim Reader </text:span><text:span text:style-name="T65">carried Harun Yahya’s “Behind the Scenes of the War on Iraq.” </text:span></text:p>
      <text:p text:style-name="P78"/>
      <text:p text:style-name="P76">January 2003, </text:p>
      <text:p text:style-name="P76">"Behind the Scenes of the War on Iraq"</text:p>
      <text:p text:style-name="P76"/>
      <text:p text:style-name="P21">SAUDI ARABIA - MUSLIM YOUTH</text:p>
      <text:p text:style-name="P76">In its October 2003 edition, this publication of the World Muslim Youth Association (founded in 1975) carried Harun Yahya’s “Migration and Orientation in Animals.” </text:p>
      <text:p text:style-name="P76"/>
      <text:p text:style-name="P80">October 2003, "Migration and Orientation in Animals"</text:p>
      <text:p text:style-name="P64"><text:span text:style-name="Normal1"><text:span text:style-name="T80"/></text:span></text:p>
      <text:p text:style-name="P18"><text:span text:style-name="T93">THAILAND - ISLAM SANTICHON EDUCATIONAL MAGAZINE</text:span></text:p>
      <text:p text:style-name="P154">This monthly magazine, brought out by the Santichon Foundation, has regularly carried Harun Yahya’s articles since 2003. Its September 2003 edition, shown to the side, introduced www.harunyahya.com, which <text:soft-page-break/>carries electronic versions of all of his works that can be downloaded for free. Some of the articles that have appeared in the magazine are:</text:p>
      <text:p text:style-name="P76">"The Islamic Origins of Modern Science" (June 2003),</text:p>
      <text:p text:style-name="P76">"Children! Darwin told Lie”" (October 2003), and </text:p>
      <text:p text:style-name="P76">"Design in Nature" (September 2003).</text:p>
      <text:p text:style-name="P66"><text:span text:style-name="Normal1"><text:span text:style-name="T81"/></text:span></text:p>
      <text:p text:style-name="P18"><text:span text:style-name="T93">AZERBAIJAN - PALITRA</text:span></text:p>
      <text:p text:style-name="P158"><text:span text:style-name="T59">The newspaper </text:span><text:span text:style-name="T62">Palitra</text:span><text:span text:style-name="T59"> has regularly carried Harun Yahya’s articles since 2002. In its 18-19 September 2002 issue, it devoted an entire page to an interview with him: “A Devoted Life to Islam.” This described his devotion to religion ever since his childhood and the books he has written. </text:span></text:p>
      <text:p text:style-name="P1">Some extracts from this interview read as follows:</text:p>
      <text:p text:style-name="P1">Ever since childhood I have thought that the existence of Allah, the moral virtues revealed in the Qur’an and the Hereafter need to be explained to people. For that reason I learned about the history of Islam and the life and Sunnah of our Prophet (saas), carefully studied the valuable works of great Islamic scholars, and began telling people what I knew. </text:p>
      <text:p text:style-name="P1"><text:s/>Like everything that befalls us, prison life is a test created by Allah, and is a pleasure and a delight. </text:p>
      <text:p text:style-name="P3"><text:span text:style-name="T59"><text:s/>It is impossible for anyone to harm anyone else outside Allah’s control. It is therefore Allah Who puts one in prison, and Allah who frees one. </text:span></text:p>
      <text:p text:style-name="P1">I believe telling people that Darwinism is a grave deception is a duty incumbent upon every Muslim. </text:p>
      <text:p text:style-name="P1">My intellectual struggle against Darwinism is made possible by the will and inspiration of Allah. That is why I think that the first stage in the eradication of atheism from the world and its replacement with the moral virtues of the Qur’an must be the elimination of the intellectual basis of atheism. Allah showed me this, inspired it in me… This intellectual struggle that has been going on for some 20 years has allowed us to obtain the most excellent results… With the collapse of these heretical ideologies, people have begun turning to Allah and the true faith. This is a major historic development. </text:p>
      <text:p text:style-name="P1">It is very important for believers to unite if evil and those who commit evil are to be intellectually eliminated and for the alliance of the wicked to be shattered. It must not be forgotten that Almighty Allah is the greatest helper and supporter of those who struggle to disseminate the moral virtues of Islam. Muslims will be rewarded for these efforts by being <text:soft-page-break/>raised in the sight of Allah. Allah bestows a delightful, peaceful and easy life in this world on the righteous. </text:p>
      <text:p text:style-name="P68"><text:span text:style-name="Normal1"><text:span text:style-name="T81"/></text:span></text:p>
      <text:p text:style-name="P111"><text:span text:style-name="T80">19 September 2002</text:span></text:p>
      <text:p text:style-name="P80"/>
      <text:p text:style-name="P76">October 2002, </text:p>
      <text:p text:style-name="P76">"The Creation of the Universe"</text:p>
      <text:p text:style-name="P76"/>
      <text:p text:style-name="P76">December 2003, "Miracles of the Prophets"</text:p>
      <text:p text:style-name="P76"/>
      <text:p text:style-name="P80">May 2003, "Signs of the Last Day in the Qur’an"</text:p>
      <text:p text:style-name="P64"><text:span text:style-name="Normal1"><text:span text:style-name="T80"/></text:span></text:p>
      <text:p text:style-name="P18"><text:span text:style-name="T93">INDIA - ISLAMIC VOICE</text:span></text:p>
      <text:p text:style-name="P158"><text:span text:style-name="T59">The monthly </text:span><text:span text:style-name="T62">Islamic Voice</text:span><text:span text:style-name="T59"> carried Harun Yahya’s “The Obvious Signs in the Lake of Lut” in its “Qur’an and Science” section (September 2000). This article examined the destruction of Lut’s people and the related archaeological evidence. In its July 2001 edition, it carried his “Miracles in the Eye.” Other articles by the author continue to appear on a regular basis. </text:span></text:p>
      <text:p text:style-name="P68"><text:span text:style-name="Normal1"><text:span text:style-name="T81"/></text:span></text:p>
      <text:p text:style-name="P55"><text:span text:style-name="T81">September 2000, "The Obvious Signs in the Lake of Lut"</text:span></text:p>
      <text:p text:style-name="P76"/>
      <text:p text:style-name="P76">July 2001, </text:p>
      <text:p text:style-name="P76">"Miracles in the Eye"</text:p>
      <text:p text:style-name="P66"><text:span text:style-name="Normal1"><text:span text:style-name="T80"/></text:span></text:p>
      <text:p text:style-name="P18"><text:span text:style-name="T93">GREAT BRITAIN - IMPACT INTERNATIONAL</text:span></text:p>
      <text:p text:style-name="P97"><text:span text:style-name="T67">Impact International</text:span><text:span text:style-name="T50">, an independent magazine published in eighteen Western and Asian countries such as USA, Great Britain, Canada, Germany, Kuwait, Pakistan, India, Mauritius and Sri Lanka, has a readership in excess of 100,000. In its May 2001 issue, it published “The Kosovo-Serbia-Macedonia Triangle,” an analysis of the recent developments in the Balkans.</text:span></text:p>
      <text:p text:style-name="P76"/>
      <text:p text:style-name="P76">May 2001, </text:p>
      <text:p text:style-name="P76">"Kosovo-Serbia-Macedonia triangle"</text:p>
      <text:p text:style-name="P76"/>
      <text:p text:style-name="P76">In the August 2000 issue, it carried “Common Material, Design, and Designer” which discussed the latest developments in the Human Genome Project. The following important extracts are taken from that article: </text:p>
      <text:p text:style-name="P101">The recent completion of the human gene map within the scope of the Human Genome Project is an important scientific improvement. However, some results of this project are being distorted in some evolutionist publications. It is claimed that the genes of chimpanzees are <text:soft-page-break/>98% similar to human genes, and this is presented as an evidence for the claim that apes are close to humans, and therefore, logical ancestors of humans as claimed by Darwin's theory of evolution. The argument is misleading.</text:p>
      <text:p text:style-name="P101"/>
      <text:p text:style-name="P101">The claim of 98% similarity is deceptive. To claim that the genetic make-ups of man and chimpanzee bear 98% similarity to each other, the genome of the chimpanzee also has to be mapped just as that of man and the two have to be compared. No such result for the chimpanzee has been done yet.</text:p>
      <text:p text:style-name="P76"/>
      <text:p text:style-name="P76">August 2000</text:p>
      <text:p text:style-name="P76"/>
      <text:p text:style-name="P76">Adnan Oktar writes under the pen name, Harun Yahya. He has published almost 100 titles in Turkish. Some have been translated into English and other languages. </text:p>
      <text:p text:style-name="P124">(Impact International, August 2000)</text:p>
      <text:p text:style-name="P73"><text:span text:style-name="Normal1"><text:span text:style-name="T81"/></text:span></text:p>
      <text:p text:style-name="P18"><text:span text:style-name="T93">TATARISTAN – NOVOSTI</text:span></text:p>
      <text:p text:style-name="P97"><text:span text:style-name="T105">N</text:span><text:span text:style-name="T108">ovosti</text:span><text:span text:style-name="T105">, which began publishing in 1993, is a monthly magazine devoted to informing the Russian Federation’s Tatar population about major political and cultural developments. From the first days, it has regularly carried articles by Harun Yahya dealing with the errors of the theory of evolution, the collapse of Darwinism’s most basic claims, the proofs of creation, and the essence of faith in Islam. </text:span></text:p>
      <text:p text:style-name="P76"/>
      <text:p text:style-name="P76">September 2001, "Islam and Science: The Collapse of the Theory of Evolution"</text:p>
      <text:p text:style-name="P76"/>
      <text:p text:style-name="P76">April 2002, "Penguins: Birds in Dinner Jackets"</text:p>
      <text:p text:style-name="P76"/>
      <text:p text:style-name="P30">This Russian-language magazine has a science page based on Harun Yahya’s works. Some of these articles are “The Creation of the Universe” and “The Social Lives of Polar Bears.” </text:p>
      <text:p text:style-name="P77"/>
      <text:p text:style-name="P76">December 2001, "The Expansion of the Universe"</text:p>
      <text:p text:style-name="P76"/>
      <text:p text:style-name="P76">April 2002, Information about Harun Yahya’s life and works</text:p>
      <text:p text:style-name="P76"/>
      <text:p text:style-name="P76">December 2001, </text:p>
      <text:p text:style-name="P76"><text:soft-page-break/>"The Miraculous Creatures Living at the Poles"</text:p>
      <text:p text:style-name="P66"><text:span text:style-name="Normal1"><text:span text:style-name="T81"/></text:span></text:p>
      <text:p text:style-name="P18"><text:span text:style-name="T93">KAZAKHSTAN - DIL</text:span></text:p>
      <text:p text:style-name="P97"><text:span text:style-name="T50">D</text:span><text:span text:style-name="T67">il</text:span><text:span text:style-name="T50">, a weekly newspaper, printed Harun Yahya’s “Noah’s Flood” in its 5 March 2002 edition. In it, he analyzed how the story of Prophet Noah (pbuh) is described in the Qur’an. </text:span></text:p>
      <text:p text:style-name="P30"/>
      <text:p text:style-name="P38">5 March 2002, </text:p>
      <text:p text:style-name="P76">"Noah’s Flood"</text:p>
      <text:p text:style-name="P66"><text:span text:style-name="Normal1"><text:span text:style-name="T80"/></text:span></text:p>
      <text:p text:style-name="P18"><text:span text:style-name="T93">RUSSIA - TURK DUNYASI</text:span></text:p>
      <text:p text:style-name="P97"><text:span text:style-name="T50">T</text:span><text:span text:style-name="T67">urk Dunyasi</text:span><text:span text:style-name="T50">, a monthly Russian-language magazine, seeks to inform Turks living in Russia of developments in the Turkish world and of Islamic activities taking place in Russia. Harun Yahya regularly contributes his articles, such as “Islam Denounces Terrorism,” “Perished Nations” and “The Collapse of the Theory of Evolution.” </text:span></text:p>
      <text:p text:style-name="P154"/>
      <text:p text:style-name="P76">2001, "The Collapse of the Theory of Evolution"</text:p>
      <text:p text:style-name="P76"/>
      <text:p text:style-name="P76">2001, </text:p>
      <text:p text:style-name="P76">"Perished Nations"</text:p>
      <text:p text:style-name="P76"/>
      <text:p text:style-name="P76">2002, </text:p>
      <text:p text:style-name="P76">"Islam Denounces Terrorism"</text:p>
      <text:p text:style-name="P66"><text:span text:style-name="Normal1"><text:span text:style-name="T81"/></text:span></text:p>
      <text:p text:style-name="P18"><text:span text:style-name="T93">KAZAKHSTAN - JULDIZ</text:span></text:p>
      <text:p text:style-name="P158"><text:span text:style-name="T62">Juldiz</text:span><text:span text:style-name="T59">, one of Kazakhstan’s largest magazines, published an article on Prophet Abraham’s (pbuh) life in its February 2002 edition. It contained the following information: </text:span></text:p>
      <text:p text:style-name="P1">The Prophet Abraham (pbuh) is a blessed personage whose name appears frequently in the Qur’an and whom Allah has portrayed as a role model for all mankind. He called on his pagan people to worship Allah and warned them to fear Him. Nonetheless, his people failed to heed his warnings and rebelled against him. When the popular pressure against him grew, Prophet Abraham (pbuh), his wife, Prophet Lot (pbuh) and their few followers migrated to another land.</text:p>
      <text:p text:style-name="P68"><text:span text:style-name="Normal1"><text:span text:style-name="T81"/></text:span></text:p>
      <text:p text:style-name="P55"><text:span text:style-name="T80">February 2002, "The Prophet Abraham (pbuh)"</text:span></text:p>
      <text:p text:style-name="P64"><text:span text:style-name="Normal1"><text:span text:style-name="T80"/></text:span></text:p>
      <text:p text:style-name="P18"><text:span text:style-name="T93">BOSNIA-HERZEGOVINA - PREPOROD</text:span></text:p>
      <text:p text:style-name="P158"><text:soft-page-break/><text:span text:style-name="T59">P</text:span><text:span text:style-name="T62">reporod</text:span><text:span text:style-name="T59">, published by the Bosnian Religious Affairs Office, serialized Harun Yahya’s </text:span><text:span text:style-name="T62">The Collapse of the Theory of Evolution. </text:span></text:p>
      <text:p text:style-name="P70"><text:span text:style-name="Normal1"><text:span text:style-name="T81"/></text:span></text:p>
      <text:p text:style-name="P25"><text:span text:style-name="T94">The Evolution Deceit </text:span><text:span text:style-name="T93">(in Bosnian)</text:span></text:p>
      <text:p text:style-name="P30"/>
      <text:p text:style-name="P30">July 2001, </text:p>
      <text:p text:style-name="P30">"The Evolution Deceit"</text:p>
      <text:p text:style-name="P30"/>
      <text:p text:style-name="P30">July 2001, </text:p>
      <text:p text:style-name="P76">"The Evolution Deceit"</text:p>
      <text:p text:style-name="P21">MALAYSIA - SERUAN MAGAZINE</text:p>
      <text:p text:style-name="P97"><text:span text:style-name="T50">S</text:span><text:span text:style-name="T67">eruan Magazine</text:span><text:span text:style-name="T50"> featured Harun Yahya’s "The Scientific Miracles of al-Qur’an: The Birth of a Human Being" as its cover story for its April 2004 edition. His writings appear in the magazine on a regular basis. </text:span></text:p>
      <text:p text:style-name="P7"/>
      <text:p text:style-name="P7">The magazine’s February 2004 issue introduced Harun Yahya in the following terms: </text:p>
      <text:p text:style-name="P1">The author, under the pen-name Harun Yahya, has written more than 200 books which are published in 37 languages all over the world. Harun Yahya’s books appeal to all people, Muslims and non-Muslims alike, regardless of their age, race and nationality, as they center around one goal: to open the reader’s mind by presenting the sign of Allah’s eternal existence to them. </text:p>
      <text:p text:style-name="P7">The titles of other articles by the author that have been carried by the magazine include: </text:p>
      <text:p text:style-name="P7">“Pondering on the Signs of Allah,” </text:p>
      <text:p text:style-name="P7">“The True Islamic Morals,” </text:p>
      <text:p text:style-name="P13"><text:span text:style-name="T59"><text:s/>“The Obvious Existence of Allah,”</text:span></text:p>
      <text:p text:style-name="P13"><text:span text:style-name="T59"><text:s/>“The Scientific Miracles of the Qur’an,” and </text:span></text:p>
      <text:p text:style-name="P13"><text:span text:style-name="T59"><text:s/>“The Expansion of the Universe.” </text:span></text:p>
      <text:p text:style-name="P7"/>
      <text:p text:style-name="P76">April 2004, </text:p>
      <text:p text:style-name="P76">"The Birth of a Human Being"</text:p>
      <text:p text:style-name="P97"><text:span text:style-name="T67">Miracles of the Qur’an </text:span><text:span text:style-name="T50">(in Malay)</text:span></text:p>
      <text:p text:style-name="P76"/>
      <text:p text:style-name="P76">February 2004, </text:p>
      <text:p text:style-name="P76">The magazine’s “About the Author” section</text:p>
      <text:p text:style-name="P76"/>
      <text:p text:style-name="P21">BOSNIA-HERZEGOVINA - KUN</text:p>
      <text:p text:style-name="P158"><text:soft-page-break/><text:span text:style-name="T59">K</text:span><text:span text:style-name="T62">un</text:span><text:span text:style-name="T59">, a leading Bosnian newspaper, published a review of “The Collapse of the Theory of Evolution.” </text:span></text:p>
      <text:p text:style-name="P77"/>
      <text:p text:style-name="P76">2 May 2001, </text:p>
      <text:p text:style-name="P76">"The Collapse of the </text:p>
      <text:p text:style-name="P76">Theory of Evolution"</text:p>
      <text:p text:style-name="P21"/>
      <text:p text:style-name="P21">SIBERIA - IKHLAS </text:p>
      <text:p text:style-name="P97"><text:span text:style-name="T50">The newspaper </text:span><text:span text:style-name="T67">Ikhlas</text:span><text:span text:style-name="T50">, published in Iseyk, regularly carries Harun Yahya’s articles on science and faith-related issues. </text:span></text:p>
      <text:p text:style-name="P66"><text:span text:style-name="Normal1"><text:span text:style-name="T81"/></text:span></text:p>
      <text:p text:style-name="P55"><text:span text:style-name="T81">2003, "Miracles of the Qur’an"</text:span></text:p>
      <text:p text:style-name="P76"/>
      <text:p text:style-name="P76">2002, "The Creation of the Universe"</text:p>
      <text:p text:style-name="P21">INDONESIA - SUARA HIDAYATULLAH</text:p>
      <text:p text:style-name="P97"><text:span text:style-name="T50">The monthly magazine </text:span><text:span text:style-name="T67">Suara Hidayatullah</text:span><text:span text:style-name="T50"> has carried a large number of Harun Yahya’s articles. In a six-page article entitled “Perished Nations” (April 2003), the author discussed the end of peoples destroyed by Allah because of their cruelty, from the people of Noah to the inhabitants of Pompeii. The article, which analyzed the historical and scientific facts in the light of the Qur’an, also described the disasters that befell Prophet Lot’s (pbuh) people. </text:span></text:p>
      <text:p text:style-name="P76">Another article, "The Miracle in the Cell," appeared in the July 2003 edition. This six-page article consisted of such subheadings as “The Cell: The Miracle in Your Body” and “The Cellular Telephone and the Cells in Our Bodies.” </text:p>
      <text:p text:style-name="P76"/>
      <text:p text:style-name="P76">June 2003, </text:p>
      <text:p text:style-name="P76">"The Miracle in the Cell"</text:p>
      <text:p text:style-name="P76"/>
      <text:p text:style-name="P76">April 2003, </text:p>
      <text:p text:style-name="P76">"Perished Nations"</text:p>
      <text:p text:style-name="P66"><text:span text:style-name="Normal1"><text:span text:style-name="T81"/></text:span></text:p>
      <text:p text:style-name="P18"><text:span text:style-name="T93">AZERBAIJAN - ELÇİ</text:span></text:p>
      <text:p text:style-name="P97"><text:span text:style-name="T50">This weekly paper has carried the following articles by Harun Yahya: “The Function and Role of Mountains,” “The Health-Giving Properties of Honey,” “The Companions of the Cave,” “The End of Pompeii,” “Miracles of the Qur’an,” “Identity in Fingerprints,” and “The Exploration of Space.” </text:span></text:p>
      <text:p text:style-name="P76"/>
      <text:p text:style-name="P76"><text:s/>April 2003, “Identity in Fingerprints” </text:p>
      <text:p text:style-name="P76"><text:soft-page-break/></text:p>
      <text:p text:style-name="P76">January 2003, “The Function and Role of Mountains”</text:p>
      <text:p text:style-name="P76"/>
      <text:p text:style-name="P76">July 2003, “The End of Pompeii”</text:p>
      <text:p text:style-name="P76"/>
      <text:p text:style-name="P97"><text:span text:style-name="T50">July 2003, “Miracles of the Qur’an” </text:span></text:p>
      <text:p text:style-name="P66"><text:span text:style-name="Normal1"><text:span text:style-name="T80"/></text:span></text:p>
      <text:p text:style-name="P18"><text:span text:style-name="T93">AZERBAIJAN - EKSPRESS</text:span></text:p>
      <text:p text:style-name="P97"><text:span text:style-name="T50">E</text:span><text:span text:style-name="T67">kspress</text:span><text:span text:style-name="T50"> serialized Harun Yahya’s important work</text:span><text:span text:style-name="T67"> The Miracles of the Qur’an</text:span><text:span text:style-name="T50"> and published an interview with him on 1 November 2002. During the course of that interview, Harun Yahya described his twenty-year intellectual struggle against Darwinism. </text:span></text:p>
      <text:p text:style-name="P66"><text:span text:style-name="Normal1"><text:span text:style-name="T81"/></text:span></text:p>
      <text:p text:style-name="P55"><text:span text:style-name="T81">1 January 2003, </text:span></text:p>
      <text:p text:style-name="P76">“Miracles of the Qur’an.” </text:p>
      <text:p text:style-name="P76"/>
      <text:p text:style-name="P76">31 January 2003, </text:p>
      <text:p text:style-name="P76">“Miracles of the Qur’an” </text:p>
      <text:p text:style-name="P76">November 2002, “Darwin’s Enemy”</text:p>
      <text:p text:style-name="P66"><text:span text:style-name="Normal1"><text:span text:style-name="T81"/></text:span></text:p>
      <text:p text:style-name="P18"><text:span text:style-name="T93">KAZAKHSTAN - RUHANI EMIR</text:span></text:p>
      <text:p text:style-name="P35"><text:span text:style-name="T65">The fortnightly magazine </text:span><text:span text:style-name="T63">Ruhani Emir</text:span><text:span text:style-name="T65"> deals with scientific, social, and faith-related subjects. Articles by Harun Yahya on such subjects have appeared in it. </text:span></text:p>
      <text:p text:style-name="P78"/>
      <text:p text:style-name="P76">November 2002, “Islam for Children. </text:p>
      <text:p text:style-name="P76">The Solar System – The Sun”</text:p>
      <text:p text:style-name="P76"/>
      <text:p text:style-name="P21">ALBANIA - DRITA E DIJES</text:p>
      <text:p text:style-name="P28">This magazine, a publication of Albania’s Drita Culture Club, carried an article of Harun Yahya’s “The Collapse of Materialism” in its October 2002 edition. </text:p>
      <text:p text:style-name="P78"/>
      <text:p text:style-name="P80">October 2002, "The Collapse of Materialism"</text:p>
      <text:p text:style-name="P64"><text:span text:style-name="Normal1"><text:span text:style-name="T80"/></text:span></text:p>
      <text:p text:style-name="P18"><text:span text:style-name="T93">MALAYSIA - AL-NAHDAH</text:span></text:p>
      <text:p text:style-name="P97"><text:span text:style-name="T105">Published in Malaysia by the Regional Islamic Dawah Council of the South East Asia and Pacific (RISEAP), </text:span><text:span text:style-name="T108">Al-Nahdah</text:span><text:span text:style-name="T105"> has carried Harun Yahya’s “Scientists Confirm the Signs of Allah” and “About the Rain in Qur’an.”</text:span></text:p>
      <text:p text:style-name="P76"/>
      <text:p text:style-name="P76"><text:soft-page-break/>February 2000, </text:p>
      <text:p text:style-name="P76">"Scientists Confirm the Signs of Allah"</text:p>
      <text:p text:style-name="P76"/>
      <text:p text:style-name="P76">April 2002, </text:p>
      <text:p text:style-name="P76">"About the Rain in Qur’an"</text:p>
      <text:p text:style-name="P66"><text:span text:style-name="Normal1"><text:span text:style-name="T81"/></text:span></text:p>
      <text:p text:style-name="P18"><text:span text:style-name="T93">MOROCCO - EL-ATTAJDID </text:span></text:p>
      <text:p text:style-name="P97"><text:span text:style-name="T50">E</text:span><text:span text:style-name="T67">l-Attajdid</text:span><text:span text:style-name="T50"> published Harun Yahya's “The Creation of the Seed.”</text:span></text:p>
      <text:p text:style-name="P6"><text:span text:style-name="Normal1"><text:span text:style-name="T93"/></text:span></text:p>
      <text:p text:style-name="P55"><text:span text:style-name="T81">23 July 2001, “How Does the Camel’s Body Withstand the Harsh Desert Environment?”</text:span></text:p>
      <text:p text:style-name="P76"/>
      <text:p text:style-name="P24"><text:span text:style-name="T59">USA - PAKISTAN LINK </text:span></text:p>
      <text:p text:style-name="P76">This weekly newspaper, intended for Los Angeles’ Pakistani population, carries articles by Harun Yahya, such as his “The Eminence Islam Attaches to Women.” In this article, he describes how Islam protects women’s rights: </text:p>
      <text:p text:style-name="P83">God's commandments about the status of women and the relations between men and women, which have been revealed to us through the Koran, consist of full justice. In this regard, Islam suggests equality of rights, responsibilities and duties between the two genders. Islam is based on sympathy, tolerance and respect for human beings, and does not discriminate against women in this matter. Islam brought with it a great emancipation for women, who were severely persecuted in the pagan era.</text:p>
      <text:p text:style-name="P83"/>
      <text:p text:style-name="P76">"Islam Is a Religion of Peace"</text:p>
      <text:p text:style-name="P66"><text:span text:style-name="Normal1"><text:span text:style-name="T80"/></text:span></text:p>
      <text:p text:style-name="P18"><text:span text:style-name="T93">INDONESIA - SABILI ISLAMIC MAGAZINE</text:span></text:p>
      <text:p text:style-name="P99"><text:span text:style-name="T50">In its April 2003 issue, </text:span><text:span text:style-name="T67">Sabili Islamic Magazine</text:span><text:span text:style-name="T50"> carried “Behind the Scenes of the Iraq War.” In this article, Harun Yahya discusses how plans for the Iraq war were drawn up long before 9/11 and how the ongoing anti-Islamic propaganda campaign can be eliminated by establishing an effective Islamic Union. </text:span></text:p>
      <text:p text:style-name="P76"/>
      <text:p text:style-name="P76">May 2003, </text:p>
      <text:p text:style-name="P76">"Behind the Scenes of the Iraq War"</text:p>
      <text:p text:style-name="P66"><text:span text:style-name="Normal1"><text:span text:style-name="T81"/></text:span></text:p>
      <text:p text:style-name="P18"><text:span text:style-name="T93">AZERBAIJAN - CAMAAT WEEKLY</text:span></text:p>
      <text:p text:style-name="P76">Every issue of this social-religious newspaper contains scientific and religious articles by Harun Yahya. In addition, it carried a special interview <text:soft-page-break/>with him, “The Man Who Is One with Islam,” in its 20 September 2002 edition. Some extracts from that interview read as follows: </text:p>
      <text:p text:style-name="P7"/>
      <text:p text:style-name="P76">The life of this world is a place of testing. Everything that befalls a believer in this brief space of time is auspicious, because the destiny prepared by our Lord, Who is unbound by space and time, is flawless. </text:p>
      <text:p text:style-name="P76">My books are printed in various languages all over the world. Documentaries based on these books are also broadcast on a number of stations. Works translated into such languages as English, German, Italian, Spanish, Portuguese, Urdu, Albanian, Arabic, Russian, Bosnian, Uyghur, Malay, Bengali, Bulgarian, and Chinese enjoy a wide readership in a great many countries. </text:p>
      <text:p text:style-name="P76"/>
      <text:p text:style-name="P30">29 November 2002, </text:p>
      <text:p text:style-name="P30">"The Fact of Creation"</text:p>
      <text:p text:style-name="P30"/>
      <text:p text:style-name="P76">20 December 2002, </text:p>
      <text:p text:style-name="P30">"Reports of Past Times in the Qur’an"</text:p>
      <text:p text:style-name="P77"/>
      <text:p text:style-name="P76">20 September 2002, </text:p>
      <text:p text:style-name="P76">"The Man Who Is One with Islam" </text:p>
      <text:p text:style-name="P76"/>
      <text:p text:style-name="P30">27 September 2002, </text:p>
      <text:p text:style-name="P76">"The Collapse of Darwinism"</text:p>
      <text:p text:style-name="P21">KASHMIR - The Weekly </text:p>
      <text:p text:style-name="P22">A weekly newspaper published in Indian-controlled Kashmir, The Weekly Muslim has carried “The Evolution Misconception.” </text:p>
      <text:p text:style-name="P22"/>
      <text:p text:style-name="P21">KUWAIT - AL MUJTAMA</text:p>
      <text:p text:style-name="P22">This monthly Islamic magazine published Harun Yahya’s “Hieroglyphic Writings Confirm Information about the Noble Qur’an and the Prophet (saas).” </text:p>
      <text:p text:style-name="P22">“Hieroglyphic Writings Confirm Information about the Noble Qur’an and the Prophet (saas)”</text:p>
      <text:p text:style-name="P88"><text:span text:style-name="Normal1"><text:span text:style-name="T80"/></text:span></text:p>
      <text:p text:style-name="P18"><text:span text:style-name="T93">OMAN - AL WATAN</text:span></text:p>
      <text:p text:style-name="P97"><text:span text:style-name="T50">A number of Harun Yahya’s articles have appeared in the daily </text:span><text:span text:style-name="T67">Al Watan</text:span><text:span text:style-name="T50">, among them “Behind the Scenes of the Bosnian War” and “The Wars in the Balkans.” </text:span></text:p>
      <text:p text:style-name="P26"><text:span text:style-name="Normal1"><text:span text:style-name="T97"/></text:span></text:p>
      <text:p text:style-name="P55"><text:soft-page-break/><text:span text:style-name="T80"><text:s/>“The War in the Balkans,” the subject of an article published on 30 May 1998</text:span></text:p>
      <text:p text:style-name="P80"/>
      <text:p text:style-name="P21">RUSSIA - NBAH</text:p>
      <text:p text:style-name="P97"><text:span text:style-name="T50">The article “The Evolution Deceit” was published in the Russian newspaper </text:span><text:span text:style-name="T67">Nbah</text:span><text:span text:style-name="T50"> (Faith). </text:span></text:p>
      <text:p text:style-name="P76"/>
      <text:p text:style-name="P80"><text:s/>“The Evolution Deceit,” published on June 2001, was received with great interest. </text:p>
      <text:p text:style-name="P64"><text:span text:style-name="Normal1"><text:span text:style-name="T81"/></text:span></text:p>
      <text:p text:style-name="P18"><text:span text:style-name="T93">GREAT BRITAIN - THE MUSLIM WEEKLY </text:span></text:p>
      <text:p text:style-name="P35"><text:span text:style-name="T65">T</text:span><text:span text:style-name="T63">he Muslim Weekly</text:span><text:span text:style-name="T65">, a political and scholarly publication aimed at Muslims living in Britain, has carried a great many of Harun Yahya’s articles. Through this paper, with its circulation of 100,000, the author shares his writings about the importance of Qur’anic moral values as well as his proposed solutions to the oppression experienced by the Muslim world. </text:span></text:p>
      <text:p text:style-name="P78"/>
      <text:p text:style-name="P76">September 2004, </text:p>
      <text:p text:style-name="P76">"The Hidden Power in Lightning"</text:p>
      <text:p text:style-name="P76"/>
      <text:p text:style-name="P76">April 2004, Advertisement of Harun Yahya’s books</text:p>
      <text:p text:style-name="P66"><text:span text:style-name="Normal1"><text:span text:style-name="T80"/></text:span></text:p>
      <text:p text:style-name="P55"><text:span text:style-name="T81">November 2003, "Muslims of the World Greet the Month of Ramadan"</text:span></text:p>
      <text:p text:style-name="P76"/>
      <text:p text:style-name="P76">April 2004, </text:p>
      <text:p text:style-name="P76">"How Do Macaws Know Chemistry?"</text:p>
      <text:p text:style-name="P76"/>
      <text:p text:style-name="P30">November 2003, "A Muslim Call to the Israelis"</text:p>
      <text:p text:style-name="P68"><text:span text:style-name="Normal1"><text:span text:style-name="T81"/></text:span></text:p>
      <text:p text:style-name="P18"><text:span text:style-name="T93">USA - CIMIC </text:span></text:p>
      <text:p text:style-name="P76">The August 2002 issue of CIMIC, a monthly paper published by the Central Illinois Mosque and Islamic Center, carried Harun Yahya’s "Allah’s Inspiration to Every Man: Conscience."</text:p>
      <text:p text:style-name="P76"/>
      <text:p text:style-name="P76">August 2002, </text:p>
      <text:p text:style-name="P30">"Allah’s Inspiration to Every Man: Conscience"</text:p>
      <text:p text:style-name="P77"/>
      <text:p text:style-name="P21">KAZAKHSTAN - THE WORLD OF ISLAM </text:p>
      <text:p text:style-name="P158"><text:soft-page-break/><text:span text:style-name="T59">T</text:span><text:span text:style-name="T62">he World of Islam</text:span><text:span text:style-name="T59">, a bi-monthly magazine, prints news from the Islamic world, activities organized by Kazakh Muslims, and faith-related issues. </text:span></text:p>
      <text:p text:style-name="P30">It has also published an introductory piece on Harun Yahya and his works. In an article published on the same page, Harun Yahya described the need to demolish Darwinism, which represents the foundation of the fascist ideology that inflicted terrible chaos on the world, in the scientific and cultural arenas. </text:p>
      <text:p text:style-name="P7"/>
      <text:p text:style-name="P76"><text:s/>“Who Is Harun Yahya?”</text:p>
      <text:p text:style-name="P76"/>
      <text:p text:style-name="P76"><text:s/>“Harun Yahya's Works”</text:p>
      <text:p text:style-name="P30"/>
      <text:p text:style-name="P76">July 2002, "Fascism"</text:p>
      <text:p text:style-name="P66"><text:span text:style-name="Normal1"><text:span text:style-name="T81"/></text:span></text:p>
      <text:p text:style-name="P18"><text:span text:style-name="T93">KAZAKHSTAN - ISLAM ERKANIYET </text:span></text:p>
      <text:p text:style-name="P68"><text:span text:style-name="Normal1"><text:span text:style-name="T81"/></text:span></text:p>
      <text:p text:style-name="P153"><text:span text:style-name="T93">Many of Harun Yahya’s articles have appeared in </text:span><text:span text:style-name="T94">Islam Erkaniyet</text:span><text:span text:style-name="T93">, an organ of the Kazakhstan Religious Affairs Office. These include “A Call to the People of the Book” and “The Creation of the Universe.” </text:span></text:p>
      <text:p text:style-name="P77"/>
      <text:p text:style-name="P30">30 September 2002, "Islam Denounces Terrorism"</text:p>
      <text:p text:style-name="P30"><text:s/></text:p>
      <text:p text:style-name="P30">February 2004, "The Creation of the Universe"</text:p>
      <text:p text:style-name="P30"/>
      <text:p text:style-name="P157">KAZAKHSTAN - PANAROMA CHIMKENT</text:p>
      <text:p text:style-name="P35"><text:span text:style-name="T65">Harun Yahya’s “Antisemitism Is Racism” appeared in </text:span><text:span text:style-name="T63">Panaroma Chimkent</text:span><text:span text:style-name="T65">, a weekly Russian-language publication of the Chimkent Municipality. </text:span></text:p>
      <text:p text:style-name="P78"/>
      <text:p text:style-name="P80">2003, "Antisemitism is Racism"</text:p>
      <text:p text:style-name="P80"/>
      <text:p text:style-name="P97"><text:span text:style-name="T147">USA - MUSLIM KID'S JOURNAL </text:span></text:p>
      <text:p text:style-name="P28">This monthly magazine, aimed at American Muslim children, continues to publish age-appropriate articles about the signs leading to faith. </text:p>
      <text:p text:style-name="P76">September 2004, "How Do Fishes Live in Water?"</text:p>
      <text:p text:style-name="P76"/>
      <text:p text:style-name="P76">August 2004, </text:p>
      <text:p text:style-name="P30">"How Do Macaws Know Chemistry?"</text:p>
      <text:p text:style-name="P77"><text:soft-page-break/></text:p>
      <text:p text:style-name="P21">KAZAKHSTAN – CHIMKENT NEWSPAPER </text:p>
      <text:p text:style-name="P97"><text:span text:style-name="T50">Ç</text:span><text:span text:style-name="T67">imkent Kelbeti</text:span><text:span text:style-name="T50"> (The Face of Chimkent), one of the Chimkent Municipality’s weekly publications, published an article by Harun Yahya about the problem of Palestine. </text:span></text:p>
      <text:p text:style-name="P154"/>
      <text:p text:style-name="P30">28 November 2003, </text:p>
      <text:p text:style-name="P76">"The Palestine Problem”</text:p>
      <text:p text:style-name="P66"><text:span text:style-name="Normal1"><text:span text:style-name="T81"/></text:span></text:p>
      <text:p text:style-name="P18"><text:span text:style-name="T93">BOSNIA-HERZEGOVINA - GLAS ISLAMA </text:span></text:p>
      <text:p text:style-name="P158"><text:span text:style-name="T59">G</text:span><text:span text:style-name="T62">las Islama</text:span><text:span text:style-name="T59"> (The World of Islam), a monthly political journal, published a series of Harun Yahya’s articles on “Communism in Ambush” over four months during 2002. Part of this series reads as follows: </text:span></text:p>
      <text:p text:style-name="P76">Communism has stamped its mark on the 20th century—a mark of aggression and cruelty, bloodshed and tears. Historians have estimated that its ideology has caused the death of 120 million people since the Russian Revolution of 1917. These casualties include not only soldiers killed on battlefields, but citizens murdered by their own governments. The whole world has seen the pitiless slaughter carried out by Communist leaders. One hundred million men and women, from the elderly to young people and infants, lost their lives to this cold, hard, savage ideology. Communist regimes have deprived tens of millions of their most basic rights and freedoms, ejecting people from their homes and systematically subjecting them to famines, slavery in labor camps and imprisonment. Millions have been the targets of Communist guerilla groups and terrorist organizations, and still others have lived in the fear of becoming targets for their bullets.</text:p>
      <text:p text:style-name="P76">What are this ideology's roots? Where was Communism born? How did such a cruel, bloodthirsty worldview find adherents and supporters throughout the world? Why did it come to power and flourish, dragging millions in its wake? How did it come to an end, with the collapse of the Soviet Union? Or has it really ended, or does it still threaten every country on earth?</text:p>
      <text:p text:style-name="P76">This article answers these questions, and draws our attention to a most important one: Does this serious threat still exist in the world? Regrettably, yes. Communism is waiting in ambush!</text:p>
      <text:p text:style-name="P26"><text:span text:style-name="Normal1"><text:span text:style-name="T97"/></text:span></text:p>
      <text:p text:style-name="P55"><text:span text:style-name="T81">July 2002</text:span></text:p>
      <text:p text:style-name="P66"><text:span text:style-name="Normal1"><text:span text:style-name="T80"/></text:span></text:p>
      <text:p text:style-name="P55"><text:span text:style-name="T80">October 2002</text:span></text:p>
      <text:p text:style-name="P64"><text:soft-page-break/><text:span text:style-name="Normal1"><text:span text:style-name="T81"/></text:span></text:p>
      <text:p text:style-name="P55"><text:span text:style-name="T150">YEMEN - YEMEN TIMES </text:span></text:p>
      <text:p text:style-name="P97"><text:span text:style-name="T50">Published since 1991, the </text:span><text:span text:style-name="T67">Yemen Times</text:span><text:span text:style-name="T50"> is the country’s most popular and only English-language newspaper. It carries articles by Harun Yahya on day-to-day issues and also reviews his books.</text:span></text:p>
      <text:p text:style-name="P154"/>
      <text:p text:style-name="P30">January 2003, </text:p>
      <text:p text:style-name="P30">"Saddam Must Step Down"</text:p>
      <text:p text:style-name="P30"/>
      <text:p text:style-name="P76">November 2002, </text:p>
      <text:p text:style-name="P76">"Saba and the Arim Flood"</text:p>
      <text:p text:style-name="P76"/>
      <text:p text:style-name="P76">February 2003, </text:p>
      <text:p text:style-name="P76">"The Responsibility of Believers"</text:p>
      <text:p text:style-name="P76"/>
      <text:p text:style-name="P76">December 2002, </text:p>
      <text:p text:style-name="P76">"God Forbids </text:p>
      <text:p text:style-name="P76">Murder of Innocents"</text:p>
      <text:p text:style-name="P66"><text:span text:style-name="Normal1"><text:span text:style-name="T80"/></text:span></text:p>
      <text:p text:style-name="P18"><text:span text:style-name="T93">GREECE – HÜR HAKKA DAVET</text:span></text:p>
      <text:p text:style-name="P97"><text:span text:style-name="T50">H</text:span><text:span text:style-name="T67">ür Hakka Davet</text:span><text:span text:style-name="T50">, a journal of ideas published in Turkish in the Western Thrace area of Greece, carries Harun Yahya’s articles. </text:span></text:p>
      <text:p text:style-name="P154"/>
      <text:p text:style-name="P76">May 2004, “The Qur’an’s Statements Regarding the Future”</text:p>
      <text:p text:style-name="P76"/>
      <text:p text:style-name="P76">November 2004, “Do Not Forget That the Qur’an Is the Only Guide”</text:p>
      <text:p text:style-name="P76"/>
      <text:p text:style-name="P76">February 2004, “PRAYER: Allah’s Blessing on Mankind”</text:p>
      <text:p text:style-name="P66"><text:span text:style-name="Normal1"><text:span text:style-name="T81"/></text:span></text:p>
      <text:p text:style-name="P18"><text:span text:style-name="T93">USA - AL ARAB</text:span></text:p>
      <text:p text:style-name="P76">Ever since 2001, this bilingual English-Arabic publication has regularly carried full-page articles by Harun Yahya on various scientific and faith-related issues. </text:p>
      <text:p text:style-name="P76"/>
      <text:p text:style-name="P76">February 2003, </text:p>
      <text:p text:style-name="P76">"The Qur’an Denies the Theory of Evolution"</text:p>
      <text:p text:style-name="P76"/>
      <text:p text:style-name="P30">March 2002, “A Living Planet: The Earth”</text:p>
      <text:p text:style-name="P68"><text:span text:style-name="Normal1"><text:span text:style-name="T80"/></text:span></text:p>
      <text:p text:style-name="P18"><text:span text:style-name="T93">HOLLAND - EURO HUZUR</text:span></text:p>
      <text:p text:style-name="P35"><text:soft-page-break/><text:span text:style-name="T63">Euro Huzur</text:span><text:span text:style-name="T65">, a Turkish-language monthly social, news, and cultural magazine, is distributed in Europe. The magazine regularly carries Harun Yahya’s articles.</text:span></text:p>
      <text:p text:style-name="P76">October 2001, “Consciousness in the Cell”</text:p>
      <text:p text:style-name="P76"/>
      <text:p text:style-name="P76">September 2003</text:p>
      <text:p text:style-name="P76"/>
      <text:p text:style-name="P76">June 2003</text:p>
      <text:p text:style-name="P76"/>
      <text:p text:style-name="P30">July 2003</text:p>
      <text:p text:style-name="P77"/>
      <text:p text:style-name="P76">May 2002</text:p>
      <text:p text:style-name="P66"><text:span text:style-name="Normal1"><text:span text:style-name="T81"/></text:span></text:p>
      <text:p text:style-name="P55"><text:span text:style-name="T81">USA - ILLUMINATION</text:span></text:p>
      <text:p text:style-name="P35"><text:span text:style-name="T65">Published by young Muslim Americans, </text:span><text:span text:style-name="T63">Illumination </text:span><text:span text:style-name="T65">magazine carries Harun Yahya’s writings on Qur’anic moral values. Articles that have appeared include "Deep Thinking" and "Compassion Shown Towards the Poor." </text:span></text:p>
      <text:p text:style-name="P78"/>
      <text:p text:style-name="P76">Spring Issue 2004, </text:p>
      <text:p text:style-name="P76">"Deep Thinking"</text:p>
      <text:p text:style-name="P76"/>
      <text:p text:style-name="P76">Winter Issue 2003, </text:p>
      <text:p text:style-name="P76">"Compassion Shown towards the Poor"</text:p>
      <text:p text:style-name="P66"><text:span text:style-name="Normal1"><text:span text:style-name="T80"/></text:span></text:p>
      <text:p text:style-name="P55"><text:span text:style-name="T81">UAE - THE GULF TODAY</text:span></text:p>
      <text:p text:style-name="P158"><text:span text:style-name="T59">One of the UAE’s largest newspapers, </text:span><text:span text:style-name="T62">The Gulf Today</text:span><text:span text:style-name="T59"> has carried Harun Yahya’s articles and introductions to his books during Ramadan 2004. His articles on Qur’anic moral values, the scientific miracles in the Qur’an, and the proofs of creation have attracted very warm responses from readers. </text:span></text:p>
      <text:p text:style-name="P68"><text:span text:style-name="Normal1"><text:span text:style-name="T81"/></text:span></text:p>
      <text:p text:style-name="P55"><text:span text:style-name="T81">27 October 2004, </text:span></text:p>
      <text:p text:style-name="P76">"The Prophet Was under Allah’s Protection” and “Justice with no Discrimination” </text:p>
      <text:p text:style-name="P76"/>
      <text:p text:style-name="P76">22 January 2004, </text:p>
      <text:p text:style-name="P30">"Orphans and the Holy Qur’an"</text:p>
      <text:p text:style-name="P68"><text:span text:style-name="Normal1"><text:span text:style-name="T81"/></text:span></text:p>
      <text:p text:style-name="P55"><text:span text:style-name="T81">BRAZIL - REVISTA CRIACIONISTA</text:span></text:p>
      <text:p text:style-name="P97"><text:soft-page-break/><text:span text:style-name="T108">Revista Criacionista</text:span><text:span text:style-name="T105">, published by Brazilian Christian Creationist groups, frequently carries </text:span><text:span text:style-name="T50">Harun Yahya articles on evolution. </text:span></text:p>
      <text:p text:style-name="P76"/>
      <text:p text:style-name="P76">Several pages of the 2003 half-yearly edition were devoted to articles by Harun Yahya on evolution.</text:p>
      <text:p text:style-name="P66"><text:span text:style-name="Normal1"><text:span text:style-name="T80"/></text:span></text:p>
      <text:p text:style-name="P55"><text:span text:style-name="T81">GREAT BRITAIN - FORUM</text:span></text:p>
      <text:p text:style-name="P55"><text:span text:style-name="T84">T</text:span><text:span text:style-name="T81">he Forum for Social Studies (FSS), established to spread Islam and support Islamic education in Britain, has become an information forum for Muslim academics, writers, and members of the clergy. It has produced a monthly bulletin, </text:span><text:span text:style-name="T84">Forum</text:span><text:span text:style-name="T81">, since 1988 and distributes it free of charge worldwide. Articles by Harun Yahya frequently appear in it. </text:span></text:p>
      <text:p text:style-name="P55"><text:span text:style-name="Normal1"><text:span text:style-name="T81"/></text:span></text:p>
      <text:p text:style-name="P76">January 2003, </text:p>
      <text:p text:style-name="P76">"Everything You Possess Is a Favour from Allah"</text:p>
      <text:p text:style-name="P66"><text:span text:style-name="Normal1"><text:span text:style-name="T81"/></text:span></text:p>
      <text:p text:style-name="P55"><text:span text:style-name="T81">March 2003, </text:span></text:p>
      <text:p text:style-name="P76">"Scientists Confirm the Signs of God"</text:p>
      <text:p text:style-name="P76"/>
      <text:p text:style-name="P76">April 2003, </text:p>
      <text:p text:style-name="P76">"Praying for Forgiveness and Repentance"</text:p>
      <text:p text:style-name="P76"/>
      <text:p text:style-name="P76">August 2003, </text:p>
      <text:p text:style-name="P76">" Hell-Made Ready for the Unbelievers"</text:p>
      <text:p text:style-name="P66"><text:span text:style-name="Normal1"><text:span text:style-name="T81"/></text:span></text:p>
      <text:p text:style-name="P55"><text:span text:style-name="T81">INDONESIA - LA REPUBLIKA</text:span></text:p>
      <text:p text:style-name="P35"><text:span text:style-name="T65">L</text:span><text:span text:style-name="T63">a Republika</text:span><text:span text:style-name="T65">, one of Indonesia’s largest newspapers, has carried “The Preserved Tablet,” “The Qur’an and Science,” “The Expansion of the Universe and the Qur’an,” “Man Is Not an Animal,” “The Miracle in Plants,” “Creatures That Emit Light,” and “Solution: The Values of the Qur’an.” </text:span></text:p>
      <text:p text:style-name="P78"/>
      <text:p text:style-name="P76">15 November 2002,</text:p>
      <text:p text:style-name="P76"><text:s/>"The Fingerprint Miracle in the Qur’an"</text:p>
      <text:p text:style-name="P76"/>
      <text:p text:style-name="P76">16 November 2002, </text:p>
      <text:p text:style-name="P76">"News from the Future"</text:p>
      <text:p text:style-name="P76"/>
      <text:p text:style-name="P76">3 December 2002, </text:p>
      <text:p text:style-name="P76">"Proofs of Our Lord’s Creation of the Earth"</text:p>
      <text:p text:style-name="P76"/>
      <text:p text:style-name="P76"><text:soft-page-break/>18 November 2002, </text:p>
      <text:p text:style-name="P76">"The Secret behind Matter"</text:p>
      <text:p text:style-name="P76"/>
      <text:p text:style-name="P76">13 November 2002, </text:p>
      <text:p text:style-name="P76">"The Truth of the Life of This World in the Qur’an"</text:p>
      <text:p text:style-name="P66"><text:span text:style-name="Normal1"><text:span text:style-name="T81"/></text:span></text:p>
      <text:p text:style-name="P55"><text:span text:style-name="T81">SRI LANKA - AL HASENAT</text:span></text:p>
      <text:p text:style-name="P158"><text:span text:style-name="T59">A</text:span><text:span text:style-name="T62">l Hasenat </text:span><text:span text:style-name="T59">regularly carries articles by Harun Yahya, such as his “The Design in Oxygen.” </text:span></text:p>
      <text:p text:style-name="P68"><text:span text:style-name="Normal1"><text:span text:style-name="T81"/></text:span></text:p>
      <text:p text:style-name="P55"><text:span text:style-name="T80">2003, "The Design in Oxygen"</text:span></text:p>
      <text:p text:style-name="P64"><text:span text:style-name="Normal1"><text:span text:style-name="T80"/></text:span></text:p>
      <text:p text:style-name="P55"><text:span text:style-name="T81">RUSSIA - ISLAM GAZETESI</text:span></text:p>
      <text:p text:style-name="P97"><text:span text:style-name="T105">I</text:span><text:span text:style-name="T108">slam Gazetesi</text:span><text:span text:style-name="T105">, published monthly in Moscow, has printed many articles by Harun Yahya, </text:span><text:span text:style-name="T50">such as “The Oppression of the Muslims of Kashmir,” “Islam in Britain,” and “The People of the Book.” </text:span></text:p>
      <text:p text:style-name="P76">January 2003, </text:p>
      <text:p text:style-name="P76"/>
      <text:p text:style-name="P76">"Islam in Britain"</text:p>
      <text:p text:style-name="P76"/>
      <text:p text:style-name="P76">February 2003, "The Kashmir Problem"</text:p>
      <text:p text:style-name="P76"/>
      <text:p text:style-name="P76">January 2003, "The People of the Book"</text:p>
      <text:p text:style-name="P66"><text:span text:style-name="Normal1"><text:span text:style-name="T81"/></text:span></text:p>
      <text:p text:style-name="P55"><text:span text:style-name="T81">TURKISTAN -TURKISTAN GAZETESİ </text:span></text:p>
      <text:p text:style-name="P97"><text:span text:style-name="T50">The weekly Kazakh-language newspaper is published in Kazakhstan. In addition to Harun Yahya’s two-part “The Fruits Discussed in the Qur’an,” it also carried his “The Miracle of Human Creation.” </text:span></text:p>
      <text:p text:style-name="P66"><text:span text:style-name="Normal1"><text:span text:style-name="T81"/></text:span></text:p>
      <text:p text:style-name="P18"><text:span text:style-name="T187"><text:s/>The article "Who Is Harun Yahya?" published in 2002, contains detailed information on his work.</text:span></text:p>
      <text:p text:style-name="P34"/>
      <text:p text:style-name="P76">USA - CULTURE WARS</text:p>
      <text:p text:style-name="P97"><text:span text:style-name="T50">Published monthly by Christian academics, </text:span><text:span text:style-name="T67">Culture Wars</text:span><text:span text:style-name="T50"> carried “The Iraqi War: Behind the Scenes” in its May 2003 edition. The article sheds light on the reality behind the conflict in Iraq. </text:span></text:p>
      <text:p text:style-name="P76"/>
      <text:p text:style-name="P30">May 2003, "The Iraqi War: Behind the Scenes"</text:p>
      <text:p text:style-name="P76">HOLLAND - PLATFORM</text:p>
      <text:p text:style-name="P97"><text:soft-page-break/><text:span text:style-name="T50">P</text:span><text:span text:style-name="T67">latform</text:span><text:span text:style-name="T50"> magazine, a Turkish-language monthly magazine, devotes a great deal of space to Harun Yahya’s articles. Subscribers also receive the magazine </text:span><text:span text:style-name="T67">Ilmi Mercek</text:span><text:span text:style-name="T50">, which is based on his collected works. </text:span></text:p>
      <text:p text:style-name="P66"><text:span text:style-name="Normal1"><text:span text:style-name="T81"/></text:span></text:p>
      <text:p text:style-name="P55"><text:span text:style-name="T81">October 2004, “The Error of the Trinity in Christianity”</text:span></text:p>
      <text:p text:style-name="P76"/>
      <text:p text:style-name="P76">December 2002, “The Universe Was Created from Nothing”</text:p>
      <text:p text:style-name="P76"/>
      <text:p text:style-name="P76">April 2003, </text:p>
      <text:p text:style-name="P30">An Interview with Harun Yahya: “Heart to Heart with Adnan Oktar”</text:p>
      <text:p text:style-name="P68"><text:span text:style-name="Normal1"><text:span text:style-name="T81"/></text:span></text:p>
      <text:p text:style-name="P153"><text:span text:style-name="T151">INDONESIA - TARBAWI</text:span></text:p>
      <text:p text:style-name="P101">One issue of this monthly magazine devoted its back page to introducing The Evolution Deceit, The Miracle in the Atom, The Creation of the Universe, The Design in Nature, Wonders of Allah’s Creation, Darwinism Refuted, and The End of Darwinism. It has also published an interview with him. </text:p>
      <text:p text:style-name="P101"/>
      <text:p text:style-name="P101">February 2002, </text:p>
      <text:p text:style-name="P101">An Interview with Harun Yahya</text:p>
      <text:p text:style-name="P101"/>
      <text:p text:style-name="P97"><text:span text:style-name="T68">Tarbawi</text:span><text:span text:style-name="T49"> publishes advertisements for Indonesian-language documentaries based on Harun Yahya’s works.</text:span></text:p>
      <text:p text:style-name="P64"><text:span text:style-name="Normal1"><text:span text:style-name="T80"/></text:span></text:p>
      <text:p text:style-name="P55"><text:span text:style-name="T81">AZERBAIJAN - ILGIM</text:span></text:p>
      <text:p text:style-name="P97"><text:span text:style-name="T50">The daily </text:span><text:span text:style-name="T67">Ilgım</text:span><text:span text:style-name="T50"> regularly carries Harun Yahya’s full-page articles on the signs leading to faith, the miracles of the Qur’an, and signs of the End Times. </text:span></text:p>
      <text:p text:style-name="P66"><text:span text:style-name="Normal1"><text:span text:style-name="T81"/></text:span></text:p>
      <text:p text:style-name="P55"><text:span text:style-name="T81">November 2003, "The Hour Is Close at Hand"</text:span></text:p>
      <text:p text:style-name="P76"/>
      <text:p text:style-name="P76">September 2003, </text:p>
      <text:p text:style-name="P76">“Miracles of the Qur’an”</text:p>
      <text:p text:style-name="P76"/>
      <text:p text:style-name="P76">May 2003, </text:p>
      <text:p text:style-name="P97"><text:span text:style-name="T50">“Miracles of the Qur’an” </text:span></text:p>
      <text:p text:style-name="P66"><text:span text:style-name="Normal1"><text:span text:style-name="T81"/></text:span></text:p>
      <text:p text:style-name="P55"><text:span text:style-name="T81">POLAND – NA POCZATKU</text:span></text:p>
      <text:p text:style-name="P97"><text:soft-page-break/><text:span text:style-name="T50">Published monthly by the Polish Creationist Institute, </text:span><text:span text:style-name="T67">Na Poczatku</text:span><text:span text:style-name="T50"> carried “The Latest Dino-Bird Tale and the True Facts” in its May 2003 edition. In it, Harun Yahya revealed, with full supporting evidence, the Darwinists’ unsupported claims. </text:span></text:p>
      <text:p text:style-name="P154"/>
      <text:p text:style-name="P76">May 2003, </text:p>
      <text:p text:style-name="P76">"The Latest Dino-Bird Tale and the True Facts" </text:p>
      <text:p text:style-name="P76"/>
      <text:p text:style-name="P97"><text:span text:style-name="T50">The September 2001 edition carried Professor Kazimierz Jodkowski’s "Harun Yahya: The Leading Proponent of Islamic Creationism." The article concentrated on the author’s works and their global impact.</text:span></text:p>
      <text:p text:style-name="P66"><text:span text:style-name="Normal1"><text:span text:style-name="T80"/></text:span></text:p>
      <text:p text:style-name="P111"><text:span text:style-name="T84">İLMİ MERCEK</text:span></text:p>
      <text:p text:style-name="P97"><text:span text:style-name="T67">Ilmi Mercek </text:span><text:span text:style-name="T50">magazine, based on Harun Yahya’s works, is also published outside of Turkey in several languages. Some of these take the form of: </text:span></text:p>
      <text:p text:style-name="P154"/>
      <text:p text:style-name="P97"><text:span text:style-name="T49">One publishing house active in Syria published a copy of </text:span><text:span text:style-name="T68">İlmi Mercek </text:span><text:span text:style-name="T49">in Arabic under the title </text:span><text:span text:style-name="T68">Al Afaq</text:span><text:span text:style-name="T49">. The publishing house gave away free copies of the VCDs “The Creation of Man,” “Marvellous Creatures 1,” and “The Truth of the Life of This World” with this edition. The magazine also carried advertisements for other documentaries. </text:span></text:p>
      <text:p text:style-name="P80"/>
      <text:p text:style-name="P97"><text:span text:style-name="T68">İlmi Mercek </text:span><text:span text:style-name="T49">has been published regularly in Indonesia since April 2003, under the name </text:span><text:span text:style-name="T68">Insight</text:span><text:span text:style-name="T49">, and attracts great interest from the Indonesian public.</text:span></text:p>
      <text:p text:style-name="P64"><text:span text:style-name="Normal1"><text:span text:style-name="T80"/></text:span></text:p>
      <text:p text:style-name="P55"><text:span text:style-name="T80">A publishing house in Bosnia-Herzegovina prints </text:span><text:span text:style-name="T85">Ilmi Mercek </text:span><text:span text:style-name="T80">in Bosnian under the name of </text:span><text:span text:style-name="T85">Ogledalo</text:span><text:span text:style-name="T80">. Its first issue, published in November 2004, contained a wide-ranging interview with Harun Yahya. Every month, it gives its readers a free VCD based on his works.</text:span></text:p>
      <text:p text:style-name="P64"><text:span text:style-name="Normal1"><text:span text:style-name="T81"/></text:span></text:p>
      <text:p text:style-name="P55"><text:span text:style-name="T80">The Russian-language edition of </text:span><text:span text:style-name="T85">Ilmi Mercek </text:span><text:span text:style-name="T80">met with very positive reactions when it began publication in 2002.</text:span></text:p>
      <text:p text:style-name="P64"><text:span text:style-name="Normal1"><text:span text:style-name="T80"/></text:span></text:p>
      <text:p text:style-name="P55"><text:span text:style-name="T85">İlmi Mercek </text:span><text:span text:style-name="T80">has been published in English by two different publishers in recent years. The American publisher brings it out under the name of </text:span><text:span text:style-name="T85">Islamic Insight</text:span><text:span text:style-name="T80">. The Malaysian publishing house brings it out (in English) under the name of </text:span><text:span text:style-name="T85">Insight</text:span><text:span text:style-name="T80">.</text:span></text:p>
      <text:p text:style-name="P80"/>
      <text:p text:style-name="P80"/>
      <text:p text:style-name="P64"><text:span text:style-name="Normal1"><text:span text:style-name="T80"/></text:span></text:p>
      <text:p text:style-name="P113"><text:span text:style-name="Normal1"><text:span text:style-name="T101">HARUN YAHYA</text:span></text:span></text:p>
      <text:p text:style-name="P53"><text:span text:style-name="Normal1"><text:span text:style-name="T101">DOCUMENTARIES AND AUDIO CASSETTES</text:span></text:span></text:p>
      <text:p text:style-name="P55"><text:span text:style-name="Normal1"><text:span text:style-name="T80"/></text:span></text:p>
      <text:p text:style-name="P55"><text:span text:style-name="Normal1"><text:span text:style-name="T81"/></text:span></text:p>
      <text:p text:style-name="P4"><text:span text:style-name="T93">Some 150 documentaries based on Harun Yahya’s works have been produced in many languages. Aired on national and local stations in Pakistan, Indonesia, Azerbaijan, USA, Nigeria, the United Arab Emirates, Holland, Canada, New Zealand, and elsewhere, they have attracted considerable worldwide interest, as can be seen from the many messages their viewers send. They frequently ask that the documentaries be rebroadcast and/or shown at more convenient times. On some channels, these documentaries may be broadcast at news times and several times a day.</text:span></text:p>
      <text:p text:style-name="P7">So far, these documentaries have been shown on approximately 100 channels worldwide. They are still being broadcast. Their main subject matter is as follows: </text:p>
      <text:p text:style-name="P7">- The lives of animals created by Allah as proofs in nature and technological advances made based on these creatures; </text:p>
      <text:p text:style-name="P7">- Warped ideologies that have inflicted terrible losses on humanity and how they can be avoided; </text:p>
      <text:p text:style-name="P7">- How Darwin’s theory of evolution, which evolutionists have attempted to portray as a scientific theory ever since the nineteenth century, is a deception and has led humanity to dreadful catastrophes; </text:p>
      <text:p text:style-name="P7">- Creation series in which children and young people take a great interest;</text:p>
      <text:p text:style-name="P7">- Philosophy-based documentaries that raise the viewer’s general level of culture;</text:p>
      <text:p text:style-name="P13"><text:span text:style-name="T59">- The miracle of human creation; </text:span></text:p>
      <text:p text:style-name="P7">- Explanations of how the terror and unhappiness in the world can be resolved only by adhering to Qur’anic moral values;</text:p>
      <text:p text:style-name="P7">- And documentaries about the End Times and proper moral values...</text:p>
      <text:p text:style-name="P7">Viewers can also watch these programs free of charge on many websites. Public screenings are also held from time to time at universities, cinemas, and conference and meeting rooms, thereby allowing thousands of people to benefit from them. Some of the thousands of messages received from viewers demonstrating the impact of these documentaries are as follows: </text:p>
      <text:p text:style-name="P7"/>
      <text:p text:style-name="P7"><text:soft-page-break/>Assalamu Alaikum! Jazakal-Lahu Khairan for all your works for Islam. May Allah reward all of you in abundance. I am blind and I have gained so much benefit from your audio and your video downloads. Recently, I have been trying to download your div files.</text:p>
      <text:p text:style-name="P7">Muhammad Islah, Thailand</text:p>
      <text:p text:style-name="P7"/>
      <text:p text:style-name="P7">Thanks to Mr. Harun Yahya. Your books and videos truly helped shape the person who I am today. This world needs more people like Harun Yahya who spreads the truth in this dunya and helps young minds to understand the creation of man, our creator Allah (swt).</text:p>
      <text:p text:style-name="P7">Muhammad Khalid Yusuf, United Kingdom</text:p>
      <text:p text:style-name="P7"/>
      <text:p text:style-name="P7">Thank you! I have read nearly all your books, watched the videos and go on your website constantly. Being a British born Muslim I was taught Islam through culture. I thank you for increasing my knowledge and bring me closer to Allah. I am organising to show the videos to fellow medics, especially in regards to evolution. Everything has been explained scientifically and logically and I am emailing your website even to non-Muslim friends. May Allah help you spread your works. Thank you once again for increasing my knowledge. </text:p>
      <text:p text:style-name="P7">Saima Sharif, England</text:p>
      <text:p text:style-name="P7"/>
      <text:p text:style-name="P7">I am always interested in such documentaries which are easy to understand rather than the confusing lectures by many "wise" people. I saw Mr. Harun's work on the Cable TV channel called Indus and it was amazing. It was duned in Urdu and had awesome videos, moreover every bit in the program was so easy to understand and practical at the same time. I really praise the efforts of the author. Allah bless him. ..</text:p>
      <text:p text:style-name="P7">Salman Ali Khan, Pakistan</text:p>
      <text:p text:style-name="P7"/>
      <text:p text:style-name="P7">Harun Yahya gave me the most wonderful and comprehensive view of this complex world! His books, audio and video's are accurate, up-to-date, really enjoyable to read/watch, the English is quite accessible, illustrations are excellent, a truly great achievement! </text:p>
      <text:p text:style-name="P7">Ivana Buchra, Serbo-Croatia</text:p>
      <text:p text:style-name="P7"/>
      <text:p text:style-name="P7">I find this site great!!! I have downloaded many videos from here and the greatest thing about this is that all the things available for download are free! May ALLAH bless all the contributors of this site. I find good info here!!!</text:p>
      <text:p text:style-name="P7"><text:soft-page-break/>Zuburqan Khan, India</text:p>
      <text:p text:style-name="P7"/>
      <text:p text:style-name="P7">After visiting your Webpages, I've learnt lots of knowledge about Islam and watch lots of videos and flashes which are extremely wonderful and meaningful. I hope you can keep on your contribution to the Muslims.</text:p>
      <text:p text:style-name="P7">Wasal Khan, Hong Kong</text:p>
      <text:p text:style-name="P7"/>
      <text:p text:style-name="P7">... He [Harun Yahya] has done wonderful work for the whole human kind. And may Allah give him more wisdom to help others with facts and truth of Islam, the true religion. InshaAllah we are hopeful to learn more about Islam in the best possible way. And especially thanks for him, that he knows the best way to reach people, that is by video documentaries and facts. I am a normal person with great enthusiasm for Islam... May Allah help us to gain knowledge for us, for our countries and for the whole mankind. Ameen.</text:p>
      <text:p text:style-name="P7">Rajeeb Muntakeem, Bangladesh</text:p>
      <text:p text:style-name="P68"><text:span text:style-name="Normal1"><text:span text:style-name="T81"/></text:span></text:p>
      <text:p text:style-name="P55"><text:span text:style-name="Normal1"><text:span text:style-name="T81">TURKISH LANGUAGE DOCUMENTARIES</text:span></text:span></text:p>
      <text:p text:style-name="P4"><text:span text:style-name="Normal1"><text:span text:style-name="T93"/></text:span></text:p>
      <text:p text:style-name="P7">Interactive presentations on the harunyahya.com website.</text:p>
      <text:p text:style-name="P78"/>
      <text:p text:style-name="P55"><text:span text:style-name="Normal1"><text:span text:style-name="T80">“Lives of the Prophets” Set</text:span></text:span></text:p>
      <text:p text:style-name="P55"><text:span text:style-name="Normal1"><text:span text:style-name="T80"/></text:span></text:p>
      <text:p text:style-name="P55"><text:span text:style-name="Normal1"><text:span text:style-name="T80"><text:s/>1. Prophet Muhammad (saas)</text:span></text:span></text:p>
      <text:p text:style-name="P55"><text:span text:style-name="Normal1"><text:span text:style-name="T80"><text:s/>2. Prophet Ibrahim (as) and Prophet Lut (as)</text:span></text:span></text:p>
      <text:p text:style-name="P55"><text:span text:style-name="Normal1"><text:span text:style-name="T80"><text:s/>3. Jesus (as) Will Return</text:span></text:span></text:p>
      <text:p text:style-name="P55"><text:span text:style-name="Normal1"><text:span text:style-name="T80"><text:s/>4. Prophet Musa (as) </text:span></text:span></text:p>
      <text:p text:style-name="P55"><text:span text:style-name="Normal1"><text:span text:style-name="T80"><text:s/>5. Prophet Sulayman (as) </text:span></text:span></text:p>
      <text:p text:style-name="P55"><text:span text:style-name="Normal1"><text:span text:style-name="T80"><text:s/>6. Prophet Yusuf (as)</text:span></text:span></text:p>
      <text:p text:style-name="P55"><text:span text:style-name="Normal1"><text:span text:style-name="T80"><text:s/>7. Prophet Nuh (as)</text:span></text:span></text:p>
      <text:p text:style-name="P55"><text:span text:style-name="Normal1"><text:span text:style-name="T80"><text:s/>8. Miracles of the Qur’an (1) </text:span></text:span></text:p>
      <text:p text:style-name="P55"><text:span text:style-name="Normal1"><text:span text:style-name="T80"><text:s/>9. Miracles of the Qur’an (2) </text:span></text:span></text:p>
      <text:p text:style-name="P55"><text:span text:style-name="Normal1"><text:span text:style-name="T80"><text:s/>10. Miracles of the Qur’an (3) </text:span></text:span></text:p>
      <text:p text:style-name="P55"><text:span text:style-name="Normal1"><text:span text:style-name="T80"><text:s/>11. The Mahdi and the End Times </text:span></text:span></text:p>
      <text:p text:style-name="P55"><text:span text:style-name="Normal1"><text:span text:style-name="T80"><text:s/>12. The Signs of the Last Day</text:span></text:span></text:p>
      <text:p text:style-name="P55"><text:span text:style-name="Normal1"><text:span text:style-name="T80"><text:s/>13. The Truth of the Life of This World</text:span></text:span></text:p>
      <text:p text:style-name="P55"><text:span text:style-name="Normal1"><text:span text:style-name="T80"><text:s/>14. For Those New to Islam</text:span></text:span></text:p>
      <text:p text:style-name="P55"><text:span text:style-name="Normal1"><text:span text:style-name="T80"><text:s/>15. Perished Nations</text:span></text:span></text:p>
      <text:p text:style-name="P55"><text:span text:style-name="Normal1"><text:span text:style-name="T80"/></text:span></text:p>
      <text:p text:style-name="P55"><text:span text:style-name="Normal1"><text:span text:style-name="T80">“For Men of Understanding” Set </text:span></text:span></text:p>
      <text:p text:style-name="P55"><text:soft-page-break/><text:span text:style-name="Normal1"><text:span text:style-name="T80">This set consists of 60 VCD films, including: </text:span></text:span></text:p>
      <text:p text:style-name="P55"><text:span text:style-name="Normal1"><text:span text:style-name="T80">1. The Miracle in the Defence System</text:span></text:span></text:p>
      <text:p text:style-name="P55"><text:span text:style-name="Normal1"><text:span text:style-name="T80">2. Islam: The Light Illuminating the World</text:span></text:span></text:p>
      <text:p text:style-name="P55"><text:span text:style-name="Normal1"><text:span text:style-name="T80">3. The Knights Templars </text:span></text:span></text:p>
      <text:p text:style-name="P55"><text:span text:style-name="Normal1"><text:span text:style-name="T80">4. Contemporary Idols </text:span></text:span></text:p>
      <text:p text:style-name="P55"><text:span text:style-name="Normal1"><text:span text:style-name="T80">5. Only Love Can Defeat Terrorism</text:span></text:span></text:p>
      <text:p text:style-name="P55"><text:span text:style-name="Normal1"><text:span text:style-name="T80">6. The Golden Age and the Return of Jesus (as)</text:span></text:span></text:p>
      <text:p text:style-name="P55"><text:span text:style-name="Normal1"><text:span text:style-name="T80">7. The Collapse of Materialism </text:span></text:span></text:p>
      <text:p text:style-name="P55"><text:span text:style-name="Normal1"><text:span text:style-name="T80">8. Islam Denounces Terrorism </text:span></text:span></text:p>
      <text:p text:style-name="P55"><text:span text:style-name="Normal1"><text:span text:style-name="T80">9. Architects in Nature </text:span></text:span></text:p>
      <text:p text:style-name="P55"><text:span text:style-name="Normal1"><text:span text:style-name="T80">10. The Names of Allah </text:span></text:span></text:p>
      <text:p text:style-name="P55"><text:span text:style-name="Normal1"><text:span text:style-name="T80">11. Mathematical Secrets of the Qur’an </text:span></text:span></text:p>
      <text:p text:style-name="P55"><text:span text:style-name="Normal1"><text:span text:style-name="T80">12. From Seed to Plant </text:span></text:span></text:p>
      <text:p text:style-name="P55"><text:span text:style-name="Normal1"><text:span text:style-name="T80">13. Technology in Nature</text:span></text:span></text:p>
      <text:p text:style-name="P55"><text:span text:style-name="Normal1"><text:span text:style-name="T80"/></text:span></text:p>
      <text:p text:style-name="P55"><text:span text:style-name="T83">“Rise of Islam and the Forces Opposed to It” Set</text:span></text:p>
      <text:p text:style-name="P80"><text:s/>1. The Rise of Islam</text:p>
      <text:p text:style-name="P80"><text:s/>2. The Middle East and the Islamic</text:p>
      <text:p text:style-name="P80"><text:s/>Union</text:p>
      <text:p text:style-name="P80"><text:s/>3. Islam Denounces Terrorism</text:p>
      <text:p text:style-name="P80"><text:s/>4. The World Needs the Ottomans</text:p>
      <text:p text:style-name="P80"><text:s/>5. Palestine</text:p>
      <text:p text:style-name="P80"><text:s/>6. The Knights Templar</text:p>
      <text:p text:style-name="P80"><text:s/>7. The Philosophy of Freemasonry</text:p>
      <text:p text:style-name="P80"><text:s/>8. Freemasonry in Turkey</text:p>
      <text:p text:style-name="P80"><text:s/>9. The Dark History of Communism (1)</text:p>
      <text:p text:style-name="P80"><text:s/>10. The Dark History of Communism (2)</text:p>
      <text:p text:style-name="P80"><text:s/>11. The Dark History of Communism (3)</text:p>
      <text:p text:style-name="P80"><text:s/>12. The Dark History of Fascism (1)</text:p>
      <text:p text:style-name="P80"><text:s/>13. The Dark History of Fascism (2)</text:p>
      <text:p text:style-name="P80"><text:s/>14. Behind the Veil of Wars</text:p>
      <text:p text:style-name="P80"><text:s/>15. The Dark Face of Darwinism</text:p>
      <text:p text:style-name="P64"><text:span text:style-name="Normal1"><text:span text:style-name="T80"/></text:span></text:p>
      <text:p text:style-name="P4"><text:span text:style-name="T98">“Fundamentals of Islam” Set</text:span></text:p>
      <text:p text:style-name="P8">1. The Names of Allah</text:p>
      <text:p text:style-name="P8">2. Prayer in the Qur’an</text:p>
      <text:p text:style-name="P8">3. Moral Virtues in the Qur’an</text:p>
      <text:p text:style-name="P8">4. Patience and Submission in Believers</text:p>
      <text:p text:style-name="P8">5. Affection and Compassion</text:p>
      <text:p text:style-name="P8">6. Looking through the Eye of Wisdom</text:p>
      <text:p text:style-name="P8"><text:soft-page-break/>7. Never Forget</text:p>
      <text:p text:style-name="P8">8. The Nightmare of Disbelief</text:p>
      <text:p text:style-name="P8">9. Prophet Moses and the Ark of the Covenant</text:p>
      <text:p text:style-name="P8">10. Gog and Magog</text:p>
      <text:p text:style-name="P8">11. The True Face of Hinduism</text:p>
      <text:p text:style-name="P8">12. The True Face of Buddhism</text:p>
      <text:p text:style-name="P8">13. Satanism: The Weapon of the Devil</text:p>
      <text:p text:style-name="P8">14. The Reincarnation Error</text:p>
      <text:p text:style-name="P8">15. Maryam: An Exemplary Muslim Woman</text:p>
      <text:p text:style-name="P8"/>
      <text:p text:style-name="P8"/>
      <text:p text:style-name="P69"><text:span text:style-name="Normal1"><text:span text:style-name="T81"/></text:span></text:p>
      <text:p text:style-name="P55"><text:span text:style-name="Normal1"><text:span text:style-name="T81"/></text:span></text:p>
      <text:p text:style-name="P4"><text:span text:style-name="T98">The “Children’s” Set</text:span></text:p>
      <text:p text:style-name="P11"/>
      <text:p text:style-name="P55"><text:span text:style-name="Normal1"><text:span text:style-name="T80"><text:s/>1. Let Us Meet Our Lord</text:span></text:span></text:p>
      <text:p text:style-name="P55"><text:span text:style-name="Normal1"><text:span text:style-name="T80"><text:s/>2. Let Us Meet Our Prophet (saas)</text:span></text:span></text:p>
      <text:p text:style-name="P55"><text:span text:style-name="Normal1"><text:span text:style-name="T80"><text:s/>3. The Fact of Creation</text:span></text:span></text:p>
      <text:p text:style-name="P55"><text:span text:style-name="Normal1"><text:span text:style-name="T80"><text:s/>4. The Blessings around Us</text:span></text:span></text:p>
      <text:p text:style-name="P55"><text:span text:style-name="Normal1"><text:span text:style-name="T80"><text:s/>5. Cute Creatures in the Sea</text:span></text:span></text:p>
      <text:p text:style-name="P55"><text:span text:style-name="Normal1"><text:span text:style-name="T80"><text:s/>6. The World of Plants</text:span></text:span></text:p>
      <text:p text:style-name="P55"><text:span text:style-name="Normal1"><text:span text:style-name="T80"><text:s/>7. A Voyage through the Universe</text:span></text:span></text:p>
      <text:p text:style-name="P55"><text:span text:style-name="Normal1"><text:span text:style-name="T80"><text:s/>8. Animals That Travel</text:span></text:span></text:p>
      <text:p text:style-name="P55"><text:span text:style-name="Normal1"><text:span text:style-name="T80"><text:s/>9. A Journey in the World of Animals</text:span></text:span></text:p>
      <text:p text:style-name="P55"><text:span text:style-name="Normal1"><text:span text:style-name="T80"><text:s/>10. Our Cute Friends</text:span></text:span></text:p>
      <text:p text:style-name="P55"><text:span text:style-name="Normal1"><text:span text:style-name="T80"><text:s/>11. Animals That Can Hide</text:span></text:span></text:p>
      <text:p text:style-name="P55"><text:span text:style-name="Normal1"><text:span text:style-name="T80"><text:s/>12. Mothers and Their Young</text:span></text:span></text:p>
      <text:p text:style-name="P55"><text:span text:style-name="Normal1"><text:span text:style-name="T80"/></text:span></text:p>
      <text:p text:style-name="P55"><text:span text:style-name="T83">10-part DVD Set</text:span></text:p>
      <text:p text:style-name="P85"/>
      <text:p text:style-name="P55"><text:span text:style-name="Normal1"><text:span text:style-name="T80">This set has been dubbed into five languages, including Turkish, and has subtitles </text:span></text:span></text:p>
      <text:p text:style-name="P55"><text:span text:style-name="Normal1"><text:span text:style-name="T80">in five languages. </text:span></text:span></text:p>
      <text:p text:style-name="P55"><text:span text:style-name="Normal1"><text:span text:style-name="T80">1. For Men of Understanding (1) </text:span></text:span></text:p>
      <text:p text:style-name="P55"><text:span text:style-name="Normal1"><text:span text:style-name="T80">2. For Men of Understanding (2)</text:span></text:span></text:p>
      <text:p text:style-name="P55"><text:span text:style-name="Normal1"><text:span text:style-name="T80">3. For Men of Understanding (3)</text:span></text:span></text:p>
      <text:p text:style-name="P55"><text:span text:style-name="Normal1"><text:span text:style-name="T80">4. The Truth of the Life of This World</text:span></text:span></text:p>
      <text:p text:style-name="P55"><text:span text:style-name="Normal1"><text:span text:style-name="T80">5. The Signs of the Last Day </text:span></text:span></text:p>
      <text:p text:style-name="P55"><text:span text:style-name="Normal1"><text:span text:style-name="T80">6. Allah's Artistry in Color</text:span></text:span></text:p>
      <text:p text:style-name="P55"><text:span text:style-name="Normal1"><text:span text:style-name="T80">7. Allah Is Known through Reason</text:span></text:span></text:p>
      <text:p text:style-name="P55"><text:soft-page-break/><text:span text:style-name="Normal1"><text:span text:style-name="T80">8. Maternal Love and Affection in Living Things</text:span></text:span></text:p>
      <text:p text:style-name="P55"><text:span text:style-name="Normal1"><text:span text:style-name="T80">9. Deep Thinking</text:span></text:span></text:p>
      <text:p text:style-name="P55"><text:span text:style-name="Normal1"><text:span text:style-name="T80">10. The Design in Nature</text:span></text:span></text:p>
      <text:p text:style-name="P55"><text:span text:style-name="Normal1"><text:span text:style-name="T83"/></text:span></text:p>
      <text:p text:style-name="P55"><text:span text:style-name="Normal1"><text:span text:style-name="T80">HARUN YAHYA DOCUMENTARIES IN 25 LANGUAGES</text:span></text:span></text:p>
      <text:p text:style-name="P55"><text:span text:style-name="Normal1"><text:span text:style-name="T80"/></text:span></text:p>
      <text:p text:style-name="P55"><text:span text:style-name="T81">English-language Documentaries </text:span></text:p>
      <text:p text:style-name="P76"/>
      <text:p text:style-name="P7">40-Part DVD Set</text:p>
      <text:p text:style-name="P126"/>
      <text:p text:style-name="P28">This set discusses such important subjects as “The Creation of the Universe,” “The Miracles of the Qur’an,” “Islam Denounces Terrorism,” “The Secret behind Matter,” and “Perished Nations.” </text:p>
      <text:p text:style-name="P78"/>
      <text:p text:style-name="P76">Signs of the Last Day</text:p>
      <text:p text:style-name="P76">Allah's Artistry in Color</text:p>
      <text:p text:style-name="P76">Love and Cooperation in Living Things</text:p>
      <text:p text:style-name="P76">The Bloody History of Communism (1)</text:p>
      <text:p text:style-name="P76">The Bloody History of Communism (2)</text:p>
      <text:p text:style-name="P76">The Bloody History of Communism (3)</text:p>
      <text:p text:style-name="P66"><text:span text:style-name="Normal1"><text:span text:style-name="T81"/></text:span></text:p>
      <text:p text:style-name="P4"><text:span text:style-name="T93">20-Part DVD Set</text:span></text:p>
      <text:p text:style-name="P126"/>
      <text:p text:style-name="P97"><text:span text:style-name="T50">In addition to twenty documentary DVDs, this very popular set contains twenty books by Harun Yahya, among them </text:span><text:span text:style-name="T67">The Glad Tidings of the Messiah, Let’s Learn Our Islam, Some Secrets of the Qur’an, Jesus Will Return, The Evolution Deceit, </text:span><text:span text:style-name="T50">and </text:span><text:span text:style-name="T67">Deep Thinking.</text:span></text:p>
      <text:p text:style-name="P127"/>
      <text:p text:style-name="P30">The Secret Beyond Matter</text:p>
      <text:p text:style-name="P30">The Creation of the Universe</text:p>
      <text:p text:style-name="P30">Technology in Nature</text:p>
      <text:p text:style-name="P30">The Miracle Planet - 1</text:p>
      <text:p text:style-name="P30">The Miracle of Respiration</text:p>
      <text:p text:style-name="P76">The Order of the Heavens</text:p>
      <text:p text:style-name="P66"><text:span text:style-name="Normal1"><text:span text:style-name="T80"/></text:span></text:p>
      <text:p text:style-name="P55"><text:span text:style-name="T81">Multilingual 10-Part DVD Set</text:span></text:p>
      <text:p text:style-name="P126"/>
      <text:p text:style-name="P28">This set includes“Altruism in Nature,” “Deep Thinking,” “For Men of Understanding” (1-2-3), and “The Truth of the Life of This World,” all with English, French, German, Arabic, Spanish, and Turkish options. </text:p>
      <text:p text:style-name="P30"><text:soft-page-break/>Altruism in Nature</text:p>
      <text:p text:style-name="P30">Deep Thinking</text:p>
      <text:p text:style-name="P30">The Truth of the Life of This World</text:p>
      <text:p text:style-name="P76">For Men of Understanding - 1</text:p>
      <text:p text:style-name="P76">For Men of Understanding - 2</text:p>
      <text:p text:style-name="P76">For Men of Understanding - 3</text:p>
      <text:p text:style-name="P66"><text:span text:style-name="Normal1"><text:span text:style-name="T81"/></text:span></text:p>
      <text:p text:style-name="P55"><text:span text:style-name="T81">Television Stations Broadcasting Documentaries in English</text:span></text:p>
      <text:p text:style-name="P76"/>
      <text:p text:style-name="P76">USA</text:p>
      <text:p text:style-name="P97"><text:span text:style-name="T50">Harun Yahya documentaries are broadcast regularly by many local television stations. These include not only channels serving the Muslim community, but also Christian stations, among them ACTV Cable Channel 21, Bridges TV, Universal Truth, Islam: A Guide to Human Excellence, Amica TV, Community Public Access Channel, Islamic Information Service TV (Los Angeles), TCTV (Torrance Cable TV - California), Arab American TV Chicago, Cox TV (California), Zindabad TV, and Channel 77. </text:span></text:p>
      <text:p text:style-name="P76"/>
      <text:p text:style-name="P76">Australia </text:p>
      <text:p text:style-name="P76">Australia has shown a particular interest in Harun Yahya’s documentaries. Channel 31, sponsored by the Australian Islamic College, is one of several stations that broadcast them regularly. In addition, ABC (the Australian Broadcasting Corporation) broadcasts them on its “Nigthtlife” program.</text:p>
      <text:p text:style-name="P76"/>
      <text:p text:style-name="P76">Canada</text:p>
      <text:p text:style-name="P76">Harun Yahya documentaries are broadcast in Canada by Vision of Islam TV (Pakistan TV Network), Canada National Learning Center, and Jafry Communications.</text:p>
      <text:p text:style-name="P76"/>
      <text:p text:style-name="P86">Nigeria</text:p>
      <text:p text:style-name="P76">There is enormous interest in the Harun Yahya documentaries in Nigeria, as can be seen from the large number of messages reaching the website. These documentaries, broadcast by Edo Broadcasting Service with various channels affiliated to the TV Authority, National TV, and Radio Télévision Ténéré, help many people grow in faith.</text:p>
      <text:p text:style-name="P7"/>
      <text:p text:style-name="P86">South Africa</text:p>
      <text:p text:style-name="P76">Harun Yahya documentaries are broadcast on ITV, the country’s first English-language Islamic channel. ITV is on air 24 hours a day and attracts <text:soft-page-break/>around 4 million viewers in some twenty African countries. It regularly screens English-language versions of these documentaries. Channel Africa also shows them in South Africa.</text:p>
      <text:p text:style-name="P76"/>
      <text:p text:style-name="P86">Tanzania</text:p>
      <text:p text:style-name="P76">Zanzibar Cable TV regularly airs Harun Yahya documentaries. </text:p>
      <text:p text:style-name="P76"/>
      <text:p text:style-name="P86">New Zealand</text:p>
      <text:p text:style-name="P76">Harun Yahya documentaries are regularly broadcast by the local Shine Television channel. </text:p>
      <text:p text:style-name="P76"/>
      <text:p text:style-name="P86">Sri Lanka</text:p>
      <text:p text:style-name="P76">The nationwide National TV channel shows Harun Yahya documentaries. </text:p>
      <text:p text:style-name="P76"/>
      <text:p text:style-name="P86">Guyana</text:p>
      <text:p text:style-name="P76">Local channel TTS Channel 5 broadcasts Harun Yahya documentaries. Station managers say that they receive very positive reactions from both Muslim and non-Muslim viewers. </text:p>
      <text:p text:style-name="P76"/>
      <text:p text:style-name="P131">Some Messages Received regarding the Documentaries</text:p>
      <text:p text:style-name="P78"/>
      <text:p text:style-name="P76">I'm very impressed with your books &amp; CDs , my students are of different ages ( middle &amp; high school). They were overwhelmed with such great work. May Allah bless you, I'm in contact with some distributors of the books in Dubai and I hope I can get all the works to be of great use by the students in my school. I hope to have the chance that you come and speak to my students. </text:p>
      <text:p text:style-name="P76">Laila Diaa, UAE</text:p>
      <text:p text:style-name="P76"/>
      <text:p text:style-name="P7">Sir, you are doing vey well (jazakAllah). Your CDs are very much useful to explain our religion, by using all these recourses I am able to explain ISLAM to my non-Moslem friend. Thank you, may ALLAH be pleased with you (jazakAllah). </text:p>
      <text:p text:style-name="P7">Javed Ahmad, India</text:p>
      <text:p text:style-name="P7"/>
      <text:p text:style-name="P7">Your CD on the Miracle of Cell is likely the final work on the Cell perhaps. It influenced my students much.</text:p>
      <text:p text:style-name="P7">Samiuddin, Pakistan</text:p>
      <text:p text:style-name="P7"/>
      <text:p text:style-name="P7"><text:soft-page-break/>Allah may shower all of His blessing upon Brother Haroon and his team. 1st time I have seen this website after watching brother Harron's CD "Miracle of Quran". It was excellent. I am very much keen to read this great man’s all publishing in future insha ALLAH.</text:p>
      <text:p text:style-name="P7">Mohamed Razeen, Sri Lanka</text:p>
      <text:p text:style-name="P7"/>
      <text:p text:style-name="P7">Brother your website is wonderful, what I liked the most is your films as they are more effective then books &amp; have a long lasting effect. Thank you brother for free downloading of books, movies and all, your site will really help many to strengthen their Faith in today's evil generation. Brother please try to make in all possible languages so that people who don’t know English will [benefit], especially the uneducated ones. May ALLAH give you more strength to unite Muslims. May ALLAH give you big big big reward. Jazak Allah Khair.</text:p>
      <text:p text:style-name="P7">Shifa Shaikh, India</text:p>
      <text:p text:style-name="P7"/>
      <text:p text:style-name="P7">Over and over again I read and watch the VCDs of Harun Yahya, and I always get the new spirit of Allah. Well I think everyone who ever saw its video and also read books of Harun Yahya, has the same feeling. And see what you got after that, we all will love Allah more and more. Harun Yahya and team, with all you have done, just believe, you'll get a big-big blessing from Allah. With all your heart, you'll feel it. </text:p>
      <text:p text:style-name="P7">Dian Susmarini, Indonesia</text:p>
      <text:p text:style-name="P7"/>
      <text:p text:style-name="P7">SubhanAllah! You have made REMARKABLE WORKS! I have watched your VCDs. It makes me more understand this life. Your work is truly an inspiration to all human being to accept the truth Allah has given to us. Since I was a child, my mom has been teaching me about the existence of Allah, how He creates and cares everything in this world and beyond. Watching your VCDs reminded me my mom's simple explanations. But of course you gave it more and more details with GREAT and EXTRAORDINARY explanation in scientific ways. I was so happy when I showed her your VCD series. Thank you so much, you have strengthened our Imaan to Allah SWT. Hope you will produce many more books, videos, especially for children, because it's better to show the truth of Allah since they are kids (like what my mother did to me, although she had just been a Moslem when I was a baby). I want to know more about Mr. Adnan Oktar and his family. Reading his works also makes me interested to study Turkish Language because I imagine that someday I'll meet you.</text:p>
      <text:p text:style-name="P7">Indah Pristiawati, Indonesia</text:p>
      <text:p text:style-name="P7"><text:soft-page-break/></text:p>
      <text:p text:style-name="P7">I 've read and collected Harun Yahya books and VCDs. Sometimes I buy more than one book and give to friends so they will also have more understanding about this life. Thank you Mr. Harun. I love Allah, I love all Moslems and I love you. May Allah reward you for all your REMARKABLE WORKS!</text:p>
      <text:p text:style-name="P7">Indah Prist, Indonesia</text:p>
      <text:p text:style-name="P7"/>
      <text:p text:style-name="P7">I have several VCDs of Harun Yahya production, I'm very happy &amp; surprised with the content of this. I support You to produce other products.</text:p>
      <text:p text:style-name="P7">Winarto Rachmat, Indonesia</text:p>
      <text:p text:style-name="P7"/>
      <text:p text:style-name="P7">I was so fascinated about some of your works e.g. DEEP THINKING, ALTRUISM IN NATURE just to mention a few. The truth is that all the western world documentaries we’ve been buying are not as rich detailed and well researched as yours. The only thing I can say now is to pray to Almighty Allah to grant you more wisdom and to grant you Aljannat Fridous. </text:p>
      <text:p text:style-name="P7">Yusuf Abdulmajid, Nigeria</text:p>
      <text:p text:style-name="P7"/>
      <text:p text:style-name="P7">All of your DVDs are fantastic. Thank you and Thanks God .. we have Harun Yahya... </text:p>
      <text:p text:style-name="P7">Edina Pelbawati, Indonesia</text:p>
      <text:p text:style-name="P27"><text:span text:style-name="Normal1"><text:span text:style-name="T97"/></text:span></text:p>
      <text:p text:style-name="P55"><text:span text:style-name="T81">German-language Documentaries</text:span></text:p>
      <text:p text:style-name="P76">This set, consisting of 10 CDs (each containing two documentaries) features, among others, “Islam Denounces Terrorism,” “Technology in Nature,” “The Creation of Man,” “The Collapse of Atheism,” “The Collapse of Materialism,” “The Truth of the Life of This World,” “Solution: The Values of the Qur’an,” and “The Dark Face of Darwinism.” Documentaries are regularly broadcast in both German and Turkish on Germany’s TV stations, such as TD1 and Nur TV.</text:p>
      <text:p text:style-name="P76">These documentaries, also watched by large numbers of people in Austria and other German-speaking countries, are used as resource material by some teachers, and attract wide student attention. Many students who watch public screenings of them visit the websites to obtain more detailed information about Harun Yahya’s works. </text:p>
      <text:p text:style-name="P76">Sometimes, volunteers distribute these documentaries. For example, one Turkish citizen living in Germany reports that he distributes, free of charge, German-language documentaries to Turks living in his city after <text:soft-page-break/>Friday prayers. Having reached 10,000 families, he states that many viewers have subsequently turned to faith. </text:p>
      <text:p text:style-name="P76"/>
      <text:p text:style-name="P76">Bosnian-language Documentaries</text:p>
      <text:p text:style-name="P76">Some of the documentaries in this 10 CD Bosnian-language set are “The Dark Face of Darwinism,” “The Harmony in the Universe,” “The Collapse of the Theory of Evolution,” “Miracles of the Qur’an” and “New Age: A Superstitious Religion of Modern Times.” </text:p>
      <text:p text:style-name="P76">Just like the author’s books, these documentaries attract considerable interest. In fact, they were broadcast regularly throughout 2004 Ramadan on such popular Bosnian TV stations as NTV and Sancak TV. TV Srbac also broadcasts Harun Yahya documentaries on a regular basis. </text:p>
      <text:p text:style-name="P66"><text:span text:style-name="Normal1"><text:span text:style-name="T81"/></text:span></text:p>
      <text:p text:style-name="P18"><text:span text:style-name="T93">HARUN YAHYA DOCUMENTARIES ON ARY TV</text:span></text:p>
      <text:p text:style-name="P76">ARY Digital TV, which broadcasts from Dubai, has introduced Harun Yahya’s works on its “Insight” program. The guests presented a program on “Islam from the Ottoman Empire to Present-Day Turkey, Europe, and Near Asia.” This program, which is broadcast in English during the news hour on Mondays in Pakistan, India, Bangladesh, and the Gulf nations, reaches 128 countries. </text:p>
      <text:p text:style-name="P76">Guests on the first program stated that readers had made their interest clear through the hundreds of e-mails received every day. They also described how the Balkan and Central Asian peoples who had lived under communism now enjoyed easy access, free of charge, to all kinds of Islamic materials on Harun Yahya’s website. Program officials also said that broadcasts with a similar content will continue.</text:p>
      <text:p text:style-name="P66"><text:span text:style-name="Normal1"><text:span text:style-name="T80"/></text:span></text:p>
      <text:p text:style-name="P55"><text:span text:style-name="T150">HARUN YAHYA ON KAZAKHSTAN’S AS TV NEWS</text:span></text:p>
      <text:p text:style-name="P76">AS TV regularly screens Harun Yahya documentaries. In 2003, its special news report covered the conferences held in the country and revealed the ensuing positive effects by interviewing members of the public. Kazakh-language documentaries are also regularly shown by Daghestan’s TNT and Mahachkala TV stations and Kyrgyzstan’s OSH TV station.</text:p>
      <text:p text:style-name="P26"><text:span text:style-name="Normal1"><text:span text:style-name="T97"/></text:span></text:p>
      <text:p text:style-name="P55"><text:span text:style-name="T158">Indonesian-language Documentaries</text:span></text:p>
      <text:p text:style-name="P55"><text:span text:style-name="Normal1"><text:span text:style-name="T81">The Harun Yahya documentary set prepared under the name of “Proofs of Creation” includes “The Secret behind Matter,” “The Collapse of the Theory of Evolution,” and “The Creation of the Universe.” </text:span></text:span></text:p>
      <text:p text:style-name="P55"><text:soft-page-break/><text:span text:style-name="Normal1"><text:span text:style-name="T81">Indonesian-language documentary sets, the “Harun Yahya Series,” consist of “Satanism,” “Allah Is Known through Reason,” “Love and Co-operation in Living Things,” “The Collapse of Communism,” “The Glory in the Heavens,” and “The Miracles of the Qur’an,” and others. </text:span></text:span></text:p>
      <text:p text:style-name="P55"><text:span text:style-name="Normal1"><text:span text:style-name="T81">Documentaries are broadcast on various channels and via Harun Yahya websites. TPI, a private channel, regularly airs these documentaries, as does Ar-Rahman TV. Many others have requested permission to do so. One of these is the Indonesian state channel TVRI (Televisi Republik Indonesia), whose producers were greatly impressed after watching the “Architects in Nature” and stated their desire to broadcast documentaries as well. </text:span></text:span></text:p>
      <text:p text:style-name="P55"><text:span text:style-name="Normal1"><text:span text:style-name="T81">Another element that reveals this great interest is the high number of sales. An official from NCR, which distributes them, reported that more than 400,000 were sold in six months. He also stated that this was the first time there had been such a high demand in such a short space of time, and that demand was still rising. </text:span></text:span></text:p>
      <text:p text:style-name="P55"><text:span text:style-name="Normal1"><text:span text:style-name="T81"/></text:span></text:p>
      <text:p text:style-name="P55"><text:span text:style-name="T158">Urdu-language Documentaries</text:span></text:p>
      <text:p text:style-name="P7">Many Urdu-language documentaries are broadcast by television channels in Pakistan and India and shown by volunteers at public mass screenings. For example, 7,000 copies of “The Miracles of the Qur’an” were made by an Indian charity and handed out free of charge. They are also shown at conferences and seminars organized by the same foundation.</text:p>
      <text:p text:style-name="P7">These documentaries are broadcast in Pakistan by Indus Vision and Mutual Cable TV, and in India on such channels as WIN TV, CMM Broadcasting Network Limited, and AASTHA TV. </text:p>
      <text:p text:style-name="P7"/>
      <text:p text:style-name="P128">A Few of the Many Messages Received</text:p>
      <text:p text:style-name="P7">It was TV channel through which I got to know the works of Harun Yahya and the website. It’s almost two years since I'm reading the books and my life is totally changed. Now I can find any answer to my question, only what I have to do is log on to the web. Mr. HarunYahya is the only hero of my world. ... </text:p>
      <text:p text:style-name="P7">Annie Jamshed, Pakistan</text:p>
      <text:p text:style-name="P7"/>
      <text:p text:style-name="P7">I am always interested in such documentaries which are easy to understand rather than the confusing lectures by many "wise" people. I saw Mr. Harun's work on the Cable TV channel called Indus and it was amazing. It was duned in Urdu and had awesome videos, moreover every <text:soft-page-break/>bit in the program was so easy to understand and practical at the same time. I really praise the efforts of the author. Allah bless him. Is there any way that I can personally e-mail him. It will surely be a great inspiration. </text:p>
      <text:p text:style-name="P7">Salman Ali Khan, Pakistan</text:p>
      <text:p text:style-name="P7"/>
      <text:p text:style-name="P7">I watch your programmes on Indus TV regularly. I really admire your work on Quran &amp; Science. You have done an excellent work for Muslims. Your work will help in eradicating the non-Islamic thoughts and philosophies which are prevalent from at least 10 or 11 centuries. It is the first time that Quran is understood in the light of Science. All of those who are working in this direction will help the Muslims to be a practical Muslim. Your work is absolutely demanding in today’s world. Best Regards.</text:p>
      <text:p text:style-name="P7">Shah Alam Zaidi, Pakistan</text:p>
      <text:p text:style-name="P7"/>
      <text:p text:style-name="P7">I have been reading your pages most of the day. I was first acquainted by a television programme about Harun Yahya. I am very impressed by his articles and way of thought especially science &amp; Quran. </text:p>
      <text:p text:style-name="P7">Abdul Rahim Soomro, Pakistan</text:p>
      <text:p text:style-name="P7"/>
      <text:p text:style-name="P7">May God bless you always, you are doing a marvelous job for your religion, all Muslims should be proud of you. We need a platform to explain and defend our religion and you sure have provided us one. I have seen documentaries based on your books on "INDUS VISION" and I am very very much impressed by your work. May Allah give you more strength to continue with your work. I am just a 20 year old and I think it would be a treat for people of my age group to read your books because we need them to guide us. I would love to continue my studies in the field of Genetics and computer sciences in the light of Quran following your footsteps. It would be a pleasure for me to do something for you.</text:p>
      <text:p text:style-name="P7">Sayeda Sarah Saleem, Pakistan</text:p>
      <text:p text:style-name="P7"/>
      <text:p text:style-name="P7">... As I’ve mentioned I’m a medical student in my final year. I came to know about this site through a programme shown on Haroon Yahya's work and books on Indus Vision. I was so fascinated and impressed by this programme because whatever little miracles I've seen during my life as a student in the hospital were so marvellously put forward by him. I’m talking about the miracles of Quran and the very creation of man. I appreciate his work fully.</text:p>
      <text:p text:style-name="P7">Habiba Malik, Pakistan</text:p>
      <text:p text:style-name="P7"/>
      <text:p text:style-name="P76"><text:soft-page-break/>Malay-language Documentaries</text:p>
      <text:p text:style-name="P7">Among these documentaries are “The Collapse of the Theory of Evolution,” “The Creation of the Universe,” “The Secret behind Matter,” “Miracles of the Qur’an,” “The Fact of Creation,” and “The Miracle in the Cell.” </text:p>
      <text:p text:style-name="P7">Documentaries are broadcast on TV3 and an Internet TV station known as Cyberjaya TV. </text:p>
      <text:p text:style-name="P68"><text:span text:style-name="Normal1"><text:span text:style-name="T81"/></text:span></text:p>
      <text:p text:style-name="P55"><text:span text:style-name="T81">Cyberjaya TV, which is broadcast by satellite and seen in some sixty countries, regularly screens Harun Yahya’s documentaries and shows programs that introduce his works. One program, screened on 26 May 2004, provided detailed information about Harun Yahya’s work in Malaysia. </text:span></text:p>
      <text:p text:style-name="P66"><text:span text:style-name="Normal1"><text:span text:style-name="T81"/></text:span></text:p>
      <text:p text:style-name="P55"><text:span text:style-name="T81">Displayed above is a poster for the “Signs of the Creator” set. To the side is a picture of the documentary set distributed during conferences held in Malaysia. </text:span></text:p>
      <text:p text:style-name="P76">Arabic-language Documentaries</text:p>
      <text:p text:style-name="P7">Among these fifty or so documentaries are “The Mystery of the Deep,” “The Splendour in the Seas,” “Solution: The Values of the Qur’an,” “The Prophet Abraham (as) and the Prophet Lot (as),” “Jesus (as) Will Return” and “Marvellous Creatures 1 and 2.” They are shown on television channels in many Arabic-speaking countries and attract enormous interest. </text:p>
      <text:p text:style-name="P7">As is the case in other countries, they are also shown in schools and conference and meeting halls. For example, Morocco’s Casablanca University uses them as teaching aids and screens them in university conference halls. Some producers also use long extracts, such as Unity TV, which broadcasts in Iraq. Programs about the theory of evolution on this channel make wide use of these documentaries.</text:p>
      <text:p text:style-name="P7"/>
      <text:p text:style-name="P7">Advertising posters prepared by the Al-Sirat company, which distributes Arabic-language documentaries, for “Perished Nations” and “The Miracle in the Ant”</text:p>
      <text:p text:style-name="P7"/>
      <text:p text:style-name="P11">Saudi Arabia</text:p>
      <text:p text:style-name="P7">The television channel Suud Al- Majd broadcasts Harun Yahya’s documentaries, as does Iqra TV, one of the country’s largest stations.</text:p>
      <text:p text:style-name="P7"/>
      <text:p text:style-name="P11">Bahrain</text:p>
      <text:p text:style-name="P7"><text:soft-page-break/>Harun Yahya documentaries are broadcast on the Discover Islam channel. </text:p>
      <text:p text:style-name="P7"/>
      <text:p text:style-name="P11">Oman</text:p>
      <text:p text:style-name="P7">Oman’s official television channel broadcast fifteen Harun Yahya films, twice daily, throughout the second half of Ramadan 2004. People in other countries who have satellite dishes all watch this channel. </text:p>
      <text:p text:style-name="P7"/>
      <text:p text:style-name="P11">Yemen</text:p>
      <text:p text:style-name="P7">Harun Yahya’s documentaries are broadcast by Yemen TV. </text:p>
      <text:p text:style-name="P7"/>
      <text:p text:style-name="P129">A Few of the Many Messages Received</text:p>
      <text:p text:style-name="P7">I watched your documentaries and works about Matrix. I pray that Almighty Allah help me to complete my academic studies. InsaAllah we meet one day; your site is the best. I will try to help you to make publications about Palestine. </text:p>
      <text:p text:style-name="P7">Fareed Atamna, Palestine</text:p>
      <text:p text:style-name="P7"/>
      <text:p text:style-name="P7">I live in East Saudi Arabia and would like to [go to] your sales burea here, for I want to buy some films in Urdu. Please inform me about the address.</text:p>
      <text:p text:style-name="P7">Mahmood Alam, Saudi Arabia</text:p>
      <text:p text:style-name="P8"/>
      <text:p text:style-name="P7">I am the executive of a television channel broadcasting from MBC satellite in Middle East. Our purpose is to educate the Arab youth. I am impressed by Sheikh Harun Yahya’s works. Can he be a regular speaker in our program? </text:p>
      <text:p text:style-name="P7">Hani Khoja, Saudi Arabia</text:p>
      <text:p text:style-name="P7"/>
      <text:p text:style-name="P126">Documentaries in Serbo-Croat</text:p>
      <text:p text:style-name="P7">Harun Yahya documentaries are shown and watched with great interest on various TV channels in Serbia and the Republic of Yugoslavia. </text:p>
      <text:p text:style-name="P11"/>
      <text:p text:style-name="P11">Yugoslavia </text:p>
      <text:p text:style-name="P7">Documentaries are shown on channel Vojvodina, one of the most influential television stations in the Serbian part of this country. They are also shown on TV Jesenjin, Elmag TV (Montenegro), Yu Info, TV Valjev, and TV Most.</text:p>
      <text:p text:style-name="P7"/>
      <text:p text:style-name="P11">Serbia</text:p>
      <text:p text:style-name="P7"><text:soft-page-break/>TV Gornji Milanovac, TV Aleksinac, TV Paracin, TV Odzaci, and TV Vicom (Gradiska) all broadcast Harun Yahya documentaries in Serbia. </text:p>
      <text:p text:style-name="P11"/>
      <text:p text:style-name="P7">Azeri-language Documentaries</text:p>
      <text:p text:style-name="P7">Azarbaijanis have shown great interest in Harun Yahya documentaries. To date, sixteen documentaries have been translated, among them “The Secret behind Matter,” “The Miracles of the Qur’an,” “Mecca: The Mother of Cities and the Sacred Site of the Kaaba,” and “The Knights Templar and Freemasonry.” Many more are being translated. Broadcast on Azeri state television, they are sometimes screened en masse in local cinemas. Some of the channels that show them are Az TV, Space TV, and Lider TV. </text:p>
      <text:p text:style-name="P7"/>
      <text:p text:style-name="P129">One of the Messages Received</text:p>
      <text:p text:style-name="P7">Dear my brothers, </text:p>
      <text:p text:style-name="P7">While in our day the West tries to show Islam as a religion of terror, we are in need of wise and intelligent people who can talk about the facts of our religion. I am happy that the Muslim community has a scholar as Harun Yahya. May Allah protect him and all faithful Muslim brothers. </text:p>
      <text:p text:style-name="P7">Last year I watched a documentary based on Harun Yahya’s book and liked it very much. Last December I borrowed a book of Harun Yahya from one of my friends and read it. I also learned a lot from it and liked it very much. When I visited your website, I realized that many books were in Azeri language and many other foreign languages and felt so happy. Thanks for all your efforts. I wished that I could be of help to these holy works. I wish you success in the future and forgiveness from Allah on the Day of Judgment. </text:p>
      <text:p text:style-name="P7">With my best wishes, </text:p>
      <text:p text:style-name="P13"><text:span text:style-name="T59">Zahir Ahmadov – Azerbeijan</text:span></text:p>
      <text:p text:style-name="P77"/>
      <text:p text:style-name="P76">Dutch-language Documentaries</text:p>
      <text:p text:style-name="P76">“Islam Denounces Terrorism” is being broadcast on such national channels as Feza TV and TTA TV. “The Miracle of Human Creation” has also been translated, and “Islam Denounces Terrorism” has been given subtitles. </text:p>
      <text:p text:style-name="P66"><text:span text:style-name="Normal1"><text:span text:style-name="T81"/></text:span></text:p>
      <text:p text:style-name="P55"><text:span text:style-name="T81">Albanian-language Documentaries</text:span></text:p>
      <text:p text:style-name="P76">More than ten documentaries have been translated into Albanian, among them “The Truth of the Life of This World,” “The World Needs the Ottomans,” “The Miracle of Design in the Cell,” “The Creation of the <text:soft-page-break/>Universe,” and “Behind the Veil of Wars.” Documentaries are broadcast on TVSH (the Albanian national channel) as well as TV Shijak, Neser TV, Gjeli Vizion, Teuta TV, Adriatik TV, and others. They are also regularly screened on various local stations in Kosovo.</text:p>
      <text:p text:style-name="P66"><text:span text:style-name="Normal1"><text:span text:style-name="T81"/></text:span></text:p>
      <text:p text:style-name="P55"><text:span text:style-name="T81">Working and cooperating with you will make us happy…We have various NGO projects in Macedonia. One of the sectors in which we operate is to educate and inform the youth and the public. In education, the LITTLE BIG, the youth and child center operates. In our education programmes we give vision lessons to the youth with your CDs. Last year you provided these CDs. May Allah be pleased with you. </text:span></text:p>
      <text:p text:style-name="P76">Senat Vraynko Bekiri-STK Chairman</text:p>
      <text:p text:style-name="P76">Millenium Association, Macedonia </text:p>
      <text:p text:style-name="P76"/>
      <text:p text:style-name="P76">Kazakh-language Documentaries</text:p>
      <text:p text:style-name="P76">The nationwide Kazakh State Channel 1 regularly shows Harun Yahya’s documentaries every Saturday. ERA TV, which broadcasts in the capital city Astana, also broadcasts them in both Azeri and Russian (on a weekly basis). In addition, free screenings are held every Sunday at the Presidential Culture Center. </text:p>
      <text:p text:style-name="P76">TV K broadcasts Russian-language versions twice a week in Karaganda and carries programs introducing Harun Yahya’s works. </text:p>
      <text:p text:style-name="P76"/>
      <text:p text:style-name="P76">I am a graduate of the Kazakhstan Ahmet Yesevi University. Last year I saw your CD broadcast on a local television channel in my city. Although it was in Turkish, it attracted great interest and was a means whereby several people came to the true path. </text:p>
      <text:p text:style-name="P126">Ferit Dereli, Kazakhstan</text:p>
      <text:p text:style-name="P77"/>
      <text:p text:style-name="P76">Czech-language Documentaries</text:p>
      <text:p text:style-name="P76">“The Creation of the Universe” has been translated into Czech.</text:p>
      <text:p text:style-name="P76"/>
      <text:p text:style-name="P116">Uzbek-language Documentaries</text:p>
      <text:p text:style-name="P76">“Camouflage and Intelligent Behavior in Animals” has been translated into Uzbek.</text:p>
      <text:p text:style-name="P76"/>
      <text:p text:style-name="P76">Italian-language</text:p>
      <text:p text:style-name="P126">Documentaries</text:p>
      <text:p text:style-name="P76">“The Creation of the Universe” has been translated into Italian. </text:p>
      <text:p text:style-name="P66"><text:span text:style-name="Normal1"><text:span text:style-name="T81"/></text:span></text:p>
      <text:p text:style-name="P125"><text:span text:style-name="T93">Bengali-language Documentaries</text:span></text:p>
      <text:p text:style-name="P7">“The Miracle of Design in the Cell,” “The Creation of the Universe,” and “The Miracles of the Qur’an” have been translated and are broadcast on Bangladesh TV, the country’s national channel. Bangladesh TV owns all of the broadcasting rights to these documentaries and also airs them in English. Work on translating other documentaries into Bengali is continuing. </text:p>
      <text:p text:style-name="P7"/>
      <text:p text:style-name="P126">French-language Documentaries</text:p>
      <text:p text:style-name="P7">These documentaries attract great interest in French-speaking countries, particularly in France itself. The following documentaries, among others, have been translated: “Biomimetics: Technology Imitates Nature,” “Solution: Moral Values of the Qur’an,” “The Dark Face of Darwinism,” “The Creation of the Universe,” and “The Collapse of the Theory of Evolution.” </text:p>
      <text:p text:style-name="P9"/>
      <text:p text:style-name="P126">Hungarian-language Documentaries</text:p>
      <text:p text:style-name="P7">“The Miracles of the Qur’an,” “The Miracles in Birds,” “Islam: The Light Illuminating the World,” “The Creation of the Universe,” “Behind the Veil of Wars,” “Never Forget,” and “Perished Nations” have all been translated and shown in the country’s schools and universities. </text:p>
      <text:p text:style-name="P7"/>
      <text:p text:style-name="P55"><text:span text:style-name="Normal1"><text:span text:style-name="T81">A message from the United Arab Emirates</text:span></text:span></text:p>
      <text:p text:style-name="P55"><text:span text:style-name="Normal1"><text:span text:style-name="T81"/></text:span></text:p>
      <text:p text:style-name="P55"><text:span text:style-name="T84">Dear Sir! May Allah Bless You! Reading your books have had a huge impact on my life. I have finally realized the purpose of life. Never any Islamic material touched my soul so much.... Downloading your books and reading them has become a part of daily routine. May Allah guide everyone towards the right path, and save us from the Hellfire. Ameen!!! </text:span></text:p>
      <text:p text:style-name="P33">Irfan Farooq, UAE</text:p>
      <text:p text:style-name="P10"/>
      <text:p text:style-name="P126">Tamil-language Documentaries</text:p>
      <text:p text:style-name="P7"><text:soft-page-break/>“The Miracles of the Qur’an” has been translated into Tamil, which is spoken in India, Singapore, the UAE, and parts of South Africa.</text:p>
      <text:p text:style-name="P7"/>
      <text:p text:style-name="P130">Bulgarian-language Documentaries</text:p>
      <text:p text:style-name="P7">“Marvellous Creatures 1, 2 and 3,” “Signs of the Last Day,” “A Call to Islamic Union (subtitled),” “Islam: The Light Illuminating the World,” and “Satanism: Satan’s Bloody Teaching” have been translated into Bulgarian. </text:p>
      <text:p text:style-name="P7"/>
      <text:p text:style-name="P126">Malayalam-language Documentaries</text:p>
      <text:p text:style-name="P7">“The Creation of the Universe,” “Marvellous Creatures 1,” and “The Miracles of the Qur’an” have been translated into Malayalam, which is spoken in parts of India, Malaysia, and the UAE. </text:p>
      <text:p text:style-name="P126">Chinese-language Documentaries</text:p>
      <text:p text:style-name="P7">Despite difficult conditions, Harun Yahya documentaries attract considerable interest in China. “The Secret behind Matter” has been prepared with subtitles, and the following ones have been translated: “Architects in Nature,” “The Truth of the Life of This World,” and “Maternal Affection and Love for Offspring in Living Things.” The documentaries are watched with great interest both in mainland China and Hong Kong, and public showings are held in mosques, schools, and various charities and associations.</text:p>
      <text:p text:style-name="P7"/>
      <text:p text:style-name="P126">Uygur-language Documentaries</text:p>
      <text:p text:style-name="P7">The works of Harun Yahya have also reached East Turkestan. The Uygur Turks, who have suffered under communist oppression for many years, follow his works with great interest. “The Truth of the Life of This World,” “The Collapse of the Theory of Evolution,” “The Splendor in the Seas,” “Architects in Nature,” “The Miracles of the Qur’an,” “The Miracle in Birds,” as well as other documentaries, have all been translated. </text:p>
      <text:p text:style-name="P7"/>
      <text:p text:style-name="P126">Finnish-language Documentaries</text:p>
      <text:p text:style-name="P7">“The Fact of Creation” and “The Creation of the Universe” have been subtitled. </text:p>
      <text:p text:style-name="P30">In addition to all of these countries, Harun Yahya documentaries are also broadcast in Afghan language and Turkish on Afghanistan’s only private TV channel, Ayna TV, which can be seen in northern Afghanistan and Uzbekistan. </text:p>
      <text:p text:style-name="P79"/>
      <text:p text:style-name="P76">HARUN YAHYA WORKS INTRODUCED ON DUBAI TV</text:p>
      <text:p text:style-name="P13"><text:span text:style-name="T59">In a program broadcast on 4 January 2003 on Dubai TV, a channel watched in many countries, sections of the Arabic-language version “The Miracle of Human Creation” were broadcast. The program also introduced </text:span><text:span text:style-name="T62">El-Afak</text:span><text:span text:style-name="T59">, the Arabic translation of </text:span><text:span text:style-name="T62">Ilmi Mercek</text:span><text:span text:style-name="T59">. This magazine describes the </text:span><text:soft-page-break/><text:span text:style-name="T59">contents of Harun Yahya documentaries, which are distributed free of charge to readers. The program particularly introduced </text:span><text:span text:style-name="T62">The Evolution Deceit</text:span><text:span text:style-name="T59"> and informed its readers about Harun Yahya’s work carried in the </text:span><text:span text:style-name="T62">Science </text:span><text:span text:style-name="T59">magazine. Another program introduced other works and summarized </text:span><text:span text:style-name="T62">Islam Denounces Terrorism</text:span><text:span text:style-name="T59">. </text:span></text:p>
      <text:p text:style-name="P7">The program gave viewers information about the author’s life and works, saying that he had written them solely for the pleasure of Allah, that he has already written some 200 works in Turkish (which have been translated and published), and that 200 more works are ready to be published. The speaker also emphasized that the author asks no copyright fees for these translations. </text:p>
      <text:p text:style-name="P27"><text:span text:style-name="Normal1"><text:span text:style-name="T97"/></text:span></text:p>
      <text:p text:style-name="P25"><text:span text:style-name="T94">Islam Denounces Terrorism </text:span><text:span text:style-name="T93">was introduced on Dubai TV.</text:span></text:p>
      <text:p text:style-name="P30"/>
      <text:p text:style-name="P76">The program also introduced the Arabic-language version of “The Miracle of Human Creation.”</text:p>
      <text:p text:style-name="P66"><text:span text:style-name="Normal1"><text:span text:style-name="T80"/></text:span></text:p>
      <text:p text:style-name="P55"><text:span text:style-name="T80">Some of the Arabic-language book covers were also shown on the TV program. </text:span></text:p>
      <text:p text:style-name="P64"><text:span text:style-name="Normal1"><text:span text:style-name="T80"/></text:span></text:p>
      <text:p text:style-name="P125"><text:span text:style-name="T93">Russian-language Documentaries</text:span></text:p>
      <text:p text:style-name="P28">A great many Harun Yahya documentaries have been translated into Russian. Some of these documentary films, watched with great interest, are “Architects in Nature,” “Technology in Nature,” “Behind the Veil of Wars,” “Jesus Will Return,” “Prophet Abraham and Prophet Lot,” “The Secret of the Test,” “The Creation of Man.” </text:p>
      <text:p text:style-name="P69"><text:span text:style-name="Normal1"><text:span text:style-name="T81"/></text:span></text:p>
      <text:p text:style-name="P55"><text:span text:style-name="T153">HARUN YAHYA INTRODUCED ON THE INDONESIAN NATIONAL </text:span></text:p>
      <text:p text:style-name="P91">CHANNEL RCTI TV</text:p>
      <text:p text:style-name="P91"/>
      <text:p text:style-name="P76">This television program was produced by RCTI TV. Broadcast on 19 March 2003, it concentrated on Harun Yahya’s work and its impact on Indonesia. </text:p>
      <text:p text:style-name="P66"><text:span text:style-name="Normal1"><text:span text:style-name="T80"/></text:span></text:p>
      <text:p text:style-name="P136"><text:span text:style-name="T93">HARUN YAHYA'S AUDIO CASSETTES ON RADIO STATIONS</text:span></text:p>
      <text:p text:style-name="P76">Audio cassettes based on the books of Harun Yahya are broadcast by radio stations in many countries. Some of these stations regularly air them in program form; others broadcast them during Ramadan or on special days and festivals. Some of these radio stations are: </text:p>
      <text:p text:style-name="P76"/>
      <text:p text:style-name="P171"><text:soft-page-break/>Great Britain: </text:p>
      <text:p text:style-name="P76">Radio Ramadhan-Birmingham and Radio Ramadhan-Glasgow regularly broadcast Harun Yahya audio tapes. </text:p>
      <text:p text:style-name="P171">USA: </text:p>
      <text:p text:style-name="P76">CJSW Radio broadcasts audio tapes once a week. </text:p>
      <text:p text:style-name="P7">“The Miracles of the Qur’an” tape has been broadcast on Africa Radio International. Other tapes are also planned for airing.</text:p>
      <text:p text:style-name="P7">Velayat TV and Radio broadcast the whole series of tapes over a three-month period.</text:p>
      <text:p text:style-name="P7">KPFK FM aired the “Miracles Series” in seven parts.</text:p>
      <text:p text:style-name="P7">Radio station FHL TV Faith, Hope, Love broadcast “The Collapse of the Theory of Evolution.”</text:p>
      <text:p text:style-name="P7">KADV FM broadcast “The Creation of the Universe” nine times in the course of three months.</text:p>
      <text:p text:style-name="P7">Victory Television Network, Channel 11, and KCHF produced and broadcast a program based on Harun Yahya documentaries and have asked permission to rebroadcast it during the new broadcasting season. The Bible Broadcasting Network aired “The Miracle in the Bee,” “The Miracle in the Cell,” “The Miracle of Birth,” and “The Miracle in the Ant” as twenty-minute programs over the course of one month. </text:p>
      <text:p text:style-name="P7">Such radio stations as Soundvision, IANA Radio, IIO Radio, Voice of Turkey, Microteam, Family Life Today, KPFK FM, Village Radio, Salam Radio, Islamic Discovery, IBN (Islamic Broadcasting Network), and The Voice of Islam also broadcast Harun Yahya tapes.</text:p>
      <text:p text:style-name="P171">Australia:</text:p>
      <text:p text:style-name="P7">The Hatikvah Film Foundation Inc. serialized the “For Men of Understanding” series. Radyo Türkiyem, ZZZ, Islamic Radio, Lin2, and other radio stations regularly broadcast audio tapes based on Harun Yahya’s works. </text:p>
      <text:p text:style-name="P171">South Africa: </text:p>
      <text:p text:style-name="P7">The Voice of the Cape has broadcast “The Miracle in the Bee,” “The Miracle in the Ant,” and other tapes. The Voice of South Africa, Channel Islam, Radio Islam, Radio Al Ansar, and Channel Africa regularly broadcast audio tapes.</text:p>
      <text:p text:style-name="P171">Bosnia: </text:p>
      <text:p text:style-name="P7">RTV BIH broadcasts audio tapes by Harun Yahya.</text:p>
      <text:p text:style-name="P171">Brunei: </text:p>
      <text:p text:style-name="P7">BRT (State Radio) is just one of the radio stations that broadcasts Harun Yahya audio tapes. </text:p>
      <text:p text:style-name="P171">Canada: </text:p>
      <text:p text:style-name="P7"><text:soft-page-break/>CHSR FM has broadcast “Perished Nations,” which attracted considerable interest, according to the station managers. CKUW FM (Winnipeg University Campus FM radio) also broadcasts Harun Yahya audio tapes.</text:p>
      <text:p text:style-name="P171">Ghana: </text:p>
      <text:p text:style-name="P7">Radio ADA and Choice FM broadcast Harun Yahya audio tapes.</text:p>
      <text:p text:style-name="P171">Kenya: </text:p>
      <text:p text:style-name="P7">East FM has broadcast tapes several times during Ramadan. </text:p>
      <text:p text:style-name="P171">Malawi: </text:p>
      <text:p text:style-name="P7">Capital FM has broadcast audio tapes prepared from the “Miracles” series.</text:p>
      <text:p text:style-name="P171">Solomon Islands: </text:p>
      <text:p text:style-name="P7">SIBC FM has twice broadcast “Perished Nations” and “The Miracle in the Eye” as two separate programs.</text:p>
      <text:p text:style-name="P171">France: </text:p>
      <text:p text:style-name="P7">Özlem FM frequently broadcasts Harun Yahya audio tapes.</text:p>
      <text:p text:style-name="P171">Holland: </text:p>
      <text:p text:style-name="P7">Mesaj FM broadcasts these audio tapes.</text:p>
      <text:p text:style-name="P171">Iraq: </text:p>
      <text:p text:style-name="P7">TERT (Türkmen Eli Radio) regularly broadcasts Harun Yahya audio tapes. </text:p>
      <text:p text:style-name="P171">Sweden: </text:p>
      <text:p text:style-name="P7">Harun Yahya audio tapes broadcast on Islamic Radio have attracted considerable interest.</text:p>
      <text:p text:style-name="P171">Nigeria: </text:p>
      <text:p text:style-name="P7">Harun Yahya audio tapes are regularly aired on Kaduna Broadcasting Co. and Shafi'u M. </text:p>
      <text:p text:style-name="P171">Jordan: </text:p>
      <text:p text:style-name="P7">4 Arabs Radio is one of the stations that broadcast Harun Yahya audio tapes. </text:p>
      <text:p text:style-name="P27"><text:span text:style-name="Normal1"><text:span text:style-name="T97"/></text:span></text:p>
      <text:p text:style-name="P55"><text:span text:style-name="Normal1"><text:span text:style-name="T97"/></text:span></text:p>
      <text:p text:style-name="P25"><text:span text:style-name="Normal1"><text:span text:style-name="T93"/></text:span></text:p>
      <text:p text:style-name="P119">HARUN YAHYA WEBSITES</text:p>
      <text:p text:style-name="P63"><text:span text:style-name="Normal1"><text:span text:style-name="T81"/></text:span></text:p>
      <text:p text:style-name="P55"><text:span text:style-name="Normal1"><text:span text:style-name="T81"/></text:span></text:p>
      <text:p text:style-name="P55"><text:span text:style-name="T80">A</text:span><text:span text:style-name="T81">ll of Harun Yahya’s more than 200 works and related documentaries, audio tapes, visual galleries, and articles are available for both downloading and viewing free of charge on the Internet. This chapter provides information about the websites based on his works and examples of messages received from viewers. </text:span></text:p>
      <text:p text:style-name="P76"><text:s/>www.harunyahya.com - www.harunyahya.net</text:p>
      <text:p text:style-name="P76">www.harunyahya.org - www.harunyahya.fr</text:p>
      <text:p text:style-name="P55"><text:span text:style-name="T81">www.harunyahya.ru - </text:span><text:span text:style-name="Normal1"><text:span text:style-name="T80">www.harunyahya.es</text:span></text:span><text:span text:style-name="T81"> </text:span></text:p>
      <text:p text:style-name="P76">www.harunyahya.com/arabic - www.harunyahya.de</text:p>
      <text:p text:style-name="P76">www.harunyahya.com/malaysian - www.harunyahya.com/indo</text:p>
      <text:p text:style-name="P66"><text:span text:style-name="Normal1"><text:span text:style-name="T80"/></text:span></text:p>
      <text:p text:style-name="P55"><text:span text:style-name="Normal1"><text:span text:style-name="T80">www.harunyahya.com/il - www.harunyahya.it</text:span></text:span></text:p>
      <text:p text:style-name="P55"><text:span text:style-name="Normal1"><text:span text:style-name="T80">www.harunyahya.com/az - www.harunyahya.cn</text:span></text:span></text:p>
      <text:p text:style-name="P55"><text:span text:style-name="Normal1"><text:span text:style-name="T80">www.harunyahya.com/urdu - </text:span></text:span><text:span text:style-name="T80">www.harunyahya.org/bos</text:span></text:p>
      <text:p text:style-name="P55"><text:span text:style-name="Normal1"><text:span text:style-name="T80">www.harunyahya.com/albanian</text:span></text:span></text:p>
      <text:p text:style-name="P55"><text:span text:style-name="Normal1"><text:span text:style-name="T80">www.harunyahya.com/bulgarian - www.harunyahya.com/nl</text:span></text:span></text:p>
      <text:p text:style-name="P55"><text:span text:style-name="Normal1"><text:span text:style-name="T80"/></text:span></text:p>
      <text:p text:style-name="P55"><text:span text:style-name="T80">Some messages received at www.harunyahya.com</text:span></text:p>
      <text:p text:style-name="P80"/>
      <text:p text:style-name="P7">This website provides services in twenty-four languages, especially English but also Arabic, German, Russian, French, Indonesian, Italian, Malay, Chinese, and Serbo-Croat. Messages of support, some of which are given below, pour in every day. </text:p>
      <text:p text:style-name="P7"/>
      <text:p text:style-name="P7">It is certainly the most rational attack on evolution that I have ever read. This website and all your sub websites are extremely thorough and compelling. We as Muslims must be proud at our hero (!) Adnan Oktar. You have really inspired me to lead as young student an idealistic devout life to God alone and follow His path and logic of the Quraan, our sole undisputed source.</text:p>
      <text:p text:style-name="P7">Mustafa Burqun, The Netherlands</text:p>
      <text:p text:style-name="P7"/>
      <text:p text:style-name="P7">Salam Alaikum. Your work is inspiring and I pray that Allah swt rewards you for the free downloads of your books available from your website. The website itself is so beautiful and huge that it took me weeks to read every bit of it and I enjoyed it all. Your website and work has inspired me to start work on my own website and collection of articles, <text:soft-page-break/>though not much but I hope they will be of some help to those who view. Thank you and may Allah swt reward you with Jannatul Firdaus. Aameen</text:p>
      <text:p text:style-name="P7">Akbar Khan, Pakistan</text:p>
      <text:p text:style-name="P7">This is one of the most important Islamic Website I have ever read. Adnan Oktar writes extremely well and provides much needed research into the history of the battle between Islam (theisme) and Epicureanism. This Website clarifies what is at stake and makes the contrast quite clear between the two antithetical and antagonistic worldviews of Materialism and Islam. This website is highly recommended for anyone who wants to understand the underlying ideas behind our current moral debates : (certainly we as muslim youth living in the West).</text:p>
      <text:p text:style-name="P7">Sara Madhab, The Netherlands</text:p>
      <text:p text:style-name="P7"/>
      <text:p text:style-name="P7">Dear Mr Oktar, I am so glad that you have designed these wonderful websites, books and movies for Islamic Education. So many teenagers who are confused about Islam will be able to understand it much more clearly, as I have, so thank you. This website has also helped non-Muslims understand Islam more, too. You have motivated me to learn more about this world and its relation to Allah and Islam, and I, too wish to write books on this matter - esp in relation to Science. InshaAllah, I will one day. I hope I get to see you one day and thank you personally for helping spread the Qur'an's word and helping me to stay on the right path. Yours truly, Sadia (A keen 'student' of yours)</text:p>
      <text:p text:style-name="P7">Sadia Mohammed, England</text:p>
      <text:p text:style-name="P7"/>
      <text:p text:style-name="P7">Thought provoking site helps in realizing man his real place in the universe a tiny speck of nothing ... and has greatly helped me in understanding Islam as it was meant to be and not as I used to experience it. SubhanAllah, MashaAllah and JazakAllah...</text:p>
      <text:p text:style-name="P7">Husein Najmi, Pakistan</text:p>
      <text:p text:style-name="P7"/>
      <text:p text:style-name="P7">Assalam o alaikum, I don’t have words to describe the impact that Harun Yahya's books have imposed upon me. I always had been a pessimist but find hope in every thing. I strongly want to suggest that there should be a Harun Yahya school or the books and materials should be included in all muslim countries' education curricula. </text:p>
      <text:p text:style-name="P7">Sameera Siddiqui, Pakistan</text:p>
      <text:p text:style-name="P7"/>
      <text:p text:style-name="P7">As salamu alaikum warahmatullah. Your site is the best Islamic site I have ever visited. It is really an eye opener for everyone. Your books are <text:soft-page-break/>really great. May Allah reward you much for your efforts of trying to spread the truth. </text:p>
      <text:p text:style-name="P7">Jihada Brillantes, Philippines</text:p>
      <text:p text:style-name="P7"/>
      <text:p text:style-name="P7">This is a work all people of intelligence and critical judgment will want... no single "islamic" website now available covers the ground as well or as extensively... These books fulfilled my own conception of the role of the man of ideas in the world of men. Harun Yahya is a rare man and his website is a rare one... Wassalam...</text:p>
      <text:p text:style-name="P7">Nafisa Sabrien, Tunisia</text:p>
      <text:p text:style-name="P7"/>
      <text:p text:style-name="P7">When my biology teacher first assigned the book by Adnan Oktar for extra credit reading I was terrified of what I thought would be a book full of confusing arguments that were way above my head. To Oktar’s credit this book discusses difficult and complex scientific concepts in a clear, easily understandable format. I would recommend it highly to anyone with an open mind. </text:p>
      <text:p text:style-name="P7">Nadia Irfaak, Damascus</text:p>
      <text:p text:style-name="P7"/>
      <text:p text:style-name="P7">I thoroughly enjoyed this Website. In it Harun Yahya uses the principles of logic and recent scientific evidence to answer the big questions. It is a very concise website with excellent arguments (May God bless you for this work H. Yahya ! ! ! ). A good summary of scientific information dispelling the ancient myth of an accidental universe. </text:p>
      <text:p text:style-name="P7">Zina Haddad, Qatar</text:p>
      <text:p text:style-name="P7"/>
      <text:p text:style-name="P7">=I thank Harun Yahya very much for covering some of the most difficult concepts of biochemistry — like bioenergetics, metabolism, enzyme kinetics, thermodynamics, membrane transport, cell signaling, regulatory mechanisms, transcription and translation, signal transduction, and DNA replication and recombination — at the right level for everyone. </text:p>
      <text:p text:style-name="P7">Dr. Elisha Umarri, Sweden</text:p>
      <text:p text:style-name="P77"/>
      <text:p text:style-name="P76">This site is wonderful. Harun Yahya's books are something extraordinary. I've translated a book in Italian, I'm working at a second book that will be ready soon. Please, if you are able to translate, help this site in spreading Islam in your mothertongue. Sara.</text:p>
      <text:p text:style-name="P76">Sara Crovetto, Italy</text:p>
      <text:p text:style-name="P76"/>
      <text:p text:style-name="P76"><text:soft-page-break/>May Allah Almighty reward Harun Yahya and his team for spreading the word of Islam in such a manner for us to understand. Thanks for allowing myself and my family to see the light through your works, Alhamdoelielaah... Every day I am amazed to learn more and more... I print certain articles and take it home to my family to read and learn... I cannot wait to get to work early morning to read the wonderful works of yourselves before my day starts... lunch time I read and learn... May Allah Almighty grant Harun Yahya and his team a long and successful life on this dunya and in Aagierah InshaAllah... May Allah Almighty grant Harun Yahya and his team the Jannah InshaAllah... Shukran also for the wonderful daily teachings during the month of Ramadaan Alhamdoelielaah... Wa alaykoem salaam... </text:p>
      <text:p text:style-name="P76">Faaika Plaatjies, South Africa</text:p>
      <text:p text:style-name="P76"/>
      <text:p text:style-name="P76">After reading "The Disasters Darwinism Brought To Humanity", now I really understand what Communism is all about. Before I almost believed in Communist idea like many of my friends. Thanks for what you've done! I keep on looking for more Harun Yahya Books, Never had enough of them!</text:p>
      <text:p text:style-name="P76">Saiful Hj Mohamad Saleh, Malaysia</text:p>
      <text:p text:style-name="P76">Assalam alaikum Br. Harun Yahya. Whenever I read your articles on your site, I'm moved. Masha Allah, you are doing good. May Allah reward you for this and May Allah put us all on the Straight path, the path of those He has chosen for Paradise. Ameen.</text:p>
      <text:p text:style-name="P76">Syed Jamaluddin, USA</text:p>
      <text:p text:style-name="P76"/>
      <text:p text:style-name="P76">Like too many others in my school, my journey to becoming a HARUN YAHYA addict was a slow, steady build. Yes, it was through first reading 'The Secret behind matter'' essay that I came to admire him. And his books on culture, freemasonry, theology, science, history and education... So I wanted to thank you for removing all my doubts about metaphysics, Islam and God. I couldn't have been more right!! I've had these books for, maybe, 19 months now and I'm still finding, savoring and rereading these excerpts. So many topics covered - from Genetics to radical secret elements within some zionist elites. These days, whenever someone writes about so many subjects, there's always a suspicion that we, the readers, will find ourselves slighted - how can one person actually excel in so many areas and still retain quality and grace. HARUN YAHYA /ADNAN OKTAR is a stunning example of someone who can and if you're anything like me, these books will rank on your 'most rewarding purchases' list. </text:p>
      <text:p text:style-name="P76"><text:soft-page-break/>Farida Hochac, Jordan</text:p>
      <text:p text:style-name="P76"/>
      <text:p text:style-name="P76">Salam, since over the past three to four years that I have known your web site, alhamdulillah I have been much more enlightened on so many issues, may Allah SWT reward you all of us amin. Please it is in respect to your vast knowledge that I humbly for the sake of Allah request you to consider coming to Nigeria(Abuja FCT) to deliver any of your conferences, so that we can have the privilege of interacting with you. May Allah make it easy for all of us. Once more jazakAllah bi khair. Massallam. </text:p>
      <text:p text:style-name="P76">Abubakar Sadiq Danraka, Nigeria</text:p>
      <text:p text:style-name="P66"><text:span text:style-name="Normal1"><text:span text:style-name="T80"/></text:span></text:p>
      <text:p text:style-name="P4"><text:span text:style-name="T152">THE “ISLAM DENOUNCES TERRORISM” SITE</text:span></text:p>
      <text:p text:style-name="P137"/>
      <text:p text:style-name="P7">This site is also available in Turkish, French, German, and Russian. </text:p>
      <text:p text:style-name="P7"/>
      <text:p text:style-name="P8">www.islamdenouncesterrorism.com</text:p>
      <text:p text:style-name="P80">Some messages received</text:p>
      <text:p text:style-name="P8"/>
      <text:p text:style-name="P7">Thanks for the information. I have just finished reading the complete article on "how to avoid the war." </text:p>
      <text:p text:style-name="P7">I am very happy to know and find out that Br Harun Yahya is not only a great author and deep thinker, but also a great man of wisdom and a creative peacemaker. His article is so just and fair to all parties involved, that it should be adopted as platform for peace negotiation instead of war. It is the only article among all the others I have read that has hope for peace in it due to its creative approach. </text:p>
      <text:p text:style-name="P7">I personaly thank Br. Harun for his article and his creative approach to the current crisis. I may even suggest that Br Harun Yahya would initiate and lead an independent peace delegation or through United Nations to promote his peace initiative to all parties concerned to bring about peace and avert an imminent war and its disastrous consequences. </text:p>
      <text:p text:style-name="P7">Bachir Mabizari, USA</text:p>
      <text:p text:style-name="P7"/>
      <text:p text:style-name="P7">Just read your article on Terrorism and Islam: </text:p>
      <text:p text:style-name="P13"><text:span text:style-name="T59">What an eye opener! Thanks for writing a thoughtful article. Myself being a Christian, I started to harbour certain disdain towards Islamic religion in general due to the numerous 'islamic jihad' terrorist acts.</text:span></text:p>
      <text:p text:style-name="P7">Thanks for clearing things up. I now see that those who blew up those two towers in New York are nowhere close to true Muslim believers <text:soft-page-break/>than those who label themselves as Christians and also commit terrorist acts.</text:p>
      <text:p text:style-name="P7">Great work, keep this up!</text:p>
      <text:p text:style-name="P7">Vladimir Bogdanov, Canada</text:p>
      <text:p text:style-name="P68"><text:span text:style-name="Normal1"><text:span text:style-name="T80"/></text:span></text:p>
      <text:p text:style-name="P55"><text:span text:style-name="T153">THE “ISLAM DENOUNCES ANTISEMITISM” SITE</text:span></text:p>
      <text:p text:style-name="P91"/>
      <text:p text:style-name="P76">This site is also available in Turkish, German, and Hebrew. </text:p>
      <text:p text:style-name="P80"/>
      <text:p text:style-name="P80">www.islamdenouncesantisemitism.com</text:p>
      <text:p text:style-name="P80"/>
      <text:p text:style-name="P76">God Bless You/Allah Bless You for your work via your website! I am a Jew and yes, I have supported the return of the Jewish people to Palestine. But you are honourable people and you speak the truth with honour and you do Islam a great service. You are fair and I can not deny that the Palestinians deserve justice, recompense and a decent life for themselves. When you reach out the hand of brotherhood and the loving kindness of your religion, I cannot turn it away and return anything other than respect. Thank you for pointing out the hatred of Nazism and Anti-Semitism and the evil that was done in Europe.</text:p>
      <text:p text:style-name="P76">I pray for peace in Palestine, reconciliation of Arab and Israeli, Jew and Muslim and thank you for your work. </text:p>
      <text:p text:style-name="P76">Reuben M. Vabner, Dobbs Ferry, New York, USA</text:p>
      <text:p text:style-name="P76"/>
      <text:p text:style-name="P76">As an Israeli I am greatly encouraged to see that there are people opposed to the Arab-Israeli conflict and wish to find a fair solution to it… This sincere intervention of yours has had a profound impact on me. I applaud the author’s humane and moral standpoint. Respectfully yours,</text:p>
      <text:p text:style-name="P76">Dr. Aryeh Finkelberg</text:p>
      <text:p text:style-name="P76"/>
      <text:p text:style-name="P76">Thank you very much for your writings. Muslims, Jews and Christians believe in peace and desire the well-being of mankind. It is sad to see that these important values are ignored by radicals who represent an obstacle to peace between Arabs and Israelis.</text:p>
      <text:p text:style-name="P76">Philip C. Wilcox, Jr., President of the Foundation for Middle East Peace </text:p>
      <text:p text:style-name="P66"><text:span text:style-name="Normal1"><text:span text:style-name="T80"/></text:span></text:p>
      <text:p text:style-name="P55"><text:span text:style-name="T153">THE “UNION OF FAITHS” SITE</text:span></text:p>
      <text:p text:style-name="P76">This site is also available in Turkish, French and Bulgarian. </text:p>
      <text:p text:style-name="P76"/>
      <text:p text:style-name="P80">www.unionoffaiths.com</text:p>
      <text:p text:style-name="P80"><text:soft-page-break/></text:p>
      <text:p text:style-name="P76">I am most curious to see Harun Yahya. Your works are really splendid and praiseworthy. God must have inspired them in you. I am a Christian and have Islamic connections. I was looking for a reason why God should want me to bring a Christian and a Muslim together. Thanks to your website I am now able to evaluate things from a very different perspective. Having Harun Yahya as a friend and mentor will help us better understand the differences and similarities between our faiths.</text:p>
      <text:p text:style-name="P76">Michele Tolu, Nigeria</text:p>
      <text:p text:style-name="P76"/>
      <text:p text:style-name="P97"><text:span text:style-name="T50">Wow. I have spent hours on this site reading all of these articles. I am Jewish and have recently been looking around for information on antisemitism, its origins, and why people are so full of hatred not only for Judaism but many other religions. Your site has given me a great deal of enlightenment about many things.</text:span></text:p>
      <text:p text:style-name="P76">Katie K., USA</text:p>
      <text:p text:style-name="P76"/>
      <text:p text:style-name="P97"><text:span text:style-name="T50">I've visited your beautiful and interesting web for the first time and I'm really amazed by your excellent work in promoting the understanding between the three major religions in the world.</text:span></text:p>
      <text:p text:style-name="P76">I want to offer my services to get translated into Spanish any work you consider apt for me. I'll be able to do that with God's help in my free time and totally free of charge for you.</text:p>
      <text:p text:style-name="P76">José Antunez Romero, Spain</text:p>
      <text:p text:style-name="P76"/>
      <text:p text:style-name="P139">My favorite homepage on world wide web. Keep on doing the excellent job. </text:p>
      <text:p text:style-name="P139">Ghousia Javid, Denmark</text:p>
      <text:p text:style-name="P77"/>
      <text:p text:style-name="P80">Some messages received at websites on the theory of evolution</text:p>
      <text:p text:style-name="P80"/>
      <text:p text:style-name="P76">I am greatly impressed by your works as it quenches thirst of a wandering soul in search of truth. There is no other reason except the pleasure of Allah, because your knowledge enlightens my soul. I consider that you are one of the great friends of Allah.</text:p>
      <text:p text:style-name="P76">Waheed Ahmed Dabbaagh, England</text:p>
      <text:p text:style-name="P76">Excellent books. I have read The Evolution Deceit, For Men of Understanding, The Truth of this Life, &amp; Perished Nations and have thoroughly enjoyed them. You are my favourite author without doubt. I <text:soft-page-break/>have studied physics at Oxford University but always had a problem with Darwinian Evolution and Islam until I had read your books... </text:p>
      <text:p text:style-name="P76">Asim Qureshi, England</text:p>
      <text:p text:style-name="P76"/>
      <text:p text:style-name="P76">I would like to sincerely thank Harun Yahya for writing his book, "Evolution Deceit". His work has helped me in strengthening my iman and has also helped me in showing others the truth about the theory of evolution. I recently had to do a debate on creation vs evolution and by the Grace of Allah, I believe I succeeded in showing them the truth of creation, Al Hamdulilah. </text:p>
      <text:p text:style-name="P76">Khalidah Ali, Pakistan</text:p>
      <text:p text:style-name="P76"/>
      <text:p text:style-name="P76">Excellent books that challenge Darwinism. Even some of Harun Yahya’s critics have admitted that he makes a good argument. I hope Harun Yahya writes some more books on these topics, because his insight is refreshing. </text:p>
      <text:p text:style-name="P76">Micheal Geluk, Belgium</text:p>
      <text:p text:style-name="P66"><text:span text:style-name="Normal1"><text:span text:style-name="T81"/></text:span></text:p>
      <text:p text:style-name="P55"><text:span text:style-name="T81">As a professor of biological sciences, and a scholar who was trained all my life at the American University in Beirut, and then from the Universtiy of Illinois, USA, I was fascinated and very much impressed with the writings of Harun Yahya. Dr. Ahmad H. Sakr, Ph.D., President of Foundation for Islamic Knowledge</text:span></text:p>
      <text:p text:style-name="P149"/>
      <text:p text:style-name="P76">I've watched many educational movies here in the US that only talk about everything evolving from mother nature. I'm a muslim now and think that your documentaries are profound and should be seen by everyone. I use your videos in my homeschool with my children. I want them to learn the right way. </text:p>
      <text:p text:style-name="P76">Sarah DeFlumeri, USA</text:p>
      <text:p text:style-name="P76"/>
      <text:p text:style-name="P76">I believe that we have an obligation to educate our children in the ways of the spiritual world as well as the world they live in and give all tools they might need to make the right decision for themselves. And I think your website is the best platform for the Islamic vision. </text:p>
      <text:p text:style-name="P75">Prof.Dr. Sacha de Hond, Belgium</text:p>
      <text:p text:style-name="P75"/>
      <text:p text:style-name="P76">4It is only with the guidance from Allah that I happen to have come across this website for the first time since searching about Islam. I look forward to continue reading the many articles and literature featured on <text:soft-page-break/>this amazing site which is full of information to quench the thirst of any individual seeking knowledge and truth.</text:p>
      <text:p text:style-name="P76">Jamlauddin, Pakistan</text:p>
      <text:p text:style-name="P66"><text:span text:style-name="Normal1"><text:span text:style-name="T80"/></text:span></text:p>
      <text:p text:style-name="P4"><text:span text:style-name="T97">Some messages received at www.servingislam.com</text:span></text:p>
      <text:p text:style-name="P8"/>
      <text:p text:style-name="P7">Many visitors to Harun Yahya's websites help spread of Islamic moral values to the best of their ability. Some of these messages of support read: </text:p>
      <text:p text:style-name="P7"/>
      <text:p text:style-name="P7">4I have just come to know about this wonderful site. The works of Harun Yahya are really worthy for the people who think about the life. May Almighy Allah give him and his team involved in this project the best in here and Hereafter. I too wish to spread Islam and I feel your works are best for this job. I wish to spread this message first in my state, Kerala in India. Presently I'm looking for someone who knows my mother tounge (Malayalam) to translate this Video works. Insha Allah, I will get and will do this work. </text:p>
      <text:p text:style-name="P7">Mohamed Iqbal, India</text:p>
      <text:p text:style-name="P7"><text:s/></text:p>
      <text:p text:style-name="P7">It was a few months ago when through http://www.discoverislam.net/ I got to know about http://www.harunyahya.com. And since then my perception of life has changed immensely. My hearthful thanks to Harun Yahya. I am going to translate some of your articles/books into Spanish. Thank you very very much and may Allah (SWT) bless you for your noble cause. </text:p>
      <text:p text:style-name="P7">Ghazanfar, Spain</text:p>
      <text:p text:style-name="P7"/>
      <text:p text:style-name="P7">Almost every book of "Harun Yahya" in English language I have saved at the hard disk and now I feel all of these must be translated in Urdu, the language of 140 million people of this Islamic state. I can do it but please tell me how !</text:p>
      <text:p text:style-name="P7">Dr. Rafique Ahmad, Pakistan</text:p>
      <text:p text:style-name="P7"/>
      <text:p text:style-name="P7">I am amazed by your articles and other speeches. Really I want to thank Allah that He has enabled me to argue with natural scientist and people who are holding it with aid of your articles. I have translated some of your articles into Tamil and they will nearly be pulished in "Alhasanath" the monthly of Sri Lanka Jamathe Islami. Thanks a lot. </text:p>
      <text:p text:style-name="P7">Mohamed Faique, Sri Lanka</text:p>
      <text:p text:style-name="P7"><text:soft-page-break/></text:p>
      <text:p text:style-name="P7">Dear Harun Yahya, I was very impressed to read about you, your works and your publication on the Internet site www.harunyahya.org and a link in site www.islam.org. In particular, I was fascinated by The Evolution Deceit. I am a Malaysian student, studying Islamic Jurisprudence and Law at El-Azhar University. With your permission I would like to translate this book to Malay. This book would be of great value if published in Malay and it will benefit current and future generations in gaining a sound and comprehensive understanding of Islam. </text:p>
      <text:p text:style-name="P7">Rohidzir bin Rais, Egypt</text:p>
      <text:p text:style-name="P7"/>
      <text:p text:style-name="P7">I have read your book "Perished Nations". The book presents a lesson for Ummah. This book is a remarkable effort. This effort will surely prove to be a way of solution. Will you allow me to translate this book into Urdu? Then it will be a pleasure for me. </text:p>
      <text:p text:style-name="P7">Syed Irfan Ahmed, Asst. Editor Monthly Hamdard-e-Sehat,</text:p>
      <text:p text:style-name="P7">Pakistan</text:p>
      <text:p text:style-name="P7"/>
      <text:p text:style-name="P7">I am from Poland, and I was fascinated by the wonderful literature and such rich documents Harun Yahya writes. My goal is to not only read them by myself, but also translate them for my dad in Polish language hoping that Insha Allah he would become a Muslim... Thank you very much. </text:p>
      <text:p text:style-name="P7">Mariola Szczesny, Poland</text:p>
      <text:p text:style-name="P7"/>
      <text:p text:style-name="P7">This site is wonderful. Harun Yahya's books are something extraordinary. I've translated a book in Italian, I'm working at a second book that will be ready soon. Please, if you are able to translate, help this site in spreading Islam in your mother tongue. Sara Crovetto, Italy</text:p>
      <text:p text:style-name="P7"/>
      <text:p text:style-name="P7">Aslam o Alaikum to all one very excitement to look at this beautiful site and kindness of all muslim ummah and a question to all of us that what we are doing for us, for Muslim ummah, for our next and permanent life I have decided to translate book of Harun Yahya as I can and I put that one on web for my Pakistani people because in Pakistan we are having many serious problem about the future of our young generation. I hope My Allah with me and He helps me. I believe Insha Allah these very precious information soon available in Urdu on web all one have to pray for me.</text:p>
      <text:p text:style-name="P7">Adnan Dilawaiz Kiany, Pakistan</text:p>
      <text:p text:style-name="P7"/>
      <text:p text:style-name="P7"><text:soft-page-break/>Every time I log on the internet my day would be incomplete without visiting and reading the works of Harun Yahya. They reassure me and millions others. I am sure to be steadfast on Islam. Please let your beautiful work be translated to Somali language so that my fellow Somali speaking people understand your work. May Allah Bless you. </text:p>
      <text:p text:style-name="P7">Hussein Abdullahi, Journalist, Kenya</text:p>
      <text:p text:style-name="P7"/>
      <text:p text:style-name="P7">I am very amazed to see your site. I have never seen this site on these subjects. It helps muslims and non muslims to know the actual God (Allah) Who is the Master of all worlds. He is the only Creator of Universe and Heavens. No one can deny these facts which you have written in your site. I heartedly congratulate you for making this site. God Bless you.</text:p>
      <text:p text:style-name="P7">Naveed Ahmed, Pakistan</text:p>
      <text:p text:style-name="P7"/>
      <text:p text:style-name="P7">Harun Yahya is one of the greatest scholars and intellectuals in the history I would say. I've read so many other authors, scholars, intellectuals, philosophers and what so ever but he's one of a kind. Nobody has ever done this kind of a work in that much depth as he has done. He made people understand Quran more than ever before. He literally snychronized the information about different branches of science in Quran to the most modern scientific researches and discoveries etc. May Allah always keep blessing him and let him do a lot more for Allah, Prophet Muhammad (sah) , Islam and Quran. I wish I could be able to do something like that in my life or may be help him somehow, I just read Harun brother's life story and it said that at the beginning not many people supported his work. But when you compare that time to now, you can see the change; the support is continuing to grow! And if he had not started his work all those years ago, we would not have this website. </text:p>
      <text:p text:style-name="P7">Zaheer Ahmad, Pakistan</text:p>
      <text:p text:style-name="P183"/>
      <text:p text:style-name="P149">Your site can be best discribed by the following verse, "Rather We hurl the truth against falsehood and it cuts right through it and it vanishes clean away!" (Qur'an, 21:18) </text:p>
      <text:p text:style-name="P76">Dalila Ghoraatwij, Iran</text:p>
      <text:p text:style-name="P76"/>
      <text:p text:style-name="P183">Salam Alekum! I'm very much grateful and thankful to Allah for giving me the opportunity to be able to find literature which is encouraging. I'll do the best I could to be of help for the spread of your works, aside from that encouraging more muslims to participate in your endeavour. May Allah help us all. </text:p>
      <text:p text:style-name="P76"><text:soft-page-break/>Marife Prima Bolalin, Philippines</text:p>
      <text:p text:style-name="P66"><text:span text:style-name="Normal1"><text:span text:style-name="T81"/></text:span></text:p>
      <text:p text:style-name="P55"><text:span text:style-name="T81">It is wonderful to know that somebody is helping to combat the theory of evolution, which has been so fatal in eradicating God from the minds of so many people of all religions. On a personal level, your books, like The Evolution Deceit and Darwinism Refuted, have increased my imaan and removed doubts that had infested my mind, due to propaganda from the media, as well as from school “education”. I pray that Allah rewards you for your works and intentions, and pray you continue.</text:span></text:p>
      <text:p text:style-name="P76">Muhammed Ameen Sidat, England</text:p>
      <text:p text:style-name="P76"/>
      <text:p text:style-name="P76">It was a pleasure being introduced to this site by a friend. I have enjoyed and benefited a lot from the materials here personally and also as a source of information in my Islamic Dawa presentations. May Allah reward you all and Bless the Umma. </text:p>
      <text:p text:style-name="P183">Gamel Appiedu, Ghana</text:p>
      <text:p text:style-name="P77"/>
      <text:p text:style-name="P184"><text:span text:style-name="T59">I have recently rediscovered this site and needless to say I would be lost without it, it is definitely up there with the best sites in the world. The collaboration of anything and everything to do with the truth and of Islam is all under one roof, all the information is stipulated and articulated in a simple and understandable manner. ...</text:span></text:p>
      <text:p text:style-name="P77"/>
      <text:p text:style-name="P149">... I absolutely love this site as do many reverts to Islam. If non muslims would just open their hearts and minds they would see the truth is out there and it isn't as far fetched as they would imagine. God bless. </text:p>
      <text:p text:style-name="P76">Metta Mehtap Ferguson, Sydney, Australia</text:p>
      <text:p text:style-name="P183"/>
      <text:p text:style-name="P149">These books are an absolute treasure. I only wish I could afford to buy one for every Muslim in America, as it is something our community desparately needs. The writing style itself is beautiful, the insights are beautiful, and God willing this work will help many Muslims and non Muslims alike to find the beauty inherent in Rational Islam. Every essay I read touches my heart, and causes me to pause and feel a great happiness that we have this man in our midst, who may help us to bring about a great revival of Islam in America. </text:p>
      <text:p text:style-name="P149">Hamida Groutthay, USA</text:p>
      <text:p text:style-name="P68"><text:span text:style-name="Normal1"><text:span text:style-name="T81"/></text:span></text:p>
      <text:p text:style-name="P150"><text:span text:style-name="Normal1"><text:span text:style-name="T93">Assalamu Alejkum to all of you!!! You people have opened my eyes and my ears, may Allah swa give you all His blessings, you all make a </text:span></text:span><text:soft-page-break/><text:span text:style-name="Normal1"><text:span text:style-name="T93">huge impact on many people. I myself would like to help you in any way I can. Contact me please!!!</text:span></text:span></text:p>
      <text:p text:style-name="P182"><text:span text:style-name="Normal1"><text:span text:style-name="T93">Salihovic Fikret, Canada</text:span></text:span></text:p>
      <text:p text:style-name="P150"><text:span text:style-name="Normal1"><text:span text:style-name="T93"/></text:span></text:p>
      <text:p text:style-name="P55"><text:span text:style-name="Normal1"><text:span text:style-name="T93"/></text:span></text:p>
      <text:p text:style-name="P25"><text:span text:style-name="Normal1"><text:span text:style-name="T93"/></text:span></text:p>
      <text:p text:style-name="P27"><text:span text:style-name="Normal1"><text:span text:style-name="T97"/></text:span></text:p>
      <text:p text:style-name="P55"><text:span text:style-name="Normal1"><text:span text:style-name="T97"/></text:span></text:p>
      <text:p text:style-name="P55"><text:span text:style-name="Normal1"><text:span text:style-name="T81"/></text:span></text:p>
      <text:p text:style-name="P25"><text:span text:style-name="Normal1"><text:span text:style-name="T93"/></text:span></text:p>
      <text:p text:style-name="P68"><text:span text:style-name="Normal1"><text:span text:style-name="T80"/></text:span></text:p>
      <text:p text:style-name="P55"><text:span text:style-name="Normal1"><text:span text:style-name="T80"/></text:span></text:p>
      <text:p text:style-name="P138"><text:span text:style-name="T100">WEBSITES CONTAINING HARUN YAHYA’S ARTICLES</text:span></text:p>
      <text:p text:style-name="P78"/>
      <text:p text:style-name="P76"/>
      <text:p text:style-name="P76">Hundreds of websites carry Harun Yahya’s articles on scientific, faith-related, and political subjects in various languages. As a result, Muslims across the world can read them both on his own website or on others. Sites such as www.islamonline.net, www.mediamonitors.net, and www.islamicity.org, all of which attract millions of visitors a day, carry dozens of his articles. </text:p>
      <text:p text:style-name="P7"/>
      <text:p text:style-name="P76">WWW.ISLAMONLINE.NET </text:p>
      <text:p text:style-name="P76"/>
      <text:p text:style-name="P76">“The Miraculous Design in the Flight of Insects”</text:p>
      <text:p text:style-name="P76"/>
      <text:p text:style-name="P30">“The Leaf: The Smallest Cleaning Tool”</text:p>
      <text:p text:style-name="P77"/>
      <text:p text:style-name="P76">Two scientific articles published on www.islamonline.net are displayed above. </text:p>
      <text:p text:style-name="P76"/>
      <text:p text:style-name="P183">This website has also uploaded “Rain by Design,” “Why Life Could Not Have Come from Outer Space,” “Blood: A Life-giving Fluid,” “Thermodynamics Falsifies Evolution,” “The Extraordinary Design of the Eye,” and other scientific articles.</text:p>
      <text:p text:style-name="P27"><text:span text:style-name="Normal1"><text:span text:style-name="T93"/></text:span></text:p>
      <text:p text:style-name="P55"><text:span text:style-name="T81">The Month of Ramadan and the Blessings of Fasting</text:span></text:p>
      <text:p text:style-name="P76"/>
      <text:p text:style-name="P183">The Scientific Paradigm Given in the Qur’an</text:p>
      <text:p text:style-name="P77"/>
      <text:p text:style-name="P76">Articles on Qur’anic moral values, which deepen many Muslims’ faith, are available at www.islamonline.net, among them “Pondering on the Signs of God” (www.islamonline.net/english/introducingislam/belief/Allah/article02.shtml), </text:p>
      <text:p text:style-name="P76">“Relativity of Time and the Reality of Fate” </text:p>
      <text:p text:style-name="P76">(www.islamonline.net/english/Contemporary/2002/05/Article24.shtml), </text:p>
      <text:p text:style-name="P76">and “Patience of Believers” </text:p>
      <text:p text:style-name="P30"><text:soft-page-break/>(www.islamonline.net/english/introducingislam/Individual/article04.shtml).</text:p>
      <text:p text:style-name="P77"/>
      <text:p text:style-name="P76">Attaining the Good Pleasure of God Through Praying</text:p>
      <text:p text:style-name="P76"/>
      <text:p text:style-name="P76">Making Islam A Means of Prosperity</text:p>
      <text:p text:style-name="P76"/>
      <text:p text:style-name="P76"/>
      <text:p text:style-name="P180">WWW.MEDIAMONITORS.NET</text:p>
      <text:p text:style-name="P77"/>
      <text:p text:style-name="P28">Opened in 2000, this website brings together well-known researchers, academics, and writers from all over the world. Articles on matters of day-to-day interest for everyone are published on this website, which attracts some 5 million visitors every month. To date, it has uploaded more than fifty of Harun Yahya’s articles. </text:p>
      <text:p text:style-name="P78"/>
      <text:p text:style-name="P76">Moroseness and Pessimism</text:p>
      <text:p text:style-name="P76"/>
      <text:p text:style-name="P76">Islam is not the Source of Terrorism, </text:p>
      <text:p text:style-name="P134">But Its Solution</text:p>
      <text:p text:style-name="P78"/>
      <text:p text:style-name="P80">The Real Ideological Root of Terrorism is Darwinism and Materialism</text:p>
      <text:p text:style-name="P80"/>
      <text:p text:style-name="P76"><text:s/>“Organising acts of terror against innocent people is utterly against Islam and it is unlikely that any Muslim could ever commit such crime. On the contrary, Muslims are responsible for stopping these people, removing "mischief on earth" and bringing peace and security to all people all over the world. Being a Muslim cannot be reconciled with terror. Just the contrary, it is the solution and prevention of terror.” (From "Islam is not the Source of Terrorism, But Its Solution,"carried on www.mediamonitors.net)</text:p>
      <text:p text:style-name="P80"/>
      <text:p text:style-name="P134">In his "Islam is not the Source of Terrorism, But Its Solution," Harun Yahya called for commonsense reflection from both America and the Islamic world in the wake of 9/11 and proposed solutions designed to prevent terrorism. Some of his articles that are of great interest to Muslims and propose joint solutions to Christians, Muslims, and Jews have been carried on this website.</text:p>
      <text:p text:style-name="P7"/>
      <text:p text:style-name="P135"><text:soft-page-break/>Why is France So Afraid of Religion?</text:p>
      <text:p text:style-name="P76"><text:s/>“France has turned into a nation that fears religion, religious morality and religious people. However, this fear is groundless. Actually, it is not religion, but the absence of religion that should be feared… France 's fear of religion is unnecessary. In societies where war, conflict, violence and injustice hold sway, there is no religious morality.”</text:p>
      <text:p text:style-name="P76">(From “Why Is France So Afraid of Religion?,” carried on www.mediamonitors.net)</text:p>
      <text:p text:style-name="P80"/>
      <text:p text:style-name="P80">Behind the Scenes of the Iraq War</text:p>
      <text:p text:style-name="P80"/>
      <text:p text:style-name="P76">In his "Behind the Scenes of the Iraq War," Harun Yahya examined the truth behind the war in Iraq and called upon the whole world to a “peace of civilizations.” He also put forward an important project, an “Islamic Union,” that would establish peace between the Western and Islamic worlds.</text:p>
      <text:p text:style-name="P180">WWW.ISLAMICITY.COM </text:p>
      <text:p text:style-name="P77"/>
      <text:p text:style-name="P28">This website, which is visited by people from more than 100 countries, is one of America’s largest Muslim websites. To date, it has carried dozens of articles by Harun Yahya. Since January 2001, more than 300 million people have visited it. </text:p>
      <text:p text:style-name="P78"/>
      <text:p text:style-name="P80">Above can be seen the faith-related articles “The Relativity of Time and the Reality of Fate” and “The People of Lut and The City Which was Turned Upside Down,” while the scientific articles “Why the Theory of Evolution?” and “The Gnat” appear below. </text:p>
      <text:p text:style-name="P64"><text:span text:style-name="Normal1"><text:span text:style-name="T80"/></text:span></text:p>
      <text:p text:style-name="P4"><text:span text:style-name="T93">WWW.PAKISTANMONITOR.NET </text:span></text:p>
      <text:p text:style-name="P77"/>
      <text:p text:style-name="P28">Many of Harun Yahya’s political and faith-related articles have been carried on this website, which is part of the Media Monitors Network site. </text:p>
      <text:p text:style-name="P78"/>
      <text:p text:style-name="P30">Emotionalism has no place in Religion </text:p>
      <text:p text:style-name="P30"/>
      <text:p text:style-name="P30">Romantic Nationalism</text:p>
      <text:p text:style-name="P30"/>
      <text:p text:style-name="P30">Moroseness and Pessimism </text:p>
      <text:p text:style-name="P30"/>
      <text:p text:style-name="P76">The Struggle Against “The Religion of Irreligion”</text:p>
      <text:p text:style-name="P66"><text:soft-page-break/><text:span text:style-name="Normal1"><text:span text:style-name="T80"/></text:span></text:p>
      <text:p text:style-name="P4"><text:span text:style-name="T93">WWW.HOPEWAYS.ORG </text:span></text:p>
      <text:p text:style-name="P77"/>
      <text:p text:style-name="P28">The Hopeways website, which encourages the growth of interfaith dialogue and tolerance, contains articles on these two subjects in English and Hebrew. </text:p>
      <text:p text:style-name="P78"/>
      <text:p text:style-name="P30">The site editor recommended one article in a notice issued to its readers: </text:p>
      <text:p text:style-name="P30">“We are delighted to publish an important article by our friend Harun Yahya of Istanbul, Turkey.”</text:p>
      <text:p text:style-name="P30"/>
      <text:p text:style-name="P76">Harun Yahya is a regular contributor to this website, which describes him in these terms: “Harun Yahya's books appeal to all people, Muslims and non-Muslims alike, regardless of their age, race and nationality, as they center around one goal: to open the readers' mind by presenting the signs of God's eternal existence to them.” </text:p>
      <text:p text:style-name="P76"/>
      <text:p text:style-name="P76">Left: Information about Harun Yahya and his works is provided on this webpage. </text:p>
      <text:p text:style-name="P76"/>
      <text:p text:style-name="P76">“Let us Join Forces Together” (Hebrew)</text:p>
      <text:p text:style-name="P30">“Let us Join Forces Together”</text:p>
      <text:p text:style-name="P68"><text:span text:style-name="Normal1"><text:span text:style-name="T80"/></text:span></text:p>
      <text:p text:style-name="P133"><text:span text:style-name="Normal1"><text:span text:style-name="T93">A Message from a Reader</text:span></text:span></text:p>
      <text:p text:style-name="P55"><text:span text:style-name="Normal1"><text:span text:style-name="T93"/></text:span></text:p>
      <text:p text:style-name="P55"><text:span text:style-name="T81">One message received in the wake of “Islam’s Acceptance of Judaism and Christianity” read:</text:span></text:p>
      <text:p text:style-name="P76">“I do agree with Harun Yahya of Istanbul, Turkey. All people who have faith in God should unite to defeat the godless ones. I would like to add one comment to the very inspiring verse from the Qur'an which Harun Yahya has kindly quoted: All nations are expected to follow God's will without fail, and to do good deeds in order to earn His reward (Qur'an, 5:48). A quote from the Bible in Leviticus or the epistle of Matthew: Love your GOD with all your heart and Your Neighbor like yourself... my understanding of defeating hate is "We MUST first Love GOD, then I then the other.”</text:p>
      <text:p text:style-name="P66"><text:span text:style-name="Normal1"><text:span text:style-name="T81"/></text:span></text:p>
      <text:p text:style-name="P25"><text:soft-page-break/><text:span text:style-name="T93">This notice which appeared in various world newspapers and magazines was also published on the Hopeways site. It called on the People of the Book to unite.</text:span></text:p>
      <text:p text:style-name="P30"/>
      <text:p text:style-name="P30">This article, “Islam and the People of the Book,” was published on the Hopeways site in both English and Hebrew. </text:p>
      <text:p text:style-name="P68"><text:span text:style-name="Normal1"><text:span text:style-name="T80"/></text:span></text:p>
      <text:p text:style-name="P55"><text:span text:style-name="Normal1"><text:span text:style-name="T81">“Uniting against Radicalism,” which appeared on the website front page in January 2005, was recommended by the site editor in the following announcement:</text:span></text:span></text:p>
      <text:p text:style-name="P25"><text:span text:style-name="T96">Since the 9/11 terror attacks, many believe that the world is going through a "Clash of Civilizations" as described by Samuel P. Huntington, mainly between the Islamic world and the Judeo-Christian West. This perception is often enhanced by violent groups who claim to act in the name of Religion. However, all three monotheistic religions also preach benevolent values, such as peace, love and compassion. It seems, therefore, that each of the three traditions offers its followers a choice between militant interpretations and tolerant ones. The renowned Islamic scholar, Harun Yahya of Turkey, suggests that this choice is heavily affected by human tendencies and modern political ideologies. In his article, "Uniting Against Radicalism, Yahya claims that the radical mentality is diametrically opposed to the very essence of Islam and thus, those who preach hatred and violence cannot be seen as genuine representatives of Islam. Moreover, he thinks that only a joint action by true believers - Christians, Muslims and Jews - can put a stop to the clash between fanatics on all sides.</text:span></text:p>
      <text:p text:style-name="P2"/>
      <text:p text:style-name="P134">Uniting against Radicalism </text:p>
      <text:p text:style-name="P1"/>
      <text:p text:style-name="P76">Uniting against Radicalism (Hebrew)</text:p>
      <text:p text:style-name="P76"/>
      <text:p text:style-name="P76"/>
      <text:p text:style-name="P76"><text:s/>“I sincerely express that I believe Harun Yahya articles can rescue men’s lives. The religious teachings in these articles are enough for a reader to stay away from violence and hatred.” (Hopeways.org site editor)</text:p>
      <text:p text:style-name="P66"><text:span text:style-name="Normal1"><text:span text:style-name="T80"/></text:span></text:p>
      <text:p text:style-name="P4"><text:span text:style-name="T93">UTAH'S INDEPENDENT MEDIA SOURCE</text:span></text:p>
      <text:p text:style-name="P77"/>
      <text:p text:style-name="P180">The Utah’s Independent Media Source website published “The Rise of Islam.”</text:p>
      <text:p text:style-name="P7"><text:soft-page-break/></text:p>
      <text:p text:style-name="P7">THE URSASOFT WEBSITE </text:p>
      <text:p text:style-name="P77"/>
      <text:p text:style-name="P97"><text:span text:style-name="T50">British author Peter B. Lloyd’s website reviewed</text:span><text:span text:style-name="T67"> Idealism: The Philosophy of the Matrix and the True Nature of Matter.</text:span><text:span text:style-name="T50">” He stated that Harun Yahya describes idealism using a very clear and irrefutable language.</text:span></text:p>
      <text:p text:style-name="P66"><text:span text:style-name="Normal1"><text:span text:style-name="T80"/></text:span></text:p>
      <text:p text:style-name="P4"><text:span text:style-name="T93">WWW.SPARKLYWATER.CO.UK </text:span></text:p>
      <text:p text:style-name="P77"/>
      <text:p text:style-name="P180">This website, which brings together selected Islamic sources, has carried collected introductions to Harun Yahya’s books. </text:p>
      <text:p text:style-name="P7"/>
      <text:p text:style-name="P76">WWW.ISLAMIC-WORLD.NET </text:p>
      <text:p text:style-name="P76"/>
      <text:p text:style-name="P55"><text:span text:style-name="Normal1"><text:span text:style-name="T81">One of the world’s largest Islamic websites (3,000 pages), www.islamic-world.net carries Harun Yahya's "Truths For Kids" page. His books for children, which contain ever-more effective signs leading to faith and faith-related information, can be read here.</text:span></text:span></text:p>
      <text:p text:style-name="P176"><text:span text:style-name="Normal1"><text:span text:style-name="T97"/></text:span></text:p>
      <text:p text:style-name="P55"><text:span text:style-name="T81">WWW.MUSLIMWORLD.CO.UK</text:span></text:p>
      <text:p text:style-name="P76"/>
      <text:p text:style-name="P76">Produced by Muslims living in Britain and providing broad information about Islam for non-Muslims, this website carries a short biography of Harun Yahya as well as several of his articles, among them “Professional Hunters” and “Who is Harun Yahya?”</text:p>
      <text:p text:style-name="P76"/>
      <text:p text:style-name="P76">Professional Hunters</text:p>
      <text:p text:style-name="P76"/>
      <text:p text:style-name="P76">Who Is Harun Yahya?</text:p>
      <text:p text:style-name="P76"/>
      <text:p text:style-name="P76">WWW.THEAMERICANMUSLIM.ORG</text:p>
      <text:p text:style-name="P76"/>
      <text:p text:style-name="P97"><text:span text:style-name="T67">The American Muslim </text:span><text:span text:style-name="T50">magazine, published from 1989 to 1995 and then online as the American Muslim website, publishes articles dealing with Islam and interfaith issues. Its September-October 2002 electronic edition carried “Islam Is Not the Source of Terrorism, But Its Solution” and received very positive reactions. One reader set out his thoughts, as follows: </text:span></text:p>
      <text:p text:style-name="P76">“A perfect article. Everyone should read this.” </text:p>
      <text:p text:style-name="P76"><text:soft-page-break/>Samira, 14 February 2004 </text:p>
      <text:p text:style-name="P76"/>
      <text:p text:style-name="P80">Islam Is Not the Source of Terrorism, But Its Solution </text:p>
      <text:p text:style-name="P177"><text:span text:style-name="Normal1"><text:span text:style-name="T97"/></text:span></text:p>
      <text:p text:style-name="P55"><text:span text:style-name="T81">WWW.UMMAH.COM </text:span></text:p>
      <text:p text:style-name="P76"/>
      <text:p text:style-name="P181"><text:span text:style-name="T59">This website serves the global Muslim community and provides information about Islam. In addition, it carries day-to-day reports and articles, as well as the electronic version of </text:span><text:span text:style-name="T62">The Evolution Deceit</text:span><text:span text:style-name="T59">. </text:span></text:p>
      <text:p text:style-name="P77"/>
      <text:p text:style-name="P7">THE LIBRAIRIE ISLAMIQUE WEBSITE</text:p>
      <text:p text:style-name="P77"/>
      <text:p text:style-name="P76">The Librairie Islamique website, set up to propagate the message of the Qur’an and the Prophet (saas), introduces selected Muslim writers and carries their works and articles. A biography of Harun Yahya is also available. </text:p>
      <text:p text:style-name="P66"><text:span text:style-name="Normal1"><text:span text:style-name="T80"/></text:span></text:p>
      <text:p text:style-name="P4"><text:span text:style-name="T93">WWW.ISLAMHERALD.COM </text:span></text:p>
      <text:p text:style-name="P77"/>
      <text:p text:style-name="P97"><text:span text:style-name="T50">This website, which contains basic information on Islam, has carried Harun Yahya’s biography, a description of his propagation of Islamic moral values that began in 1979, and the difficulties he has experienced since then. It has also uploaded his “</text:span><text:span text:style-name="T67">A Brief History of the Theory of Evolution” </text:span><text:span text:style-name="T50">and a brief summary of </text:span><text:span text:style-name="T67">The Truth of the Life of This World</text:span><text:span text:style-name="T50">. </text:span></text:p>
      <text:p text:style-name="P66"><text:span text:style-name="Normal1"><text:span text:style-name="T80"/></text:span></text:p>
      <text:p text:style-name="P4"><text:span text:style-name="T93">WWW.VICTORYNEWSMAGAZINE.COM</text:span></text:p>
      <text:p text:style-name="P77"/>
      <text:p text:style-name="P76">This Indonesian website devotes a special section to Harun Yahya. Some of the pages prepared for Ramadan are displayed to the side. Other articles are also available. </text:p>
      <text:p text:style-name="P76"/>
      <text:p text:style-name="P80">Some of the articles published here are "The Design in Oxygen," "The People of Saba and the Arim Flood” and "One of the Most Evident Proofs of Creation: The Ear."</text:p>
      <text:p text:style-name="P64"><text:span text:style-name="Normal1"><text:span text:style-name="T80"/></text:span></text:p>
      <text:p text:style-name="P4"><text:span text:style-name="T93">WWW.JAMIAT.ORG.ZA </text:span></text:p>
      <text:p text:style-name="P77"/>
      <text:p text:style-name="P180">The Muslim Clergy Council was established in South Africa in 1955. Its website contains Harun Yahya’s biography, many of his articles, and several introductions to his books. </text:p>
      <text:p text:style-name="P77"><text:soft-page-break/></text:p>
      <text:p text:style-name="P76"/>
      <text:p text:style-name="P76">PAKISTANTIMES.NET</text:p>
      <text:p text:style-name="P76"/>
      <text:p text:style-name="P97"><text:span text:style-name="T50">Describing Harun Yahya as “a well-known Turkish intellectual,” the </text:span><text:span text:style-name="T67">Pakistan Times</text:span><text:span text:style-name="T50">, that country’s first independent Internet daily newspaper, has published his “Why Is France So Afraid of Religion?” </text:span></text:p>
      <text:p text:style-name="P178"><text:span text:style-name="Normal1"><text:span text:style-name="T97"/></text:span></text:p>
      <text:p text:style-name="P55"><text:span text:style-name="T81">ISLAM: THE MODERN RELIGION WEBSITE </text:span></text:p>
      <text:p text:style-name="P76"/>
      <text:p text:style-name="P76">This website was set up in 1998 to demonstrate that Islam is the solution to all problems. In addition to Harun Yahya’s scientific articles, it carries others on Qur’anic moral values. </text:p>
      <text:p text:style-name="P76"/>
      <text:p text:style-name="P76">Giving Thanks to Allah </text:p>
      <text:p text:style-name="P76"/>
      <text:p text:style-name="P76">From Caterpillar to Butterfly</text:p>
      <text:p text:style-name="P76"/>
      <text:p text:style-name="P7">THE MOSCOW NEWS WEBSITE</text:p>
      <text:p text:style-name="P180"/>
      <text:p text:style-name="P97"><text:span text:style-name="T67">The Moscow News</text:span><text:span text:style-name="T50">, which has been published for seventy years, carried a six-part serialization of “Behind the Scenes of the Iraq War,” as well as other articles.</text:span></text:p>
      <text:p text:style-name="P76"/>
      <text:p text:style-name="P80">The Only Way to World Peace: An Islamic Union</text:p>
      <text:p text:style-name="P177"><text:span text:style-name="Normal1"><text:span text:style-name="T97"/></text:span></text:p>
      <text:p text:style-name="P55"><text:span text:style-name="T81">THE ONE UMMAH WEBSITE</text:span></text:p>
      <text:p text:style-name="P76"/>
      <text:p text:style-name="P76">This website warns Muslims about racism, discrimination, and atheistic ideologies that conflict with Islam’s universality, and spreads the love and tolerance that lie at Islam’s heart. In his “The True Islamic Morals,” Harun Yahya describes how Islam is a religion of peace, how Allah has cursed corruption, and how true Islamic moral values will bestow peace on humanity. </text:p>
      <text:p text:style-name="P76"/>
      <text:p text:style-name="P76">SUARA MERDEKA NEWSPAPER</text:p>
      <text:p text:style-name="P76"/>
      <text:p text:style-name="P97"><text:span text:style-name="T67">Suara Merdeka</text:span><text:span text:style-name="T50">, one of Indonesia’s most widely read dailies, carried a report about the conferences held during September-October 2002 and introduced Harun Yahya in the following terms: </text:span></text:p>
      <text:p text:style-name="P76"><text:soft-page-break/>"The famous Turkish Muslim thinker and man of science Harun Yahya, who was born in Ankara in 1956, is rocking the scientific world so dominated by materialism. Thanks to his superior knowledge, Harun Yahya, whose real name is Adnan Oktar, is able to expose the scientific deceptions committed by the adherents of materialism by himself adopting a scientific approach.” </text:p>
      <text:p text:style-name="P76"/>
      <text:p text:style-name="P76">THE ISLAM INFORMATION AUSTRALIA WEBSITE</text:p>
      <text:p text:style-name="P76"/>
      <text:p text:style-name="P97"><text:span text:style-name="T50">This website provides information on Islam to Muslims living in Australia. Many of Harun Yahya’s books, including </text:span><text:span text:style-name="T67">The Truth of the Life of This World </text:span><text:span text:style-name="T50">and </text:span><text:span text:style-name="T67">Allah's Artistry in Colour</text:span><text:span text:style-name="T50">, are available to Australian readers on this site. </text:span></text:p>
      <text:p text:style-name="P76"/>
      <text:p text:style-name="P76">Creation &amp; the Existence of God</text:p>
      <text:p text:style-name="P76"/>
      <text:p text:style-name="P76">Allah’s Artistry in Colour </text:p>
      <text:p text:style-name="P30"/>
      <text:p text:style-name="P76">NEWS FROM BANGLADESH WEBSITE</text:p>
      <text:p text:style-name="P76"/>
      <text:p text:style-name="P97"><text:span text:style-name="T50">This website published an introduction to Harun Yahya’s </text:span><text:span text:style-name="T67">A Call for Unity. </text:span></text:p>
      <text:p text:style-name="P179"><text:span text:style-name="Normal1"><text:span text:style-name="T97"/></text:span></text:p>
      <text:p text:style-name="P55"><text:span text:style-name="T81">FAMOUS MUSLIMS WEBSITE</text:span></text:p>
      <text:p text:style-name="P76"/>
      <text:p text:style-name="P134">This website has collected biographies of well-known Muslim scientists, intellectuals, sportsmen, and politicians from all over the world. Harun Yahya’s biography appears in the “Muslim Intellectuals” section. The entry concerned begins: </text:p>
      <text:p text:style-name="P77"/>
      <text:p text:style-name="P180">"Harun Yahya", is an idealist person who devoted his entire life to share his views on the existence and unity of God and the graces of the Quranic morals with other people. Starting from his university years, he has spent every moment of his life, serving to this cause and never dreaded facing difficulties.”</text:p>
      <text:p text:style-name="P77"/>
      <text:p text:style-name="P7">THE ISLAM AND NEW ZEALAND WEBSITE</text:p>
      <text:p text:style-name="P77"/>
      <text:p text:style-name="P76">This website has introduced Harun Yahya’s works and affords Internet users the opportunity to read them free of charge. It also devotes <text:soft-page-break/>a corner on its homepage that enables readers to access further information about him and his works. </text:p>
      <text:p text:style-name="P66"><text:span text:style-name="Normal1"><text:span text:style-name="T80"/></text:span></text:p>
      <text:p text:style-name="P4"><text:span text:style-name="T93">THE EDU TV NEWS WEBSITE</text:span></text:p>
      <text:p text:style-name="P77"/>
      <text:p text:style-name="P28">The website of Harvard Medical Faculty Professor William W. Montgomery has devoted space to Harun Yahya’s books and documentaries. </text:p>
      <text:p text:style-name="P78"/>
      <text:p text:style-name="P35"><text:span text:style-name="T59">The books </text:span><text:span text:style-name="T62">The Miracle of Human Creation </text:span><text:span text:style-name="T59">and </text:span><text:span text:style-name="T62">Islam Denounces Terrorism</text:span><text:span text:style-name="T59">, as well as “The Miracle in the Cell,” “The Truth of the Life of This World,” and “The Miracles of the Brain” documentaries are available here, as are presentations on “Smell and Taste,” “The Miraculous Planet Earth,” “The Creation of the Camel,” and “The Miracle in the Spider.” </text:span></text:p>
      <text:p text:style-name="P30"/>
      <text:p text:style-name="P180">Why is France so Afraid of Religion?</text:p>
      <text:p text:style-name="P30"/>
      <text:p text:style-name="P7">THE LE PETIT SAVANT WEBSITE</text:p>
      <text:p text:style-name="P77"/>
      <text:p text:style-name="P97"><text:span text:style-name="T50">This website provides a French-language version of </text:span><text:span text:style-name="T67">The World of Our Little Friends: the Ants</text:span><text:span text:style-name="T50">, specially written for children. </text:span></text:p>
      <text:p text:style-name="P66"><text:span text:style-name="Normal1"><text:span text:style-name="T80"/></text:span></text:p>
      <text:p text:style-name="P4"><text:span text:style-name="T93">WWW.JAFARIYANEWS.COM</text:span></text:p>
      <text:p text:style-name="P77"/>
      <text:p text:style-name="P180">This news portal, published in Pakistan, has carried the following articles: “Love of God and Fear of God,” “How To Avoid A War?” and “Doing Good with No Expectation of Reward.” </text:p>
      <text:p text:style-name="P77"/>
      <text:p text:style-name="P7">THE AL-MADEENA WEBSITE</text:p>
      <text:p text:style-name="P77"/>
      <text:p text:style-name="P76">This website, with its broad content and links to many Islamic pages, has a special page dedicated to Harun Yahya that contains his biography and various works. </text:p>
      <text:p text:style-name="P76"/>
      <text:p text:style-name="P80">The article "Who Is Harun Yahya?"</text:p>
      <text:p text:style-name="P177"><text:span text:style-name="Normal1"><text:span text:style-name="T97"/></text:span></text:p>
      <text:p text:style-name="P4"><text:span text:style-name="T93">HYAHYA.VZE.COM</text:span></text:p>
      <text:p text:style-name="P77"/>
      <text:p text:style-name="P180"><text:soft-page-break/>Documentaries based on Harun Yahya’s works have been translated into dozens of languages. This website introduces and sells the Indonesian-language versions. </text:p>
      <text:p text:style-name="P77"/>
      <text:p text:style-name="P7">THE ISLAM AWAKENING WEBSITE</text:p>
      <text:p text:style-name="P77"/>
      <text:p text:style-name="P76">This news portal introduces people to Islam in the light of the Qur’an and the Sunnah of the Prophet (saas). On 7 October 2004, it published Harun Yahya’s “Executions are still being carried out in East Turkestan.”</text:p>
      <text:p text:style-name="P178"><text:span text:style-name="Normal1"><text:span text:style-name="T97"/></text:span></text:p>
      <text:p text:style-name="P4"><text:span text:style-name="T93">THE COISLAM SCIENCE WEBSITE</text:span></text:p>
      <text:p text:style-name="P77"/>
      <text:p text:style-name="P76">This English-Urdu website deals with Islam, science, and technology. The science section is completely devoted to Harun Yahya’s works, which are classified under the following headings: </text:p>
      <text:p text:style-name="P180">“Qur’an and Science,” “Islam and Science,” and “Invitation to the Truth.”</text:p>
      <text:p text:style-name="P7">THE TANZANIA ISLAM PAGE</text:p>
      <text:p text:style-name="P180"/>
      <text:p text:style-name="P97"><text:span text:style-name="T50">This website carried a Swahili translation of Harun Yahya’s </text:span><text:span text:style-name="T67">“The Theory of Evolution and Thermodynamics.” </text:span></text:p>
      <text:p text:style-name="P72"><text:span text:style-name="Normal1"><text:span text:style-name="T80"/></text:span></text:p>
      <text:p text:style-name="P4"><text:span text:style-name="T93">INSIGHT WEBSITE</text:span></text:p>
      <text:p text:style-name="P180"/>
      <text:p text:style-name="P181"><text:span text:style-name="T62">Insight,</text:span><text:span text:style-name="T59"> an Australian magazine published by the Islamic Foundation for Education and Welfare, has published information about Harun Yahya as well as his “Those Who Reject Faith” and “The Religion of Modern Science.”</text:span></text:p>
      <text:p text:style-name="P77"/>
      <text:p text:style-name="P7">THE ISLAMIC BULLETIN WEBSITE</text:p>
      <text:p text:style-name="P180"/>
      <text:p text:style-name="P76">The Internet-based Islamic Bulletin carried “The Miracle of the Ant” in its Ramadan edition. </text:p>
      <text:p text:style-name="P66"><text:span text:style-name="Normal1"><text:span text:style-name="T80"/></text:span></text:p>
      <text:p text:style-name="P4"><text:span text:style-name="T93">WWW.KHWARZIMIC.ORG</text:span></text:p>
      <text:p text:style-name="P180"/>
      <text:p text:style-name="P181"><text:span text:style-name="T59">This website belongs to the Khwarzimic Science Society, one of Pakistan’s most active scientific organizations, which seeks to spread science throughout society. Thus, it has made Harun Yahya’s well-known </text:span><text:span text:style-name="T62">The Evolution Deceit </text:span><text:span text:style-name="T59">available. </text:span></text:p>
      <text:p text:style-name="P77"><text:soft-page-break/></text:p>
      <text:p text:style-name="P7">THE PALESTINE CHRONICLE WEBSITE</text:p>
      <text:p text:style-name="P180"/>
      <text:p text:style-name="P97"><text:span text:style-name="T50">The independent Internet journal </text:span><text:span text:style-name="T67">The Palestine Chronicle</text:span><text:span text:style-name="T50">, which has Palestinian politician Hanan Ashrawi and the American intellectual and linguist Noam Chomsky among the members of its honorary editorial board, published an article by Harun Yahya written for the month of Ramadan. </text:span></text:p>
      <text:p text:style-name="P66"><text:span text:style-name="Normal1"><text:span text:style-name="T80"/></text:span></text:p>
      <text:p text:style-name="P55"><text:span text:style-name="T81">THE ONLINE ISLAMIC STORE WEBSITE</text:span></text:p>
      <text:p text:style-name="P76"/>
      <text:p text:style-name="P76">The Online Islamic Store, a bookstore that features a special section for Harun Yahya’s works, sells all of his books and documentaries. </text:p>
      <text:p text:style-name="P76"/>
      <text:p text:style-name="P76">THE INTERACTIVE ISLAM WEBSITE</text:p>
      <text:p text:style-name="P76"/>
      <text:p text:style-name="P76">This comprehensive website, which is updated daily and provides users with writings and audio-visual material on Islam, published Harun Yahya’s “There is Good in Every Event.”</text:p>
      <text:p text:style-name="P76"/>
      <text:p text:style-name="P66"><text:span text:style-name="Normal1"><text:span text:style-name="T80"/></text:span></text:p>
      <text:p text:style-name="P55"><text:span text:style-name="T81">THE ISLAMIC INFORMATION OFFICE OF HAWAII WEBSITE</text:span></text:p>
      <text:p text:style-name="P76"/>
      <text:p text:style-name="P180">On its website, this office has set aside a special section for Harun Yahya. In addition to posters and documentaries based on Harun Yahya’s works, it publishes some of his writings and books for children. His biography, “A Life Devoted to the Faith,” is also available. </text:p>
      <text:p text:style-name="P77"/>
      <text:p text:style-name="P76">PROFESSOR STEVEN LEHAR'S PERSONAL WEBSITE</text:p>
      <text:p text:style-name="P76"/>
      <text:p text:style-name="P76">Professor Steven Lehar, an expert on perception and the nervous system, recommends Harun Yahya’s “The Secret behind Matter” to his website’s readers. </text:p>
      <text:p text:style-name="P66"><text:span text:style-name="Normal1"><text:span text:style-name="T80"/></text:span></text:p>
      <text:p text:style-name="P55"><text:span text:style-name="T81">SOME ARABIC WEBSITES THAT INCLUDE WORKS BY HARUN YAHYA</text:span></text:p>
      <text:p text:style-name="P76"/>
      <text:p text:style-name="P25"><text:span text:style-name="Normal1"><text:span text:style-name="T97">Harun Yahya's works are published on hundreds of websites in many languages, including Arabic. Several Arabic websites also publish his articles and introduce and sell his books. </text:span></text:span></text:p>
      <text:p text:style-name="P55"><text:span text:style-name="Normal1"><text:span text:style-name="T97"/></text:span></text:p>
      <text:p text:style-name="P25"><text:soft-page-break/><text:span text:style-name="T93">The www.adabwafan.com website offers many of his Arabic-language translations, such as </text:span><text:span text:style-name="T94">Allah’s Artistry in Colour</text:span><text:span text:style-name="T93">, </text:span><text:span text:style-name="T94">Deep Thinking</text:span><text:span text:style-name="T93">, and </text:span><text:span text:style-name="T94">The Chain of Miracles</text:span><text:span text:style-name="T93">. </text:span></text:p>
      <text:p text:style-name="P77"/>
      <text:p text:style-name="P76">A link from this website, which brings together various Islamic sites, to the Arabic section of www.harunyahya.com.</text:p>
      <text:p text:style-name="P76"/>
      <text:p text:style-name="P76">The www.islamonline.net website, one of the most popular Islamic websites, carries Arabic translations of many of his articles and documentaries. </text:p>
      <text:p text:style-name="P76"/>
      <text:p text:style-name="P97"><text:span text:style-name="T50">This site, which brings scholarly works together, carries, among other books, </text:span><text:span text:style-name="T67">Consciousness in the Cell</text:span><text:span text:style-name="T50">, </text:span><text:span text:style-name="T67">The Miracle of Human Creation</text:span><text:span text:style-name="T50">, </text:span><text:span text:style-name="T67">The Evolution Deceit</text:span><text:span text:style-name="T50">, </text:span><text:span text:style-name="T67">The Chain of Miracles</text:span><text:span text:style-name="T50">, </text:span><text:span text:style-name="T67">Deep Thinking</text:span><text:span text:style-name="T50">, </text:span><text:span text:style-name="T67">The Design in Nature</text:span><text:span text:style-name="T50">, </text:span><text:span text:style-name="T67">The Miracles of the Qur’an</text:span><text:span text:style-name="T50">, and </text:span><text:span text:style-name="T67">The Importance of Conscience in the Qur’an</text:span><text:span text:style-name="T50">.</text:span></text:p>
      <text:p text:style-name="P76"/>
      <text:p text:style-name="P76">Dozens of Harun Yahya documentaries can be watched at www.islamiyyat.com. They are listed under the following heading: “Scholarly Writings and Proofs from the Qur’an Collected from the Works of the Turkish Thinker Harun Yahya.” </text:p>
      <text:p text:style-name="P91"/>
      <text:p text:style-name="P91">OTHER WEBSITES</text:p>
      <text:p text:style-name="P23"/>
      <text:p text:style-name="P55"><text:span text:style-name="Normal1"><text:span text:style-name="T81">www.playandlearn.org/Quran/</text:span></text:span></text:p>
      <text:p text:style-name="P55"><text:span text:style-name="Normal1"><text:span text:style-name="T81"/></text:span></text:p>
      <text:p text:style-name="P55"><text:span text:style-name="Normal1"><text:span text:style-name="T81">www.jodkowski.pl/kk/HYahya001.html</text:span></text:span></text:p>
      <text:p text:style-name="P55"><text:span text:style-name="Normal1"><text:span text:style-name="T81">http://ourislamonline.tripod.com/godsexistance.htm#author</text:span></text:span></text:p>
      <text:p text:style-name="P55"><text:span text:style-name="Normal1"><text:span text:style-name="T81"/></text:span></text:p>
      <text:p text:style-name="P55"><text:span text:style-name="Normal1"><text:span text:style-name="T81">http://cafemuslims.faithweb.com/</text:span></text:span></text:p>
      <text:p text:style-name="P55"><text:span text:style-name="Normal1"><text:span text:style-name="T81"/></text:span></text:p>
      <text:p text:style-name="P55"><text:span text:style-name="Normal1"><text:span text:style-name="T81">www.youngmuslims.ca/online_library/books/truth_of_this_world/truth.html</text:span></text:span></text:p>
      <text:p text:style-name="P55"><text:span text:style-name="Normal1"><text:span text:style-name="T81"/></text:span></text:p>
      <text:p text:style-name="P55"><text:span text:style-name="Normal1"><text:span text:style-name="T81">www.theambition.com/details.asp?article=18</text:span></text:span></text:p>
      <text:p text:style-name="P55"><text:span text:style-name="Normal1"><text:span text:style-name="T81"/></text:span></text:p>
      <text:p text:style-name="P55"><text:span text:style-name="Normal1"><text:span text:style-name="T81">www.whymuhammad.com/EN/Contents.aspx?AID=2065&amp;HL=1&amp;Q=Harun%20Yahya</text:span></text:span></text:p>
      <text:p text:style-name="P55"><text:span text:style-name="Normal1"><text:span text:style-name="T81"/></text:span></text:p>
      <text:p text:style-name="P55"><text:soft-page-break/><text:span text:style-name="Normal1"><text:span text:style-name="T81">www.nolashura.org/home/modules.php?name=News&amp;file=article&amp;sid=15&amp;mode=&amp;order=0&amp;thold=0</text:span></text:span></text:p>
      <text:p text:style-name="P55"><text:span text:style-name="Normal1"><text:span text:style-name="T81"/></text:span></text:p>
      <text:p text:style-name="P55"><text:span text:style-name="Normal1"><text:span text:style-name="T81">www.cis-ca.org/voices/</text:span></text:span></text:p>
      <text:p text:style-name="P55"><text:span text:style-name="Normal1"><text:span text:style-name="T81">h/Harun%20Yahya-f.htm </text:span></text:span></text:p>
      <text:p text:style-name="P55"><text:span text:style-name="Normal1"><text:span text:style-name="T81"/></text:span></text:p>
      <text:p text:style-name="P55"><text:span text:style-name="Normal1"><text:span text:style-name="T81">www.faithfreedom.com/essential_learning/unwise_interpret_quran.htm</text:span></text:span></text:p>
      <text:p text:style-name="P55"><text:span text:style-name="Normal1"><text:span text:style-name="T81"/></text:span></text:p>
      <text:p text:style-name="P55"><text:span text:style-name="Normal1"><text:span text:style-name="T81">www.eramuslim.com/ar/ip/31/4870,1,v.html</text:span></text:span></text:p>
      <text:p text:style-name="P55"><text:span text:style-name="Normal1"><text:span text:style-name="T81"/></text:span></text:p>
      <text:p text:style-name="P55"><text:span text:style-name="Normal1"><text:span text:style-name="T81">www.sunnahonline.com/ilm/dawah/0006.htm</text:span></text:span></text:p>
      <text:p text:style-name="P55"><text:span text:style-name="Normal1"><text:span text:style-name="T81"/></text:span></text:p>
      <text:p text:style-name="P55"><text:span text:style-name="Normal1"><text:span text:style-name="T81">http://cimic.prairienet.org/</text:span></text:span></text:p>
      <text:p text:style-name="P55"><text:span text:style-name="Normal1"><text:span text:style-name="T81"/></text:span></text:p>
      <text:p text:style-name="P55"><text:span text:style-name="Normal1"><text:span text:style-name="T81">http://pages.intnet.mu/tic/</text:span></text:span></text:p>
      <text:p text:style-name="P55"><text:span text:style-name="Normal1"><text:span text:style-name="T81"/></text:span></text:p>
      <text:p text:style-name="P55"><text:span text:style-name="Normal1"><text:span text:style-name="T81">www.balochistanpost.com/item.asp?ID=3724</text:span></text:span></text:p>
      <text:p text:style-name="P55"><text:span text:style-name="Normal1"><text:span text:style-name="T81"/></text:span></text:p>
      <text:p text:style-name="P55"><text:span text:style-name="Normal1"><text:span text:style-name="T81"/></text:span></text:p>
      <text:p text:style-name="P55"><text:span text:style-name="Normal1"><text:span text:style-name="T81">www.minaretonline.com/article.asp?fromall=1&amp;catid=3&amp;artid=1&amp;issueid=27</text:span></text:span></text:p>
      <text:p text:style-name="P55"><text:span text:style-name="Normal1"><text:span text:style-name="T81"/></text:span></text:p>
      <text:p text:style-name="P55"><text:span text:style-name="Normal1"><text:span text:style-name="T81">www.islam4you.co.uk/Freemasons/index.html</text:span></text:span></text:p>
      <text:p text:style-name="P55"><text:span text:style-name="Normal1"><text:span text:style-name="T81"/></text:span></text:p>
      <text:p text:style-name="P55"><text:span text:style-name="Normal1"><text:span text:style-name="T81">www.matamoulana.net/index.html</text:span></text:span></text:p>
      <text:p text:style-name="P55"><text:span text:style-name="Normal1"><text:span text:style-name="T80"/></text:span></text:p>
      <text:p text:style-name="P55"><text:span text:style-name="Normal1"><text:span text:style-name="T81">www.republika.co.id/suplemen/cetak_detail.asp?mid=5&amp;id=180730&amp;kat_id=105&amp;kat_id1=147</text:span></text:span></text:p>
      <text:p text:style-name="P55"><text:span text:style-name="Normal1"><text:span text:style-name="T81"/></text:span></text:p>
      <text:p text:style-name="P55"><text:span text:style-name="Normal1"><text:span text:style-name="T81">www.mail-archive.com/uighur-l@taklamakan.org/msg02362.html</text:span></text:span></text:p>
      <text:p text:style-name="P55"><text:span text:style-name="Normal1"><text:span text:style-name="T81">www.islamicissues.info/essays/others/islam_condemns_terrorism.html</text:span></text:span></text:p>
      <text:p text:style-name="P55"><text:span text:style-name="Normal1"><text:span text:style-name="T81">www.angelfire.com/journal/sunnah/Sciences/genome.html</text:span></text:span></text:p>
      <text:p text:style-name="P55"><text:span text:style-name="Normal1"><text:span text:style-name="T81"/></text:span></text:p>
      <text:p text:style-name="P55"><text:span text:style-name="Normal1"><text:span text:style-name="T81">www.islam-belgique.com</text:span></text:span></text:p>
      <text:p text:style-name="P55"><text:span text:style-name="Normal1"><text:span text:style-name="T81">/articles2.cfm?articleID=31 </text:span></text:span></text:p>
      <text:p text:style-name="P55"><text:span text:style-name="Normal1"><text:span text:style-name="T81"/></text:span></text:p>
      <text:p text:style-name="P55"><text:span text:style-name="Normal1"><text:span text:style-name="T81">www.al-shia.com/html</text:span></text:span></text:p>
      <text:p text:style-name="P55"><text:span text:style-name="Normal1"><text:span text:style-name="T81">/fre/quran/sciences/08.htm </text:span></text:span></text:p>
      <text:p text:style-name="P55"><text:soft-page-break/><text:span text:style-name="Normal1"><text:span text:style-name="T81"/></text:span></text:p>
      <text:p text:style-name="P55"><text:span text:style-name="Normal1"><text:span text:style-name="T81">http://action.espoir.free.fr/actualit%E9.htm</text:span></text:span></text:p>
      <text:p text:style-name="P55"><text:span text:style-name="Normal1"><text:span text:style-name="T81"/></text:span></text:p>
      <text:p text:style-name="P55"><text:span text:style-name="Normal1"><text:span text:style-name="T81">www.islamarabe.com/modules.php?name=News&amp;file=article&amp;sid=10</text:span></text:span></text:p>
      <text:p text:style-name="P55"><text:span text:style-name="Normal1"><text:span text:style-name="T81"/></text:span></text:p>
      <text:p text:style-name="P55"><text:span text:style-name="Normal1"><text:span text:style-name="T81">http://membres.lycos.fr/islamorale/Lecroyant.htm</text:span></text:span></text:p>
      <text:p text:style-name="P55"><text:span text:style-name="Normal1"><text:span text:style-name="T81"/></text:span></text:p>
      <text:p text:style-name="P55"><text:span text:style-name="Normal1"><text:span text:style-name="T81">http://news.stcom.net/modules.php?name=News&amp;file=article&amp;sid=467</text:span></text:span></text:p>
      <text:p text:style-name="P55"><text:span text:style-name="Normal1"><text:span text:style-name="T81"/></text:span></text:p>
      <text:p text:style-name="P55"><text:span text:style-name="Normal1"><text:span text:style-name="T81">http://arabsites.com/links/Society_and_Culture/Religion/</text:span></text:span></text:p>
      <text:p text:style-name="P55"><text:span text:style-name="Normal1"><text:span text:style-name="T81"/></text:span></text:p>
      <text:p text:style-name="P55"><text:span text:style-name="Normal1"><text:span text:style-name="T81">www.republika.co.id/ramadhan/info.asp?kat_id=164&amp;kat_id1=279</text:span></text:span></text:p>
      <text:p text:style-name="P55"><text:span text:style-name="Normal1"><text:span text:style-name="T81"/></text:span></text:p>
      <text:p text:style-name="P55"><text:span text:style-name="Normal1"><text:span text:style-name="T81">www.alkahf.org/lien.php4</text:span></text:span></text:p>
      <text:p text:style-name="P55"><text:span text:style-name="Normal1"><text:span text:style-name="T81"/></text:span></text:p>
      <text:p text:style-name="P55"><text:span text:style-name="Normal1"><text:span text:style-name="T81">www.islamophile.org/liens.html</text:span></text:span></text:p>
      <text:p text:style-name="P55"><text:span text:style-name="Normal1"><text:span text:style-name="T81"/></text:span></text:p>
      <text:p text:style-name="P55"><text:span text:style-name="Normal1"><text:span text:style-name="T81">www.asianamerican.net/article12.html</text:span></text:span></text:p>
      <text:p text:style-name="P55"><text:span text:style-name="Normal1"><text:span text:style-name="T81"/></text:span></text:p>
      <text:p text:style-name="P55"><text:span text:style-name="Normal1"><text:span text:style-name="T81">www.pakistanlink.com/Opinion/2004/Dec04/17/06.htm</text:span></text:span></text:p>
      <text:p text:style-name="P55"><text:span text:style-name="Normal1"><text:span text:style-name="T81"/></text:span></text:p>
      <text:p text:style-name="P55"><text:span text:style-name="Normal1"><text:span text:style-name="T81">http://www.readmirror.com/wa/wa2001/feb06471501.htm</text:span></text:span></text:p>
      <text:p text:style-name="P55"><text:span text:style-name="Normal1"><text:span text:style-name="T81"/></text:span></text:p>
      <text:p text:style-name="P55"><text:span text:style-name="Normal1"><text:span text:style-name="T81">http://www.asa3.org/archive/asa/</text:span></text:span></text:p>
      <text:p text:style-name="P55"><text:span text:style-name="Normal1"><text:span text:style-name="T81">200105/0161.html</text:span></text:span></text:p>
      <text:p text:style-name="P25"><text:span text:style-name="Normal1"><text:span text:style-name="T93"/></text:span></text:p>
      <text:p text:style-name="P30"/>
      <text:p text:style-name="P30"/>
      <text:p text:style-name="P107">They said, “Glory be to You! We have no knowledge except what </text:p>
      <text:p text:style-name="P107">You have taught us. You are the All-Knowing, the All-Wise.” </text:p>
      <text:p text:style-name="P107">(Surat al-Baqara: 32)</text:p>
      <text:p text:style-name="P59"><text:span text:style-name="Normal1"><text:span text:style-name="T80"/></text:span></text:p>
      <text:p text:style-name="P55"><text:span text:style-name="Normal1"><text:span text:style-name="T80"/></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izQuadrataTÙrk" svg:font-family="FrizQuadrataTÙrk, Arial"/>
    <style:font-face style:name="Lohit Hindi1" svg:font-family="'Lohit Hindi'"/>
    <style:font-face style:name="NovareseBold" svg:font-family="NovareseBold, Arial"/>
    <style:font-face style:name="PalatinoTÙrk" svg:font-family="PalatinoTÙrk, Arial"/>
    <style:font-face style:name="TiffanyTÙrk" svg:font-family="TiffanyTÙrk, Arial"/>
    <style:font-face style:name="GaramondTÙrk" svg:font-family="GaramondTÙrk, Arial" style:font-family-generic="roman"/>
    <style:font-face style:name="HelveticaTÙrk" svg:font-family="HelveticaTÙrk, Arial" style:font-family-generic="swiss"/>
    <style:font-face style:name="Cheltenham" svg:font-family="Cheltenham, 'Courier New'" style:font-pitch="variable"/>
    <style:font-face style:name="CopperplateGothicThirBC" svg:font-family="CopperplateGothicThirBC, 'Courier New'" style:font-pitch="variable"/>
    <style:font-face style:name="FoxTrotMedium" svg:font-family="FoxTrotMedium, 'Courier New'" style:font-pitch="variable"/>
    <style:font-face style:name="Frutiger55Roman" svg:font-family="Frutiger55Roman" style:font-pitch="variable"/>
    <style:font-face style:name="FuturaTurk" svg:font-family="FuturaTurk, 'Courier New'" style:font-pitch="variable"/>
    <style:font-face style:name="Geneva" svg:font-family="Geneva" style:font-pitch="variable"/>
    <style:font-face style:name="Insignia" svg:font-family="Insigni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PalatinoTÙrk" fo:font-family="PalatinoTÙrk, Arial" fo:font-size="12pt" fo:language="en" fo:country="US" style:font-name-asian="Times New Roman" style:font-family-asian="'Times New Roman'" style:font-family-generic-asian="roman" style:font-pitch-asian="variable" style:font-size-asian="12pt" style:font-name-complex="PalatinoTÙrk" style:font-family-complex="PalatinoTÙrk, Arial"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_20_Baslik" style:display-name="B. Baslik" style:family="paragraph">
      <style:paragraph-properties fo:margin-left="1.249cm" fo:margin-right="1.849cm" fo:margin-top="0cm" fo:margin-bottom="1.998cm" loext:contextual-spacing="false" fo:line-height="0.882cm" fo:text-align="end" style:justify-single-word="false" fo:orphans="2" fo:widows="2" fo:text-indent="0cm" style:auto-text-indent="false"/>
      <style:text-properties style:use-window-font-color="true" style:font-name="Geneva" fo:font-family="Geneva" style:font-pitch="variable" fo:font-size="20pt" fo:language="tr" fo:country="TR" style:font-name-asian="Times New Roman" style:font-family-asian="'Times New Roman'" style:font-family-generic-asian="roman" style:font-pitch-asian="variable" style:font-size-asian="20pt" style:language-asian="none" style:country-asian="none" style:font-name-complex="Geneva" style:font-family-complex="Geneva" style:font-pitch-complex="variable" style:font-size-complex="10pt" style:language-complex="ar" style:country-complex="SA"/>
    </style:style>
    <style:style style:name="birch_20_karakteri" style:display-name="birch karakteri" style:family="paragraph">
      <style:paragraph-properties fo:text-align="justify" style:justify-single-word="false" fo:orphans="2" fo:widows="2"/>
      <style:text-properties style:use-window-font-color="true" style:font-name="FrizQuadrataTÙrk" fo:font-family="FrizQuadrataTÙrk, Arial" fo:font-size="9.5pt" fo:language="tr" fo:country="TR" style:font-name-asian="Times New Roman" style:font-family-asian="'Times New Roman'" style:font-family-generic-asian="roman" style:font-pitch-asian="variable" style:font-size-asian="9.5pt" style:language-asian="none" style:country-asian="none" style:font-name-complex="FrizQuadrataTÙrk" style:font-family-complex="FrizQuadrataTÙrk, Arial" style:font-size-complex="10pt" style:language-complex="ar" style:country-complex="SA"/>
    </style:style>
    <style:style style:name="ANA_20_METIN" style:display-name="ANA METIN" style:family="paragraph">
      <style:paragraph-properties fo:line-height="0.564cm" fo:text-align="justify" style:justify-single-word="false" fo:orphans="2" fo:widows="2"/>
      <style:text-properties style:use-window-font-color="true" style:font-name="PalatinoTÙrk" fo:font-family="PalatinoTÙrk, Arial"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Arial" style:font-size-complex="10pt" style:language-complex="ar" style:country-complex="SA"/>
    </style:style>
    <style:style style:name="buyuk_20_baslik" style:display-name="buyuk baslik" style:family="paragraph">
      <style:paragraph-properties fo:margin-left="0.799cm" fo:margin-right="0cm" fo:margin-top="0cm" fo:margin-bottom="0.499cm" loext:contextual-spacing="false" fo:text-align="center" style:justify-single-word="false" fo:orphans="2" fo:widows="2" fo:text-indent="0cm" style:auto-text-indent="false"/>
      <style:text-properties fo:text-transform="uppercase" style:use-window-font-color="true" style:font-name="NovareseBold" fo:font-family="NovareseBold, Arial" fo:font-size="14pt" fo:language="tr" fo:country="TR" style:font-name-asian="Times New Roman" style:font-family-asian="'Times New Roman'" style:font-family-generic-asian="roman" style:font-pitch-asian="variable" style:font-size-asian="14pt" style:language-asian="none" style:country-asian="none" style:font-name-complex="NovareseBold" style:font-family-complex="NovareseBold, Arial" style:font-size-complex="10pt" style:language-complex="ar" style:country-complex="SA"/>
    </style:style>
    <style:style style:name="RESIM_20_ALTI" style:display-name="RESIM ALTI" style:family="paragraph">
      <style:paragraph-properties fo:orphans="2" fo:widows="2"/>
      <style:text-properties style:use-window-font-color="true" style:font-name="HelveticaTÙrk" fo:font-family="HelveticaTÙrk, Arial" style:font-family-generic="swiss" fo:font-size="7.5pt" fo:language="tr" fo:country="TR" fo:font-weight="bold" style:font-name-asian="Times New Roman" style:font-family-asian="'Times New Roman'" style:font-family-generic-asian="roman" style:font-pitch-asian="variable" style:font-size-asian="7.5pt" style:language-asian="none" style:country-asian="none" style:font-weight-asian="bold" style:font-name-complex="HelveticaTÙrk" style:font-family-complex="HelveticaTÙrk, Arial" style:font-family-generic-complex="swiss" style:font-size-complex="10pt" style:language-complex="ar" style:country-complex="SA"/>
    </style:style>
    <style:style style:name="site_20_adi" style:display-name="site adi" style:family="paragraph">
      <style:paragraph-properties fo:text-align="justify" style:justify-single-word="false" fo:orphans="2" fo:widows="2"/>
      <style:text-properties fo:color="#000080" style:font-name="NovareseBold" fo:font-family="NovareseBold, Arial" fo:font-size="12.5pt" fo:language="tr" fo:country="TR" style:font-name-asian="Times New Roman" style:font-family-asian="'Times New Roman'" style:font-family-generic-asian="roman" style:font-pitch-asian="variable" style:font-size-asian="12.5pt" style:language-asian="none" style:country-asian="none" style:font-name-complex="NovareseBold" style:font-family-complex="NovareseBold, Arial" style:font-size-complex="10pt" style:language-complex="ar" style:country-complex="SA"/>
    </style:style>
    <style:style style:name="kutu_20_yazilari" style:display-name="kutu yazilari" style:family="paragraph">
      <style:paragraph-properties fo:line-height="0.388cm" fo:text-align="justify" style:justify-single-word="false" fo:orphans="2" fo:widows="2"/>
      <style:text-properties style:use-window-font-color="true" style:font-name="HelveticaTÙrk" fo:font-family="HelveticaTÙrk, Arial" style:font-family-generic="swiss" fo:font-size="7.5pt" fo:language="tr" fo:country="TR" fo:font-weight="bold" style:font-name-asian="Times New Roman" style:font-family-asian="'Times New Roman'" style:font-family-generic-asian="roman" style:font-pitch-asian="variable" style:font-size-asian="7.5pt" style:language-asian="none" style:country-asian="none" style:font-weight-asian="bold" style:font-name-complex="HelveticaTÙrk" style:font-family-complex="HelveticaTÙrk, Arial" style:font-family-generic-complex="swiss" style:font-size-complex="10pt" style:language-complex="ar" style:country-complex="SA"/>
    </style:style>
    <style:style style:name="site_20_adii" style:display-name="site adii" style:family="paragraph">
      <style:paragraph-properties fo:text-align="justify" style:justify-single-word="false" fo:orphans="2" fo:widows="2"/>
      <style:text-properties fo:color="#000080" style:font-name="GaramondTÙrk" fo:font-family="GaramondTÙrk, Arial" style:font-family-generic="roman" fo:font-size="12.5pt" fo:language="tr" fo:country="TR" style:font-name-asian="Times New Roman" style:font-family-asian="'Times New Roman'" style:font-family-generic-asian="roman" style:font-pitch-asian="variable" style:font-size-asian="12.5pt" style:language-asian="none" style:country-asian="none" style:font-name-complex="GaramondTÙrk" style:font-family-complex="GaramondTÙrk, Arial" style:font-family-generic-complex="roman" style:font-size-complex="10pt" style:language-complex="ar" style:country-complex="SA"/>
    </style:style>
    <style:style style:name="alinti" style:family="paragraph">
      <style:paragraph-properties fo:margin-left="0.499cm" fo:margin-right="0cm" fo:margin-top="0.199cm" fo:margin-bottom="0cm" loext:contextual-spacing="false" fo:line-height="0.564cm" fo:text-align="justify" style:justify-single-word="false" fo:orphans="2" fo:widows="2" fo:text-indent="0cm" style:auto-text-indent="false"/>
      <style:text-properties style:use-window-font-color="true" style:font-name="PalatinoTÙrk" fo:font-family="PalatinoTÙrk, Arial"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Arial" style:font-size-complex="10pt" style:language-complex="ar" style:country-complex="SA"/>
    </style:style>
    <style:style style:name="metin_20_2" style:display-name="metin 2" style:family="paragraph">
      <style:paragraph-properties fo:margin-left="0cm" fo:margin-right="0cm" fo:margin-top="0.049cm" fo:margin-bottom="0.049cm" loext:contextual-spacing="false" fo:line-height="0.564cm" fo:text-align="justify" style:justify-single-word="false" fo:orphans="2" fo:widows="2" fo:text-indent="0.799cm" style:auto-text-indent="false"/>
      <style:text-properties style:use-window-font-color="true" style:font-name="PalatinoTÙrk" fo:font-family="PalatinoTÙrk, Arial" fo:font-size="10pt" fo:language="tr" fo:country="TR" style:font-name-asian="Times New Roman" style:font-family-asian="'Times New Roman'" style:font-family-generic-asian="roman" style:font-pitch-asian="variable" style:font-size-asian="10pt" style:language-asian="none" style:country-asian="none" style:font-name-complex="PalatinoTÙrk" style:font-family-complex="PalatinoTÙrk, Arial" style:font-size-complex="10pt" style:language-complex="ar" style:country-complex="SA"/>
    </style:style>
    <style:style style:name="BASLIK" style:family="paragraph">
      <style:paragraph-properties fo:margin-left="0.799cm" fo:margin-right="0cm" fo:margin-top="0cm" fo:margin-bottom="0.499cm" loext:contextual-spacing="false" fo:text-align="center" style:justify-single-word="false" fo:orphans="2" fo:widows="2" fo:text-indent="0cm" style:auto-text-indent="false"/>
      <style:text-properties fo:text-transform="uppercase" fo:color="#808080" style:font-name="NovareseBold" fo:font-family="NovareseBold, Arial" fo:font-size="14pt" fo:language="tr" fo:country="TR" style:text-underline-style="solid" style:text-underline-width="auto" style:text-underline-color="font-color" style:font-name-asian="Times New Roman" style:font-family-asian="'Times New Roman'" style:font-family-generic-asian="roman" style:font-pitch-asian="variable" style:font-size-asian="14pt" style:language-asian="none" style:country-asian="none" style:font-name-complex="NovareseBold" style:font-family-complex="NovareseBold, Arial" style:font-size-complex="10pt" style:language-complex="ar" style:country-complex="SA"/>
    </style:style>
    <style:style style:name="ALINTI" style:family="paragraph">
      <style:paragraph-properties fo:margin-left="0.799cm" fo:margin-right="0cm" fo:margin-top="0.069cm" fo:margin-bottom="0.069cm" loext:contextual-spacing="false" fo:text-align="justify" style:justify-single-word="false" fo:orphans="2" fo:widows="2" fo:text-indent="0cm" style:auto-text-indent="false"/>
      <style:text-properties style:use-window-font-color="true" style:font-name="PalatinoTÙrk" fo:font-family="PalatinoTÙrk, Arial" fo:font-size="9.5pt" fo:language="tr" fo:country="TR" style:font-name-asian="Times New Roman" style:font-family-asian="'Times New Roman'" style:font-family-generic-asian="roman" style:font-pitch-asian="variable" style:font-size-asian="9.5pt" style:language-asian="none" style:country-asian="none" style:font-name-complex="PalatinoTÙrk" style:font-family-complex="PalatinoTÙrk, Arial" style:font-size-complex="10pt" style:language-complex="ar" style:country-complex="SA"/>
    </style:style>
    <style:style style:name="altyazˇ" style:family="paragraph">
      <style:paragraph-properties fo:line-height="0.423cm" fo:orphans="2" fo:widows="2"/>
      <style:text-properties style:use-window-font-color="true" style:font-name="FuturaTurk" fo:font-family="FuturaTurk, 'Courier New'" style:font-pitch="variable" fo:font-size="8.5pt" fo:letter-spacing="0.176cm" fo:language="tr" fo:country="TR" fo:font-weight="bold" style:font-name-asian="Times New Roman" style:font-family-asian="'Times New Roman'" style:font-family-generic-asian="roman" style:font-pitch-asian="variable" style:font-size-asian="8.5pt" style:language-asian="none" style:country-asian="none" style:font-weight-asian="bold" style:font-name-complex="FuturaTurk" style:font-family-complex="FuturaTurk, 'Courier New'" style:font-pitch-complex="variable" style:font-size-complex="10pt" style:language-complex="ar" style:country-complex="SA"/>
    </style:style>
    <style:style style:name="site_20_kutu_20_ici" style:display-name="site kutu ici" style:family="paragraph">
      <style:paragraph-properties fo:line-height="0.406cm" fo:text-align="justify" style:justify-single-word="false" fo:orphans="2" fo:widows="2"/>
      <style:text-properties style:use-window-font-color="true" style:font-name="TiffanyTÙrk" fo:font-family="TiffanyTÙrk, Arial" fo:font-size="8.5pt" fo:language="tr" fo:country="TR" style:font-name-asian="Times New Roman" style:font-family-asian="'Times New Roman'" style:font-family-generic-asian="roman" style:font-pitch-asian="variable" style:font-size-asian="8.5pt" style:language-asian="none" style:country-asian="none" style:font-name-complex="TiffanyTÙrk" style:font-family-complex="TiffanyTÙrk, Arial" style:font-size-complex="10pt" style:language-complex="ar" style:country-complex="SA"/>
    </style:style>
    <style:style style:name="YAZIOZET" style:family="paragraph">
      <style:paragraph-properties fo:margin-left="0cm" fo:margin-right="0cm" fo:line-height="0.564cm" fo:text-align="justify" style:justify-single-word="false" fo:orphans="2" fo:widows="2" fo:text-indent="0.799cm" style:auto-text-indent="false"/>
      <style:text-properties style:use-window-font-color="true" style:font-name="CopperplateGothicThirBC" fo:font-family="CopperplateGothicThirBC, 'Courier New'" style:font-pitch="variable" fo:font-size="11pt" fo:language="tr" fo:country="TR" style:font-name-asian="Times New Roman" style:font-family-asian="'Times New Roman'" style:font-family-generic-asian="roman" style:font-pitch-asian="variable" style:font-size-asian="11pt" style:language-asian="none" style:country-asian="none" style:font-name-complex="CopperplateGothicThirBC" style:font-family-complex="CopperplateGothicThirBC, 'Courier New'" style:font-pitch-complex="variable" style:font-size-complex="10pt" style:language-complex="ar" style:country-complex="SA"/>
    </style:style>
    <style:style style:name="metin" style:family="paragraph">
      <style:paragraph-properties fo:margin-left="0.499cm" fo:margin-right="0.499cm" fo:margin-top="0.049cm" fo:margin-bottom="0.049cm" loext:contextual-spacing="false" fo:line-height="0.512cm" fo:text-align="justify" style:justify-single-word="false" fo:orphans="2" fo:widows="2" fo:text-indent="0cm" style:auto-text-indent="false"/>
      <style:text-properties style:use-window-font-color="true" style:font-name="Frutiger55Roman" fo:font-family="Frutiger55Roman" style:font-pitch="variable" fo:font-size="10pt" fo:language="tr" fo:country="TR" style:font-name-asian="Times New Roman" style:font-family-asian="'Times New Roman'" style:font-family-generic-asian="roman" style:font-pitch-asian="variable" style:font-size-asian="10pt" style:language-asian="none" style:country-asian="none" style:font-name-complex="Frutiger55Roman" style:font-family-complex="Frutiger55Roman" style:font-pitch-complex="variable" style:font-size-complex="10pt" style:language-complex="ar" style:country-complex="SA"/>
    </style:style>
    <style:style style:name="baslˇk" style:family="paragraph">
      <style:paragraph-properties fo:line-height="0.564cm" fo:text-align="center" style:justify-single-word="false" fo:orphans="2" fo:widows="2"/>
      <style:text-properties style:use-window-font-color="true" style:font-name="CopperplateGothicThirBC" fo:font-family="CopperplateGothicThirBC, 'Courier New'" style:font-pitch="variable" fo:font-size="13pt" fo:language="tr" fo:country="TR" style:font-name-asian="Times New Roman" style:font-family-asian="'Times New Roman'" style:font-family-generic-asian="roman" style:font-pitch-asian="variable" style:font-size-asian="13pt" style:language-asian="none" style:country-asian="none" style:font-name-complex="CopperplateGothicThirBC" style:font-family-complex="CopperplateGothicThirBC, 'Courier New'" style:font-pitch-complex="variable" style:font-size-complex="10pt" style:language-complex="ar" style:country-complex="SA"/>
    </style:style>
    <style:style style:name="mektubu_20_yazan" style:display-name="mektubu yazan" style:family="paragraph">
      <style:paragraph-properties fo:text-align="end" style:justify-single-word="false" fo:orphans="2" fo:widows="2"/>
      <style:text-properties style:use-window-font-color="true" style:font-name="FoxTrotMedium" fo:font-family="FoxTrotMedium, 'Courier New'" style:font-pitch="variable" fo:font-size="11pt" fo:letter-spacing="0.176cm" fo:language="tr" fo:country="TR" style:font-name-asian="Times New Roman" style:font-family-asian="'Times New Roman'" style:font-family-generic-asian="roman" style:font-pitch-asian="variable" style:font-size-asian="11pt" style:language-asian="none" style:country-asian="none" style:font-name-complex="FoxTrotMedium" style:font-family-complex="FoxTrotMedium, 'Courier New'" style:font-pitch-complex="variable" style:font-size-complex="10pt" style:language-complex="ar" style:country-complex="SA"/>
    </style:style>
    <style:style style:name="ovgumetin" style:family="paragraph">
      <style:paragraph-properties fo:margin-left="0cm" fo:margin-right="0cm" fo:line-height="0.564cm" fo:text-align="justify" style:justify-single-word="false" fo:orphans="2" fo:widows="2" fo:text-indent="0.499cm" style:auto-text-indent="false"/>
      <style:text-properties style:use-window-font-color="true" style:font-name="Cheltenham" fo:font-family="Cheltenham, 'Courier New'" style:font-pitch="variable" fo:font-size="10pt" fo:language="tr" fo:country="TR" style:font-name-asian="Times New Roman" style:font-family-asian="'Times New Roman'" style:font-family-generic-asian="roman" style:font-pitch-asian="variable" style:font-size-asian="10pt" style:language-asian="none" style:country-asian="none" style:font-name-complex="Cheltenham" style:font-family-complex="Cheltenham, 'Courier New'" style:font-pitch-complex="variable" style:font-size-complex="10pt" style:language-complex="ar" style:country-complex="SA"/>
    </style:style>
    <style:style style:name="ara_20_baslik" style:display-name="ara baslik" style:family="paragraph">
      <style:paragraph-properties fo:line-height="0.564cm" fo:text-align="center" style:justify-single-word="false" fo:orphans="2" fo:widows="2"/>
      <style:text-properties fo:color="#ff0000" style:font-name="NovareseBold" fo:font-family="NovareseBold, Arial" fo:font-size="12.5pt" fo:language="tr" fo:country="TR" style:font-name-asian="Times New Roman" style:font-family-asian="'Times New Roman'" style:font-family-generic-asian="roman" style:font-pitch-asian="variable" style:font-size-asian="12.5pt" style:language-asian="none" style:country-asian="none" style:font-name-complex="NovareseBold" style:font-family-complex="NovareseBold, Arial" style:font-size-complex="10pt" style:language-complex="ar" style:country-complex="SA"/>
    </style:style>
    <style:style style:name="belgesel_20_mesaj" style:display-name="belgesel mesaj" style:family="paragraph">
      <style:paragraph-properties fo:line-height="0.564cm" fo:text-align="center" style:justify-single-word="false" fo:orphans="2" fo:widows="2"/>
      <style:text-properties fo:color="#000080" style:font-name="NovareseBold" fo:font-family="NovareseBold, Arial" fo:font-size="12.5pt" fo:language="tr" fo:country="TR" style:font-name-asian="Times New Roman" style:font-family-asian="'Times New Roman'" style:font-family-generic-asian="roman" style:font-pitch-asian="variable" style:font-size-asian="12.5pt" style:language-asian="none" style:country-asian="none" style:font-name-complex="NovareseBold" style:font-family-complex="NovareseBold, Arial" style:font-size-complex="10pt" style:language-complex="ar" style:country-complex="SA"/>
    </style:style>
    <style:style style:name="radyo_20_baslik" style:display-name="radyo baslik" style:family="paragraph">
      <style:paragraph-properties fo:margin-left="0cm" fo:margin-right="0cm" fo:margin-top="0.3cm" fo:margin-bottom="0cm" loext:contextual-spacing="false" fo:line-height="0.564cm" fo:text-align="justify" style:justify-single-word="false" fo:orphans="2" fo:widows="2" fo:text-indent="0.499cm" style:auto-text-indent="false"/>
      <style:text-properties fo:color="#000080" style:font-name="Insignia" fo:font-family="Insignia" style:font-pitch="variable" fo:font-size="10.5pt" fo:language="tr" fo:country="TR" style:font-name-asian="Times New Roman" style:font-family-asian="'Times New Roman'" style:font-family-generic-asian="roman" style:font-pitch-asian="variable" style:font-size-asian="10.5pt" style:language-asian="none" style:country-asian="none" style:font-name-complex="Insignia" style:font-family-complex="Insignia" style:font-pitch-complex="variable" style:font-size-complex="10pt" style:language-complex="ar" style:country-complex="SA"/>
    </style:style>
    <style:style style:name="kutu_20_mesaj" style:display-name="kutu mesaj" style:family="paragraph">
      <style:paragraph-properties fo:line-height="0.564cm" fo:text-align="justify" style:justify-single-word="false" fo:orphans="2" fo:widows="2"/>
      <style:text-properties style:use-window-font-color="true" style:font-name="GaramondTÙrk" fo:font-family="GaramondTÙrk, Arial" style:font-family-generic="roman" fo:font-size="9.5pt" fo:language="tr" fo:country="TR" style:font-name-asian="Times New Roman" style:font-family-asian="'Times New Roman'" style:font-family-generic-asian="roman" style:font-pitch-asian="variable" style:font-size-asian="9.5pt" style:language-asian="none" style:country-asian="none" style:font-name-complex="GaramondTÙrk" style:font-family-complex="GaramondTÙrk, Arial" style:font-family-generic-complex="roman" style:font-size-complex="10pt" style:language-complex="ar" style:country-complex="SA"/>
    </style:style>
    <style:style style:name="mesaj_20_kutusu" style:display-name="mesaj kutusu" style:family="paragraph">
      <style:paragraph-properties fo:line-height="0.564cm" fo:orphans="2" fo:widows="2"/>
      <style:text-properties style:use-window-font-color="true" style:font-name="HelveticaTÙrk" fo:font-family="HelveticaTÙrk, Arial" style:font-family-generic="swiss" fo:font-size="9pt" fo:language="tr" fo:country="TR" style:font-name-asian="Times New Roman" style:font-family-asian="'Times New Roman'" style:font-family-generic-asian="roman" style:font-pitch-asian="variable" style:font-size-asian="9pt" style:language-asian="none" style:country-asian="none" style:font-name-complex="HelveticaTÙrk" style:font-family-complex="HelveticaTÙrk, Arial" style:font-family-generic-complex="swiss" style:font-size-complex="10pt" style:language-complex="ar" style:country-complex="SA"/>
    </style:style>
    <style:style style:name="Frame_20_contents" style:display-name="Frame contents" style:family="paragraph" style:parent-style-name="Standard" style:class="extra"/>
    <style:style style:name="Varsayılan_20_Paragraf_20_Yazı_20_Tipi" style:display-name="Varsayılan Paragraf Yazı Tipi" style:family="text"/>
    <style:style style:name="Normal1" style:family="text">
      <style:text-properties style:font-name="PalatinoTÙrk" fo:font-family="PalatinoTÙrk, Arial" fo:font-size="12pt" style:font-size-asian="12pt" style:font-name-complex="PalatinoTÙrk" style:font-family-complex="PalatinoTÙrk, Arial"/>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WW8Dropcap0"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WW8Dropcap1" style:family="text">
      <style:text-properties fo:color="#000000"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style>
    <style:style style:name="WW8Dropcap2" style:family="text">
      <style:text-properties fo:text-transform="uppercase" fo:color="#000000" style:font-name="Times New Roman" fo:font-family="'Times New Roman'" style:font-family-generic="roman" style:font-pitch="variable" fo:font-size="11pt" fo:language="en" fo:country="US" fo:font-weight="bold" style:font-size-asian="11pt" style:language-asian="none" style:country-asian="none" style:font-weight-asian="bold" style:font-name-complex="Times New Roman" style:font-family-complex="'Times New Roman'" style:font-family-generic-complex="roman" style:font-pitch-complex="variable" style:font-size-complex="11pt"/>
    </style:style>
    <style:style style:name="WW8Dropcap3" style:family="text">
      <style:text-properties fo:color="#000000" style:font-name="Times New Roman" fo:font-family="'Times New Roman'" style:font-family-generic="roman" style:font-pitch="variable" fo:font-size="11pt" fo:language="en" fo:country="US" style:font-size-asian="11pt" style:language-asian="none" style:country-asian="none" style:font-name-complex="Times New Roman" style:font-family-complex="'Times New Roman'" style:font-family-generic-complex="roman" style:font-pitch-complex="variable" style:font-size-complex="11pt"/>
    </style:style>
    <style:style style:name="WW8Dropcap4" style:family="text">
      <style:text-properties fo:text-transform="uppercase" fo:color="#000000" style:font-name="Times New Roman" fo:font-family="'Times New Roman'" style:font-family-generic="roman" style:font-pitch="variable" fo:font-size="11pt" fo:language="en" fo:country="US" fo:font-weight="bold" style:font-size-asian="11pt" style:language-asian="none" style:country-asian="none" style:font-weight-asian="bold" style:font-name-complex="Times New Roman" style:font-family-complex="'Times New Roman'" style:font-family-generic-complex="roman" style:font-pitch-complex="variable" style:font-size-complex="11pt"/>
    </style:style>
    <style:style style:name="WW8Dropcap5" style:family="text">
      <style:text-properties fo:color="#000000" style:font-name="Times New Roman" fo:font-family="'Times New Roman'" style:font-family-generic="roman" style:font-pitch="variable" fo:font-size="11pt" fo:language="en" fo:country="US" style:font-size-asian="11pt" style:language-asian="none" style:country-asian="none" style:font-name-complex="Times New Roman" style:font-family-complex="'Times New Roman'" style:font-family-generic-complex="roman" style:font-pitch-complex="variable" style:font-size-complex="11pt"/>
    </style:style>
    <style:style style:name="WW8Dropcap6" style:family="text">
      <style:text-properties fo:color="#000000" style:font-name="Times New Roman" fo:font-family="'Times New Roman'" style:font-family-generic="roman" style:font-pitch="variable" fo:font-size="11pt" fo:language="en" fo:country="US" style:font-size-asian="11pt" style:language-asian="none" style:country-asian="none" style:font-name-complex="Times New Roman" style:font-family-complex="'Times New Roman'" style:font-family-generic-complex="roman" style:font-pitch-complex="variable" style:font-size-complex="11pt"/>
    </style:style>
    <style:style style:name="WW8Dropcap7" style:family="text"/>
    <style:style style:name="WW8Dropcap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GLOBAL IMPACT OF THE WORKS OF HARUN YAHYA - Vol 2</dc:title>
    <dc:subject>GLOBAL IMPACT OF THE WORKS OF HARUN YAHYAVOL. 2</dc:subject>
    <meta:initial-creator>HARUN YAHYA</meta:initial-creator>
    <meta:creation-date>2007-12-09T21:01:00</meta:creation-date>
    <dc:date>2020-06-23T15:31:10.878645413</dc:date>
    <meta:editing-cycles>54</meta:editing-cycles>
    <meta:editing-duration>PT9H57M41S</meta:editing-duration>
    <meta:keyword>GLOBAL IMPACT OF THE WORKS OF HARUN YAHYAVOL. 2</meta:keyword>
    <meta:document-statistic meta:table-count="0" meta:image-count="0" meta:object-count="0" meta:page-count="183" meta:paragraph-count="2348" meta:word-count="44546" meta:character-count="278104" meta:non-whitespace-character-count="234901"/>
    <meta:generator>LibreOffice/6.4.4.2$Linux_X86_64 LibreOffice_project/523b8e55cdb4890550c54dc0a0ee2ea29d34e811</meta:generator>
  </office:meta>
</office:document-meta>
</file>